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1347in" fo:margin-left="-0.075in" fo:margin-top="0in" fo:margin-bottom="0in" table:align="left" style:writing-mode="lr-tb"/>
    </style:style>
    <style:style style:name="Table1.A" style:family="table-column">
      <style:table-column-properties style:column-width="0.366in"/>
    </style:style>
    <style:style style:name="Table1.B" style:family="table-column">
      <style:table-column-properties style:column-width="2.8271in"/>
    </style:style>
    <style:style style:name="Table1.C" style:family="table-column">
      <style:table-column-properties style:column-width="0.9417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0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0271in" fo:margin-left="-0.075in" fo:margin-top="0in" fo:margin-bottom="0in" table:align="left" style:writing-mode="lr-tb"/>
    </style:style>
    <style:style style:name="Table2.A" style:family="table-column">
      <style:table-column-properties style:column-width="0.366in"/>
    </style:style>
    <style:style style:name="Table2.B" style:family="table-column">
      <style:table-column-properties style:column-width="2.7194in"/>
    </style:style>
    <style:style style:name="Table2.C" style:family="table-column">
      <style:table-column-properties style:column-width="0.9417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0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05in" fo:margin-left="-0.075in" fo:margin-top="0in" fo:margin-bottom="0in" table:align="left" style:writing-mode="lr-tb"/>
    </style:style>
    <style:style style:name="Table3.A" style:family="table-column">
      <style:table-column-properties style:column-width="0.366in"/>
    </style:style>
    <style:style style:name="Table3.B" style:family="table-column">
      <style:table-column-properties style:column-width="2.7431in"/>
    </style:style>
    <style:style style:name="Table3.C" style:family="table-column">
      <style:table-column-properties style:column-width="0.94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0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2569in" fo:margin-left="-0.075in" fo:margin-top="0in" fo:margin-bottom="0in" table:align="left" style:writing-mode="lr-tb"/>
    </style:style>
    <style:style style:name="Table4.A" style:family="table-column">
      <style:table-column-properties style:column-width="0.5278in"/>
    </style:style>
    <style:style style:name="Table4.B" style:family="table-column">
      <style:table-column-properties style:column-width="2.728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B1" style:family="table-cell">
      <style:table-cell-properties style:vertical-align="bottom"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1"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3.6438in" fo:margin-left="-0.075in" fo:margin-top="0in" fo:margin-bottom="0in" table:align="left" style:writing-mode="lr-tb"/>
    </style:style>
    <style:style style:name="Table5.A" style:family="table-column">
      <style:table-column-properties style:column-width="0.6861in"/>
    </style:style>
    <style:style style:name="Table5.B" style:family="table-column">
      <style:table-column-properties style:column-width="0.5826in"/>
    </style:style>
    <style:style style:name="Table5.C" style:family="table-column">
      <style:table-column-properties style:column-width="0.7493in"/>
    </style:style>
    <style:style style:name="Table5.D" style:family="table-column">
      <style:table-column-properties style:column-width="0.75in"/>
    </style:style>
    <style:style style:name="Table5.E" style:family="table-column">
      <style:table-column-properties style:column-width="0.8757in"/>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5" style:family="table-cell">
      <style:table-cell-properties style:vertical-align="" fo:padding-left="0.075in" fo:padding-right="0.075in" fo:padding-top="0in" fo:padding-bottom="0in" fo:border-left="none" fo:border-right="none" fo:border-top="0.5pt solid #000001" fo:border-bottom="none"/>
    </style:style>
    <style:style style:name="Table5.B5" style:family="table-cell">
      <style:table-cell-properties style:vertical-align="bottom" fo:padding-left="0.075in" fo:padding-right="0.075in" fo:padding-top="0in" fo:padding-bottom="0in" fo:border-left="none" fo:border-right="none" fo:border-top="0.5pt solid #000001" fo:border-bottom="none"/>
    </style:style>
    <style:style style:name="Table6" style:family="table">
      <style:table-properties style:width="4.5132in" fo:margin-left="-0.075in" fo:margin-top="0in" fo:margin-bottom="0in" table:align="left" style:writing-mode="lr-tb"/>
    </style:style>
    <style:style style:name="Table6.A" style:family="table-column">
      <style:table-column-properties style:column-width="0.6361in"/>
    </style:style>
    <style:style style:name="Table6.B" style:family="table-column">
      <style:table-column-properties style:column-width="0.659in"/>
    </style:style>
    <style:style style:name="Table6.C" style:family="table-column">
      <style:table-column-properties style:column-width="0.6368in"/>
    </style:style>
    <style:style style:name="Table6.D" style:family="table-column">
      <style:table-column-properties style:column-width="0.8188in"/>
    </style:style>
    <style:style style:name="Table6.F" style:family="table-column">
      <style:table-column-properties style:column-width="1.125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7"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0042in" fo:margin-left="-0.075in" fo:margin-top="0in" fo:margin-bottom="0in" table:align="left" style:writing-mode="lr-tb"/>
    </style:style>
    <style:style style:name="Table7.A" style:family="table-column">
      <style:table-column-properties style:column-width="1.0146in"/>
    </style:style>
    <style:style style:name="Table7.B" style:family="table-column">
      <style:table-column-properties style:column-width="0.7514in"/>
    </style:style>
    <style:style style:name="Table7.C" style:family="table-column">
      <style:table-column-properties style:column-width="0.5757in"/>
    </style:style>
    <style:style style:name="Table7.D" style:family="table-column">
      <style:table-column-properties style:column-width="0.6521in"/>
    </style:style>
    <style:style style:name="Table7.E" style:family="table-column">
      <style:table-column-properties style:column-width="1.0104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4"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45in" fo:margin-left="-0.075in" fo:margin-top="0in" fo:margin-bottom="0in" table:align="left" style:writing-mode="lr-tb"/>
    </style:style>
    <style:style style:name="Table8.A" style:family="table-column">
      <style:table-column-properties style:column-width="3.259in"/>
    </style:style>
    <style:style style:name="Table8.B" style:family="table-column">
      <style:table-column-properties style:column-width="1.190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7"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0604in" fo:margin-left="-0.075in" fo:margin-top="0in" fo:margin-bottom="0in" table:align="left" style:writing-mode="lr-tb"/>
    </style:style>
    <style:style style:name="Table9.A" style:family="table-column">
      <style:table-column-properties style:column-width="0.466in"/>
    </style:style>
    <style:style style:name="Table9.B" style:family="table-column">
      <style:table-column-properties style:column-width="0.9833in"/>
    </style:style>
    <style:style style:name="Table9.C" style:family="table-column">
      <style:table-column-properties style:column-width="0.875in"/>
    </style:style>
    <style:style style:name="Table9.D" style:family="table-column">
      <style:table-column-properties style:column-width="1.7354in"/>
    </style:style>
    <style:style style:name="Table9.1" style:family="table-row">
      <style:table-row-properties fo:keep-together="auto"/>
    </style:style>
    <style:style style:name="Table9.A1" style:family="table-cell">
      <style:table-cell-properties style:vertical-align="bottom" fo:padding-left="0.075in" fo:padding-right="0.075in" fo:padding-top="0in" fo:padding-bottom="0in" fo:border-left="none" fo:border-right="none" fo:border-top="none" fo:border-bottom="0.5pt solid #000001"/>
    </style:style>
    <style:style style:name="Table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9.A7" style:family="table-cell">
      <style:table-cell-properties style:vertical-align="bottom" fo:padding-left="0.075in" fo:padding-right="0.075in" fo:padding-top="0in" fo:padding-bottom="0in" fo:border-left="none" fo:border-right="none" fo:border-top="0.5pt solid #000001" fo:border-bottom="none"/>
    </style:style>
    <style:style style:name="Table10" style:family="table">
      <style:table-properties style:width="2.2257in" fo:margin-left="-0.075in" fo:margin-top="0in" fo:margin-bottom="0in" table:align="left" style:writing-mode="lr-tb"/>
    </style:style>
    <style:style style:name="Table10.A" style:family="table-column">
      <style:table-column-properties style:column-width="1.1382in"/>
    </style:style>
    <style:style style:name="Table10.B" style:family="table-column">
      <style:table-column-properties style:column-width="1.0868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7"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5.1299in" fo:margin-left="-0.075in" fo:margin-top="0in" fo:margin-bottom="0in" table:align="left" style:writing-mode="lr-tb"/>
    </style:style>
    <style:style style:name="Table11.A" style:family="table-column">
      <style:table-column-properties style:column-width="1.3069in"/>
    </style:style>
    <style:style style:name="Table11.B" style:family="table-column">
      <style:table-column-properties style:column-width="1.4313in"/>
    </style:style>
    <style:style style:name="Table11.C" style:family="table-column">
      <style:table-column-properties style:column-width="2.391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39"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6.8076in" fo:margin-left="-0.075in" fo:margin-top="0in" fo:margin-bottom="0in" table:align="left" style:writing-mode="lr-tb"/>
    </style:style>
    <style:style style:name="Table12.A" style:family="table-column">
      <style:table-column-properties style:column-width="0.6361in"/>
    </style:style>
    <style:style style:name="Table12.B" style:family="table-column">
      <style:table-column-properties style:column-width="1.0222in"/>
    </style:style>
    <style:style style:name="Table12.C" style:family="table-column">
      <style:table-column-properties style:column-width="1.5965in"/>
    </style:style>
    <style:style style:name="Table12.D" style:family="table-column">
      <style:table-column-properties style:column-width="3.552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5"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6.075in" fo:margin-left="-0.075in" fo:margin-top="0in" fo:margin-bottom="0in" table:align="left" style:writing-mode="lr-tb"/>
    </style:style>
    <style:style style:name="Table13.A" style:family="table-column">
      <style:table-column-properties style:column-width="1.3139in"/>
    </style:style>
    <style:style style:name="Table13.B" style:family="table-column">
      <style:table-column-properties style:column-width="0.7993in"/>
    </style:style>
    <style:style style:name="Table13.C" style:family="table-column">
      <style:table-column-properties style:column-width="3.0868in"/>
    </style:style>
    <style:style style:name="Table13.D" style:family="table-column">
      <style:table-column-properties style:column-width="0.8743in"/>
    </style:style>
    <style:style style:name="Table13.1" style:family="table-row">
      <style:table-row-properties fo:keep-together="auto"/>
    </style:style>
    <style:style style:name="Table13.A1" style:family="table-cell">
      <style:table-cell-properties style:vertical-align="bottom"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18" style:family="table-row">
      <style:table-row-properties fo:keep-together="always"/>
    </style:style>
    <style:style style:name="Table13.A19"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45in" fo:margin-left="-0.075in" fo:margin-top="0in" fo:margin-bottom="0in" table:align="left" style:writing-mode="lr-tb"/>
    </style:style>
    <style:style style:name="Table14.A" style:family="table-column">
      <style:table-column-properties style:column-width="0.566in"/>
    </style:style>
    <style:style style:name="Table14.B" style:family="table-column">
      <style:table-column-properties style:column-width="1.4611in"/>
    </style:style>
    <style:style style:name="Table14.C" style:family="table-column">
      <style:table-column-properties style:column-width="0.4361in"/>
    </style:style>
    <style:style style:name="Table14.D" style:family="table-column">
      <style:table-column-properties style:column-width="1.9861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13" style:family="table-row">
      <style:table-row-properties fo:keep-together="always"/>
    </style:style>
    <style:style style:name="Table14.A14"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9924in" fo:margin-left="-0.075in" fo:margin-top="0in" fo:margin-bottom="0in" table:align="left" style:writing-mode="lr-tb"/>
    </style:style>
    <style:style style:name="Table15.A" style:family="table-column">
      <style:table-column-properties style:column-width="0.6826in"/>
    </style:style>
    <style:style style:name="Table15.B" style:family="table-column">
      <style:table-column-properties style:column-width="0.4361in"/>
    </style:style>
    <style:style style:name="Table15.C" style:family="table-column">
      <style:table-column-properties style:column-width="0.3667in"/>
    </style:style>
    <style:style style:name="Table15.E" style:family="table-column">
      <style:table-column-properties style:column-width="0.366in"/>
    </style:style>
    <style:style style:name="Table15.K" style:family="table-column">
      <style:table-column-properties style:column-width="0.941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8"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7.075in" fo:margin-left="-0.075in" fo:margin-top="0in" fo:margin-bottom="0in" table:align="left" style:writing-mode="lr-tb"/>
    </style:style>
    <style:style style:name="Table16.A" style:family="table-column">
      <style:table-column-properties style:column-width="0.6285in"/>
    </style:style>
    <style:style style:name="Table16.B" style:family="table-column">
      <style:table-column-properties style:column-width="6.445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14"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7.15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5.70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7"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align="center" style:justify-single-word="false" fo:text-indent="0in" style:auto-text-indent="false">
        <style:tab-stops/>
      </style:paragraph-properties>
    </style:style>
    <style:style style:name="P2" style:family="paragraph" style:parent-style-name="Heading_20_2">
      <style:paragraph-properties fo:margin-left="0in" fo:margin-right="0in" fo:text-indent="0in" style:auto-text-indent="false">
        <style:tab-stops/>
      </style:paragraph-properties>
    </style:style>
    <style:style style:name="P3" style:family="paragraph" style:parent-style-name="Heading_20_4">
      <style:paragraph-properties fo:margin-left="0in" fo:margin-right="0in" fo:text-indent="0in" style:auto-text-indent="false"/>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Heading_20_5">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paragraph-properties fo:margin-left="0in" fo:margin-right="0in" fo:orphans="2" fo:widows="2" fo:text-indent="0in" style:auto-text-indent="false">
        <style:tab-stops/>
      </style:paragraph-propertie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1" style:family="paragraph" style:parent-style-name="Standard">
      <style:paragraph-properties fo:margin-left="0in" fo:margin-right="0in" fo:orphans="2" fo:widows="2" fo:text-indent="0in" style:auto-text-indent="false"/>
      <style:text-properties fo:color="#000000" style:font-name="Times New Roman" fo:font-size="8.5pt" fo:language="en" fo:country="US" style:font-size-asian="8.5pt" style:language-asian="en" style:country-asian="US"/>
    </style:style>
    <style:style style:name="P12" style:family="paragraph" style:parent-style-name="Standard">
      <style:paragraph-properties fo:margin-left="0in" fo:margin-right="0in" fo:orphans="2" fo:widows="2" fo:text-indent="0in" style:auto-text-indent="false"/>
      <style:text-properties fo:color="#000000" style:font-name="Times New Roman" fo:font-size="8.5pt" fo:language="en" fo:country="US" fo:font-weight="bold" style:font-size-asian="8.5pt" style:language-asian="en" style:country-asian="US" style:font-weight-asian="bold"/>
    </style:style>
    <style:style style:name="P13" style:family="paragraph" style:parent-style-name="Standard">
      <style:paragraph-properties fo:margin-left="0in" fo:margin-right="0in" fo:text-align="start" style:justify-single-word="false" fo:text-indent="0in" style:auto-text-indent="false">
        <style:tab-stops/>
      </style:paragraph-properties>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align="center" style:justify-single-word="false" fo:text-indent="0in" style:auto-text-indent="false">
        <style:tab-stops/>
      </style:paragraph-properties>
    </style:style>
    <style:style style:name="P16" style:family="paragraph" style:parent-style-name="Standard">
      <style:paragraph-properties fo:margin-left="0in" fo:margin-right="0in" fo:text-align="center" style:justify-single-word="false" fo:orphans="2" fo:widows="2" fo:text-indent="0in" style:auto-text-indent="false"/>
    </style:style>
    <style:style style:name="P17"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8" style:family="paragraph" style:parent-style-name="Standard">
      <style:paragraph-properties fo:margin-left="0in" fo:margin-right="0in" fo:text-align="end" style:justify-single-word="false" fo:text-indent="0in" style:auto-text-indent="false"/>
    </style:style>
    <style:style style:name="P19" style:family="paragraph" style:parent-style-name="Standard">
      <style:paragraph-properties fo:margin-left="0in" fo:margin-right="0in" fo:text-align="end" style:justify-single-word="false" fo:orphans="2" fo:widows="2" fo:text-indent="0in" style:auto-text-indent="false"/>
    </style:style>
    <style:style style:name="P20"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21"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font-name="Times New Roman" fo:font-size="10pt" style:font-size-asian="10pt"/>
    </style:style>
    <style:style style:name="P22" style:family="paragraph" style:parent-style-name="Standard">
      <style:paragraph-properties fo:margin-left="0in" fo:margin-right="0in" fo:orphans="2" fo:widows="2" fo:text-indent="0in" style:auto-text-indent="false">
        <style:tab-stops/>
      </style:paragraph-properties>
      <style:text-properties style:font-name="Times New Roman" fo:font-size="10pt" style:font-size-asian="10pt"/>
    </style:style>
    <style:style style:name="P23" style:family="paragraph" style:parent-style-name="Heading_20_6">
      <style:paragraph-properties fo:margin-left="0in" fo:margin-right="0in" fo:text-indent="0in" style:auto-text-indent="false">
        <style:tab-stops/>
      </style:paragraph-properties>
    </style:style>
    <style:style style:name="P24" style:family="paragraph" style:parent-style-name="Heading_20_7">
      <style:paragraph-properties fo:margin-left="0in" fo:margin-right="0in" fo:text-indent="0in" style:auto-text-indent="false">
        <style:tab-stops/>
      </style:paragraph-properties>
    </style:style>
    <style:style style:name="P25" style:family="paragraph" style:parent-style-name="Heading_20_1">
      <style:paragraph-properties fo:margin-left="0in" fo:margin-right="0in" fo:text-indent="0in" style:auto-text-indent="false">
        <style:tab-stops/>
      </style:paragraph-properties>
    </style:style>
    <style:style style:name="P26" style:family="paragraph" style:parent-style-name="Heading_20_1">
      <style:paragraph-properties fo:margin-left="0in" fo:margin-right="0in" fo:text-align="end" style:justify-single-word="false" fo:text-indent="0in" style:auto-text-indent="false">
        <style:tab-stops/>
      </style:paragraph-properties>
    </style:style>
    <style:style style:name="P27" style:family="paragraph" style:parent-style-name="Text_20_body">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fo:color="#000000" style:font-name="Times New Roman" fo:font-size="18pt" fo:language="en" fo:country="US" style:font-size-asian="18pt" style:language-asian="en" style:country-asian="US"/>
    </style:style>
    <style:style style:name="T8" style:family="text">
      <style:text-properties fo:color="#000000" style:font-name="Times New Roman" fo:font-size="12pt" fo:language="en" fo:country="US" style:font-size-asian="12pt" style:language-asian="en" style:country-asian="US"/>
    </style:style>
    <style:style style:name="T9" style:family="text">
      <style:text-properties fo:color="#000000" style:font-name="Times New Roman" fo:font-size="10pt" fo:language="en" fo:country="US" style:font-size-asian="10pt" style:language-asian="en" style:country-asian="US"/>
    </style:style>
    <style:style style:name="T10" style:family="text">
      <style:text-properties fo:color="#000000" style:font-name="Times New Roman" fo:font-size="10pt" fo:language="en" fo:country="US" fo:font-weight="bold" style:font-size-asian="10pt" style:language-asian="en" style:country-asian="US" style:font-weight-asian="bold"/>
    </style:style>
    <style:style style:name="T11" style:family="text">
      <style:text-properties fo:color="#000000" style:font-name="Times New Roman" fo:font-size="10pt" fo:language="en" fo:country="US" fo:font-style="italic" style:font-size-asian="10pt" style:language-asian="en" style:country-asian="US" style:font-style-asian="italic"/>
    </style:style>
    <style:style style:name="T12" style:family="text">
      <style:text-properties fo:color="#000000" style:font-name="Times New Roman" fo:font-size="10pt" style:font-size-asian="10pt"/>
    </style:style>
    <style:style style:name="T13" style:family="text">
      <style:text-properties fo:color="#000000" style:font-name="Times New Roman"/>
    </style:style>
    <style:style style:name="T14" style:family="text">
      <style:text-properties fo:font-weight="normal" style:font-weight-asian="normal"/>
    </style:style>
    <style:style style:name="T15"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his material is Open Game Content, and is licensed for public use under the terms of the Open Game License v1.0a.</text:span></text:p>
      <text:p text:style-name="P6"><text:span text:style-name="T7">MAGIC ITEMS V (WONDROUS ITEMS)</text:span></text:p>
      <text:p text:style-name="P8"/>
      <text:p text:style-name="P6"><text:span text:style-name="T8">WONDROUS ITEMS</text:span></text:p>
      <text:p text:style-name="P6"><text:span text:style-name="T9">This is a catch-all category for anything that doesn’t fall into the other groups. Anyone can use a wondrous item (unless specified otherwise in the description).</text:span></text:p>
      <text:p text:style-name="P6"><text:span text:style-name="T10">Physical Description:</text:span><text:span text:style-name="T9"> Varies.</text:span></text:p>
      <text:p text:style-name="P6"><text:span text:style-name="T10">Activation:</text:span><text:span text:style-name="T9"> Usually use activated or command word, but details vary from item to item.</text:span></text:p>
      <text:p text:style-name="P6"><text:span text:style-name="T10">Special Qualities:</text:span><text:span text:style-name="T9"> Roll d%. An 01 result indicates the wondrous item is intelligent, 02–31 indicates that something (a design, inscription, or the like) provides a clue to its function, and 32–100 indicates no special qualities. Intelligent items have extra abilities and sometimes extraordinary powers and special purposes.</text:span></text:p>
      <text:p text:style-name="P6"><text:span text:style-name="T9">Wondrous items with charges can never be intelligent.</text:span></text:p>
      <text:p text:style-name="P9"/>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7"><text:span text:style-name="T3">Table: Minor Wondrous Items</text:span></text:p>
          </table:table-cell>
          <table:covered-table-cell/>
          <table:covered-table-cell/>
        </table:table-row>
        <table:table-row table:style-name="Table1.2">
          <table:table-cell table:style-name="Table1.A2" office:value-type="string">
            <text:p text:style-name="P15"><text:span text:style-name="T13">d%</text:span></text:p>
          </table:table-cell>
          <table:table-cell table:style-name="Table1.A2" office:value-type="string">
            <text:p text:style-name="P13"><text:span text:style-name="T13">Item</text:span></text:p>
          </table:table-cell>
          <table:table-cell table:style-name="Table1.A2" office:value-type="string">
            <text:h text:style-name="P23" text:outline-level="6"><text:span text:style-name="T1">Market Price</text:span></text:h>
          </table:table-cell>
        </table:table-row>
        <table:table-row table:style-name="Table1.2">
          <table:table-cell table:style-name="Table1.A2" office:value-type="string">
            <text:p text:style-name="P14"><text:span text:style-name="T13">01</text:span></text:p>
          </table:table-cell>
          <table:table-cell table:style-name="Table1.A2" office:value-type="string">
            <text:h text:style-name="P3" text:outline-level="4"><text:span text:style-name="T13">Feather token, anchor</text:span></text:h>
          </table:table-cell>
          <table:table-cell table:style-name="Table1.A2" office:value-type="string">
            <text:p text:style-name="P18"><text:span text:style-name="T13">50 gp</text:span></text:p>
          </table:table-cell>
        </table:table-row>
        <table:table-row table:style-name="Table1.2">
          <table:table-cell table:style-name="Table1.A2" office:value-type="string">
            <text:p text:style-name="P16"><text:span text:style-name="T4">02</text:span></text:p>
          </table:table-cell>
          <table:table-cell table:style-name="Table1.A2" office:value-type="string">
            <text:p text:style-name="P6"><text:span text:style-name="T5">Universal solvent</text:span></text:p>
          </table:table-cell>
          <table:table-cell table:style-name="Table1.A2" office:value-type="string">
            <text:p text:style-name="P19"><text:span text:style-name="T4">50 gp</text:span></text:p>
          </table:table-cell>
        </table:table-row>
        <table:table-row table:style-name="Table1.2">
          <table:table-cell table:style-name="Table1.A2" office:value-type="string">
            <text:p text:style-name="P16"><text:span text:style-name="T4">03</text:span></text:p>
          </table:table-cell>
          <table:table-cell table:style-name="Table1.A2" office:value-type="string">
            <text:p text:style-name="P6"><text:span text:style-name="T5">Elixir of love</text:span></text:p>
          </table:table-cell>
          <table:table-cell table:style-name="Table1.A2" office:value-type="string">
            <text:p text:style-name="P19"><text:span text:style-name="T4">150 gp</text:span></text:p>
          </table:table-cell>
        </table:table-row>
        <table:table-row table:style-name="Table1.2">
          <table:table-cell table:style-name="Table1.A2" office:value-type="string">
            <text:p text:style-name="P16"><text:span text:style-name="T4">04</text:span></text:p>
          </table:table-cell>
          <table:table-cell table:style-name="Table1.A2" office:value-type="string">
            <text:p text:style-name="P6"><text:span text:style-name="T5">Unguent of timelessness</text:span></text:p>
          </table:table-cell>
          <table:table-cell table:style-name="Table1.A2" office:value-type="string">
            <text:p text:style-name="P19"><text:span text:style-name="T4">150 gp</text:span></text:p>
          </table:table-cell>
        </table:table-row>
        <table:table-row table:style-name="Table1.2">
          <table:table-cell table:style-name="Table1.A2" office:value-type="string">
            <text:p text:style-name="P16"><text:span text:style-name="T4">05</text:span></text:p>
          </table:table-cell>
          <table:table-cell table:style-name="Table1.A2" office:value-type="string">
            <text:p text:style-name="P6"><text:span text:style-name="T5">Feather token, fan</text:span></text:p>
          </table:table-cell>
          <table:table-cell table:style-name="Table1.A2" office:value-type="string">
            <text:p text:style-name="P19"><text:span text:style-name="T4">200 gp</text:span></text:p>
          </table:table-cell>
        </table:table-row>
        <table:table-row table:style-name="Table1.2">
          <table:table-cell table:style-name="Table1.A2" office:value-type="string">
            <text:p text:style-name="P16"><text:span text:style-name="T4">06</text:span></text:p>
          </table:table-cell>
          <table:table-cell table:style-name="Table1.A2" office:value-type="string">
            <text:p text:style-name="P6"><text:span text:style-name="T5">Dust of tracelessness</text:span></text:p>
          </table:table-cell>
          <table:table-cell table:style-name="Table1.A2" office:value-type="string">
            <text:p text:style-name="P19"><text:span text:style-name="T4">250 gp</text:span></text:p>
          </table:table-cell>
        </table:table-row>
        <table:table-row table:style-name="Table1.2">
          <table:table-cell table:style-name="Table1.A2" office:value-type="string">
            <text:p text:style-name="P16"><text:span text:style-name="T4">07</text:span></text:p>
          </table:table-cell>
          <table:table-cell table:style-name="Table1.A2" office:value-type="string">
            <text:p text:style-name="P6"><text:span text:style-name="T5">Elixir of hiding</text:span></text:p>
          </table:table-cell>
          <table:table-cell table:style-name="Table1.A2" office:value-type="string">
            <text:p text:style-name="P19"><text:span text:style-name="T4">250 gp</text:span></text:p>
          </table:table-cell>
        </table:table-row>
        <table:table-row table:style-name="Table1.2">
          <table:table-cell table:style-name="Table1.A2" office:value-type="string">
            <text:p text:style-name="P16"><text:span text:style-name="T4">08</text:span></text:p>
          </table:table-cell>
          <table:table-cell table:style-name="Table1.A2" office:value-type="string">
            <text:p text:style-name="P6"><text:span text:style-name="T5">Elixir of sneaking</text:span></text:p>
          </table:table-cell>
          <table:table-cell table:style-name="Table1.A2" office:value-type="string">
            <text:p text:style-name="P19"><text:span text:style-name="T4">250 gp</text:span></text:p>
          </table:table-cell>
        </table:table-row>
        <table:table-row table:style-name="Table1.2">
          <table:table-cell table:style-name="Table1.A2" office:value-type="string">
            <text:p text:style-name="P16"><text:span text:style-name="T4">09</text:span></text:p>
          </table:table-cell>
          <table:table-cell table:style-name="Table1.A2" office:value-type="string">
            <text:p text:style-name="P6"><text:span text:style-name="T5">Elixir of swimming</text:span></text:p>
          </table:table-cell>
          <table:table-cell table:style-name="Table1.A2" office:value-type="string">
            <text:p text:style-name="P19"><text:span text:style-name="T4">250 gp</text:span></text:p>
          </table:table-cell>
        </table:table-row>
        <table:table-row table:style-name="Table1.2">
          <table:table-cell table:style-name="Table1.A2" office:value-type="string">
            <text:p text:style-name="P16"><text:span text:style-name="T4">10</text:span></text:p>
          </table:table-cell>
          <table:table-cell table:style-name="Table1.A2" office:value-type="string">
            <text:p text:style-name="P6"><text:span text:style-name="T5">Elixir of vision</text:span></text:p>
          </table:table-cell>
          <table:table-cell table:style-name="Table1.A2" office:value-type="string">
            <text:p text:style-name="P19"><text:span text:style-name="T4">250 gp</text:span></text:p>
          </table:table-cell>
        </table:table-row>
        <table:table-row table:style-name="Table1.2">
          <table:table-cell table:style-name="Table1.A2" office:value-type="string">
            <text:p text:style-name="P16"><text:span text:style-name="T4">11</text:span></text:p>
          </table:table-cell>
          <table:table-cell table:style-name="Table1.A2" office:value-type="string">
            <text:p text:style-name="P6"><text:span text:style-name="T5">Silversheen</text:span></text:p>
          </table:table-cell>
          <table:table-cell table:style-name="Table1.A2" office:value-type="string">
            <text:p text:style-name="P19"><text:span text:style-name="T4">250 gp</text:span></text:p>
          </table:table-cell>
        </table:table-row>
        <table:table-row table:style-name="Table1.2">
          <table:table-cell table:style-name="Table1.A2" office:value-type="string">
            <text:p text:style-name="P16"><text:span text:style-name="T4">12</text:span></text:p>
          </table:table-cell>
          <table:table-cell table:style-name="Table1.A2" office:value-type="string">
            <text:p text:style-name="P6"><text:span text:style-name="T5">Feather token, bird</text:span></text:p>
          </table:table-cell>
          <table:table-cell table:style-name="Table1.A2" office:value-type="string">
            <text:p text:style-name="P19"><text:span text:style-name="T4">300 gp</text:span></text:p>
          </table:table-cell>
        </table:table-row>
        <table:table-row table:style-name="Table1.2">
          <table:table-cell table:style-name="Table1.A2" office:value-type="string">
            <text:p text:style-name="P16"><text:span text:style-name="T4">13</text:span></text:p>
          </table:table-cell>
          <table:table-cell table:style-name="Table1.A2" office:value-type="string">
            <text:p text:style-name="P6"><text:span text:style-name="T5">Feather token, tree</text:span></text:p>
          </table:table-cell>
          <table:table-cell table:style-name="Table1.A2" office:value-type="string">
            <text:p text:style-name="P19"><text:span text:style-name="T4">400 gp</text:span></text:p>
          </table:table-cell>
        </table:table-row>
        <table:table-row table:style-name="Table1.2">
          <table:table-cell table:style-name="Table1.A2" office:value-type="string">
            <text:p text:style-name="P16"><text:span text:style-name="T4">14</text:span></text:p>
          </table:table-cell>
          <table:table-cell table:style-name="Table1.A2" office:value-type="string">
            <text:p text:style-name="P6"><text:span text:style-name="T5">Feather token, swan boat</text:span></text:p>
          </table:table-cell>
          <table:table-cell table:style-name="Table1.A2" office:value-type="string">
            <text:p text:style-name="P19"><text:span text:style-name="T4">450 gp</text:span></text:p>
          </table:table-cell>
        </table:table-row>
        <table:table-row table:style-name="Table1.2">
          <table:table-cell table:style-name="Table1.A2" office:value-type="string">
            <text:p text:style-name="P16"><text:span text:style-name="T4">15</text:span></text:p>
          </table:table-cell>
          <table:table-cell table:style-name="Table1.A2" office:value-type="string">
            <text:p text:style-name="P6"><text:span text:style-name="T5">Elixir of truth</text:span></text:p>
          </table:table-cell>
          <table:table-cell table:style-name="Table1.A2" office:value-type="string">
            <text:p text:style-name="P19"><text:span text:style-name="T4">500 gp</text:span></text:p>
          </table:table-cell>
        </table:table-row>
        <table:table-row table:style-name="Table1.2">
          <table:table-cell table:style-name="Table1.A2" office:value-type="string">
            <text:p text:style-name="P16"><text:span text:style-name="T4">16</text:span></text:p>
          </table:table-cell>
          <table:table-cell table:style-name="Table1.A2" office:value-type="string">
            <text:p text:style-name="P6"><text:span text:style-name="T5">Feather token, whip</text:span></text:p>
          </table:table-cell>
          <table:table-cell table:style-name="Table1.A2" office:value-type="string">
            <text:p text:style-name="P19"><text:span text:style-name="T4">500 gp</text:span></text:p>
          </table:table-cell>
        </table:table-row>
        <table:table-row table:style-name="Table1.2">
          <table:table-cell table:style-name="Table1.A2" office:value-type="string">
            <text:p text:style-name="P16"><text:span text:style-name="T4">17</text:span></text:p>
          </table:table-cell>
          <table:table-cell table:style-name="Table1.A2" office:value-type="string">
            <text:p text:style-name="P6"><text:span text:style-name="T5">Dust of dryness</text:span></text:p>
          </table:table-cell>
          <table:table-cell table:style-name="Table1.A2" office:value-type="string">
            <text:p text:style-name="P19"><text:span text:style-name="T4">850 gp</text:span></text:p>
          </table:table-cell>
        </table:table-row>
        <table:table-row table:style-name="Table1.2">
          <table:table-cell table:style-name="Table1.A2" office:value-type="string">
            <text:p text:style-name="P16"><text:span text:style-name="T4">18</text:span></text:p>
          </table:table-cell>
          <table:table-cell table:style-name="Table1.A2" office:value-type="string">
            <text:p text:style-name="P6"><text:span text:style-name="T5">Bag of tricks, gray</text:span></text:p>
          </table:table-cell>
          <table:table-cell table:style-name="Table1.A2" office:value-type="string">
            <text:p text:style-name="P19"><text:span text:style-name="T4">900 gp</text:span></text:p>
          </table:table-cell>
        </table:table-row>
        <table:table-row table:style-name="Table1.2">
          <table:table-cell table:style-name="Table1.A2" office:value-type="string">
            <text:p text:style-name="P16"><text:span text:style-name="T4">19</text:span></text:p>
          </table:table-cell>
          <table:table-cell table:style-name="Table1.A2" office:value-type="string">
            <text:p text:style-name="P6"><text:span text:style-name="T5">Hand of the mage</text:span></text:p>
          </table:table-cell>
          <table:table-cell table:style-name="Table1.A2" office:value-type="string">
            <text:p text:style-name="P19"><text:span text:style-name="T4">900 gp</text:span></text:p>
          </table:table-cell>
        </table:table-row>
        <table:table-row table:style-name="Table1.2">
          <table:table-cell table:style-name="Table1.A2" office:value-type="string">
            <text:p text:style-name="P16"><text:span text:style-name="T4">20</text:span></text:p>
          </table:table-cell>
          <table:table-cell table:style-name="Table1.A2" office:value-type="string">
            <text:p text:style-name="P6"><text:span text:style-name="T5">Bracers of armor +1</text:span></text:p>
          </table:table-cell>
          <table:table-cell table:style-name="Table1.A2" office:value-type="string">
            <text:p text:style-name="P19"><text:span text:style-name="T4">1,000 gp</text:span></text:p>
          </table:table-cell>
        </table:table-row>
        <table:table-row table:style-name="Table1.2">
          <table:table-cell table:style-name="Table1.A2" office:value-type="string">
            <text:p text:style-name="P16"><text:span text:style-name="T4">21</text:span></text:p>
          </table:table-cell>
          <table:table-cell table:style-name="Table1.A2" office:value-type="string">
            <text:p text:style-name="P6"><text:span text:style-name="T5">Cloak of resistance +1</text:span></text:p>
          </table:table-cell>
          <table:table-cell table:style-name="Table1.A2" office:value-type="string">
            <text:p text:style-name="P19"><text:span text:style-name="T4">1,000 gp</text:span></text:p>
          </table:table-cell>
        </table:table-row>
        <table:table-row table:style-name="Table1.2">
          <table:table-cell table:style-name="Table1.A2" office:value-type="string">
            <text:p text:style-name="P16"><text:span text:style-name="T4">22</text:span></text:p>
          </table:table-cell>
          <table:table-cell table:style-name="Table1.A2" office:value-type="string">
            <text:p text:style-name="P6"><text:span text:style-name="T5">Pearl of power, 1st-level spell</text:span></text:p>
          </table:table-cell>
          <table:table-cell table:style-name="Table1.A2" office:value-type="string">
            <text:p text:style-name="P19"><text:span text:style-name="T4">1,000 gp</text:span></text:p>
          </table:table-cell>
        </table:table-row>
        <table:table-row table:style-name="Table1.2">
          <table:table-cell table:style-name="Table1.A2" office:value-type="string">
            <text:p text:style-name="P16"><text:span text:style-name="T4">23</text:span></text:p>
          </table:table-cell>
          <table:table-cell table:style-name="Table1.A2" office:value-type="string">
            <text:p text:style-name="P6"><text:span text:style-name="T5">Phylactery of faithfulness</text:span></text:p>
          </table:table-cell>
          <table:table-cell table:style-name="Table1.A2" office:value-type="string">
            <text:p text:style-name="P19"><text:span text:style-name="T4">1,000 gp</text:span></text:p>
          </table:table-cell>
        </table:table-row>
        <table:table-row table:style-name="Table1.2">
          <table:table-cell table:style-name="Table1.A2" office:value-type="string">
            <text:p text:style-name="P16"><text:span text:style-name="T4">24</text:span></text:p>
          </table:table-cell>
          <table:table-cell table:style-name="Table1.A2" office:value-type="string">
            <text:p text:style-name="P6"><text:span text:style-name="T5">Salve of slipperiness</text:span></text:p>
          </table:table-cell>
          <table:table-cell table:style-name="Table1.A2" office:value-type="string">
            <text:p text:style-name="P19"><text:span text:style-name="T4">1,000 gp</text:span></text:p>
          </table:table-cell>
        </table:table-row>
        <table:table-row table:style-name="Table1.2">
          <table:table-cell table:style-name="Table1.A2" office:value-type="string">
            <text:p text:style-name="P16"><text:span text:style-name="T4">25</text:span></text:p>
          </table:table-cell>
          <table:table-cell table:style-name="Table1.A2" office:value-type="string">
            <text:p text:style-name="P6"><text:span text:style-name="T5">Elixir of fire breath</text:span></text:p>
          </table:table-cell>
          <table:table-cell table:style-name="Table1.A2" office:value-type="string">
            <text:p text:style-name="P19"><text:span text:style-name="T4">1,100 gp</text:span></text:p>
          </table:table-cell>
        </table:table-row>
        <table:table-row table:style-name="Table1.2">
          <table:table-cell table:style-name="Table1.A2" office:value-type="string">
            <text:p text:style-name="P16"><text:span text:style-name="T4">26</text:span></text:p>
          </table:table-cell>
          <table:table-cell table:style-name="Table1.A2" office:value-type="string">
            <text:p text:style-name="P6"><text:span text:style-name="T5">Pipes of the sewers</text:span></text:p>
          </table:table-cell>
          <table:table-cell table:style-name="Table1.A2" office:value-type="string">
            <text:p text:style-name="P19"><text:span text:style-name="T4">1,150 gp</text:span></text:p>
          </table:table-cell>
        </table:table-row>
        <table:table-row table:style-name="Table1.2">
          <table:table-cell table:style-name="Table1.A2" office:value-type="string">
            <text:p text:style-name="P16"><text:span text:style-name="T4">27</text:span></text:p>
          </table:table-cell>
          <table:table-cell table:style-name="Table1.A2" office:value-type="string">
            <text:p text:style-name="P6"><text:span text:style-name="T5">Dust of illusion</text:span></text:p>
          </table:table-cell>
          <table:table-cell table:style-name="Table1.A2" office:value-type="string">
            <text:p text:style-name="P19"><text:span text:style-name="T4">1,200 gp</text:span></text:p>
          </table:table-cell>
        </table:table-row>
        <table:table-row table:style-name="Table1.2">
          <table:table-cell table:style-name="Table1.A2" office:value-type="string">
            <text:p text:style-name="P16"><text:span text:style-name="T4">28</text:span></text:p>
          </table:table-cell>
          <table:table-cell table:style-name="Table1.A2" office:value-type="string">
            <text:p text:style-name="P6"><text:span text:style-name="T5">Goggles of minute seeing</text:span></text:p>
          </table:table-cell>
          <table:table-cell table:style-name="Table1.A2" office:value-type="string">
            <text:p text:style-name="P19"><text:span text:style-name="T4">1,250 gp</text:span></text:p>
          </table:table-cell>
        </table:table-row>
        <table:table-row table:style-name="Table1.2">
          <table:table-cell table:style-name="Table1.A2" office:value-type="string">
            <text:p text:style-name="P16"><text:span text:style-name="T4">29</text:span></text:p>
          </table:table-cell>
          <table:table-cell table:style-name="Table1.A2" office:value-type="string">
            <text:p text:style-name="P6"><text:span text:style-name="T5">Brooch of shielding</text:span></text:p>
          </table:table-cell>
          <table:table-cell table:style-name="Table1.A2" office:value-type="string">
            <text:p text:style-name="P19"><text:span text:style-name="T4">1,500 gp</text:span></text:p>
          </table:table-cell>
        </table:table-row>
        <table:table-row table:style-name="Table1.2">
          <table:table-cell table:style-name="Table1.A2" office:value-type="string">
            <text:p text:style-name="P16"><text:span text:style-name="T4">30</text:span></text:p>
          </table:table-cell>
          <table:table-cell table:style-name="Table1.A2" office:value-type="string">
            <text:p text:style-name="P6"><text:span text:style-name="T5">Necklace of fireballs type I</text:span></text:p>
          </table:table-cell>
          <table:table-cell table:style-name="Table1.A2" office:value-type="string">
            <text:p text:style-name="P19"><text:span text:style-name="T4">1,650 gp</text:span></text:p>
          </table:table-cell>
        </table:table-row>
        <text:soft-page-break/>
        <table:table-row table:style-name="Table1.2">
          <table:table-cell table:style-name="Table1.A2" office:value-type="string">
            <text:p text:style-name="P16"><text:span text:style-name="T4">31</text:span></text:p>
          </table:table-cell>
          <table:table-cell table:style-name="Table1.A2" office:value-type="string">
            <text:p text:style-name="P6"><text:span text:style-name="T5">Dust of appearance</text:span></text:p>
          </table:table-cell>
          <table:table-cell table:style-name="Table1.A2" office:value-type="string">
            <text:p text:style-name="P19"><text:span text:style-name="T4">1,800 gp</text:span></text:p>
          </table:table-cell>
        </table:table-row>
        <table:table-row table:style-name="Table1.2">
          <table:table-cell table:style-name="Table1.A2" office:value-type="string">
            <text:p text:style-name="P16"><text:span text:style-name="T4">32</text:span></text:p>
          </table:table-cell>
          <table:table-cell table:style-name="Table1.A2" office:value-type="string">
            <text:p text:style-name="P6"><text:span text:style-name="T5">Hat of disguise</text:span></text:p>
          </table:table-cell>
          <table:table-cell table:style-name="Table1.A2" office:value-type="string">
            <text:p text:style-name="P19"><text:span text:style-name="T4">1,800 gp</text:span></text:p>
          </table:table-cell>
        </table:table-row>
        <table:table-row table:style-name="Table1.2">
          <table:table-cell table:style-name="Table1.A2" office:value-type="string">
            <text:p text:style-name="P16"><text:span text:style-name="T4">33</text:span></text:p>
          </table:table-cell>
          <table:table-cell table:style-name="Table1.A2" office:value-type="string">
            <text:p text:style-name="P6"><text:span text:style-name="T5">Pipes of sounding</text:span></text:p>
          </table:table-cell>
          <table:table-cell table:style-name="Table1.A2" office:value-type="string">
            <text:p text:style-name="P19"><text:span text:style-name="T4">1,800 gp</text:span></text:p>
          </table:table-cell>
        </table:table-row>
        <table:table-row table:style-name="Table1.2">
          <table:table-cell table:style-name="Table1.A2" office:value-type="string">
            <text:p text:style-name="P16"><text:span text:style-name="T4">34</text:span></text:p>
          </table:table-cell>
          <table:table-cell table:style-name="Table1.A2" office:value-type="string">
            <text:p text:style-name="P6"><text:span text:style-name="T5">Efficient quiver</text:span></text:p>
          </table:table-cell>
          <table:table-cell table:style-name="Table1.A2" office:value-type="string">
            <text:p text:style-name="P19"><text:span text:style-name="T4">1,800 gp</text:span></text:p>
          </table:table-cell>
        </table:table-row>
        <table:table-row table:style-name="Table1.2">
          <table:table-cell table:style-name="Table1.A2" office:value-type="string">
            <text:p text:style-name="P16"><text:span text:style-name="T4">35</text:span></text:p>
          </table:table-cell>
          <table:table-cell table:style-name="Table1.A2" office:value-type="string">
            <text:p text:style-name="P6"><text:span text:style-name="T5">Amulet of natural armor +1</text:span></text:p>
          </table:table-cell>
          <table:table-cell table:style-name="Table1.A2" office:value-type="string">
            <text:p text:style-name="P19"><text:span text:style-name="T4">2,000 gp</text:span></text:p>
          </table:table-cell>
        </table:table-row>
        <table:table-row table:style-name="Table1.2">
          <table:table-cell table:style-name="Table1.A2" office:value-type="string">
            <text:p text:style-name="P16"><text:span text:style-name="T4">36</text:span></text:p>
          </table:table-cell>
          <table:table-cell table:style-name="Table1.A2" office:value-type="string">
            <text:p text:style-name="P6"><text:span text:style-name="T5">Handy haversack</text:span></text:p>
          </table:table-cell>
          <table:table-cell table:style-name="Table1.A2" office:value-type="string">
            <text:p text:style-name="P19"><text:span text:style-name="T4">2,000 gp</text:span></text:p>
          </table:table-cell>
        </table:table-row>
        <table:table-row table:style-name="Table1.2">
          <table:table-cell table:style-name="Table1.A2" office:value-type="string">
            <text:p text:style-name="P16"><text:span text:style-name="T4">37</text:span></text:p>
          </table:table-cell>
          <table:table-cell table:style-name="Table1.A2" office:value-type="string">
            <text:p text:style-name="P6"><text:span text:style-name="T5">Horn of fog</text:span></text:p>
          </table:table-cell>
          <table:table-cell table:style-name="Table1.A2" office:value-type="string">
            <text:p text:style-name="P19"><text:span text:style-name="T4">2,000 gp</text:span></text:p>
          </table:table-cell>
        </table:table-row>
        <table:table-row table:style-name="Table1.2">
          <table:table-cell table:style-name="Table1.A2" office:value-type="string">
            <text:p text:style-name="P16"><text:span text:style-name="T4">38</text:span></text:p>
          </table:table-cell>
          <table:table-cell table:style-name="Table1.A2" office:value-type="string">
            <text:p text:style-name="P6"><text:span text:style-name="T5">Elemental gem</text:span></text:p>
          </table:table-cell>
          <table:table-cell table:style-name="Table1.A2" office:value-type="string">
            <text:p text:style-name="P19"><text:span text:style-name="T4">2,250 gp</text:span></text:p>
          </table:table-cell>
        </table:table-row>
        <table:table-row table:style-name="Table1.2">
          <table:table-cell table:style-name="Table1.A2" office:value-type="string">
            <text:p text:style-name="P16"><text:span text:style-name="T4">39</text:span></text:p>
          </table:table-cell>
          <table:table-cell table:style-name="Table1.A2" office:value-type="string">
            <text:p text:style-name="P6"><text:span text:style-name="T5">Robe of bones</text:span></text:p>
          </table:table-cell>
          <table:table-cell table:style-name="Table1.A2" office:value-type="string">
            <text:p text:style-name="P19"><text:span text:style-name="T4">2,400 gp</text:span></text:p>
          </table:table-cell>
        </table:table-row>
        <table:table-row table:style-name="Table1.2">
          <table:table-cell table:style-name="Table1.A2" office:value-type="string">
            <text:p text:style-name="P16"><text:span text:style-name="T4">40</text:span></text:p>
          </table:table-cell>
          <table:table-cell table:style-name="Table1.A2" office:value-type="string">
            <text:p text:style-name="P6"><text:span text:style-name="T5">Sovereign glue</text:span></text:p>
          </table:table-cell>
          <table:table-cell table:style-name="Table1.A2" office:value-type="string">
            <text:p text:style-name="P19"><text:span text:style-name="T4">2,400 gp</text:span></text:p>
          </table:table-cell>
        </table:table-row>
        <table:table-row table:style-name="Table1.2">
          <table:table-cell table:style-name="Table1.A2" office:value-type="string">
            <text:p text:style-name="P16"><text:span text:style-name="T4">41</text:span></text:p>
          </table:table-cell>
          <table:table-cell table:style-name="Table1.A2" office:value-type="string">
            <text:p text:style-name="P6"><text:span text:style-name="T5">Bag of holding type I</text:span></text:p>
          </table:table-cell>
          <table:table-cell table:style-name="Table1.A2" office:value-type="string">
            <text:p text:style-name="P19"><text:span text:style-name="T4">2,500 gp</text:span></text:p>
          </table:table-cell>
        </table:table-row>
        <table:table-row table:style-name="Table1.2">
          <table:table-cell table:style-name="Table1.A2" office:value-type="string">
            <text:p text:style-name="P16"><text:span text:style-name="T4">42</text:span></text:p>
          </table:table-cell>
          <table:table-cell table:style-name="Table1.A2" office:value-type="string">
            <text:p text:style-name="P6"><text:span text:style-name="T5">Boots of elvenkind</text:span></text:p>
          </table:table-cell>
          <table:table-cell table:style-name="Table1.A2" office:value-type="string">
            <text:p text:style-name="P19"><text:span text:style-name="T4">2,500 gp</text:span></text:p>
          </table:table-cell>
        </table:table-row>
        <table:table-row table:style-name="Table1.2">
          <table:table-cell table:style-name="Table1.A2" office:value-type="string">
            <text:p text:style-name="P16"><text:span text:style-name="T4">43</text:span></text:p>
          </table:table-cell>
          <table:table-cell table:style-name="Table1.A2" office:value-type="string">
            <text:p text:style-name="P6"><text:span text:style-name="T5">Boots of the winterlands</text:span></text:p>
          </table:table-cell>
          <table:table-cell table:style-name="Table1.A2" office:value-type="string">
            <text:p text:style-name="P19"><text:span text:style-name="T4">2,500 gp</text:span></text:p>
          </table:table-cell>
        </table:table-row>
        <table:table-row table:style-name="Table1.2">
          <table:table-cell table:style-name="Table1.A2" office:value-type="string">
            <text:p text:style-name="P16"><text:span text:style-name="T4">44</text:span></text:p>
          </table:table-cell>
          <table:table-cell table:style-name="Table1.A2" office:value-type="string">
            <text:p text:style-name="P6"><text:span text:style-name="T5">Candle of truth</text:span></text:p>
          </table:table-cell>
          <table:table-cell table:style-name="Table1.A2" office:value-type="string">
            <text:p text:style-name="P19"><text:span text:style-name="T4">2,500 gp</text:span></text:p>
          </table:table-cell>
        </table:table-row>
        <table:table-row table:style-name="Table1.2">
          <table:table-cell table:style-name="Table1.A2" office:value-type="string">
            <text:p text:style-name="P16"><text:span text:style-name="T4">45</text:span></text:p>
          </table:table-cell>
          <table:table-cell table:style-name="Table1.A2" office:value-type="string">
            <text:p text:style-name="P6"><text:span text:style-name="T5">Cloak of elvenkind</text:span></text:p>
          </table:table-cell>
          <table:table-cell table:style-name="Table1.A2" office:value-type="string">
            <text:p text:style-name="P19"><text:span text:style-name="T4">2,500 gp</text:span></text:p>
          </table:table-cell>
        </table:table-row>
        <table:table-row table:style-name="Table1.2">
          <table:table-cell table:style-name="Table1.A2" office:value-type="string">
            <text:p text:style-name="P16"><text:span text:style-name="T4">46</text:span></text:p>
          </table:table-cell>
          <table:table-cell table:style-name="Table1.A2" office:value-type="string">
            <text:p text:style-name="P6"><text:span text:style-name="T5">Eyes of the eagle</text:span></text:p>
          </table:table-cell>
          <table:table-cell table:style-name="Table1.A2" office:value-type="string">
            <text:p text:style-name="P19"><text:span text:style-name="T4">2,500 gp</text:span></text:p>
          </table:table-cell>
        </table:table-row>
        <table:table-row table:style-name="Table1.2">
          <table:table-cell table:style-name="Table1.A2" office:value-type="string">
            <text:p text:style-name="P16"><text:span text:style-name="T4">47</text:span></text:p>
          </table:table-cell>
          <table:table-cell table:style-name="Table1.A2" office:value-type="string">
            <text:p text:style-name="P6"><text:span text:style-name="T5">Scarab, golembane</text:span></text:p>
          </table:table-cell>
          <table:table-cell table:style-name="Table1.A2" office:value-type="string">
            <text:p text:style-name="P19"><text:span text:style-name="T4">2,500 gp</text:span></text:p>
          </table:table-cell>
        </table:table-row>
        <table:table-row table:style-name="Table1.2">
          <table:table-cell table:style-name="Table1.A2" office:value-type="string">
            <text:p text:style-name="P16"><text:span text:style-name="T4">48</text:span></text:p>
          </table:table-cell>
          <table:table-cell table:style-name="Table1.A2" office:value-type="string">
            <text:p text:style-name="P6"><text:span text:style-name="T5">Necklace of fireballs type II</text:span></text:p>
          </table:table-cell>
          <table:table-cell table:style-name="Table1.A2" office:value-type="string">
            <text:p text:style-name="P19"><text:span text:style-name="T4">2,700 gp</text:span></text:p>
          </table:table-cell>
        </table:table-row>
        <table:table-row table:style-name="Table1.2">
          <table:table-cell table:style-name="Table1.A2" office:value-type="string">
            <text:p text:style-name="P16"><text:span text:style-name="T4">49</text:span></text:p>
          </table:table-cell>
          <table:table-cell table:style-name="Table1.A2" office:value-type="string">
            <text:p text:style-name="P6"><text:span text:style-name="T5">Stone of alarm</text:span></text:p>
          </table:table-cell>
          <table:table-cell table:style-name="Table1.A2" office:value-type="string">
            <text:p text:style-name="P19"><text:span text:style-name="T4">2,700 gp</text:span></text:p>
          </table:table-cell>
        </table:table-row>
        <table:table-row table:style-name="Table1.2">
          <table:table-cell table:style-name="Table1.A2" office:value-type="string">
            <text:p text:style-name="P16"><text:span text:style-name="T4">50</text:span></text:p>
          </table:table-cell>
          <table:table-cell table:style-name="Table1.A2" office:value-type="string">
            <text:p text:style-name="P6"><text:span text:style-name="T5">Bag of tricks, rust</text:span></text:p>
          </table:table-cell>
          <table:table-cell table:style-name="Table1.A2" office:value-type="string">
            <text:p text:style-name="P19"><text:span text:style-name="T4">3,000 gp</text:span></text:p>
          </table:table-cell>
        </table:table-row>
        <table:table-row table:style-name="Table1.2">
          <table:table-cell table:style-name="Table1.A2" office:value-type="string">
            <text:p text:style-name="P16"><text:span text:style-name="T4">51</text:span></text:p>
          </table:table-cell>
          <table:table-cell table:style-name="Table1.A2" office:value-type="string">
            <text:p text:style-name="P6"><text:span text:style-name="T5">Bead of force</text:span></text:p>
          </table:table-cell>
          <table:table-cell table:style-name="Table1.A2" office:value-type="string">
            <text:p text:style-name="P19"><text:span text:style-name="T4">3,000 gp</text:span></text:p>
          </table:table-cell>
        </table:table-row>
        <table:table-row table:style-name="Table1.2">
          <table:table-cell table:style-name="Table1.A2" office:value-type="string">
            <text:p text:style-name="P16"><text:span text:style-name="T4">52</text:span></text:p>
          </table:table-cell>
          <table:table-cell table:style-name="Table1.A2" office:value-type="string">
            <text:p text:style-name="P6"><text:span text:style-name="T5">Chime of opening</text:span></text:p>
          </table:table-cell>
          <table:table-cell table:style-name="Table1.A2" office:value-type="string">
            <text:p text:style-name="P19"><text:span text:style-name="T4">3,000 gp</text:span></text:p>
          </table:table-cell>
        </table:table-row>
        <table:table-row table:style-name="Table1.2">
          <table:table-cell table:style-name="Table1.A2" office:value-type="string">
            <text:p text:style-name="P16"><text:span text:style-name="T4">53</text:span></text:p>
          </table:table-cell>
          <table:table-cell table:style-name="Table1.A2" office:value-type="string">
            <text:p text:style-name="P6"><text:span text:style-name="T5">Horseshoes of speed</text:span></text:p>
          </table:table-cell>
          <table:table-cell table:style-name="Table1.A2" office:value-type="string">
            <text:p text:style-name="P19"><text:span text:style-name="T4">3,000 gp</text:span></text:p>
          </table:table-cell>
        </table:table-row>
        <table:table-row table:style-name="Table1.2">
          <table:table-cell table:style-name="Table1.A2" office:value-type="string">
            <text:p text:style-name="P16"><text:span text:style-name="T4">54</text:span></text:p>
          </table:table-cell>
          <table:table-cell table:style-name="Table1.A2" office:value-type="string">
            <text:p text:style-name="P6"><text:span text:style-name="T5">Rope of climbing</text:span></text:p>
          </table:table-cell>
          <table:table-cell table:style-name="Table1.A2" office:value-type="string">
            <text:p text:style-name="P19"><text:span text:style-name="T4">3,000 gp</text:span></text:p>
          </table:table-cell>
        </table:table-row>
        <table:table-row table:style-name="Table1.2">
          <table:table-cell table:style-name="Table1.A2" office:value-type="string">
            <text:p text:style-name="P16"><text:span text:style-name="T4">55</text:span></text:p>
          </table:table-cell>
          <table:table-cell table:style-name="Table1.A2" office:value-type="string">
            <text:p text:style-name="P6"><text:span text:style-name="T5">Dust of disappearance</text:span></text:p>
          </table:table-cell>
          <table:table-cell table:style-name="Table1.A2" office:value-type="string">
            <text:p text:style-name="P19"><text:span text:style-name="T4">3,500 gp</text:span></text:p>
          </table:table-cell>
        </table:table-row>
        <table:table-row table:style-name="Table1.2">
          <table:table-cell table:style-name="Table1.A2" office:value-type="string">
            <text:p text:style-name="P16"><text:span text:style-name="T4">56</text:span></text:p>
          </table:table-cell>
          <table:table-cell table:style-name="Table1.A2" office:value-type="string">
            <text:p text:style-name="P6"><text:span text:style-name="T5">Lens of detection</text:span></text:p>
          </table:table-cell>
          <table:table-cell table:style-name="Table1.A2" office:value-type="string">
            <text:p text:style-name="P19"><text:span text:style-name="T4">3,500 gp</text:span></text:p>
          </table:table-cell>
        </table:table-row>
        <table:table-row table:style-name="Table1.2">
          <table:table-cell table:style-name="Table1.A2" office:value-type="string">
            <text:p text:style-name="P16"><text:span text:style-name="T4">57</text:span></text:p>
          </table:table-cell>
          <table:table-cell table:style-name="Table1.A2" office:value-type="string">
            <text:p text:style-name="P6"><text:span text:style-name="T5">Vestment, druid’s</text:span></text:p>
          </table:table-cell>
          <table:table-cell table:style-name="Table1.A2" office:value-type="string">
            <text:p text:style-name="P19"><text:span text:style-name="T4">3,750 gp</text:span></text:p>
          </table:table-cell>
        </table:table-row>
        <table:table-row table:style-name="Table1.2">
          <table:table-cell table:style-name="Table1.A2" office:value-type="string">
            <text:p text:style-name="P16"><text:span text:style-name="T4">58</text:span></text:p>
          </table:table-cell>
          <table:table-cell table:style-name="Table1.A2" office:value-type="string">
            <text:p text:style-name="P6"><text:span text:style-name="T5">Figurine of wondrous power, silver raven</text:span></text:p>
          </table:table-cell>
          <table:table-cell table:style-name="Table1.A2" office:value-type="string">
            <text:p text:style-name="P19"><text:span text:style-name="T4">3,800 gp</text:span></text:p>
          </table:table-cell>
        </table:table-row>
        <table:table-row table:style-name="Table1.2">
          <table:table-cell table:style-name="Table1.A2" office:value-type="string">
            <text:p text:style-name="P16"><text:span text:style-name="T4">59</text:span></text:p>
          </table:table-cell>
          <table:table-cell table:style-name="Table1.A2" office:value-type="string">
            <text:p text:style-name="P6"><text:span text:style-name="T5">Amulet of health +2</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0</text:span></text:p>
          </table:table-cell>
          <table:table-cell table:style-name="Table1.A2" office:value-type="string">
            <text:p text:style-name="P6"><text:span text:style-name="T5">Bracers of armor +2</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1</text:span></text:p>
          </table:table-cell>
          <table:table-cell table:style-name="Table1.A2" office:value-type="string">
            <text:p text:style-name="P6"><text:span text:style-name="T5">Cloak of Charisma +2</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2</text:span></text:p>
          </table:table-cell>
          <table:table-cell table:style-name="Table1.A2" office:value-type="string">
            <text:p text:style-name="P6"><text:span text:style-name="T5">Cloak of resistance +2</text:span></text:p>
          </table:table-cell>
          <table:table-cell table:style-name="Table1.A2" office:value-type="string">
            <text:p text:style-name="P19"><text:span text:style-name="T4">4,000 gp</text:span></text:p>
          </table:table-cell>
        </table:table-row>
        <text:soft-page-break/>
        <table:table-row table:style-name="Table1.2">
          <table:table-cell table:style-name="Table1.A2" office:value-type="string">
            <text:p text:style-name="P16"><text:span text:style-name="T4">63</text:span></text:p>
          </table:table-cell>
          <table:table-cell table:style-name="Table1.A2" office:value-type="string">
            <text:p text:style-name="P6"><text:span text:style-name="T5">Gauntlets of ogre power</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4</text:span></text:p>
          </table:table-cell>
          <table:table-cell table:style-name="Table1.A2" office:value-type="string">
            <text:p text:style-name="P6"><text:span text:style-name="T5">Gloves of arrow snaring</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5</text:span></text:p>
          </table:table-cell>
          <table:table-cell table:style-name="Table1.A2" office:value-type="string">
            <text:p text:style-name="P6"><text:span text:style-name="T5">Gloves of Dexterity +2</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6</text:span></text:p>
          </table:table-cell>
          <table:table-cell table:style-name="Table1.A2" office:value-type="string">
            <text:p text:style-name="P6"><text:span text:style-name="T5">Headband of intellect +2</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7</text:span></text:p>
          </table:table-cell>
          <table:table-cell table:style-name="Table1.A2" office:value-type="string">
            <text:p text:style-name="P6"><text:span text:style-name="T5">Ioun stone, clear spindle</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8</text:span></text:p>
          </table:table-cell>
          <table:table-cell table:style-name="Table1.A2" office:value-type="string">
            <text:p text:style-name="P6"><text:span text:style-name="T5">Restorative ointment</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69</text:span></text:p>
          </table:table-cell>
          <table:table-cell table:style-name="Table1.A2" office:value-type="string">
            <text:p text:style-name="P6"><text:span text:style-name="T5">Marvelous pigments</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70</text:span></text:p>
          </table:table-cell>
          <table:table-cell table:style-name="Table1.A2" office:value-type="string">
            <text:p text:style-name="P6"><text:span text:style-name="T5">Pearl of power, 2nd-level spell</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71</text:span></text:p>
          </table:table-cell>
          <table:table-cell table:style-name="Table1.A2" office:value-type="string">
            <text:p text:style-name="P6"><text:span text:style-name="T5">Periapt of Wisdom +2</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72</text:span></text:p>
          </table:table-cell>
          <table:table-cell table:style-name="Table1.A2" office:value-type="string">
            <text:p text:style-name="P6"><text:span text:style-name="T5">Stone salve</text:span></text:p>
          </table:table-cell>
          <table:table-cell table:style-name="Table1.A2" office:value-type="string">
            <text:p text:style-name="P19"><text:span text:style-name="T4">4,000 gp</text:span></text:p>
          </table:table-cell>
        </table:table-row>
        <table:table-row table:style-name="Table1.2">
          <table:table-cell table:style-name="Table1.A2" office:value-type="string">
            <text:p text:style-name="P16"><text:span text:style-name="T4">73</text:span></text:p>
          </table:table-cell>
          <table:table-cell table:style-name="Table1.A2" office:value-type="string">
            <text:p text:style-name="P6"><text:span text:style-name="T5">Necklace of fireballs type III</text:span></text:p>
          </table:table-cell>
          <table:table-cell table:style-name="Table1.A2" office:value-type="string">
            <text:p text:style-name="P19"><text:span text:style-name="T4">4,350 gp</text:span></text:p>
          </table:table-cell>
        </table:table-row>
        <table:table-row table:style-name="Table1.2">
          <table:table-cell table:style-name="Table1.A2" office:value-type="string">
            <text:p text:style-name="P16"><text:span text:style-name="T4">74</text:span></text:p>
          </table:table-cell>
          <table:table-cell table:style-name="Table1.A2" office:value-type="string">
            <text:p text:style-name="P6"><text:span text:style-name="T5">Circlet of persuasion</text:span></text:p>
          </table:table-cell>
          <table:table-cell table:style-name="Table1.A2" office:value-type="string">
            <text:p text:style-name="P19"><text:span text:style-name="T4">4,500 gp</text:span></text:p>
          </table:table-cell>
        </table:table-row>
        <table:table-row table:style-name="Table1.2">
          <table:table-cell table:style-name="Table1.A2" office:value-type="string">
            <text:p text:style-name="P16"><text:span text:style-name="T4">75</text:span></text:p>
          </table:table-cell>
          <table:table-cell table:style-name="Table1.A2" office:value-type="string">
            <text:p text:style-name="P6"><text:span text:style-name="T5">Slippers of spider climbing</text:span></text:p>
          </table:table-cell>
          <table:table-cell table:style-name="Table1.A2" office:value-type="string">
            <text:p text:style-name="P19"><text:span text:style-name="T4">4,800 gp</text:span></text:p>
          </table:table-cell>
        </table:table-row>
        <table:table-row table:style-name="Table1.2">
          <table:table-cell table:style-name="Table1.A2" office:value-type="string">
            <text:p text:style-name="P16"><text:span text:style-name="T4">76</text:span></text:p>
          </table:table-cell>
          <table:table-cell table:style-name="Table1.A2" office:value-type="string">
            <text:p text:style-name="P6"><text:span text:style-name="T5">Incense of meditation</text:span></text:p>
          </table:table-cell>
          <table:table-cell table:style-name="Table1.A2" office:value-type="string">
            <text:p text:style-name="P19"><text:span text:style-name="T4">4,900 gp</text:span></text:p>
          </table:table-cell>
        </table:table-row>
        <table:table-row table:style-name="Table1.2">
          <table:table-cell table:style-name="Table1.A2" office:value-type="string">
            <text:p text:style-name="P16"><text:span text:style-name="T4">77</text:span></text:p>
          </table:table-cell>
          <table:table-cell table:style-name="Table1.A2" office:value-type="string">
            <text:p text:style-name="P6"><text:span text:style-name="T5">Bag of holding type II</text:span></text:p>
          </table:table-cell>
          <table:table-cell table:style-name="Table1.A2" office:value-type="string">
            <text:p text:style-name="P19"><text:span text:style-name="T4">5,000 gp</text:span></text:p>
          </table:table-cell>
        </table:table-row>
        <table:table-row table:style-name="Table1.2">
          <table:table-cell table:style-name="Table1.A2" office:value-type="string">
            <text:p text:style-name="P16"><text:span text:style-name="T4">78</text:span></text:p>
          </table:table-cell>
          <table:table-cell table:style-name="Table1.A2" office:value-type="string">
            <text:p text:style-name="P6"><text:span text:style-name="T5">Bracers of archery, lesser</text:span></text:p>
          </table:table-cell>
          <table:table-cell table:style-name="Table1.A2" office:value-type="string">
            <text:p text:style-name="P19"><text:span text:style-name="T4">5,000 gp</text:span></text:p>
          </table:table-cell>
        </table:table-row>
        <table:table-row table:style-name="Table1.2">
          <table:table-cell table:style-name="Table1.A2" office:value-type="string">
            <text:p text:style-name="P16"><text:span text:style-name="T4">79</text:span></text:p>
          </table:table-cell>
          <table:table-cell table:style-name="Table1.A2" office:value-type="string">
            <text:p text:style-name="P6"><text:span text:style-name="T5">Ioun stone, dusty rose prism</text:span></text:p>
          </table:table-cell>
          <table:table-cell table:style-name="Table1.A2" office:value-type="string">
            <text:p text:style-name="P19"><text:span text:style-name="T4">5,000 gp</text:span></text:p>
          </table:table-cell>
        </table:table-row>
        <table:table-row table:style-name="Table1.2">
          <table:table-cell table:style-name="Table1.A2" office:value-type="string">
            <text:p text:style-name="P16"><text:span text:style-name="T4">80</text:span></text:p>
          </table:table-cell>
          <table:table-cell table:style-name="Table1.A2" office:value-type="string">
            <text:p text:style-name="P6"><text:span text:style-name="T5">Helm of comprehend languages and read magic</text:span></text:p>
          </table:table-cell>
          <table:table-cell table:style-name="Table1.A2" office:value-type="string">
            <text:p text:style-name="P19"><text:span text:style-name="T4">5,200 gp</text:span></text:p>
          </table:table-cell>
        </table:table-row>
        <table:table-row table:style-name="Table1.2">
          <table:table-cell table:style-name="Table1.A2" office:value-type="string">
            <text:p text:style-name="P16"><text:span text:style-name="T4">81</text:span></text:p>
          </table:table-cell>
          <table:table-cell table:style-name="Table1.A2" office:value-type="string">
            <text:p text:style-name="P6"><text:span text:style-name="T5">Vest of escape</text:span></text:p>
          </table:table-cell>
          <table:table-cell table:style-name="Table1.A2" office:value-type="string">
            <text:p text:style-name="P19"><text:span text:style-name="T4">5,200 gp</text:span></text:p>
          </table:table-cell>
        </table:table-row>
        <table:table-row table:style-name="Table1.2">
          <table:table-cell table:style-name="Table1.A2" office:value-type="string">
            <text:p text:style-name="P16"><text:span text:style-name="T4">82</text:span></text:p>
          </table:table-cell>
          <table:table-cell table:style-name="Table1.A2" office:value-type="string">
            <text:p text:style-name="P6"><text:span text:style-name="T5">Eversmoking bottle</text:span></text:p>
          </table:table-cell>
          <table:table-cell table:style-name="Table1.A2" office:value-type="string">
            <text:p text:style-name="P19"><text:span text:style-name="T4">5,400 gp</text:span></text:p>
          </table:table-cell>
        </table:table-row>
        <table:table-row table:style-name="Table1.2">
          <table:table-cell table:style-name="Table1.A2" office:value-type="string">
            <text:p text:style-name="P16"><text:span text:style-name="T4">83</text:span></text:p>
          </table:table-cell>
          <table:table-cell table:style-name="Table1.A2" office:value-type="string">
            <text:p text:style-name="P6"><text:span text:style-name="T5">Sustaining spoon</text:span></text:p>
          </table:table-cell>
          <table:table-cell table:style-name="Table1.A2" office:value-type="string">
            <text:p text:style-name="P19"><text:span text:style-name="T4">5,400 gp</text:span></text:p>
          </table:table-cell>
        </table:table-row>
        <table:table-row table:style-name="Table1.2">
          <table:table-cell table:style-name="Table1.A2" office:value-type="string">
            <text:p text:style-name="P16"><text:span text:style-name="T4">84</text:span></text:p>
          </table:table-cell>
          <table:table-cell table:style-name="Table1.A2" office:value-type="string">
            <text:p text:style-name="P6"><text:span text:style-name="T5">Necklace of fireballs type IV</text:span></text:p>
          </table:table-cell>
          <table:table-cell table:style-name="Table1.A2" office:value-type="string">
            <text:p text:style-name="P19"><text:span text:style-name="T4">5,400 gp</text:span></text:p>
          </table:table-cell>
        </table:table-row>
        <table:table-row table:style-name="Table1.2">
          <table:table-cell table:style-name="Table1.A2" office:value-type="string">
            <text:p text:style-name="P16"><text:span text:style-name="T4">85</text:span></text:p>
          </table:table-cell>
          <table:table-cell table:style-name="Table1.A2" office:value-type="string">
            <text:p text:style-name="P6"><text:span text:style-name="T5">Boots of striding and springing</text:span></text:p>
          </table:table-cell>
          <table:table-cell table:style-name="Table1.A2" office:value-type="string">
            <text:p text:style-name="P19"><text:span text:style-name="T4">5,500 gp</text:span></text:p>
          </table:table-cell>
        </table:table-row>
        <table:table-row table:style-name="Table1.2">
          <table:table-cell table:style-name="Table1.A2" office:value-type="string">
            <text:p text:style-name="P16"><text:span text:style-name="T4">86</text:span></text:p>
          </table:table-cell>
          <table:table-cell table:style-name="Table1.A2" office:value-type="string">
            <text:p text:style-name="P6"><text:span text:style-name="T5">Wind fan</text:span></text:p>
          </table:table-cell>
          <table:table-cell table:style-name="Table1.A2" office:value-type="string">
            <text:p text:style-name="P19"><text:span text:style-name="T4">5,500 gp</text:span></text:p>
          </table:table-cell>
        </table:table-row>
        <table:table-row table:style-name="Table1.2">
          <table:table-cell table:style-name="Table1.A2" office:value-type="string">
            <text:p text:style-name="P16"><text:span text:style-name="T4">87</text:span></text:p>
          </table:table-cell>
          <table:table-cell table:style-name="Table1.A2" office:value-type="string">
            <text:p text:style-name="P6"><text:span text:style-name="T5">Amulet of mighty fists +1</text:span></text:p>
          </table:table-cell>
          <table:table-cell table:style-name="Table1.A2" office:value-type="string">
            <text:p text:style-name="P19"><text:span text:style-name="T4">6,000 gp</text:span></text:p>
          </table:table-cell>
        </table:table-row>
        <table:table-row table:style-name="Table1.2">
          <table:table-cell table:style-name="Table1.A2" office:value-type="string">
            <text:p text:style-name="P16"><text:span text:style-name="T4">88</text:span></text:p>
          </table:table-cell>
          <table:table-cell table:style-name="Table1.A2" office:value-type="string">
            <text:p text:style-name="P6"><text:span text:style-name="T5">Horseshoes of a zephyr</text:span></text:p>
          </table:table-cell>
          <table:table-cell table:style-name="Table1.A2" office:value-type="string">
            <text:p text:style-name="P19"><text:span text:style-name="T4">6,000 gp</text:span></text:p>
          </table:table-cell>
        </table:table-row>
        <table:table-row table:style-name="Table1.2">
          <table:table-cell table:style-name="Table1.A2" office:value-type="string">
            <text:p text:style-name="P16"><text:span text:style-name="T4">89</text:span></text:p>
          </table:table-cell>
          <table:table-cell table:style-name="Table1.A2" office:value-type="string">
            <text:p text:style-name="P6"><text:span text:style-name="T5">Pipes of haunting</text:span></text:p>
          </table:table-cell>
          <table:table-cell table:style-name="Table1.A2" office:value-type="string">
            <text:p text:style-name="P19"><text:span text:style-name="T4">6,000 gp</text:span></text:p>
          </table:table-cell>
        </table:table-row>
        <table:table-row table:style-name="Table1.2">
          <table:table-cell table:style-name="Table1.A2" office:value-type="string">
            <text:p text:style-name="P16"><text:span text:style-name="T4">90</text:span></text:p>
          </table:table-cell>
          <table:table-cell table:style-name="Table1.A2" office:value-type="string">
            <text:p text:style-name="P6"><text:span text:style-name="T5">Necklace of fireballs type V</text:span></text:p>
          </table:table-cell>
          <table:table-cell table:style-name="Table1.A2" office:value-type="string">
            <text:p text:style-name="P19"><text:span text:style-name="T4">6,150 gp</text:span></text:p>
          </table:table-cell>
        </table:table-row>
        <table:table-row table:style-name="Table1.2">
          <table:table-cell table:style-name="Table1.A2" office:value-type="string">
            <text:p text:style-name="P16"><text:span text:style-name="T4">91</text:span></text:p>
          </table:table-cell>
          <table:table-cell table:style-name="Table1.A2" office:value-type="string">
            <text:p text:style-name="P6"><text:span text:style-name="T5">Gloves of swimming and climbing</text:span></text:p>
          </table:table-cell>
          <table:table-cell table:style-name="Table1.A2" office:value-type="string">
            <text:p text:style-name="P19"><text:span text:style-name="T4">6,250 gp</text:span></text:p>
          </table:table-cell>
        </table:table-row>
        <table:table-row table:style-name="Table1.2">
          <table:table-cell table:style-name="Table1.A2" office:value-type="string">
            <text:p text:style-name="P16"><text:span text:style-name="T4">92</text:span></text:p>
          </table:table-cell>
          <table:table-cell table:style-name="Table1.A2" office:value-type="string">
            <text:p text:style-name="P6"><text:span text:style-name="T5">Bag of tricks, tan</text:span></text:p>
          </table:table-cell>
          <table:table-cell table:style-name="Table1.A2" office:value-type="string">
            <text:p text:style-name="P19"><text:span text:style-name="T4">6,300 gp</text:span></text:p>
          </table:table-cell>
        </table:table-row>
        <table:table-row table:style-name="Table1.2">
          <table:table-cell table:style-name="Table1.A2" office:value-type="string">
            <text:p text:style-name="P16"><text:span text:style-name="T4">93</text:span></text:p>
          </table:table-cell>
          <table:table-cell table:style-name="Table1.A2" office:value-type="string">
            <text:p text:style-name="P6"><text:span text:style-name="T5">Circlet of blasting, minor</text:span></text:p>
          </table:table-cell>
          <table:table-cell table:style-name="Table1.A2" office:value-type="string">
            <text:p text:style-name="P19"><text:span text:style-name="T4">6,480 gp</text:span></text:p>
          </table:table-cell>
        </table:table-row>
        <table:table-row table:style-name="Table1.2">
          <table:table-cell table:style-name="Table1.A2" office:value-type="string">
            <text:p text:style-name="P16"><text:span text:style-name="T4">94</text:span></text:p>
          </table:table-cell>
          <table:table-cell table:style-name="Table1.A2" office:value-type="string">
            <text:p text:style-name="P6"><text:span text:style-name="T5">Horn of goodness/evil</text:span></text:p>
          </table:table-cell>
          <table:table-cell table:style-name="Table1.A2" office:value-type="string">
            <text:p text:style-name="P19"><text:span text:style-name="T4">6,500 gp</text:span></text:p>
          </table:table-cell>
        </table:table-row>
        <text:soft-page-break/>
        <table:table-row table:style-name="Table1.2">
          <table:table-cell table:style-name="Table1.A2" office:value-type="string">
            <text:p text:style-name="P16"><text:span text:style-name="T4">95</text:span></text:p>
          </table:table-cell>
          <table:table-cell table:style-name="Table1.A2" office:value-type="string">
            <text:p text:style-name="P6"><text:span text:style-name="T5">Robe of useful items</text:span></text:p>
          </table:table-cell>
          <table:table-cell table:style-name="Table1.A2" office:value-type="string">
            <text:p text:style-name="P19"><text:span text:style-name="T4">7,000 gp</text:span></text:p>
          </table:table-cell>
        </table:table-row>
        <table:table-row table:style-name="Table1.2">
          <table:table-cell table:style-name="Table1.A2" office:value-type="string">
            <text:p text:style-name="P16"><text:span text:style-name="T4">96</text:span></text:p>
          </table:table-cell>
          <table:table-cell table:style-name="Table1.A2" office:value-type="string">
            <text:p text:style-name="P6"><text:span text:style-name="T5">Boat, folding</text:span></text:p>
          </table:table-cell>
          <table:table-cell table:style-name="Table1.A2" office:value-type="string">
            <text:p text:style-name="P19"><text:span text:style-name="T4">7,200 gp</text:span></text:p>
          </table:table-cell>
        </table:table-row>
        <table:table-row table:style-name="Table1.2">
          <table:table-cell table:style-name="Table1.A2" office:value-type="string">
            <text:p text:style-name="P16"><text:span text:style-name="T4">97</text:span></text:p>
          </table:table-cell>
          <table:table-cell table:style-name="Table1.A2" office:value-type="string">
            <text:p text:style-name="P6"><text:span text:style-name="T5">Cloak of the manta ray</text:span></text:p>
          </table:table-cell>
          <table:table-cell table:style-name="Table1.A2" office:value-type="string">
            <text:p text:style-name="P19"><text:span text:style-name="T4">7,200 gp</text:span></text:p>
          </table:table-cell>
        </table:table-row>
        <table:table-row table:style-name="Table1.2">
          <table:table-cell table:style-name="Table1.A2" office:value-type="string">
            <text:p text:style-name="P16"><text:span text:style-name="T4">98</text:span></text:p>
          </table:table-cell>
          <table:table-cell table:style-name="Table1.A2" office:value-type="string">
            <text:p text:style-name="P6"><text:span text:style-name="T5">Bottle of air</text:span></text:p>
          </table:table-cell>
          <table:table-cell table:style-name="Table1.A2" office:value-type="string">
            <text:p text:style-name="P19"><text:span text:style-name="T4">7,250 gp</text:span></text:p>
          </table:table-cell>
        </table:table-row>
        <table:table-row table:style-name="Table1.2">
          <table:table-cell table:style-name="Table1.A2" office:value-type="string">
            <text:p text:style-name="P16"><text:span text:style-name="T4">99</text:span></text:p>
          </table:table-cell>
          <table:table-cell table:style-name="Table1.A2" office:value-type="string">
            <text:p text:style-name="P6"><text:span text:style-name="T5">Bag of holding type III</text:span></text:p>
          </table:table-cell>
          <table:table-cell table:style-name="Table1.A2" office:value-type="string">
            <text:p text:style-name="P19"><text:span text:style-name="T4">7,400 gp</text:span></text:p>
          </table:table-cell>
        </table:table-row>
        <table:table-row table:style-name="Table1.2">
          <table:table-cell table:style-name="Table1.A102" office:value-type="string">
            <text:p text:style-name="P17"><text:span text:style-name="T4">100</text:span></text:p>
          </table:table-cell>
          <table:table-cell table:style-name="Table1.A102" office:value-type="string">
            <text:p text:style-name="P7"><text:span text:style-name="T5">Periapt of health</text:span></text:p>
          </table:table-cell>
          <table:table-cell table:style-name="Table1.A102" office:value-type="string">
            <text:p text:style-name="P20"><text:span text:style-name="T4">7,400 gp</text:span></text:p>
          </table:table-cell>
        </table:table-row>
      </table:table>
      <text:p text:style-name="P1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text:span text:style-name="T3">Table: Medium Wondrous Items</text:span></text:p>
          </table:table-cell>
          <table:covered-table-cell/>
          <table:covered-table-cell/>
        </table:table-row>
        <table:table-row table:style-name="Table2.2">
          <table:table-cell table:style-name="Table2.A2" office:value-type="string">
            <text:p text:style-name="P15"><text:span text:style-name="T13">d%</text:span></text:p>
          </table:table-cell>
          <table:table-cell table:style-name="Table2.A2" office:value-type="string">
            <text:p text:style-name="P13"><text:span text:style-name="T13">Item</text:span></text:p>
          </table:table-cell>
          <table:table-cell table:style-name="Table2.A2" office:value-type="string">
            <text:h text:style-name="P23" text:outline-level="6"><text:span text:style-name="T1">Market Price</text:span></text:h>
          </table:table-cell>
        </table:table-row>
        <table:table-row table:style-name="Table2.2">
          <table:table-cell table:style-name="Table2.A2" office:value-type="string">
            <text:p text:style-name="P16"><text:span text:style-name="T4">01</text:span></text:p>
          </table:table-cell>
          <table:table-cell table:style-name="Table2.A2" office:value-type="string">
            <text:p text:style-name="P6"><text:span text:style-name="T5">Boots of levitation</text:span></text:p>
          </table:table-cell>
          <table:table-cell table:style-name="Table2.A2" office:value-type="string">
            <text:p text:style-name="P19"><text:span text:style-name="T4">7,500 gp</text:span></text:p>
          </table:table-cell>
        </table:table-row>
        <table:table-row table:style-name="Table2.2">
          <table:table-cell table:style-name="Table2.A2" office:value-type="string">
            <text:p text:style-name="P16"><text:span text:style-name="T4">02</text:span></text:p>
          </table:table-cell>
          <table:table-cell table:style-name="Table2.A2" office:value-type="string">
            <text:p text:style-name="P6"><text:span text:style-name="T5">Harp of charming</text:span></text:p>
          </table:table-cell>
          <table:table-cell table:style-name="Table2.A2" office:value-type="string">
            <text:p text:style-name="P19"><text:span text:style-name="T4">7,500 gp</text:span></text:p>
          </table:table-cell>
        </table:table-row>
        <table:table-row table:style-name="Table2.2">
          <table:table-cell table:style-name="Table2.A2" office:value-type="string">
            <text:p text:style-name="P16"><text:span text:style-name="T4">03</text:span></text:p>
          </table:table-cell>
          <table:table-cell table:style-name="Table2.A2" office:value-type="string">
            <text:p text:style-name="P6"><text:span text:style-name="T5">Amulet of natural armor +2</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04</text:span></text:p>
          </table:table-cell>
          <table:table-cell table:style-name="Table2.A2" office:value-type="string">
            <text:p text:style-name="P6"><text:span text:style-name="T5">Golem manual, flesh</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05</text:span></text:p>
          </table:table-cell>
          <table:table-cell table:style-name="Table2.A2" office:value-type="string">
            <text:p text:style-name="P6"><text:span text:style-name="T5">Hand of glory</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06</text:span></text:p>
          </table:table-cell>
          <table:table-cell table:style-name="Table2.A2" office:value-type="string">
            <text:p text:style-name="P6"><text:span text:style-name="T5">Ioun stone, deep red sphere</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07</text:span></text:p>
          </table:table-cell>
          <table:table-cell table:style-name="Table2.A2" office:value-type="string">
            <text:p text:style-name="P6"><text:span text:style-name="T5">Ioun stone, incandescent blue sphere</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08</text:span></text:p>
          </table:table-cell>
          <table:table-cell table:style-name="Table2.A2" office:value-type="string">
            <text:p text:style-name="P6"><text:span text:style-name="T5">Ioun stone, pale blue rhomboid</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09</text:span></text:p>
          </table:table-cell>
          <table:table-cell table:style-name="Table2.A2" office:value-type="string">
            <text:p text:style-name="P6"><text:span text:style-name="T5">Ioun stone, pink and green sphere</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10</text:span></text:p>
          </table:table-cell>
          <table:table-cell table:style-name="Table2.A2" office:value-type="string">
            <text:p text:style-name="P6"><text:span text:style-name="T5">Ioun stone, pink rhomboid</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11</text:span></text:p>
          </table:table-cell>
          <table:table-cell table:style-name="Table2.A2" office:value-type="string">
            <text:p text:style-name="P6"><text:span text:style-name="T5">Ioun stone, scarlet and blue sphere</text:span></text:p>
          </table:table-cell>
          <table:table-cell table:style-name="Table2.A2" office:value-type="string">
            <text:p text:style-name="P19"><text:span text:style-name="T4">8,000 gp</text:span></text:p>
          </table:table-cell>
        </table:table-row>
        <table:table-row table:style-name="Table2.2">
          <table:table-cell table:style-name="Table2.A2" office:value-type="string">
            <text:p text:style-name="P16"><text:span text:style-name="T4">12</text:span></text:p>
          </table:table-cell>
          <table:table-cell table:style-name="Table2.A2" office:value-type="string">
            <text:p text:style-name="P6"><text:span text:style-name="T5">Deck of illusions</text:span></text:p>
          </table:table-cell>
          <table:table-cell table:style-name="Table2.A2" office:value-type="string">
            <text:p text:style-name="P19"><text:span text:style-name="T4">8,100 gp</text:span></text:p>
          </table:table-cell>
        </table:table-row>
        <table:table-row table:style-name="Table2.2">
          <table:table-cell table:style-name="Table2.A2" office:value-type="string">
            <text:p text:style-name="P16"><text:span text:style-name="T4">13</text:span></text:p>
          </table:table-cell>
          <table:table-cell table:style-name="Table2.A2" office:value-type="string">
            <text:p text:style-name="P6"><text:span text:style-name="T5">Necklace of fireballs type VI</text:span></text:p>
          </table:table-cell>
          <table:table-cell table:style-name="Table2.A2" office:value-type="string">
            <text:p text:style-name="P19"><text:span text:style-name="T4">8,100 gp</text:span></text:p>
          </table:table-cell>
        </table:table-row>
        <table:table-row table:style-name="Table2.2">
          <table:table-cell table:style-name="Table2.A2" office:value-type="string">
            <text:p text:style-name="P16"><text:span text:style-name="T4">14</text:span></text:p>
          </table:table-cell>
          <table:table-cell table:style-name="Table2.A2" office:value-type="string">
            <text:p text:style-name="P6"><text:span text:style-name="T5">Candle of invocation</text:span></text:p>
          </table:table-cell>
          <table:table-cell table:style-name="Table2.A2" office:value-type="string">
            <text:p text:style-name="P19"><text:span text:style-name="T4">8,400 gp</text:span></text:p>
          </table:table-cell>
        </table:table-row>
        <table:table-row table:style-name="Table2.2">
          <table:table-cell table:style-name="Table2.A2" office:value-type="string">
            <text:p text:style-name="P16"><text:span text:style-name="T4">15</text:span></text:p>
          </table:table-cell>
          <table:table-cell table:style-name="Table2.A2" office:value-type="string">
            <text:p text:style-name="P6"><text:span text:style-name="T5">Bracers of armor +3</text:span></text:p>
          </table:table-cell>
          <table:table-cell table:style-name="Table2.A2" office:value-type="string">
            <text:p text:style-name="P19"><text:span text:style-name="T4">9,000 gp</text:span></text:p>
          </table:table-cell>
        </table:table-row>
        <table:table-row table:style-name="Table2.2">
          <table:table-cell table:style-name="Table2.A2" office:value-type="string">
            <text:p text:style-name="P16"><text:span text:style-name="T4">16</text:span></text:p>
          </table:table-cell>
          <table:table-cell table:style-name="Table2.A2" office:value-type="string">
            <text:p text:style-name="P6"><text:span text:style-name="T5">Cloak of resistance +3</text:span></text:p>
          </table:table-cell>
          <table:table-cell table:style-name="Table2.A2" office:value-type="string">
            <text:p text:style-name="P19"><text:span text:style-name="T4">9,000 gp</text:span></text:p>
          </table:table-cell>
        </table:table-row>
        <table:table-row table:style-name="Table2.2">
          <table:table-cell table:style-name="Table2.A2" office:value-type="string">
            <text:p text:style-name="P16"><text:span text:style-name="T4">17</text:span></text:p>
          </table:table-cell>
          <table:table-cell table:style-name="Table2.A2" office:value-type="string">
            <text:p text:style-name="P6"><text:span text:style-name="T5">Decanter of endless water</text:span></text:p>
          </table:table-cell>
          <table:table-cell table:style-name="Table2.A2" office:value-type="string">
            <text:p text:style-name="P19"><text:span text:style-name="T4">9,000 gp</text:span></text:p>
          </table:table-cell>
        </table:table-row>
        <table:table-row table:style-name="Table2.2">
          <table:table-cell table:style-name="Table2.A2" office:value-type="string">
            <text:p text:style-name="P16"><text:span text:style-name="T4">18</text:span></text:p>
          </table:table-cell>
          <table:table-cell table:style-name="Table2.A2" office:value-type="string">
            <text:p text:style-name="P6"><text:span text:style-name="T5">Necklace of adaptation</text:span></text:p>
          </table:table-cell>
          <table:table-cell table:style-name="Table2.A2" office:value-type="string">
            <text:p text:style-name="P19"><text:span text:style-name="T4">9,000 gp</text:span></text:p>
          </table:table-cell>
        </table:table-row>
        <table:table-row table:style-name="Table2.2">
          <table:table-cell table:style-name="Table2.A2" office:value-type="string">
            <text:p text:style-name="P16"><text:span text:style-name="T4">19</text:span></text:p>
          </table:table-cell>
          <table:table-cell table:style-name="Table2.A2" office:value-type="string">
            <text:p text:style-name="P6"><text:span text:style-name="T5">Pearl of power, 3rd-level spell</text:span></text:p>
          </table:table-cell>
          <table:table-cell table:style-name="Table2.A2" office:value-type="string">
            <text:p text:style-name="P19"><text:span text:style-name="T4">9,000 gp</text:span></text:p>
          </table:table-cell>
        </table:table-row>
        <table:table-row table:style-name="Table2.2">
          <table:table-cell table:style-name="Table2.A2" office:value-type="string">
            <text:p text:style-name="P16"><text:span text:style-name="T4">20</text:span></text:p>
          </table:table-cell>
          <table:table-cell table:style-name="Table2.A2" office:value-type="string">
            <text:p text:style-name="P6"><text:span text:style-name="T5">Talisman of the sphere</text:span></text:p>
          </table:table-cell>
          <table:table-cell table:style-name="Table2.A2" office:value-type="string">
            <text:p text:style-name="P19"><text:span text:style-name="T4">9,000 gp</text:span></text:p>
          </table:table-cell>
        </table:table-row>
        <table:table-row table:style-name="Table2.2">
          <table:table-cell table:style-name="Table2.A2" office:value-type="string">
            <text:p text:style-name="P16"><text:span text:style-name="T4">21</text:span></text:p>
          </table:table-cell>
          <table:table-cell table:style-name="Table2.A2" office:value-type="string">
            <text:p text:style-name="P6"><text:span text:style-name="T5">Figurine of wondrous power, serpentine owl</text:span></text:p>
          </table:table-cell>
          <table:table-cell table:style-name="Table2.A2" office:value-type="string">
            <text:p text:style-name="P19"><text:span text:style-name="T4">9,100 gp</text:span></text:p>
          </table:table-cell>
        </table:table-row>
        <table:table-row table:style-name="Table2.2">
          <table:table-cell table:style-name="Table2.A2" office:value-type="string">
            <text:p text:style-name="P16"><text:span text:style-name="T4">22</text:span></text:p>
          </table:table-cell>
          <table:table-cell table:style-name="Table2.A2" office:value-type="string">
            <text:p text:style-name="P6"><text:span text:style-name="T5">Necklace of fireballs type VII</text:span></text:p>
          </table:table-cell>
          <table:table-cell table:style-name="Table2.A2" office:value-type="string">
            <text:p text:style-name="P19"><text:span text:style-name="T4">9,150 gp</text:span></text:p>
          </table:table-cell>
        </table:table-row>
        <table:table-row table:style-name="Table2.2">
          <table:table-cell table:style-name="Table2.A2" office:value-type="string">
            <text:p text:style-name="P16"><text:span text:style-name="T4">23</text:span></text:p>
          </table:table-cell>
          <table:table-cell table:style-name="Table2.A2" office:value-type="string">
            <text:p text:style-name="P6"><text:span text:style-name="T5">Strand of prayer beads, lesser</text:span></text:p>
          </table:table-cell>
          <table:table-cell table:style-name="Table2.A2" office:value-type="string">
            <text:p text:style-name="P19"><text:span text:style-name="T4">9,600 gp</text:span></text:p>
          </table:table-cell>
        </table:table-row>
        <table:table-row table:style-name="Table2.2">
          <table:table-cell table:style-name="Table2.A2" office:value-type="string">
            <text:p text:style-name="P16"><text:span text:style-name="T4">24</text:span></text:p>
          </table:table-cell>
          <table:table-cell table:style-name="Table2.A2" office:value-type="string">
            <text:p text:style-name="P6"><text:span text:style-name="T5">Bag of holding type IV</text:span></text:p>
          </table:table-cell>
          <table:table-cell table:style-name="Table2.A2" office:value-type="string">
            <text:p text:style-name="P19"><text:span text:style-name="T4">10,000 gp</text:span></text:p>
          </table:table-cell>
        </table:table-row>
        <table:table-row table:style-name="Table2.2">
          <table:table-cell table:style-name="Table2.A2" office:value-type="string">
            <text:p text:style-name="P16"><text:span text:style-name="T4">25</text:span></text:p>
          </table:table-cell>
          <table:table-cell table:style-name="Table2.A2" office:value-type="string">
            <text:p text:style-name="P6"><text:span text:style-name="T5">Figurine of wondrous power, bronze griffon</text:span></text:p>
          </table:table-cell>
          <table:table-cell table:style-name="Table2.A2" office:value-type="string">
            <text:p text:style-name="P19"><text:span text:style-name="T4">10,000 gp</text:span></text:p>
          </table:table-cell>
        </table:table-row>
        <table:table-row table:style-name="Table2.2">
          <table:table-cell table:style-name="Table2.A2" office:value-type="string">
            <text:p text:style-name="P16"><text:span text:style-name="T4">26</text:span></text:p>
          </table:table-cell>
          <table:table-cell table:style-name="Table2.A2" office:value-type="string">
            <text:p text:style-name="P6"><text:span text:style-name="T5">Figurine of wondrous power, ebony fly</text:span></text:p>
          </table:table-cell>
          <table:table-cell table:style-name="Table2.A2" office:value-type="string">
            <text:p text:style-name="P19"><text:span text:style-name="T4">10,000 gp</text:span></text:p>
          </table:table-cell>
        </table:table-row>
        <table:table-row table:style-name="Table2.2">
          <table:table-cell table:style-name="Table2.A2" office:value-type="string">
            <text:p text:style-name="P16"><text:span text:style-name="T4">27</text:span></text:p>
          </table:table-cell>
          <table:table-cell table:style-name="Table2.A2" office:value-type="string">
            <text:p text:style-name="P6"><text:span text:style-name="T5">Glove of storing</text:span></text:p>
          </table:table-cell>
          <table:table-cell table:style-name="Table2.A2" office:value-type="string">
            <text:p text:style-name="P19"><text:span text:style-name="T4">10,000 gp</text:span></text:p>
          </table:table-cell>
        </table:table-row>
        <table:table-row table:style-name="Table2.2">
          <table:table-cell table:style-name="Table2.A2" office:value-type="string">
            <text:p text:style-name="P16"><text:span text:style-name="T4">28</text:span></text:p>
          </table:table-cell>
          <table:table-cell table:style-name="Table2.A2" office:value-type="string">
            <text:p text:style-name="P6"><text:span text:style-name="T5">Ioun stone, dark blue rhomboid</text:span></text:p>
          </table:table-cell>
          <table:table-cell table:style-name="Table2.A2" office:value-type="string">
            <text:p text:style-name="P19"><text:span text:style-name="T4">10,000 gp</text:span></text:p>
          </table:table-cell>
        </table:table-row>
        <table:table-row table:style-name="Table2.2">
          <table:table-cell table:style-name="Table2.A2" office:value-type="string">
            <text:p text:style-name="P16"><text:span text:style-name="T4">29</text:span></text:p>
          </table:table-cell>
          <table:table-cell table:style-name="Table2.A2" office:value-type="string">
            <text:p text:style-name="P6"><text:span text:style-name="T5">Stone horse, courser</text:span></text:p>
          </table:table-cell>
          <table:table-cell table:style-name="Table2.A2" office:value-type="string">
            <text:p text:style-name="P19"><text:span text:style-name="T4">10,000 gp</text:span></text:p>
          </table:table-cell>
        </table:table-row>
        <table:table-row table:style-name="Table2.2">
          <table:table-cell table:style-name="Table2.A2" office:value-type="string">
            <text:p text:style-name="P16"><text:span text:style-name="T4">30</text:span></text:p>
          </table:table-cell>
          <table:table-cell table:style-name="Table2.A2" office:value-type="string">
            <text:p text:style-name="P6"><text:span text:style-name="T5">Cape of the mountebank</text:span></text:p>
          </table:table-cell>
          <table:table-cell table:style-name="Table2.A2" office:value-type="string">
            <text:p text:style-name="P19"><text:span text:style-name="T4">10,080 gp</text:span></text:p>
          </table:table-cell>
        </table:table-row>
        <text:soft-page-break/>
        <table:table-row table:style-name="Table2.2">
          <table:table-cell table:style-name="Table2.A2" office:value-type="string">
            <text:p text:style-name="P16"><text:span text:style-name="T4">31</text:span></text:p>
          </table:table-cell>
          <table:table-cell table:style-name="Table2.A2" office:value-type="string">
            <text:p text:style-name="P6"><text:span text:style-name="T5">Phylactery of undead turning</text:span></text:p>
          </table:table-cell>
          <table:table-cell table:style-name="Table2.A2" office:value-type="string">
            <text:p text:style-name="P19"><text:span text:style-name="T4">11,000 gp</text:span></text:p>
          </table:table-cell>
        </table:table-row>
        <table:table-row table:style-name="Table2.2">
          <table:table-cell table:style-name="Table2.A2" office:value-type="string">
            <text:p text:style-name="P16"><text:span text:style-name="T4">32</text:span></text:p>
          </table:table-cell>
          <table:table-cell table:style-name="Table2.A2" office:value-type="string">
            <text:p text:style-name="P6"><text:span text:style-name="T5">Gauntlet of rust</text:span></text:p>
          </table:table-cell>
          <table:table-cell table:style-name="Table2.A2" office:value-type="string">
            <text:p text:style-name="P19"><text:span text:style-name="T4">11,500 gp</text:span></text:p>
          </table:table-cell>
        </table:table-row>
        <table:table-row table:style-name="Table2.2">
          <table:table-cell table:style-name="Table2.A2" office:value-type="string">
            <text:p text:style-name="P16"><text:span text:style-name="T4">33</text:span></text:p>
          </table:table-cell>
          <table:table-cell table:style-name="Table2.A2" office:value-type="string">
            <text:p text:style-name="P6"><text:span text:style-name="T5">Boots of speed</text:span></text:p>
          </table:table-cell>
          <table:table-cell table:style-name="Table2.A2" office:value-type="string">
            <text:p text:style-name="P19"><text:span text:style-name="T4">12,000 gp</text:span></text:p>
          </table:table-cell>
        </table:table-row>
        <table:table-row table:style-name="Table2.2">
          <table:table-cell table:style-name="Table2.A2" office:value-type="string">
            <text:p text:style-name="P16"><text:span text:style-name="T4">34</text:span></text:p>
          </table:table-cell>
          <table:table-cell table:style-name="Table2.A2" office:value-type="string">
            <text:p text:style-name="P6"><text:span text:style-name="T5">Goggles of night</text:span></text:p>
          </table:table-cell>
          <table:table-cell table:style-name="Table2.A2" office:value-type="string">
            <text:p text:style-name="P19"><text:span text:style-name="T4">12,000 gp</text:span></text:p>
          </table:table-cell>
        </table:table-row>
        <table:table-row table:style-name="Table2.2">
          <table:table-cell table:style-name="Table2.A2" office:value-type="string">
            <text:p text:style-name="P16"><text:span text:style-name="T4">35</text:span></text:p>
          </table:table-cell>
          <table:table-cell table:style-name="Table2.A2" office:value-type="string">
            <text:p text:style-name="P6"><text:span text:style-name="T5">Golem manual, clay</text:span></text:p>
          </table:table-cell>
          <table:table-cell table:style-name="Table2.A2" office:value-type="string">
            <text:p text:style-name="P19"><text:span text:style-name="T4">12,000 gp</text:span></text:p>
          </table:table-cell>
        </table:table-row>
        <table:table-row table:style-name="Table2.2">
          <table:table-cell table:style-name="Table2.A2" office:value-type="string">
            <text:p text:style-name="P16"><text:span text:style-name="T4">36</text:span></text:p>
          </table:table-cell>
          <table:table-cell table:style-name="Table2.A2" office:value-type="string">
            <text:p text:style-name="P6"><text:span text:style-name="T5">Medallion of thoughts</text:span></text:p>
          </table:table-cell>
          <table:table-cell table:style-name="Table2.A2" office:value-type="string">
            <text:p text:style-name="P19"><text:span text:style-name="T4">12,000 gp</text:span></text:p>
          </table:table-cell>
        </table:table-row>
        <table:table-row table:style-name="Table2.2">
          <table:table-cell table:style-name="Table2.A2" office:value-type="string">
            <text:p text:style-name="P16"><text:span text:style-name="T4">37</text:span></text:p>
          </table:table-cell>
          <table:table-cell table:style-name="Table2.A2" office:value-type="string">
            <text:p text:style-name="P6"><text:span text:style-name="T5">Pipes of pain</text:span></text:p>
          </table:table-cell>
          <table:table-cell table:style-name="Table2.A2" office:value-type="string">
            <text:p text:style-name="P19"><text:span text:style-name="T4">12,000 gp</text:span></text:p>
          </table:table-cell>
        </table:table-row>
        <table:table-row table:style-name="Table2.2">
          <table:table-cell table:style-name="Table2.A2" office:value-type="string">
            <text:p text:style-name="P16"><text:span text:style-name="T4">38</text:span></text:p>
          </table:table-cell>
          <table:table-cell table:style-name="Table2.A2" office:value-type="string">
            <text:p text:style-name="P6"><text:span text:style-name="T5">Blessed book</text:span></text:p>
          </table:table-cell>
          <table:table-cell table:style-name="Table2.A2" office:value-type="string">
            <text:p text:style-name="P19"><text:span text:style-name="T4">12,500 gp</text:span></text:p>
          </table:table-cell>
        </table:table-row>
        <table:table-row table:style-name="Table2.2">
          <table:table-cell table:style-name="Table2.A2" office:value-type="string">
            <text:p text:style-name="P16"><text:span text:style-name="T4">39</text:span></text:p>
          </table:table-cell>
          <table:table-cell table:style-name="Table2.A2" office:value-type="string">
            <text:p text:style-name="P6"><text:span text:style-name="T5">Belt, monk’s</text:span></text:p>
          </table:table-cell>
          <table:table-cell table:style-name="Table2.A2" office:value-type="string">
            <text:p text:style-name="P19"><text:span text:style-name="T4">13,000 gp</text:span></text:p>
          </table:table-cell>
        </table:table-row>
        <table:table-row table:style-name="Table2.2">
          <table:table-cell table:style-name="Table2.A2" office:value-type="string">
            <text:p text:style-name="P16"><text:span text:style-name="T4">40</text:span></text:p>
          </table:table-cell>
          <table:table-cell table:style-name="Table2.A2" office:value-type="string">
            <text:p text:style-name="P6"><text:span text:style-name="T5">Gem of brightness</text:span></text:p>
          </table:table-cell>
          <table:table-cell table:style-name="Table2.A2" office:value-type="string">
            <text:p text:style-name="P19"><text:span text:style-name="T4">13,000 gp</text:span></text:p>
          </table:table-cell>
        </table:table-row>
        <table:table-row table:style-name="Table2.2">
          <table:table-cell table:style-name="Table2.A2" office:value-type="string">
            <text:p text:style-name="P16"><text:span text:style-name="T4">41</text:span></text:p>
          </table:table-cell>
          <table:table-cell table:style-name="Table2.A2" office:value-type="string">
            <text:p text:style-name="P6"><text:span text:style-name="T5">Lyre of building</text:span></text:p>
          </table:table-cell>
          <table:table-cell table:style-name="Table2.A2" office:value-type="string">
            <text:p text:style-name="P19"><text:span text:style-name="T4">13,000 gp</text:span></text:p>
          </table:table-cell>
        </table:table-row>
        <table:table-row table:style-name="Table2.2">
          <table:table-cell table:style-name="Table2.A2" office:value-type="string">
            <text:p text:style-name="P16"><text:span text:style-name="T4">42</text:span></text:p>
          </table:table-cell>
          <table:table-cell table:style-name="Table2.A2" office:value-type="string">
            <text:p text:style-name="P6"><text:span text:style-name="T5">Cloak of arachnida</text:span></text:p>
          </table:table-cell>
          <table:table-cell table:style-name="Table2.A2" office:value-type="string">
            <text:p text:style-name="P19"><text:span text:style-name="T4">14,000 gp</text:span></text:p>
          </table:table-cell>
        </table:table-row>
        <table:table-row table:style-name="Table2.2">
          <table:table-cell table:style-name="Table2.A2" office:value-type="string">
            <text:p text:style-name="P16"><text:span text:style-name="T4">43</text:span></text:p>
          </table:table-cell>
          <table:table-cell table:style-name="Table2.A2" office:value-type="string">
            <text:p text:style-name="P6"><text:span text:style-name="T5">Stone horse, destrier</text:span></text:p>
          </table:table-cell>
          <table:table-cell table:style-name="Table2.A2" office:value-type="string">
            <text:p text:style-name="P19"><text:span text:style-name="T4">14,800 gp</text:span></text:p>
          </table:table-cell>
        </table:table-row>
        <table:table-row table:style-name="Table2.2">
          <table:table-cell table:style-name="Table2.A2" office:value-type="string">
            <text:p text:style-name="P16"><text:span text:style-name="T4">44</text:span></text:p>
          </table:table-cell>
          <table:table-cell table:style-name="Table2.A2" office:value-type="string">
            <text:p text:style-name="P6"><text:span text:style-name="T5">Belt of dwarvenkind</text:span></text:p>
          </table:table-cell>
          <table:table-cell table:style-name="Table2.A2" office:value-type="string">
            <text:p text:style-name="P19"><text:span text:style-name="T4">14,900 gp</text:span></text:p>
          </table:table-cell>
        </table:table-row>
        <table:table-row table:style-name="Table2.2">
          <table:table-cell table:style-name="Table2.A2" office:value-type="string">
            <text:p text:style-name="P16"><text:span text:style-name="T4">45</text:span></text:p>
          </table:table-cell>
          <table:table-cell table:style-name="Table2.A2" office:value-type="string">
            <text:p text:style-name="P6"><text:span text:style-name="T5">Periapt of wound closure</text:span></text:p>
          </table:table-cell>
          <table:table-cell table:style-name="Table2.A2" office:value-type="string">
            <text:p text:style-name="P19"><text:span text:style-name="T4">15,000 gp</text:span></text:p>
          </table:table-cell>
        </table:table-row>
        <table:table-row table:style-name="Table2.2">
          <table:table-cell table:style-name="Table2.A2" office:value-type="string">
            <text:p text:style-name="P16"><text:span text:style-name="T4">46</text:span></text:p>
          </table:table-cell>
          <table:table-cell table:style-name="Table2.A2" office:value-type="string">
            <text:p text:style-name="P6"><text:span text:style-name="T5">Horn of the tritons</text:span></text:p>
          </table:table-cell>
          <table:table-cell table:style-name="Table2.A2" office:value-type="string">
            <text:p text:style-name="P19"><text:span text:style-name="T4">15,100 gp</text:span></text:p>
          </table:table-cell>
        </table:table-row>
        <table:table-row table:style-name="Table2.2">
          <table:table-cell table:style-name="Table2.A2" office:value-type="string">
            <text:p text:style-name="P16"><text:span text:style-name="T4">47</text:span></text:p>
          </table:table-cell>
          <table:table-cell table:style-name="Table2.A2" office:value-type="string">
            <text:p text:style-name="P6"><text:span text:style-name="T5">Pearl of the sirines</text:span></text:p>
          </table:table-cell>
          <table:table-cell table:style-name="Table2.A2" office:value-type="string">
            <text:p text:style-name="P19"><text:span text:style-name="T4">15,300 gp</text:span></text:p>
          </table:table-cell>
        </table:table-row>
        <table:table-row table:style-name="Table2.2">
          <table:table-cell table:style-name="Table2.A2" office:value-type="string">
            <text:p text:style-name="P16"><text:span text:style-name="T4">48</text:span></text:p>
          </table:table-cell>
          <table:table-cell table:style-name="Table2.A2" office:value-type="string">
            <text:p text:style-name="P6"><text:span text:style-name="T5">Figurine of wondrous power, onyx dog</text:span></text:p>
          </table:table-cell>
          <table:table-cell table:style-name="Table2.A2" office:value-type="string">
            <text:p text:style-name="P19"><text:span text:style-name="T4">15,500 gp</text:span></text:p>
          </table:table-cell>
        </table:table-row>
        <table:table-row table:style-name="Table2.2">
          <table:table-cell table:style-name="Table2.A2" office:value-type="string">
            <text:p text:style-name="P16"><text:span text:style-name="T4">49</text:span></text:p>
          </table:table-cell>
          <table:table-cell table:style-name="Table2.A2" office:value-type="string">
            <text:p text:style-name="P6"><text:span text:style-name="T5">Amulet of health +4</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0</text:span></text:p>
          </table:table-cell>
          <table:table-cell table:style-name="Table2.A2" office:value-type="string">
            <text:p text:style-name="P6"><text:span text:style-name="T5">Belt of giant Strength +4</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1</text:span></text:p>
          </table:table-cell>
          <table:table-cell table:style-name="Table2.A2" office:value-type="string">
            <text:p text:style-name="P6"><text:span text:style-name="T5">Boots, winged</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2</text:span></text:p>
          </table:table-cell>
          <table:table-cell table:style-name="Table2.A2" office:value-type="string">
            <text:p text:style-name="P6"><text:span text:style-name="T5">Bracers of armor +4</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3</text:span></text:p>
          </table:table-cell>
          <table:table-cell table:style-name="Table2.A2" office:value-type="string">
            <text:p text:style-name="P6"><text:span text:style-name="T5">Cloak of Charisma +4</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4</text:span></text:p>
          </table:table-cell>
          <table:table-cell table:style-name="Table2.A2" office:value-type="string">
            <text:p text:style-name="P6"><text:span text:style-name="T5">Cloak of resistance +4</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5</text:span></text:p>
          </table:table-cell>
          <table:table-cell table:style-name="Table2.A2" office:value-type="string">
            <text:p text:style-name="P6"><text:span text:style-name="T5">Gloves of Dexterity +4</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6</text:span></text:p>
          </table:table-cell>
          <table:table-cell table:style-name="Table2.A2" office:value-type="string">
            <text:p text:style-name="P6"><text:span text:style-name="T5">Headband of intellect +4</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7</text:span></text:p>
          </table:table-cell>
          <table:table-cell table:style-name="Table2.A2" office:value-type="string">
            <text:p text:style-name="P6"><text:span text:style-name="T5">Pearl of power, 4th-level spell</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8</text:span></text:p>
          </table:table-cell>
          <table:table-cell table:style-name="Table2.A2" office:value-type="string">
            <text:p text:style-name="P6"><text:span text:style-name="T5">Periapt of Wisdom +4</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59</text:span></text:p>
          </table:table-cell>
          <table:table-cell table:style-name="Table2.A2" office:value-type="string">
            <text:p text:style-name="P6"><text:span text:style-name="T5">Scabbard of keen edges</text:span></text:p>
          </table:table-cell>
          <table:table-cell table:style-name="Table2.A2" office:value-type="string">
            <text:p text:style-name="P19"><text:span text:style-name="T4">16,000 gp</text:span></text:p>
          </table:table-cell>
        </table:table-row>
        <table:table-row table:style-name="Table2.2">
          <table:table-cell table:style-name="Table2.A2" office:value-type="string">
            <text:p text:style-name="P16"><text:span text:style-name="T4">60</text:span></text:p>
          </table:table-cell>
          <table:table-cell table:style-name="Table2.A2" office:value-type="string">
            <text:p text:style-name="P6"><text:span text:style-name="T5">Figurine of wondrous power, golden lions</text:span></text:p>
          </table:table-cell>
          <table:table-cell table:style-name="Table2.A2" office:value-type="string">
            <text:p text:style-name="P19"><text:span text:style-name="T4">16,500 gp</text:span></text:p>
          </table:table-cell>
        </table:table-row>
        <table:table-row table:style-name="Table2.2">
          <table:table-cell table:style-name="Table2.A2" office:value-type="string">
            <text:p text:style-name="P16"><text:span text:style-name="T4">61</text:span></text:p>
          </table:table-cell>
          <table:table-cell table:style-name="Table2.A2" office:value-type="string">
            <text:p text:style-name="P6"><text:span text:style-name="T5">Chime of interruption</text:span></text:p>
          </table:table-cell>
          <table:table-cell table:style-name="Table2.A2" office:value-type="string">
            <text:p text:style-name="P19"><text:span text:style-name="T4">16,800 gp</text:span></text:p>
          </table:table-cell>
        </table:table-row>
        <table:table-row table:style-name="Table2.2">
          <table:table-cell table:style-name="Table2.A2" office:value-type="string">
            <text:p text:style-name="P16"><text:span text:style-name="T4">62</text:span></text:p>
          </table:table-cell>
          <table:table-cell table:style-name="Table2.A2" office:value-type="string">
            <text:p text:style-name="P6"><text:span text:style-name="T5">Broom of flying</text:span></text:p>
          </table:table-cell>
          <table:table-cell table:style-name="Table2.A2" office:value-type="string">
            <text:p text:style-name="P19"><text:span text:style-name="T4">17,000 gp</text:span></text:p>
          </table:table-cell>
        </table:table-row>
        <text:soft-page-break/>
        <table:table-row table:style-name="Table2.2">
          <table:table-cell table:style-name="Table2.A2" office:value-type="string">
            <text:p text:style-name="P16"><text:span text:style-name="T4">63</text:span></text:p>
          </table:table-cell>
          <table:table-cell table:style-name="Table2.A2" office:value-type="string">
            <text:p text:style-name="P6"><text:span text:style-name="T5">Figurine of wondrous power, marble elephant</text:span></text:p>
          </table:table-cell>
          <table:table-cell table:style-name="Table2.A2" office:value-type="string">
            <text:p text:style-name="P19"><text:span text:style-name="T4">17,000 gp</text:span></text:p>
          </table:table-cell>
        </table:table-row>
        <table:table-row table:style-name="Table2.2">
          <table:table-cell table:style-name="Table2.A2" office:value-type="string">
            <text:p text:style-name="P16"><text:span text:style-name="T4">64</text:span></text:p>
          </table:table-cell>
          <table:table-cell table:style-name="Table2.A2" office:value-type="string">
            <text:p text:style-name="P6"><text:span text:style-name="T5">Amulet of natural armor +3</text:span></text:p>
          </table:table-cell>
          <table:table-cell table:style-name="Table2.A2" office:value-type="string">
            <text:p text:style-name="P19"><text:span text:style-name="T4">18,000 gp</text:span></text:p>
          </table:table-cell>
        </table:table-row>
        <table:table-row table:style-name="Table2.2">
          <table:table-cell table:style-name="Table2.A2" office:value-type="string">
            <text:p text:style-name="P16"><text:span text:style-name="T4">65</text:span></text:p>
          </table:table-cell>
          <table:table-cell table:style-name="Table2.A2" office:value-type="string">
            <text:p text:style-name="P6"><text:span text:style-name="T5">Ioun stone, iridescent spindle</text:span></text:p>
          </table:table-cell>
          <table:table-cell table:style-name="Table2.A2" office:value-type="string">
            <text:p text:style-name="P19"><text:span text:style-name="T4">18,000 gp</text:span></text:p>
          </table:table-cell>
        </table:table-row>
        <table:table-row table:style-name="Table2.2">
          <table:table-cell table:style-name="Table2.A2" office:value-type="string">
            <text:p text:style-name="P16"><text:span text:style-name="T4">66</text:span></text:p>
          </table:table-cell>
          <table:table-cell table:style-name="Table2.A2" office:value-type="string">
            <text:p text:style-name="P6"><text:span text:style-name="T5">Bracelet of friends</text:span></text:p>
          </table:table-cell>
          <table:table-cell table:style-name="Table2.A2" office:value-type="string">
            <text:p text:style-name="P19"><text:span text:style-name="T4">19,000 gp</text:span></text:p>
          </table:table-cell>
        </table:table-row>
        <table:table-row table:style-name="Table2.2">
          <table:table-cell table:style-name="Table2.A2" office:value-type="string">
            <text:p text:style-name="P16"><text:span text:style-name="T4">67</text:span></text:p>
          </table:table-cell>
          <table:table-cell table:style-name="Table2.A2" office:value-type="string">
            <text:p text:style-name="P6"><text:span text:style-name="T5">Carpet of flying, </text:span><text:span text:style-name="T4">5 ft. by 5 ft.</text:span></text:p>
          </table:table-cell>
          <table:table-cell table:style-name="Table2.A2" office:value-type="string">
            <text:p text:style-name="P19"><text:span text:style-name="T4">20,000 gp</text:span></text:p>
          </table:table-cell>
        </table:table-row>
        <table:table-row table:style-name="Table2.2">
          <table:table-cell table:style-name="Table2.A2" office:value-type="string">
            <text:p text:style-name="P16"><text:span text:style-name="T4">68</text:span></text:p>
          </table:table-cell>
          <table:table-cell table:style-name="Table2.A2" office:value-type="string">
            <text:p text:style-name="P6"><text:span text:style-name="T5">Horn of blasting</text:span></text:p>
          </table:table-cell>
          <table:table-cell table:style-name="Table2.A2" office:value-type="string">
            <text:p text:style-name="P19"><text:span text:style-name="T4">20,000 gp</text:span></text:p>
          </table:table-cell>
        </table:table-row>
        <table:table-row table:style-name="Table2.2">
          <table:table-cell table:style-name="Table2.A2" office:value-type="string">
            <text:p text:style-name="P16"><text:span text:style-name="T4">69</text:span></text:p>
          </table:table-cell>
          <table:table-cell table:style-name="Table2.A2" office:value-type="string">
            <text:p text:style-name="P6"><text:span text:style-name="T5">Ioun stone, pale lavender ellipsoid</text:span></text:p>
          </table:table-cell>
          <table:table-cell table:style-name="Table2.A2" office:value-type="string">
            <text:p text:style-name="P19"><text:span text:style-name="T4">20,000 gp</text:span></text:p>
          </table:table-cell>
        </table:table-row>
        <table:table-row table:style-name="Table2.2">
          <table:table-cell table:style-name="Table2.A2" office:value-type="string">
            <text:p text:style-name="P16"><text:span text:style-name="T4">70</text:span></text:p>
          </table:table-cell>
          <table:table-cell table:style-name="Table2.A2" office:value-type="string">
            <text:p text:style-name="P6"><text:span text:style-name="T5">Ioun stone, pearly white spindle</text:span></text:p>
          </table:table-cell>
          <table:table-cell table:style-name="Table2.A2" office:value-type="string">
            <text:p text:style-name="P19"><text:span text:style-name="T4">20,000 gp</text:span></text:p>
          </table:table-cell>
        </table:table-row>
        <table:table-row table:style-name="Table2.2">
          <table:table-cell table:style-name="Table2.A2" office:value-type="string">
            <text:p text:style-name="P16"><text:span text:style-name="T4">71</text:span></text:p>
          </table:table-cell>
          <table:table-cell table:style-name="Table2.A2" office:value-type="string">
            <text:p text:style-name="P6"><text:span text:style-name="T5">Portable hole</text:span></text:p>
          </table:table-cell>
          <table:table-cell table:style-name="Table2.A2" office:value-type="string">
            <text:p text:style-name="P19"><text:span text:style-name="T4">20,000 gp</text:span></text:p>
          </table:table-cell>
        </table:table-row>
        <table:table-row table:style-name="Table2.2">
          <table:table-cell table:style-name="Table2.A2" office:value-type="string">
            <text:p text:style-name="P16"><text:span text:style-name="T4">72</text:span></text:p>
          </table:table-cell>
          <table:table-cell table:style-name="Table2.A2" office:value-type="string">
            <text:p text:style-name="P6"><text:span text:style-name="T5">Stone of good luck (luckstone)</text:span></text:p>
          </table:table-cell>
          <table:table-cell table:style-name="Table2.A2" office:value-type="string">
            <text:p text:style-name="P19"><text:span text:style-name="T4">20,000 gp</text:span></text:p>
          </table:table-cell>
        </table:table-row>
        <table:table-row table:style-name="Table2.2">
          <table:table-cell table:style-name="Table2.A2" office:value-type="string">
            <text:p text:style-name="P16"><text:span text:style-name="T4">73</text:span></text:p>
          </table:table-cell>
          <table:table-cell table:style-name="Table2.A2" office:value-type="string">
            <text:p text:style-name="P6"><text:span text:style-name="T5">Figurine of wondrous power, ivory goats</text:span></text:p>
          </table:table-cell>
          <table:table-cell table:style-name="Table2.A2" office:value-type="string">
            <text:p text:style-name="P19"><text:span text:style-name="T4">21,000 gp</text:span></text:p>
          </table:table-cell>
        </table:table-row>
        <table:table-row table:style-name="Table2.2">
          <table:table-cell table:style-name="Table2.A2" office:value-type="string">
            <text:p text:style-name="P16"><text:span text:style-name="T4">74</text:span></text:p>
          </table:table-cell>
          <table:table-cell table:style-name="Table2.A2" office:value-type="string">
            <text:p text:style-name="P6"><text:span text:style-name="T5">Rope of entanglement</text:span></text:p>
          </table:table-cell>
          <table:table-cell table:style-name="Table2.A2" office:value-type="string">
            <text:p text:style-name="P19"><text:span text:style-name="T4">21,000 gp</text:span></text:p>
          </table:table-cell>
        </table:table-row>
        <table:table-row table:style-name="Table2.2">
          <table:table-cell table:style-name="Table2.A2" office:value-type="string">
            <text:p text:style-name="P16"><text:span text:style-name="T4">75</text:span></text:p>
          </table:table-cell>
          <table:table-cell table:style-name="Table2.A2" office:value-type="string">
            <text:p text:style-name="P6"><text:span text:style-name="T5">Golem manual, stone</text:span></text:p>
          </table:table-cell>
          <table:table-cell table:style-name="Table2.A2" office:value-type="string">
            <text:p text:style-name="P19"><text:span text:style-name="T4">22,000 gp</text:span></text:p>
          </table:table-cell>
        </table:table-row>
        <table:table-row table:style-name="Table2.2">
          <table:table-cell table:style-name="Table2.A2" office:value-type="string">
            <text:p text:style-name="P16"><text:span text:style-name="T4">76</text:span></text:p>
          </table:table-cell>
          <table:table-cell table:style-name="Table2.A2" office:value-type="string">
            <text:p text:style-name="P6"><text:span text:style-name="T5">Mask of the skull</text:span></text:p>
          </table:table-cell>
          <table:table-cell table:style-name="Table2.A2" office:value-type="string">
            <text:p text:style-name="P19"><text:span text:style-name="T4">22,000 gp</text:span></text:p>
          </table:table-cell>
        </table:table-row>
        <table:table-row table:style-name="Table2.2">
          <table:table-cell table:style-name="Table2.A2" office:value-type="string">
            <text:p text:style-name="P16"><text:span text:style-name="T4">77</text:span></text:p>
          </table:table-cell>
          <table:table-cell table:style-name="Table2.A2" office:value-type="string">
            <text:p text:style-name="P6"><text:span text:style-name="T5">Mattock of the titans</text:span></text:p>
          </table:table-cell>
          <table:table-cell table:style-name="Table2.A2" office:value-type="string">
            <text:p text:style-name="P19"><text:span text:style-name="T4">23,348 gp</text:span></text:p>
          </table:table-cell>
        </table:table-row>
        <table:table-row table:style-name="Table2.2">
          <table:table-cell table:style-name="Table2.A2" office:value-type="string">
            <text:p text:style-name="P16"><text:span text:style-name="T4">78</text:span></text:p>
          </table:table-cell>
          <table:table-cell table:style-name="Table2.A2" office:value-type="string">
            <text:p text:style-name="P6"><text:span text:style-name="T5">Circlet of blasting, major</text:span></text:p>
          </table:table-cell>
          <table:table-cell table:style-name="Table2.A2" office:value-type="string">
            <text:p text:style-name="P19"><text:span text:style-name="T4">23,760 gp</text:span></text:p>
          </table:table-cell>
        </table:table-row>
        <table:table-row table:style-name="Table2.2">
          <table:table-cell table:style-name="Table2.A2" office:value-type="string">
            <text:p text:style-name="P16"><text:span text:style-name="T4">79</text:span></text:p>
          </table:table-cell>
          <table:table-cell table:style-name="Table2.A2" office:value-type="string">
            <text:p text:style-name="P6"><text:span text:style-name="T5">Amulet of mighty fists +2</text:span></text:p>
          </table:table-cell>
          <table:table-cell table:style-name="Table2.A2" office:value-type="string">
            <text:p text:style-name="P19"><text:span text:style-name="T4">24,000 gp</text:span></text:p>
          </table:table-cell>
        </table:table-row>
        <table:table-row table:style-name="Table2.2">
          <table:table-cell table:style-name="Table2.A2" office:value-type="string">
            <text:p text:style-name="P16"><text:span text:style-name="T4">80</text:span></text:p>
          </table:table-cell>
          <table:table-cell table:style-name="Table2.A2" office:value-type="string">
            <text:p text:style-name="P6"><text:span text:style-name="T5">Cloak of displacement, minor</text:span></text:p>
          </table:table-cell>
          <table:table-cell table:style-name="Table2.A2" office:value-type="string">
            <text:p text:style-name="P19"><text:span text:style-name="T4">24,000 gp</text:span></text:p>
          </table:table-cell>
        </table:table-row>
        <table:table-row table:style-name="Table2.2">
          <table:table-cell table:style-name="Table2.A2" office:value-type="string">
            <text:p text:style-name="P16"><text:span text:style-name="T4">81</text:span></text:p>
          </table:table-cell>
          <table:table-cell table:style-name="Table2.A2" office:value-type="string">
            <text:p text:style-name="P6"><text:span text:style-name="T5">Helm of underwater action</text:span></text:p>
          </table:table-cell>
          <table:table-cell table:style-name="Table2.A2" office:value-type="string">
            <text:p text:style-name="P19"><text:span text:style-name="T4">24,000 gp</text:span></text:p>
          </table:table-cell>
        </table:table-row>
        <table:table-row table:style-name="Table2.2">
          <table:table-cell table:style-name="Table2.A2" office:value-type="string">
            <text:p text:style-name="P16"><text:span text:style-name="T4">82</text:span></text:p>
          </table:table-cell>
          <table:table-cell table:style-name="Table2.A2" office:value-type="string">
            <text:p text:style-name="P6"><text:span text:style-name="T5">Bracers of archery, greater</text:span></text:p>
          </table:table-cell>
          <table:table-cell table:style-name="Table2.A2" office:value-type="string">
            <text:p text:style-name="P19"><text:span text:style-name="T4">25,000 gp</text:span></text:p>
          </table:table-cell>
        </table:table-row>
        <table:table-row table:style-name="Table2.2">
          <table:table-cell table:style-name="Table2.A2" office:value-type="string">
            <text:p text:style-name="P16"><text:span text:style-name="T4">83</text:span></text:p>
          </table:table-cell>
          <table:table-cell table:style-name="Table2.A2" office:value-type="string">
            <text:p text:style-name="P6"><text:span text:style-name="T5">Bracers of armor +5</text:span></text:p>
          </table:table-cell>
          <table:table-cell table:style-name="Table2.A2" office:value-type="string">
            <text:p text:style-name="P19"><text:span text:style-name="T4">25,000 gp</text:span></text:p>
          </table:table-cell>
        </table:table-row>
        <table:table-row table:style-name="Table2.2">
          <table:table-cell table:style-name="Table2.A2" office:value-type="string">
            <text:p text:style-name="P16"><text:span text:style-name="T4">84</text:span></text:p>
          </table:table-cell>
          <table:table-cell table:style-name="Table2.A2" office:value-type="string">
            <text:p text:style-name="P6"><text:span text:style-name="T5">Cloak of resistance +5</text:span></text:p>
          </table:table-cell>
          <table:table-cell table:style-name="Table2.A2" office:value-type="string">
            <text:p text:style-name="P19"><text:span text:style-name="T4">25,000 gp</text:span></text:p>
          </table:table-cell>
        </table:table-row>
        <table:table-row table:style-name="Table2.2">
          <table:table-cell table:style-name="Table2.A2" office:value-type="string">
            <text:p text:style-name="P16"><text:span text:style-name="T4">85</text:span></text:p>
          </table:table-cell>
          <table:table-cell table:style-name="Table2.A2" office:value-type="string">
            <text:p text:style-name="P6"><text:span text:style-name="T5">Eyes of doom</text:span></text:p>
          </table:table-cell>
          <table:table-cell table:style-name="Table2.A2" office:value-type="string">
            <text:p text:style-name="P19"><text:span text:style-name="T4">25,000 gp</text:span></text:p>
          </table:table-cell>
        </table:table-row>
        <table:table-row table:style-name="Table2.2">
          <table:table-cell table:style-name="Table2.A2" office:value-type="string">
            <text:p text:style-name="P16"><text:span text:style-name="T4">86</text:span></text:p>
          </table:table-cell>
          <table:table-cell table:style-name="Table2.A2" office:value-type="string">
            <text:p text:style-name="P6"><text:span text:style-name="T5">Pearl of power, 5th-level spell</text:span></text:p>
          </table:table-cell>
          <table:table-cell table:style-name="Table2.A2" office:value-type="string">
            <text:p text:style-name="P19"><text:span text:style-name="T4">25,000 gp</text:span></text:p>
          </table:table-cell>
        </table:table-row>
        <table:table-row table:style-name="Table2.2">
          <table:table-cell table:style-name="Table2.A2" office:value-type="string">
            <text:p text:style-name="P16"><text:span text:style-name="T4">87</text:span></text:p>
          </table:table-cell>
          <table:table-cell table:style-name="Table2.A2" office:value-type="string">
            <text:p text:style-name="P6"><text:span text:style-name="T5">Maul of the titans</text:span></text:p>
          </table:table-cell>
          <table:table-cell table:style-name="Table2.A2" office:value-type="string">
            <text:p text:style-name="P19"><text:span text:style-name="T4">25,305 gp</text:span></text:p>
          </table:table-cell>
        </table:table-row>
        <table:table-row table:style-name="Table2.2">
          <table:table-cell table:style-name="Table2.A2" office:value-type="string">
            <text:p text:style-name="P16"><text:span text:style-name="T4">88</text:span></text:p>
          </table:table-cell>
          <table:table-cell table:style-name="Table2.A2" office:value-type="string">
            <text:p text:style-name="P6"><text:span text:style-name="T5">Strand of prayer beads</text:span></text:p>
          </table:table-cell>
          <table:table-cell table:style-name="Table2.A2" office:value-type="string">
            <text:p text:style-name="P19"><text:span text:style-name="T4">25,800 gp</text:span></text:p>
          </table:table-cell>
        </table:table-row>
        <table:table-row table:style-name="Table2.2">
          <table:table-cell table:style-name="Table2.A2" office:value-type="string">
            <text:p text:style-name="P16"><text:span text:style-name="T4">89</text:span></text:p>
          </table:table-cell>
          <table:table-cell table:style-name="Table2.A2" office:value-type="string">
            <text:p text:style-name="P6"><text:span text:style-name="T5">Cloak of the bat</text:span></text:p>
          </table:table-cell>
          <table:table-cell table:style-name="Table2.A2" office:value-type="string">
            <text:p text:style-name="P19"><text:span text:style-name="T4">26,000 gp</text:span></text:p>
          </table:table-cell>
        </table:table-row>
        <table:table-row table:style-name="Table2.2">
          <table:table-cell table:style-name="Table2.A2" office:value-type="string">
            <text:p text:style-name="P16"><text:span text:style-name="T4">90</text:span></text:p>
          </table:table-cell>
          <table:table-cell table:style-name="Table2.A2" office:value-type="string">
            <text:p text:style-name="P6"><text:span text:style-name="T5">Iron bands of binding</text:span></text:p>
          </table:table-cell>
          <table:table-cell table:style-name="Table2.A2" office:value-type="string">
            <text:p text:style-name="P19"><text:span text:style-name="T4">26,000 gp</text:span></text:p>
          </table:table-cell>
        </table:table-row>
        <table:table-row table:style-name="Table2.2">
          <table:table-cell table:style-name="Table2.A2" office:value-type="string">
            <text:p text:style-name="P16"><text:span text:style-name="T4">91</text:span></text:p>
          </table:table-cell>
          <table:table-cell table:style-name="Table2.A2" office:value-type="string">
            <text:p text:style-name="P6"><text:span text:style-name="T5">Cube of frost resistance</text:span></text:p>
          </table:table-cell>
          <table:table-cell table:style-name="Table2.A2" office:value-type="string">
            <text:p text:style-name="P19"><text:span text:style-name="T4">27,000 gp</text:span></text:p>
          </table:table-cell>
        </table:table-row>
        <table:table-row table:style-name="Table2.2">
          <table:table-cell table:style-name="Table2.A2" office:value-type="string">
            <text:p text:style-name="P16"><text:span text:style-name="T4">92</text:span></text:p>
          </table:table-cell>
          <table:table-cell table:style-name="Table2.A2" office:value-type="string">
            <text:p text:style-name="P6"><text:span text:style-name="T5">Helm of telepathy</text:span></text:p>
          </table:table-cell>
          <table:table-cell table:style-name="Table2.A2" office:value-type="string">
            <text:p text:style-name="P19"><text:span text:style-name="T4">27,000 gp</text:span></text:p>
          </table:table-cell>
        </table:table-row>
        <table:table-row table:style-name="Table2.2">
          <table:table-cell table:style-name="Table2.A2" office:value-type="string">
            <text:p text:style-name="P16"><text:span text:style-name="T4">93</text:span></text:p>
          </table:table-cell>
          <table:table-cell table:style-name="Table2.A2" office:value-type="string">
            <text:p text:style-name="P6"><text:span text:style-name="T5">Periapt of proof against poison</text:span></text:p>
          </table:table-cell>
          <table:table-cell table:style-name="Table2.A2" office:value-type="string">
            <text:p text:style-name="P19"><text:span text:style-name="T4">27,000 gp</text:span></text:p>
          </table:table-cell>
        </table:table-row>
        <table:table-row table:style-name="Table2.2">
          <table:table-cell table:style-name="Table2.A2" office:value-type="string">
            <text:p text:style-name="P16"><text:span text:style-name="T4">94</text:span></text:p>
          </table:table-cell>
          <table:table-cell table:style-name="Table2.A2" office:value-type="string">
            <text:p text:style-name="P6"><text:span text:style-name="T5">Robe of scintillating colors</text:span></text:p>
          </table:table-cell>
          <table:table-cell table:style-name="Table2.A2" office:value-type="string">
            <text:p text:style-name="P19"><text:span text:style-name="T4">27,000 gp</text:span></text:p>
          </table:table-cell>
        </table:table-row>
        <text:soft-page-break/>
        <table:table-row table:style-name="Table2.2">
          <table:table-cell table:style-name="Table2.A2" office:value-type="string">
            <text:p text:style-name="P16"><text:span text:style-name="T4">95</text:span></text:p>
          </table:table-cell>
          <table:table-cell table:style-name="Table2.A2" office:value-type="string">
            <text:p text:style-name="P6"><text:span text:style-name="T5">Manual of bodily health +1</text:span></text:p>
          </table:table-cell>
          <table:table-cell table:style-name="Table2.A2" office:value-type="string">
            <text:p text:style-name="P19"><text:span text:style-name="T4">27,500 gp</text:span></text:p>
          </table:table-cell>
        </table:table-row>
        <table:table-row table:style-name="Table2.2">
          <table:table-cell table:style-name="Table2.A2" office:value-type="string">
            <text:p text:style-name="P16"><text:span text:style-name="T4">96</text:span></text:p>
          </table:table-cell>
          <table:table-cell table:style-name="Table2.A2" office:value-type="string">
            <text:p text:style-name="P6"><text:span text:style-name="T5">Manual of gainful exercise +1</text:span></text:p>
          </table:table-cell>
          <table:table-cell table:style-name="Table2.A2" office:value-type="string">
            <text:p text:style-name="P19"><text:span text:style-name="T4">27,500 gp</text:span></text:p>
          </table:table-cell>
        </table:table-row>
        <table:table-row table:style-name="Table2.2">
          <table:table-cell table:style-name="Table2.A2" office:value-type="string">
            <text:p text:style-name="P16"><text:span text:style-name="T4">97</text:span></text:p>
          </table:table-cell>
          <table:table-cell table:style-name="Table2.A2" office:value-type="string">
            <text:p text:style-name="P6"><text:span text:style-name="T5">Manual of quickness in action +1</text:span></text:p>
          </table:table-cell>
          <table:table-cell table:style-name="Table2.A2" office:value-type="string">
            <text:p text:style-name="P19"><text:span text:style-name="T4">27,500 gp</text:span></text:p>
          </table:table-cell>
        </table:table-row>
        <table:table-row table:style-name="Table2.2">
          <table:table-cell table:style-name="Table2.A2" office:value-type="string">
            <text:p text:style-name="P16"><text:span text:style-name="T4">98</text:span></text:p>
          </table:table-cell>
          <table:table-cell table:style-name="Table2.A2" office:value-type="string">
            <text:p text:style-name="P6"><text:span text:style-name="T5">Tome of clear thought +1</text:span></text:p>
          </table:table-cell>
          <table:table-cell table:style-name="Table2.A2" office:value-type="string">
            <text:p text:style-name="P19"><text:span text:style-name="T4">27,500 gp</text:span></text:p>
          </table:table-cell>
        </table:table-row>
        <table:table-row table:style-name="Table2.2">
          <table:table-cell table:style-name="Table2.A2" office:value-type="string">
            <text:p text:style-name="P16"><text:span text:style-name="T4">99</text:span></text:p>
          </table:table-cell>
          <table:table-cell table:style-name="Table2.A2" office:value-type="string">
            <text:p text:style-name="P6"><text:span text:style-name="T5">Tome of leadership and influence +1</text:span></text:p>
          </table:table-cell>
          <table:table-cell table:style-name="Table2.A2" office:value-type="string">
            <text:p text:style-name="P19"><text:span text:style-name="T4">27,500 gp</text:span></text:p>
          </table:table-cell>
        </table:table-row>
        <table:table-row table:style-name="Table2.2">
          <table:table-cell table:style-name="Table2.A102" office:value-type="string">
            <text:p text:style-name="P17"><text:span text:style-name="T4">100</text:span></text:p>
          </table:table-cell>
          <table:table-cell table:style-name="Table2.A102" office:value-type="string">
            <text:p text:style-name="P7"><text:span text:style-name="T5">Tome of understanding +1</text:span></text:p>
          </table:table-cell>
          <table:table-cell table:style-name="Table2.A102" office:value-type="string">
            <text:p text:style-name="P20"><text:span text:style-name="T4">27,500 gp</text:span></text:p>
          </table:table-cell>
        </table:table-row>
      </table:table>
      <text:p text:style-name="P10"/>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7"><text:span text:style-name="T3">Table: Major Wondrous Items</text:span></text:p>
          </table:table-cell>
          <table:covered-table-cell/>
          <table:covered-table-cell/>
        </table:table-row>
        <table:table-row table:style-name="Table3.2">
          <table:table-cell table:style-name="Table3.A2" office:value-type="string">
            <text:p text:style-name="P15"><text:span text:style-name="T13">d%</text:span></text:p>
          </table:table-cell>
          <table:table-cell table:style-name="Table3.A2" office:value-type="string">
            <text:p text:style-name="P13"><text:span text:style-name="T13">Item</text:span></text:p>
          </table:table-cell>
          <table:table-cell table:style-name="Table3.A2" office:value-type="string">
            <text:h text:style-name="P23" text:outline-level="6"><text:span text:style-name="T1">Market Price</text:span></text:h>
          </table:table-cell>
        </table:table-row>
        <table:table-row table:style-name="Table3.2">
          <table:table-cell table:style-name="Table3.A2" office:value-type="string">
            <text:p text:style-name="P16"><text:span text:style-name="T4">01</text:span></text:p>
          </table:table-cell>
          <table:table-cell table:style-name="Table3.A2" office:value-type="string">
            <text:p text:style-name="P6"><text:span text:style-name="T5">Dimensional shackles</text:span></text:p>
          </table:table-cell>
          <table:table-cell table:style-name="Table3.A2" office:value-type="string">
            <text:p text:style-name="P19"><text:span text:style-name="T4">28,000 gp</text:span></text:p>
          </table:table-cell>
        </table:table-row>
        <table:table-row table:style-name="Table3.2">
          <table:table-cell table:style-name="Table3.A2" office:value-type="string">
            <text:p text:style-name="P16"><text:span text:style-name="T4">02</text:span></text:p>
          </table:table-cell>
          <table:table-cell table:style-name="Table3.A2" office:value-type="string">
            <text:p text:style-name="P6"><text:span text:style-name="T5">Figurine of wondrous power, obsidian steed</text:span></text:p>
          </table:table-cell>
          <table:table-cell table:style-name="Table3.A2" office:value-type="string">
            <text:p text:style-name="P19"><text:span text:style-name="T4">28,500 gp</text:span></text:p>
          </table:table-cell>
        </table:table-row>
        <table:table-row table:style-name="Table3.2">
          <table:table-cell table:style-name="Table3.A2" office:value-type="string">
            <text:p text:style-name="P16"><text:span text:style-name="T4">03</text:span></text:p>
          </table:table-cell>
          <table:table-cell table:style-name="Table3.A2" office:value-type="string">
            <text:p text:style-name="P6"><text:span text:style-name="T5">Drums of panic</text:span></text:p>
          </table:table-cell>
          <table:table-cell table:style-name="Table3.A2" office:value-type="string">
            <text:p text:style-name="P19"><text:span text:style-name="T4">30,000 gp</text:span></text:p>
          </table:table-cell>
        </table:table-row>
        <table:table-row table:style-name="Table3.2">
          <table:table-cell table:style-name="Table3.A2" office:value-type="string">
            <text:p text:style-name="P16"><text:span text:style-name="T4">04</text:span></text:p>
          </table:table-cell>
          <table:table-cell table:style-name="Table3.A2" office:value-type="string">
            <text:p text:style-name="P6"><text:span text:style-name="T5">Ioun stone, orange</text:span></text:p>
          </table:table-cell>
          <table:table-cell table:style-name="Table3.A2" office:value-type="string">
            <text:p text:style-name="P19"><text:span text:style-name="T4">30,000 gp</text:span></text:p>
          </table:table-cell>
        </table:table-row>
        <table:table-row table:style-name="Table3.2">
          <table:table-cell table:style-name="Table3.A2" office:value-type="string">
            <text:p text:style-name="P16"><text:span text:style-name="T4">05</text:span></text:p>
          </table:table-cell>
          <table:table-cell table:style-name="Table3.A2" office:value-type="string">
            <text:p text:style-name="P6"><text:span text:style-name="T5">Ioun stone, pale green prism</text:span></text:p>
          </table:table-cell>
          <table:table-cell table:style-name="Table3.A2" office:value-type="string">
            <text:p text:style-name="P19"><text:span text:style-name="T4">30,000 gp</text:span></text:p>
          </table:table-cell>
        </table:table-row>
        <table:table-row table:style-name="Table3.2">
          <table:table-cell table:style-name="Table3.A2" office:value-type="string">
            <text:p text:style-name="P16"><text:span text:style-name="T4">06</text:span></text:p>
          </table:table-cell>
          <table:table-cell table:style-name="Table3.A2" office:value-type="string">
            <text:p text:style-name="P6"><text:span text:style-name="T5">Lantern of revealing</text:span></text:p>
          </table:table-cell>
          <table:table-cell table:style-name="Table3.A2" office:value-type="string">
            <text:p text:style-name="P19"><text:span text:style-name="T4">30,000 gp</text:span></text:p>
          </table:table-cell>
        </table:table-row>
        <table:table-row table:style-name="Table3.2">
          <table:table-cell table:style-name="Table3.A2" office:value-type="string">
            <text:p text:style-name="P16"><text:span text:style-name="T4">07</text:span></text:p>
          </table:table-cell>
          <table:table-cell table:style-name="Table3.A2" office:value-type="string">
            <text:p text:style-name="P6"><text:span text:style-name="T5">Robe of blending</text:span></text:p>
          </table:table-cell>
          <table:table-cell table:style-name="Table3.A2" office:value-type="string">
            <text:p text:style-name="P19"><text:span text:style-name="T4">30,000 gp</text:span></text:p>
          </table:table-cell>
        </table:table-row>
        <table:table-row table:style-name="Table3.2">
          <table:table-cell table:style-name="Table3.A2" office:value-type="string">
            <text:p text:style-name="P16"><text:span text:style-name="T4">08</text:span></text:p>
          </table:table-cell>
          <table:table-cell table:style-name="Table3.A2" office:value-type="string">
            <text:p text:style-name="P6"><text:span text:style-name="T5">Amulet of natural armor +4</text:span></text:p>
          </table:table-cell>
          <table:table-cell table:style-name="Table3.A2" office:value-type="string">
            <text:p text:style-name="P19"><text:span text:style-name="T4">32,000 gp</text:span></text:p>
          </table:table-cell>
        </table:table-row>
        <table:table-row table:style-name="Table3.2">
          <table:table-cell table:style-name="Table3.A2" office:value-type="string">
            <text:p text:style-name="P16"><text:span text:style-name="T4">09</text:span></text:p>
          </table:table-cell>
          <table:table-cell table:style-name="Table3.A2" office:value-type="string">
            <text:p text:style-name="P6"><text:span text:style-name="T5">Amulet of proof against detection and location</text:span></text:p>
          </table:table-cell>
          <table:table-cell table:style-name="Table3.A2" office:value-type="string">
            <text:p text:style-name="P19"><text:span text:style-name="T4">35,000 gp</text:span></text:p>
          </table:table-cell>
        </table:table-row>
        <table:table-row table:style-name="Table3.2">
          <table:table-cell table:style-name="Table3.A2" office:value-type="string">
            <text:p text:style-name="P16"><text:span text:style-name="T4">10</text:span></text:p>
          </table:table-cell>
          <table:table-cell table:style-name="Table3.A2" office:value-type="string">
            <text:p text:style-name="P6"><text:span text:style-name="T5">Carpet of flying, </text:span><text:span text:style-name="T4">5 ft. by 10 ft.</text:span></text:p>
          </table:table-cell>
          <table:table-cell table:style-name="Table3.A2" office:value-type="string">
            <text:p text:style-name="P19"><text:span text:style-name="T4">35,000 gp</text:span></text:p>
          </table:table-cell>
        </table:table-row>
        <table:table-row table:style-name="Table3.2">
          <table:table-cell table:style-name="Table3.A2" office:value-type="string">
            <text:p text:style-name="P16"><text:span text:style-name="T4">11</text:span></text:p>
          </table:table-cell>
          <table:table-cell table:style-name="Table3.A2" office:value-type="string">
            <text:p text:style-name="P6"><text:span text:style-name="T5">Golem manual, iron</text:span></text:p>
          </table:table-cell>
          <table:table-cell table:style-name="Table3.A2" office:value-type="string">
            <text:p text:style-name="P19"><text:span text:style-name="T4">35,000 gp</text:span></text:p>
          </table:table-cell>
        </table:table-row>
        <table:table-row table:style-name="Table3.2">
          <table:table-cell table:style-name="Table3.A2" office:value-type="string">
            <text:p text:style-name="P16"><text:span text:style-name="T4">12</text:span></text:p>
          </table:table-cell>
          <table:table-cell table:style-name="Table3.A2" office:value-type="string">
            <text:p text:style-name="P6"><text:span text:style-name="T5">Amulet of health +6</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13</text:span></text:p>
          </table:table-cell>
          <table:table-cell table:style-name="Table3.A2" office:value-type="string">
            <text:p text:style-name="P6"><text:span text:style-name="T5">Belt of giant Strength +6</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14</text:span></text:p>
          </table:table-cell>
          <table:table-cell table:style-name="Table3.A2" office:value-type="string">
            <text:p text:style-name="P6"><text:span text:style-name="T5">Bracers of armor +6</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15</text:span></text:p>
          </table:table-cell>
          <table:table-cell table:style-name="Table3.A2" office:value-type="string">
            <text:p text:style-name="P6"><text:span text:style-name="T5">Cloak of Charisma +6</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16</text:span></text:p>
          </table:table-cell>
          <table:table-cell table:style-name="Table3.A2" office:value-type="string">
            <text:p text:style-name="P6"><text:span text:style-name="T5">Gloves of Dexterity +6</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17</text:span></text:p>
          </table:table-cell>
          <table:table-cell table:style-name="Table3.A2" office:value-type="string">
            <text:p text:style-name="P6"><text:span text:style-name="T5">Headband of intellect +6</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18</text:span></text:p>
          </table:table-cell>
          <table:table-cell table:style-name="Table3.A2" office:value-type="string">
            <text:p text:style-name="P6"><text:span text:style-name="T5">Ioun stone, vibrant purple prism</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19</text:span></text:p>
          </table:table-cell>
          <table:table-cell table:style-name="Table3.A2" office:value-type="string">
            <text:p text:style-name="P6"><text:span text:style-name="T5">Pearl of power, 6th-level spell</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20</text:span></text:p>
          </table:table-cell>
          <table:table-cell table:style-name="Table3.A2" office:value-type="string">
            <text:p text:style-name="P6"><text:span text:style-name="T5">Periapt of Wisdom +6</text:span></text:p>
          </table:table-cell>
          <table:table-cell table:style-name="Table3.A2" office:value-type="string">
            <text:p text:style-name="P19"><text:span text:style-name="T4">36,000 gp</text:span></text:p>
          </table:table-cell>
        </table:table-row>
        <table:table-row table:style-name="Table3.2">
          <table:table-cell table:style-name="Table3.A2" office:value-type="string">
            <text:p text:style-name="P16"><text:span text:style-name="T4">21</text:span></text:p>
          </table:table-cell>
          <table:table-cell table:style-name="Table3.A2" office:value-type="string">
            <text:p text:style-name="P6"><text:span text:style-name="T5">Scarab of protection</text:span></text:p>
          </table:table-cell>
          <table:table-cell table:style-name="Table3.A2" office:value-type="string">
            <text:p text:style-name="P19"><text:span text:style-name="T4">38,000 gp</text:span></text:p>
          </table:table-cell>
        </table:table-row>
        <table:table-row table:style-name="Table3.2">
          <table:table-cell table:style-name="Table3.A2" office:value-type="string">
            <text:p text:style-name="P16"><text:span text:style-name="T4">22</text:span></text:p>
          </table:table-cell>
          <table:table-cell table:style-name="Table3.A2" office:value-type="string">
            <text:p text:style-name="P6"><text:span text:style-name="T5">Ioun stone, lavender and green ellipsoid</text:span></text:p>
          </table:table-cell>
          <table:table-cell table:style-name="Table3.A2" office:value-type="string">
            <text:p text:style-name="P19"><text:span text:style-name="T4">40,000 gp</text:span></text:p>
          </table:table-cell>
        </table:table-row>
        <table:table-row table:style-name="Table3.2">
          <table:table-cell table:style-name="Table3.A2" office:value-type="string">
            <text:p text:style-name="P16"><text:span text:style-name="T4">23</text:span></text:p>
          </table:table-cell>
          <table:table-cell table:style-name="Table3.A2" office:value-type="string">
            <text:p text:style-name="P6"><text:span text:style-name="T5">Ring gates</text:span></text:p>
          </table:table-cell>
          <table:table-cell table:style-name="Table3.A2" office:value-type="string">
            <text:p text:style-name="P19"><text:span text:style-name="T4">40,000 gp</text:span></text:p>
          </table:table-cell>
        </table:table-row>
        <table:table-row table:style-name="Table3.2">
          <table:table-cell table:style-name="Table3.A2" office:value-type="string">
            <text:p text:style-name="P16"><text:span text:style-name="T4">24</text:span></text:p>
          </table:table-cell>
          <table:table-cell table:style-name="Table3.A2" office:value-type="string">
            <text:p text:style-name="P6"><text:span text:style-name="T5">Crystal ball</text:span></text:p>
          </table:table-cell>
          <table:table-cell table:style-name="Table3.A2" office:value-type="string">
            <text:p text:style-name="P19"><text:span text:style-name="T4">42,000 gp</text:span></text:p>
          </table:table-cell>
        </table:table-row>
        <table:table-row table:style-name="Table3.2">
          <table:table-cell table:style-name="Table3.A2" office:value-type="string">
            <text:p text:style-name="P16"><text:span text:style-name="T4">25</text:span></text:p>
          </table:table-cell>
          <table:table-cell table:style-name="Table3.A2" office:value-type="string">
            <text:p text:style-name="P6"><text:span text:style-name="T5">Golem manual, greater stone</text:span></text:p>
          </table:table-cell>
          <table:table-cell table:style-name="Table3.A2" office:value-type="string">
            <text:p text:style-name="P19"><text:span text:style-name="T4">44,000 gp</text:span></text:p>
          </table:table-cell>
        </table:table-row>
        <table:table-row table:style-name="Table3.2">
          <table:table-cell table:style-name="Table3.A2" office:value-type="string">
            <text:p text:style-name="P16"><text:span text:style-name="T4">26</text:span></text:p>
          </table:table-cell>
          <table:table-cell table:style-name="Table3.A2" office:value-type="string">
            <text:p text:style-name="P6"><text:span text:style-name="T5">Orb of storms</text:span></text:p>
          </table:table-cell>
          <table:table-cell table:style-name="Table3.A2" office:value-type="string">
            <text:p text:style-name="P19"><text:span text:style-name="T4">48,000 gp</text:span></text:p>
          </table:table-cell>
        </table:table-row>
        <table:table-row table:style-name="Table3.2">
          <table:table-cell table:style-name="Table3.A2" office:value-type="string">
            <text:p text:style-name="P16"><text:span text:style-name="T4">27</text:span></text:p>
          </table:table-cell>
          <table:table-cell table:style-name="Table3.A2" office:value-type="string">
            <text:p text:style-name="P6"><text:span text:style-name="T5">Boots of teleportation</text:span></text:p>
          </table:table-cell>
          <table:table-cell table:style-name="Table3.A2" office:value-type="string">
            <text:p text:style-name="P19"><text:span text:style-name="T4">49,000 gp</text:span></text:p>
          </table:table-cell>
        </table:table-row>
        <table:table-row table:style-name="Table3.2">
          <table:table-cell table:style-name="Table3.A2" office:value-type="string">
            <text:p text:style-name="P16"><text:span text:style-name="T4">28</text:span></text:p>
          </table:table-cell>
          <table:table-cell table:style-name="Table3.A2" office:value-type="string">
            <text:p text:style-name="P6"><text:span text:style-name="T5">Bracers of armor +7</text:span></text:p>
          </table:table-cell>
          <table:table-cell table:style-name="Table3.A2" office:value-type="string">
            <text:p text:style-name="P19"><text:span text:style-name="T4">49,000 gp</text:span></text:p>
          </table:table-cell>
        </table:table-row>
        <table:table-row table:style-name="Table3.2">
          <table:table-cell table:style-name="Table3.A2" office:value-type="string">
            <text:p text:style-name="P16"><text:span text:style-name="T4">29</text:span></text:p>
          </table:table-cell>
          <table:table-cell table:style-name="Table3.A2" office:value-type="string">
            <text:p text:style-name="P6"><text:span text:style-name="T5">Pearl of power, 7th-level spell</text:span></text:p>
          </table:table-cell>
          <table:table-cell table:style-name="Table3.A2" office:value-type="string">
            <text:p text:style-name="P19"><text:span text:style-name="T4">49,000 gp</text:span></text:p>
          </table:table-cell>
        </table:table-row>
        <table:table-row table:style-name="Table3.2">
          <table:table-cell table:style-name="Table3.A2" office:value-type="string">
            <text:p text:style-name="P16"><text:span text:style-name="T4">30</text:span></text:p>
          </table:table-cell>
          <table:table-cell table:style-name="Table3.A2" office:value-type="string">
            <text:p text:style-name="P6"><text:span text:style-name="T5">Amulet of natural armor +5</text:span></text:p>
          </table:table-cell>
          <table:table-cell table:style-name="Table3.A2" office:value-type="string">
            <text:p text:style-name="P19"><text:span text:style-name="T4">50,000 gp</text:span></text:p>
          </table:table-cell>
        </table:table-row>
        <text:soft-page-break/>
        <table:table-row table:style-name="Table3.2">
          <table:table-cell table:style-name="Table3.A2" office:value-type="string">
            <text:p text:style-name="P16"><text:span text:style-name="T4">31</text:span></text:p>
          </table:table-cell>
          <table:table-cell table:style-name="Table3.A2" office:value-type="string">
            <text:p text:style-name="P6"><text:span text:style-name="T5">Cloak of displacement, major</text:span></text:p>
          </table:table-cell>
          <table:table-cell table:style-name="Table3.A2" office:value-type="string">
            <text:p text:style-name="P19"><text:span text:style-name="T4">50,000 gp</text:span></text:p>
          </table:table-cell>
        </table:table-row>
        <table:table-row table:style-name="Table3.2">
          <table:table-cell table:style-name="Table3.A2" office:value-type="string">
            <text:p text:style-name="P16"><text:span text:style-name="T4">32</text:span></text:p>
          </table:table-cell>
          <table:table-cell table:style-name="Table3.A2" office:value-type="string">
            <text:p text:style-name="P6"><text:span text:style-name="T5">Crystal ball with see invisibility</text:span></text:p>
          </table:table-cell>
          <table:table-cell table:style-name="Table3.A2" office:value-type="string">
            <text:p text:style-name="P19"><text:span text:style-name="T4">50,000 gp</text:span></text:p>
          </table:table-cell>
        </table:table-row>
        <table:table-row table:style-name="Table3.2">
          <table:table-cell table:style-name="Table3.A2" office:value-type="string">
            <text:p text:style-name="P16"><text:span text:style-name="T4">33</text:span></text:p>
          </table:table-cell>
          <table:table-cell table:style-name="Table3.A2" office:value-type="string">
            <text:p text:style-name="P6"><text:span text:style-name="T5">Horn of Valhalla</text:span></text:p>
          </table:table-cell>
          <table:table-cell table:style-name="Table3.A2" office:value-type="string">
            <text:p text:style-name="P19"><text:span text:style-name="T4">50,000 gp</text:span></text:p>
          </table:table-cell>
        </table:table-row>
        <table:table-row table:style-name="Table3.2">
          <table:table-cell table:style-name="Table3.A2" office:value-type="string">
            <text:p text:style-name="P16"><text:span text:style-name="T4">34</text:span></text:p>
          </table:table-cell>
          <table:table-cell table:style-name="Table3.A2" office:value-type="string">
            <text:p text:style-name="P6"><text:span text:style-name="T5">Crystal ball with detect thoughts</text:span></text:p>
          </table:table-cell>
          <table:table-cell table:style-name="Table3.A2" office:value-type="string">
            <text:p text:style-name="P19"><text:span text:style-name="T4">51,000 gp</text:span></text:p>
          </table:table-cell>
        </table:table-row>
        <table:table-row table:style-name="Table3.2">
          <table:table-cell table:style-name="Table3.A2" office:value-type="string">
            <text:p text:style-name="P16"><text:span text:style-name="T4">35</text:span></text:p>
          </table:table-cell>
          <table:table-cell table:style-name="Table3.A2" office:value-type="string">
            <text:p text:style-name="P6"><text:span text:style-name="T5">Carpet of flying, </text:span><text:span text:style-name="T4">6 ft. by 9 ft.</text:span></text:p>
          </table:table-cell>
          <table:table-cell table:style-name="Table3.A2" office:value-type="string">
            <text:p text:style-name="P19"><text:span text:style-name="T4">53,000 gp</text:span></text:p>
          </table:table-cell>
        </table:table-row>
        <table:table-row table:style-name="Table3.2">
          <table:table-cell table:style-name="Table3.A2" office:value-type="string">
            <text:p text:style-name="P16"><text:span text:style-name="T4">36</text:span></text:p>
          </table:table-cell>
          <table:table-cell table:style-name="Table3.A2" office:value-type="string">
            <text:p text:style-name="P6"><text:span text:style-name="T5">Amulet of mighty fists +3</text:span></text:p>
          </table:table-cell>
          <table:table-cell table:style-name="Table3.A2" office:value-type="string">
            <text:p text:style-name="P19"><text:span text:style-name="T4">54,000 gp</text:span></text:p>
          </table:table-cell>
        </table:table-row>
        <table:table-row table:style-name="Table3.2">
          <table:table-cell table:style-name="Table3.A2" office:value-type="string">
            <text:p text:style-name="P16"><text:span text:style-name="T4">37</text:span></text:p>
          </table:table-cell>
          <table:table-cell table:style-name="Table3.A2" office:value-type="string">
            <text:p text:style-name="P6"><text:span text:style-name="T5">Wings of flying</text:span></text:p>
          </table:table-cell>
          <table:table-cell table:style-name="Table3.A2" office:value-type="string">
            <text:p text:style-name="P19"><text:span text:style-name="T4">54,000 gp</text:span></text:p>
          </table:table-cell>
        </table:table-row>
        <table:table-row table:style-name="Table3.2">
          <table:table-cell table:style-name="Table3.A2" office:value-type="string">
            <text:p text:style-name="P16"><text:span text:style-name="T4">38</text:span></text:p>
          </table:table-cell>
          <table:table-cell table:style-name="Table3.A2" office:value-type="string">
            <text:p text:style-name="P6"><text:span text:style-name="T5">Cloak of etherealness</text:span></text:p>
          </table:table-cell>
          <table:table-cell table:style-name="Table3.A2" office:value-type="string">
            <text:p text:style-name="P19"><text:span text:style-name="T4">55,000 gp</text:span></text:p>
          </table:table-cell>
        </table:table-row>
        <table:table-row table:style-name="Table3.2">
          <table:table-cell table:style-name="Table3.A2" office:value-type="string">
            <text:p text:style-name="P16"><text:span text:style-name="T4">39</text:span></text:p>
          </table:table-cell>
          <table:table-cell table:style-name="Table3.A2" office:value-type="string">
            <text:p text:style-name="P6"><text:span text:style-name="T5">Instant fortress</text:span></text:p>
          </table:table-cell>
          <table:table-cell table:style-name="Table3.A2" office:value-type="string">
            <text:p text:style-name="P19"><text:span text:style-name="T4">55,000 gp</text:span></text:p>
          </table:table-cell>
        </table:table-row>
        <table:table-row table:style-name="Table3.2">
          <table:table-cell table:style-name="Table3.A2" office:value-type="string">
            <text:p text:style-name="P16"><text:span text:style-name="T4">40</text:span></text:p>
          </table:table-cell>
          <table:table-cell table:style-name="Table3.A2" office:value-type="string">
            <text:p text:style-name="P6"><text:span text:style-name="T5">Manual of bodily health +2</text:span></text:p>
          </table:table-cell>
          <table:table-cell table:style-name="Table3.A2" office:value-type="string">
            <text:p text:style-name="P19"><text:span text:style-name="T4">55,000 gp</text:span></text:p>
          </table:table-cell>
        </table:table-row>
        <table:table-row table:style-name="Table3.2">
          <table:table-cell table:style-name="Table3.A2" office:value-type="string">
            <text:p text:style-name="P16"><text:span text:style-name="T4">41</text:span></text:p>
          </table:table-cell>
          <table:table-cell table:style-name="Table3.A2" office:value-type="string">
            <text:p text:style-name="P6"><text:span text:style-name="T5">Manual of gainful exercise +2</text:span></text:p>
          </table:table-cell>
          <table:table-cell table:style-name="Table3.A2" office:value-type="string">
            <text:p text:style-name="P19"><text:span text:style-name="T4">55,000 gp</text:span></text:p>
          </table:table-cell>
        </table:table-row>
        <table:table-row table:style-name="Table3.2">
          <table:table-cell table:style-name="Table3.A2" office:value-type="string">
            <text:p text:style-name="P16"><text:span text:style-name="T4">42</text:span></text:p>
          </table:table-cell>
          <table:table-cell table:style-name="Table3.A2" office:value-type="string">
            <text:p text:style-name="P6"><text:span text:style-name="T5">Manual of quickness in action +2</text:span></text:p>
          </table:table-cell>
          <table:table-cell table:style-name="Table3.A2" office:value-type="string">
            <text:p text:style-name="P19"><text:span text:style-name="T4">55,000 gp</text:span></text:p>
          </table:table-cell>
        </table:table-row>
        <table:table-row table:style-name="Table3.2">
          <table:table-cell table:style-name="Table3.A2" office:value-type="string">
            <text:p text:style-name="P16"><text:span text:style-name="T4">43</text:span></text:p>
          </table:table-cell>
          <table:table-cell table:style-name="Table3.A2" office:value-type="string">
            <text:p text:style-name="P6"><text:span text:style-name="T5">Tome of clear thought +2</text:span></text:p>
          </table:table-cell>
          <table:table-cell table:style-name="Table3.A2" office:value-type="string">
            <text:p text:style-name="P19"><text:span text:style-name="T4">55,000 gp</text:span></text:p>
          </table:table-cell>
        </table:table-row>
        <table:table-row table:style-name="Table3.2">
          <table:table-cell table:style-name="Table3.A2" office:value-type="string">
            <text:p text:style-name="P16"><text:span text:style-name="T4">44</text:span></text:p>
          </table:table-cell>
          <table:table-cell table:style-name="Table3.A2" office:value-type="string">
            <text:p text:style-name="P6"><text:span text:style-name="T5">Tome of leadership and influence +2</text:span></text:p>
          </table:table-cell>
          <table:table-cell table:style-name="Table3.A2" office:value-type="string">
            <text:p text:style-name="P19"><text:span text:style-name="T4">55,000 gp</text:span></text:p>
          </table:table-cell>
        </table:table-row>
        <table:table-row table:style-name="Table3.2">
          <table:table-cell table:style-name="Table3.A2" office:value-type="string">
            <text:p text:style-name="P16"><text:span text:style-name="T4">45</text:span></text:p>
          </table:table-cell>
          <table:table-cell table:style-name="Table3.A2" office:value-type="string">
            <text:p text:style-name="P6"><text:span text:style-name="T5">Tome of understanding +2</text:span></text:p>
          </table:table-cell>
          <table:table-cell table:style-name="Table3.A2" office:value-type="string">
            <text:p text:style-name="P19"><text:span text:style-name="T4">55,000 gp</text:span></text:p>
          </table:table-cell>
        </table:table-row>
        <table:table-row table:style-name="Table3.2">
          <table:table-cell table:style-name="Table3.A2" office:value-type="string">
            <text:p text:style-name="P16"><text:span text:style-name="T4">46</text:span></text:p>
          </table:table-cell>
          <table:table-cell table:style-name="Table3.A2" office:value-type="string">
            <text:p text:style-name="P6"><text:span text:style-name="T5">Eyes of charming</text:span></text:p>
          </table:table-cell>
          <table:table-cell table:style-name="Table3.A2" office:value-type="string">
            <text:p text:style-name="P19"><text:span text:style-name="T4">56,000 gp</text:span></text:p>
          </table:table-cell>
        </table:table-row>
        <table:table-row table:style-name="Table3.2">
          <table:table-cell table:style-name="Table3.A2" office:value-type="string">
            <text:p text:style-name="P16"><text:span text:style-name="T4">47</text:span></text:p>
          </table:table-cell>
          <table:table-cell table:style-name="Table3.A2" office:value-type="string">
            <text:p text:style-name="P6"><text:span text:style-name="T5">Robe of stars</text:span></text:p>
          </table:table-cell>
          <table:table-cell table:style-name="Table3.A2" office:value-type="string">
            <text:p text:style-name="P19"><text:span text:style-name="T4">58,000 gp</text:span></text:p>
          </table:table-cell>
        </table:table-row>
        <table:table-row table:style-name="Table3.2">
          <table:table-cell table:style-name="Table3.A2" office:value-type="string">
            <text:p text:style-name="P16"><text:span text:style-name="T4">48</text:span></text:p>
          </table:table-cell>
          <table:table-cell table:style-name="Table3.A2" office:value-type="string">
            <text:p text:style-name="P6"><text:span text:style-name="T5">Carpet of flying, </text:span><text:span text:style-name="T4">10 ft. by 10 ft.</text:span></text:p>
          </table:table-cell>
          <table:table-cell table:style-name="Table3.A2" office:value-type="string">
            <text:p text:style-name="P19"><text:span text:style-name="T4">60,000 gp</text:span></text:p>
          </table:table-cell>
        </table:table-row>
        <table:table-row table:style-name="Table3.2">
          <table:table-cell table:style-name="Table3.A2" office:value-type="string">
            <text:p text:style-name="P16"><text:span text:style-name="T4">49</text:span></text:p>
          </table:table-cell>
          <table:table-cell table:style-name="Table3.A2" office:value-type="string">
            <text:p text:style-name="P6"><text:span text:style-name="T5">Darkskull</text:span></text:p>
          </table:table-cell>
          <table:table-cell table:style-name="Table3.A2" office:value-type="string">
            <text:p text:style-name="P19"><text:span text:style-name="T4">60,000 gp</text:span></text:p>
          </table:table-cell>
        </table:table-row>
        <table:table-row table:style-name="Table3.2">
          <table:table-cell table:style-name="Table3.A2" office:value-type="string">
            <text:p text:style-name="P16"><text:span text:style-name="T4">50</text:span></text:p>
          </table:table-cell>
          <table:table-cell table:style-name="Table3.A2" office:value-type="string">
            <text:p text:style-name="P6"><text:span text:style-name="T5">Cube of force</text:span></text:p>
          </table:table-cell>
          <table:table-cell table:style-name="Table3.A2" office:value-type="string">
            <text:p text:style-name="P19"><text:span text:style-name="T4">62,000 gp</text:span></text:p>
          </table:table-cell>
        </table:table-row>
        <table:table-row table:style-name="Table3.2">
          <table:table-cell table:style-name="Table3.A2" office:value-type="string">
            <text:p text:style-name="P16"><text:span text:style-name="T4">51</text:span></text:p>
          </table:table-cell>
          <table:table-cell table:style-name="Table3.A2" office:value-type="string">
            <text:p text:style-name="P6"><text:span text:style-name="T5">Bracers of armor +8</text:span></text:p>
          </table:table-cell>
          <table:table-cell table:style-name="Table3.A2" office:value-type="string">
            <text:p text:style-name="P19"><text:span text:style-name="T4">64,000 gp</text:span></text:p>
          </table:table-cell>
        </table:table-row>
        <table:table-row table:style-name="Table3.2">
          <table:table-cell table:style-name="Table3.A2" office:value-type="string">
            <text:p text:style-name="P16"><text:span text:style-name="T4">52</text:span></text:p>
          </table:table-cell>
          <table:table-cell table:style-name="Table3.A2" office:value-type="string">
            <text:p text:style-name="P6"><text:span text:style-name="T5">Pearl of power, 8th-level spell</text:span></text:p>
          </table:table-cell>
          <table:table-cell table:style-name="Table3.A2" office:value-type="string">
            <text:p text:style-name="P19"><text:span text:style-name="T4">64,000 gp</text:span></text:p>
          </table:table-cell>
        </table:table-row>
        <table:table-row table:style-name="Table3.2">
          <table:table-cell table:style-name="Table3.A2" office:value-type="string">
            <text:p text:style-name="P16"><text:span text:style-name="T4">53</text:span></text:p>
          </table:table-cell>
          <table:table-cell table:style-name="Table3.A2" office:value-type="string">
            <text:p text:style-name="P6"><text:span text:style-name="T5">Crystal ball with telepathy</text:span></text:p>
          </table:table-cell>
          <table:table-cell table:style-name="Table3.A2" office:value-type="string">
            <text:p text:style-name="P19"><text:span text:style-name="T4">70,000 gp</text:span></text:p>
          </table:table-cell>
        </table:table-row>
        <table:table-row table:style-name="Table3.2">
          <table:table-cell table:style-name="Table3.A2" office:value-type="string">
            <text:p text:style-name="P16"><text:span text:style-name="T4">54</text:span></text:p>
          </table:table-cell>
          <table:table-cell table:style-name="Table3.A2" office:value-type="string">
            <text:p text:style-name="P6"><text:span text:style-name="T5">Horn of blasting, greater</text:span></text:p>
          </table:table-cell>
          <table:table-cell table:style-name="Table3.A2" office:value-type="string">
            <text:p text:style-name="P19"><text:span text:style-name="T4">70,000 gp</text:span></text:p>
          </table:table-cell>
        </table:table-row>
        <table:table-row table:style-name="Table3.2">
          <table:table-cell table:style-name="Table3.A2" office:value-type="string">
            <text:p text:style-name="P16"><text:span text:style-name="T4">55</text:span></text:p>
          </table:table-cell>
          <table:table-cell table:style-name="Table3.A2" office:value-type="string">
            <text:p text:style-name="P6"><text:span text:style-name="T5">Pearl of power, two spells</text:span></text:p>
          </table:table-cell>
          <table:table-cell table:style-name="Table3.A2" office:value-type="string">
            <text:p text:style-name="P19"><text:span text:style-name="T4">70,000 gp</text:span></text:p>
          </table:table-cell>
        </table:table-row>
        <table:table-row table:style-name="Table3.2">
          <table:table-cell table:style-name="Table3.A2" office:value-type="string">
            <text:p text:style-name="P16"><text:span text:style-name="T4">56</text:span></text:p>
          </table:table-cell>
          <table:table-cell table:style-name="Table3.A2" office:value-type="string">
            <text:p text:style-name="P6"><text:span text:style-name="T5">Helm of teleportation</text:span></text:p>
          </table:table-cell>
          <table:table-cell table:style-name="Table3.A2" office:value-type="string">
            <text:p text:style-name="P19"><text:span text:style-name="T4">73,500 gp</text:span></text:p>
          </table:table-cell>
        </table:table-row>
        <table:table-row table:style-name="Table3.2">
          <table:table-cell table:style-name="Table3.A2" office:value-type="string">
            <text:p text:style-name="P16"><text:span text:style-name="T4">57</text:span></text:p>
          </table:table-cell>
          <table:table-cell table:style-name="Table3.A2" office:value-type="string">
            <text:p text:style-name="P6"><text:span text:style-name="T5">Gem of seeing</text:span></text:p>
          </table:table-cell>
          <table:table-cell table:style-name="Table3.A2" office:value-type="string">
            <text:p text:style-name="P19"><text:span text:style-name="T4">75,000 gp</text:span></text:p>
          </table:table-cell>
        </table:table-row>
        <table:table-row table:style-name="Table3.2">
          <table:table-cell table:style-name="Table3.A2" office:value-type="string">
            <text:p text:style-name="P16"><text:span text:style-name="T4">58</text:span></text:p>
          </table:table-cell>
          <table:table-cell table:style-name="Table3.A2" office:value-type="string">
            <text:p text:style-name="P6"><text:span text:style-name="T5">Robe of the archmagi</text:span></text:p>
          </table:table-cell>
          <table:table-cell table:style-name="Table3.A2" office:value-type="string">
            <text:p text:style-name="P19"><text:span text:style-name="T4">75,000 gp</text:span></text:p>
          </table:table-cell>
        </table:table-row>
        <table:table-row table:style-name="Table3.2">
          <table:table-cell table:style-name="Table3.A2" office:value-type="string">
            <text:p text:style-name="P16"><text:span text:style-name="T4">59</text:span></text:p>
          </table:table-cell>
          <table:table-cell table:style-name="Table3.A2" office:value-type="string">
            <text:p text:style-name="P6"><text:span text:style-name="T5">Mantle of faith</text:span></text:p>
          </table:table-cell>
          <table:table-cell table:style-name="Table3.A2" office:value-type="string">
            <text:p text:style-name="P19"><text:span text:style-name="T4">76,000 gp</text:span></text:p>
          </table:table-cell>
        </table:table-row>
        <table:table-row table:style-name="Table3.2">
          <table:table-cell table:style-name="Table3.A2" office:value-type="string">
            <text:p text:style-name="P16"><text:span text:style-name="T4">60</text:span></text:p>
          </table:table-cell>
          <table:table-cell table:style-name="Table3.A2" office:value-type="string">
            <text:p text:style-name="P6"><text:span text:style-name="T5">Crystal ball with true seeing</text:span></text:p>
          </table:table-cell>
          <table:table-cell table:style-name="Table3.A2" office:value-type="string">
            <text:p text:style-name="P19"><text:span text:style-name="T4">80,000 gp</text:span></text:p>
          </table:table-cell>
        </table:table-row>
        <table:table-row table:style-name="Table3.2">
          <table:table-cell table:style-name="Table3.A2" office:value-type="string">
            <text:p text:style-name="P16"><text:span text:style-name="T4">61</text:span></text:p>
          </table:table-cell>
          <table:table-cell table:style-name="Table3.A2" office:value-type="string">
            <text:p text:style-name="P6"><text:span text:style-name="T5">Pearl of power, 9th-level spell</text:span></text:p>
          </table:table-cell>
          <table:table-cell table:style-name="Table3.A2" office:value-type="string">
            <text:p text:style-name="P19"><text:span text:style-name="T4">81,000 gp</text:span></text:p>
          </table:table-cell>
        </table:table-row>
        <table:table-row table:style-name="Table3.2">
          <table:table-cell table:style-name="Table3.A2" office:value-type="string">
            <text:p text:style-name="P16"><text:span text:style-name="T4">62</text:span></text:p>
          </table:table-cell>
          <table:table-cell table:style-name="Table3.A2" office:value-type="string">
            <text:p text:style-name="P6"><text:span text:style-name="T5">Well of many worlds</text:span></text:p>
          </table:table-cell>
          <table:table-cell table:style-name="Table3.A2" office:value-type="string">
            <text:p text:style-name="P19"><text:span text:style-name="T4">82,000 gp</text:span></text:p>
          </table:table-cell>
        </table:table-row>
        <text:soft-page-break/>
        <table:table-row table:style-name="Table3.2">
          <table:table-cell table:style-name="Table3.A2" office:value-type="string">
            <text:p text:style-name="P16"><text:span text:style-name="T4">63</text:span></text:p>
          </table:table-cell>
          <table:table-cell table:style-name="Table3.A2" office:value-type="string">
            <text:p text:style-name="P6"><text:span text:style-name="T5">Manual of bodily health +3</text:span></text:p>
          </table:table-cell>
          <table:table-cell table:style-name="Table3.A2" office:value-type="string">
            <text:p text:style-name="P19"><text:span text:style-name="T4">82,500 gp</text:span></text:p>
          </table:table-cell>
        </table:table-row>
        <table:table-row table:style-name="Table3.2">
          <table:table-cell table:style-name="Table3.A2" office:value-type="string">
            <text:p text:style-name="P16"><text:span text:style-name="T4">64</text:span></text:p>
          </table:table-cell>
          <table:table-cell table:style-name="Table3.A2" office:value-type="string">
            <text:p text:style-name="P6"><text:span text:style-name="T5">Manual of gainful exercise +3</text:span></text:p>
          </table:table-cell>
          <table:table-cell table:style-name="Table3.A2" office:value-type="string">
            <text:p text:style-name="P19"><text:span text:style-name="T4">82,500 gp</text:span></text:p>
          </table:table-cell>
        </table:table-row>
        <table:table-row table:style-name="Table3.2">
          <table:table-cell table:style-name="Table3.A2" office:value-type="string">
            <text:p text:style-name="P16"><text:span text:style-name="T4">65</text:span></text:p>
          </table:table-cell>
          <table:table-cell table:style-name="Table3.A2" office:value-type="string">
            <text:p text:style-name="P6"><text:span text:style-name="T5">Manual of quickness in action +3</text:span></text:p>
          </table:table-cell>
          <table:table-cell table:style-name="Table3.A2" office:value-type="string">
            <text:p text:style-name="P19"><text:span text:style-name="T4">82,500 gp</text:span></text:p>
          </table:table-cell>
        </table:table-row>
        <table:table-row table:style-name="Table3.2">
          <table:table-cell table:style-name="Table3.A2" office:value-type="string">
            <text:p text:style-name="P16"><text:span text:style-name="T4">66</text:span></text:p>
          </table:table-cell>
          <table:table-cell table:style-name="Table3.A2" office:value-type="string">
            <text:p text:style-name="P6"><text:span text:style-name="T5">Tome of clear thought +3</text:span></text:p>
          </table:table-cell>
          <table:table-cell table:style-name="Table3.A2" office:value-type="string">
            <text:p text:style-name="P19"><text:span text:style-name="T4">82,500 gp</text:span></text:p>
          </table:table-cell>
        </table:table-row>
        <table:table-row table:style-name="Table3.2">
          <table:table-cell table:style-name="Table3.A2" office:value-type="string">
            <text:p text:style-name="P16"><text:span text:style-name="T4">67</text:span></text:p>
          </table:table-cell>
          <table:table-cell table:style-name="Table3.A2" office:value-type="string">
            <text:p text:style-name="P6"><text:span text:style-name="T5">Tome of leadership and influence +3</text:span></text:p>
          </table:table-cell>
          <table:table-cell table:style-name="Table3.A2" office:value-type="string">
            <text:p text:style-name="P19"><text:span text:style-name="T4">82,500 gp</text:span></text:p>
          </table:table-cell>
        </table:table-row>
        <table:table-row table:style-name="Table3.2">
          <table:table-cell table:style-name="Table3.A2" office:value-type="string">
            <text:p text:style-name="P16"><text:span text:style-name="T4">68</text:span></text:p>
          </table:table-cell>
          <table:table-cell table:style-name="Table3.A2" office:value-type="string">
            <text:p text:style-name="P6"><text:span text:style-name="T5">Tome of understanding +3</text:span></text:p>
          </table:table-cell>
          <table:table-cell table:style-name="Table3.A2" office:value-type="string">
            <text:p text:style-name="P19"><text:span text:style-name="T4">82,500 gp</text:span></text:p>
          </table:table-cell>
        </table:table-row>
        <table:table-row table:style-name="Table3.2">
          <table:table-cell table:style-name="Table3.A2" office:value-type="string">
            <text:p text:style-name="P16"><text:span text:style-name="T4">69</text:span></text:p>
          </table:table-cell>
          <table:table-cell table:style-name="Table3.A2" office:value-type="string">
            <text:p text:style-name="P6"><text:span text:style-name="T5">Apparatus of the crab</text:span></text:p>
          </table:table-cell>
          <table:table-cell table:style-name="Table3.A2" office:value-type="string">
            <text:p text:style-name="P19"><text:span text:style-name="T4">90,000 gp</text:span></text:p>
          </table:table-cell>
        </table:table-row>
        <table:table-row table:style-name="Table3.2">
          <table:table-cell table:style-name="Table3.A2" office:value-type="string">
            <text:p text:style-name="P16"><text:span text:style-name="T4">70</text:span></text:p>
          </table:table-cell>
          <table:table-cell table:style-name="Table3.A2" office:value-type="string">
            <text:p text:style-name="P6"><text:span text:style-name="T5">Mantle of spell resistance</text:span></text:p>
          </table:table-cell>
          <table:table-cell table:style-name="Table3.A2" office:value-type="string">
            <text:p text:style-name="P19"><text:span text:style-name="T4">90,000 gp</text:span></text:p>
          </table:table-cell>
        </table:table-row>
        <table:table-row table:style-name="Table3.2">
          <table:table-cell table:style-name="Table3.A2" office:value-type="string">
            <text:p text:style-name="P16"><text:span text:style-name="T4">71</text:span></text:p>
          </table:table-cell>
          <table:table-cell table:style-name="Table3.A2" office:value-type="string">
            <text:p text:style-name="P6"><text:span text:style-name="T5">Mirror of opposition</text:span></text:p>
          </table:table-cell>
          <table:table-cell table:style-name="Table3.A2" office:value-type="string">
            <text:p text:style-name="P19"><text:span text:style-name="T4">92,000 gp</text:span></text:p>
          </table:table-cell>
        </table:table-row>
        <table:table-row table:style-name="Table3.2">
          <table:table-cell table:style-name="Table3.A2" office:value-type="string">
            <text:p text:style-name="P16"><text:span text:style-name="T4">72</text:span></text:p>
          </table:table-cell>
          <table:table-cell table:style-name="Table3.A2" office:value-type="string">
            <text:p text:style-name="P6"><text:span text:style-name="T5">Strand of prayer beads, greater</text:span></text:p>
          </table:table-cell>
          <table:table-cell table:style-name="Table3.A2" office:value-type="string">
            <text:p text:style-name="P19"><text:span text:style-name="T4">95,800 gp</text:span></text:p>
          </table:table-cell>
        </table:table-row>
        <table:table-row table:style-name="Table3.2">
          <table:table-cell table:style-name="Table3.A2" office:value-type="string">
            <text:p text:style-name="P16"><text:span text:style-name="T4">73</text:span></text:p>
          </table:table-cell>
          <table:table-cell table:style-name="Table3.A2" office:value-type="string">
            <text:p text:style-name="P6"><text:span text:style-name="T5">Amulet of mighty fists +4</text:span></text:p>
          </table:table-cell>
          <table:table-cell table:style-name="Table3.A2" office:value-type="string">
            <text:p text:style-name="P19"><text:span text:style-name="T4">96,000 gp</text:span></text:p>
          </table:table-cell>
        </table:table-row>
        <table:table-row table:style-name="Table3.2">
          <table:table-cell table:style-name="Table3.A2" office:value-type="string">
            <text:p text:style-name="P16"><text:span text:style-name="T4">74</text:span></text:p>
          </table:table-cell>
          <table:table-cell table:style-name="Table3.A2" office:value-type="string">
            <text:p text:style-name="P6"><text:span text:style-name="T5">Eyes of petrification</text:span></text:p>
          </table:table-cell>
          <table:table-cell table:style-name="Table3.A2" office:value-type="string">
            <text:p text:style-name="P19"><text:span text:style-name="T4">98,000 gp</text:span></text:p>
          </table:table-cell>
        </table:table-row>
        <table:table-row table:style-name="Table3.2">
          <table:table-cell table:style-name="Table3.A2" office:value-type="string">
            <text:p text:style-name="P16"><text:span text:style-name="T4">75</text:span></text:p>
          </table:table-cell>
          <table:table-cell table:style-name="Table3.A2" office:value-type="string">
            <text:p text:style-name="P6"><text:span text:style-name="T5">Bowl of commanding water elementals</text:span></text:p>
          </table:table-cell>
          <table:table-cell table:style-name="Table3.A2" office:value-type="string">
            <text:p text:style-name="P19"><text:span text:style-name="T4">100,000 gp</text:span></text:p>
          </table:table-cell>
        </table:table-row>
        <table:table-row table:style-name="Table3.2">
          <table:table-cell table:style-name="Table3.A2" office:value-type="string">
            <text:p text:style-name="P16"><text:span text:style-name="T4">76</text:span></text:p>
          </table:table-cell>
          <table:table-cell table:style-name="Table3.A2" office:value-type="string">
            <text:p text:style-name="P6"><text:span text:style-name="T5">Brazier of commanding fire elementals</text:span></text:p>
          </table:table-cell>
          <table:table-cell table:style-name="Table3.A2" office:value-type="string">
            <text:p text:style-name="P19"><text:span text:style-name="T4">100,000 gp</text:span></text:p>
          </table:table-cell>
        </table:table-row>
        <table:table-row table:style-name="Table3.2">
          <table:table-cell table:style-name="Table3.A2" office:value-type="string">
            <text:p text:style-name="P16"><text:span text:style-name="T4">77</text:span></text:p>
          </table:table-cell>
          <table:table-cell table:style-name="Table3.A2" office:value-type="string">
            <text:p text:style-name="P6"><text:span text:style-name="T5">Censer of controlling air elementals</text:span></text:p>
          </table:table-cell>
          <table:table-cell table:style-name="Table3.A2" office:value-type="string">
            <text:p text:style-name="P19"><text:span text:style-name="T4">100,000 gp</text:span></text:p>
          </table:table-cell>
        </table:table-row>
        <table:table-row table:style-name="Table3.2">
          <table:table-cell table:style-name="Table3.A2" office:value-type="string">
            <text:p text:style-name="P16"><text:span text:style-name="T4">78</text:span></text:p>
          </table:table-cell>
          <table:table-cell table:style-name="Table3.A2" office:value-type="string">
            <text:p text:style-name="P6"><text:span text:style-name="T5">Stone of controlling earth elementals</text:span></text:p>
          </table:table-cell>
          <table:table-cell table:style-name="Table3.A2" office:value-type="string">
            <text:p text:style-name="P19"><text:span text:style-name="T4">100,000 gp</text:span></text:p>
          </table:table-cell>
        </table:table-row>
        <table:table-row table:style-name="Table3.2">
          <table:table-cell table:style-name="Table3.A2" office:value-type="string">
            <text:p text:style-name="P16"><text:span text:style-name="T4">79</text:span></text:p>
          </table:table-cell>
          <table:table-cell table:style-name="Table3.A2" office:value-type="string">
            <text:p text:style-name="P6"><text:span text:style-name="T5">Manual of bodily health +4</text:span></text:p>
          </table:table-cell>
          <table:table-cell table:style-name="Table3.A2" office:value-type="string">
            <text:p text:style-name="P19"><text:span text:style-name="T4">110,000 gp</text:span></text:p>
          </table:table-cell>
        </table:table-row>
        <table:table-row table:style-name="Table3.2">
          <table:table-cell table:style-name="Table3.A2" office:value-type="string">
            <text:p text:style-name="P16"><text:span text:style-name="T4">80</text:span></text:p>
          </table:table-cell>
          <table:table-cell table:style-name="Table3.A2" office:value-type="string">
            <text:p text:style-name="P6"><text:span text:style-name="T5">Manual of gainful exercise +4</text:span></text:p>
          </table:table-cell>
          <table:table-cell table:style-name="Table3.A2" office:value-type="string">
            <text:p text:style-name="P19"><text:span text:style-name="T4">110,000 gp</text:span></text:p>
          </table:table-cell>
        </table:table-row>
        <table:table-row table:style-name="Table3.2">
          <table:table-cell table:style-name="Table3.A2" office:value-type="string">
            <text:p text:style-name="P16"><text:span text:style-name="T4">81</text:span></text:p>
          </table:table-cell>
          <table:table-cell table:style-name="Table3.A2" office:value-type="string">
            <text:p text:style-name="P6"><text:span text:style-name="T5">Manual of quickness in action +4</text:span></text:p>
          </table:table-cell>
          <table:table-cell table:style-name="Table3.A2" office:value-type="string">
            <text:p text:style-name="P19"><text:span text:style-name="T4">110,000 gp</text:span></text:p>
          </table:table-cell>
        </table:table-row>
        <table:table-row table:style-name="Table3.2">
          <table:table-cell table:style-name="Table3.A2" office:value-type="string">
            <text:p text:style-name="P16"><text:span text:style-name="T4">82</text:span></text:p>
          </table:table-cell>
          <table:table-cell table:style-name="Table3.A2" office:value-type="string">
            <text:p text:style-name="P6"><text:span text:style-name="T5">Tome of clear thought +4</text:span></text:p>
          </table:table-cell>
          <table:table-cell table:style-name="Table3.A2" office:value-type="string">
            <text:p text:style-name="P19"><text:span text:style-name="T4">110,000 gp</text:span></text:p>
          </table:table-cell>
        </table:table-row>
        <table:table-row table:style-name="Table3.2">
          <table:table-cell table:style-name="Table3.A2" office:value-type="string">
            <text:p text:style-name="P16"><text:span text:style-name="T4">83</text:span></text:p>
          </table:table-cell>
          <table:table-cell table:style-name="Table3.A2" office:value-type="string">
            <text:p text:style-name="P6"><text:span text:style-name="T5">Tome of leadership and influence +4</text:span></text:p>
          </table:table-cell>
          <table:table-cell table:style-name="Table3.A2" office:value-type="string">
            <text:p text:style-name="P19"><text:span text:style-name="T4">110,000 gp</text:span></text:p>
          </table:table-cell>
        </table:table-row>
        <table:table-row table:style-name="Table3.2">
          <table:table-cell table:style-name="Table3.A2" office:value-type="string">
            <text:p text:style-name="P16"><text:span text:style-name="T4">84</text:span></text:p>
          </table:table-cell>
          <table:table-cell table:style-name="Table3.A2" office:value-type="string">
            <text:p text:style-name="P6"><text:span text:style-name="T5">Tome of understanding +4</text:span></text:p>
          </table:table-cell>
          <table:table-cell table:style-name="Table3.A2" office:value-type="string">
            <text:p text:style-name="P19"><text:span text:style-name="T4">110,000 gp</text:span></text:p>
          </table:table-cell>
        </table:table-row>
        <table:table-row table:style-name="Table3.2">
          <table:table-cell table:style-name="Table3.A2" office:value-type="string">
            <text:p text:style-name="P16"><text:span text:style-name="T4">85</text:span></text:p>
          </table:table-cell>
          <table:table-cell table:style-name="Table3.A2" office:value-type="string">
            <text:p text:style-name="P6"><text:span text:style-name="T5">Amulet of the planes</text:span></text:p>
          </table:table-cell>
          <table:table-cell table:style-name="Table3.A2" office:value-type="string">
            <text:p text:style-name="P19"><text:span text:style-name="T4">120,000 gp</text:span></text:p>
          </table:table-cell>
        </table:table-row>
        <table:table-row table:style-name="Table3.2">
          <table:table-cell table:style-name="Table3.A2" office:value-type="string">
            <text:p text:style-name="P16"><text:span text:style-name="T4">86</text:span></text:p>
          </table:table-cell>
          <table:table-cell table:style-name="Table3.A2" office:value-type="string">
            <text:p text:style-name="P6"><text:span text:style-name="T5">Robe of eyes</text:span></text:p>
          </table:table-cell>
          <table:table-cell table:style-name="Table3.A2" office:value-type="string">
            <text:p text:style-name="P19"><text:span text:style-name="T4">120,000 gp</text:span></text:p>
          </table:table-cell>
        </table:table-row>
        <table:table-row table:style-name="Table3.2">
          <table:table-cell table:style-name="Table3.A2" office:value-type="string">
            <text:p text:style-name="P16"><text:span text:style-name="T4">87</text:span></text:p>
          </table:table-cell>
          <table:table-cell table:style-name="Table3.A2" office:value-type="string">
            <text:p text:style-name="P6"><text:span text:style-name="T5">Helm of brilliance</text:span></text:p>
          </table:table-cell>
          <table:table-cell table:style-name="Table3.A2" office:value-type="string">
            <text:p text:style-name="P19"><text:span text:style-name="T4">125,000 gp</text:span></text:p>
          </table:table-cell>
        </table:table-row>
        <table:table-row table:style-name="Table3.2">
          <table:table-cell table:style-name="Table3.A2" office:value-type="string">
            <text:p text:style-name="P16"><text:span text:style-name="T4">88</text:span></text:p>
          </table:table-cell>
          <table:table-cell table:style-name="Table3.A2" office:value-type="string">
            <text:p text:style-name="P6"><text:span text:style-name="T5">Manual of bodily health +5</text:span></text:p>
          </table:table-cell>
          <table:table-cell table:style-name="Table3.A2" office:value-type="string">
            <text:p text:style-name="P19"><text:span text:style-name="T4">137,500 gp</text:span></text:p>
          </table:table-cell>
        </table:table-row>
        <table:table-row table:style-name="Table3.2">
          <table:table-cell table:style-name="Table3.A2" office:value-type="string">
            <text:p text:style-name="P16"><text:span text:style-name="T4">89</text:span></text:p>
          </table:table-cell>
          <table:table-cell table:style-name="Table3.A2" office:value-type="string">
            <text:p text:style-name="P6"><text:span text:style-name="T5">Manual of gainful exercise +5</text:span></text:p>
          </table:table-cell>
          <table:table-cell table:style-name="Table3.A2" office:value-type="string">
            <text:p text:style-name="P19"><text:span text:style-name="T4">137,500 gp</text:span></text:p>
          </table:table-cell>
        </table:table-row>
        <table:table-row table:style-name="Table3.2">
          <table:table-cell table:style-name="Table3.A2" office:value-type="string">
            <text:p text:style-name="P16"><text:span text:style-name="T4">90</text:span></text:p>
          </table:table-cell>
          <table:table-cell table:style-name="Table3.A2" office:value-type="string">
            <text:p text:style-name="P6"><text:span text:style-name="T5">Manual of quickness in action +5</text:span></text:p>
          </table:table-cell>
          <table:table-cell table:style-name="Table3.A2" office:value-type="string">
            <text:p text:style-name="P19"><text:span text:style-name="T4">137,500 gp</text:span></text:p>
          </table:table-cell>
        </table:table-row>
        <table:table-row table:style-name="Table3.2">
          <table:table-cell table:style-name="Table3.A2" office:value-type="string">
            <text:p text:style-name="P16"><text:span text:style-name="T4">91</text:span></text:p>
          </table:table-cell>
          <table:table-cell table:style-name="Table3.A2" office:value-type="string">
            <text:p text:style-name="P6"><text:span text:style-name="T5">Tome of clear thought +5</text:span></text:p>
          </table:table-cell>
          <table:table-cell table:style-name="Table3.A2" office:value-type="string">
            <text:p text:style-name="P19"><text:span text:style-name="T4">137,500 gp</text:span></text:p>
          </table:table-cell>
        </table:table-row>
        <table:table-row table:style-name="Table3.2">
          <table:table-cell table:style-name="Table3.A2" office:value-type="string">
            <text:p text:style-name="P16"><text:span text:style-name="T4">92</text:span></text:p>
          </table:table-cell>
          <table:table-cell table:style-name="Table3.A2" office:value-type="string">
            <text:p text:style-name="P6"><text:span text:style-name="T5">Tome of leadership and influence +5</text:span></text:p>
          </table:table-cell>
          <table:table-cell table:style-name="Table3.A2" office:value-type="string">
            <text:p text:style-name="P19"><text:span text:style-name="T4">137,500 gp</text:span></text:p>
          </table:table-cell>
        </table:table-row>
        <table:table-row table:style-name="Table3.2">
          <table:table-cell table:style-name="Table3.A2" office:value-type="string">
            <text:p text:style-name="P16"><text:span text:style-name="T4">93</text:span></text:p>
          </table:table-cell>
          <table:table-cell table:style-name="Table3.A2" office:value-type="string">
            <text:p text:style-name="P6"><text:span text:style-name="T5">Tome of understanding +5</text:span></text:p>
          </table:table-cell>
          <table:table-cell table:style-name="Table3.A2" office:value-type="string">
            <text:p text:style-name="P19"><text:span text:style-name="T4">137,500 gp</text:span></text:p>
          </table:table-cell>
        </table:table-row>
        <table:table-row table:style-name="Table3.2">
          <table:table-cell table:style-name="Table3.A2" office:value-type="string">
            <text:p text:style-name="P16"><text:span text:style-name="T4">94</text:span></text:p>
          </table:table-cell>
          <table:table-cell table:style-name="Table3.A2" office:value-type="string">
            <text:p text:style-name="P6"><text:span text:style-name="T5">Efreeti bottle</text:span></text:p>
          </table:table-cell>
          <table:table-cell table:style-name="Table3.A2" office:value-type="string">
            <text:p text:style-name="P19"><text:span text:style-name="T4">145,000 gp</text:span></text:p>
          </table:table-cell>
        </table:table-row>
        <text:soft-page-break/>
        <table:table-row table:style-name="Table3.2">
          <table:table-cell table:style-name="Table3.A2" office:value-type="string">
            <text:p text:style-name="P16"><text:span text:style-name="T4">95</text:span></text:p>
          </table:table-cell>
          <table:table-cell table:style-name="Table3.A2" office:value-type="string">
            <text:p text:style-name="P6"><text:span text:style-name="T5">Amulet of mighty fists +5</text:span></text:p>
          </table:table-cell>
          <table:table-cell table:style-name="Table3.A2" office:value-type="string">
            <text:p text:style-name="P19"><text:span text:style-name="T4">150,000 gp</text:span></text:p>
          </table:table-cell>
        </table:table-row>
        <table:table-row table:style-name="Table3.2">
          <table:table-cell table:style-name="Table3.A2" office:value-type="string">
            <text:p text:style-name="P16"><text:span text:style-name="T4">96</text:span></text:p>
          </table:table-cell>
          <table:table-cell table:style-name="Table3.A2" office:value-type="string">
            <text:p text:style-name="P6"><text:span text:style-name="T5">Chaos diamond</text:span></text:p>
          </table:table-cell>
          <table:table-cell table:style-name="Table3.A2" office:value-type="string">
            <text:p text:style-name="P19"><text:span text:style-name="T4">160,000 gp</text:span></text:p>
          </table:table-cell>
        </table:table-row>
        <table:table-row table:style-name="Table3.2">
          <table:table-cell table:style-name="Table3.A2" office:value-type="string">
            <text:p text:style-name="P16"><text:span text:style-name="T4">97</text:span></text:p>
          </table:table-cell>
          <table:table-cell table:style-name="Table3.A2" office:value-type="string">
            <text:p text:style-name="P6"><text:span text:style-name="T5">Cubic gate</text:span></text:p>
          </table:table-cell>
          <table:table-cell table:style-name="Table3.A2" office:value-type="string">
            <text:p text:style-name="P19"><text:span text:style-name="T4">164,000 gp</text:span></text:p>
          </table:table-cell>
        </table:table-row>
        <table:table-row table:style-name="Table3.2">
          <table:table-cell table:style-name="Table3.A2" office:value-type="string">
            <text:p text:style-name="P16"><text:span text:style-name="T4">98</text:span></text:p>
          </table:table-cell>
          <table:table-cell table:style-name="Table3.A2" office:value-type="string">
            <text:p text:style-name="P6"><text:span text:style-name="T5">Iron flask</text:span></text:p>
          </table:table-cell>
          <table:table-cell table:style-name="Table3.A2" office:value-type="string">
            <text:p text:style-name="P19"><text:span text:style-name="T4">170,000 gp</text:span></text:p>
          </table:table-cell>
        </table:table-row>
        <table:table-row table:style-name="Table3.2">
          <table:table-cell table:style-name="Table3.A2" office:value-type="string">
            <text:p text:style-name="P16"><text:span text:style-name="T4">99</text:span></text:p>
          </table:table-cell>
          <table:table-cell table:style-name="Table3.A2" office:value-type="string">
            <text:p text:style-name="P6"><text:span text:style-name="T5">Mirror of mental prowess</text:span></text:p>
          </table:table-cell>
          <table:table-cell table:style-name="Table3.A2" office:value-type="string">
            <text:p text:style-name="P19"><text:span text:style-name="T4">175,000 gp</text:span></text:p>
          </table:table-cell>
        </table:table-row>
        <table:table-row table:style-name="Table3.2">
          <table:table-cell table:style-name="Table3.A102" office:value-type="string">
            <text:p text:style-name="P17"><text:span text:style-name="T4">100</text:span></text:p>
          </table:table-cell>
          <table:table-cell table:style-name="Table3.A102" office:value-type="string">
            <text:p text:style-name="P7"><text:span text:style-name="T5">Mirror of life trapping</text:span></text:p>
          </table:table-cell>
          <table:table-cell table:style-name="Table3.A102" office:value-type="string">
            <text:p text:style-name="P20"><text:span text:style-name="T4">200,000 gp</text:span></text:p>
          </table:table-cell>
        </table:table-row>
      </table:table>
      <text:p text:style-name="P9"/>
      <text:p text:style-name="P6"><text:span text:style-name="T8">Wondrous Item Descriptions</text:span></text:p>
      <text:p text:style-name="P6"><text:span text:style-name="T9">Standard wondrous items are described below.</text:span></text:p>
      <text:p text:style-name="P6"><text:span text:style-name="T10">Amulet of Health:</text:span><text:span text:style-name="T9"> This amulet is a golden disk on a chain. It usually bears the image of a lion or other powerful animal. The amulet grants the wearer an enhancement bonus to Constitution of +2, +4, or +6.</text:span></text:p>
      <text:p text:style-name="P6"><text:span text:style-name="T9">Moderate transmutation; CL 8th; Craft Wondrous Item, </text:span><text:span text:style-name="T11">bear’s endurance; </text:span><text:span text:style-name="T9">Price 4,000 gp (+2), 16,000 gp (+4), 36,000 gp (+6).</text:span></text:p>
      <text:p text:style-name="P6"><text:span text:style-name="T10">Amulet of Mighty Fists:</text:span><text:span text:style-name="T9"> This amulet grants an enhancement bonus of +1 to +5 on attack and damage rolls with unarmed attacks and natural weapons.</text:span></text:p>
      <text:p text:style-name="P6"><text:span text:style-name="T9">Faint evocation; CL 5th; Craft Wondrous Item, </text:span><text:span text:style-name="T11">greater magic fang</text:span><text:span text:style-name="T9">, creator’s caster level must be at least three times the amulet’s bonus; Price 6,000 gp (+1), 24,000 gp (+2), 54,000 gp (+3), 96,000 gp (+4), 150,000 gp (+5).</text:span></text:p>
      <text:p text:style-name="P6"><text:span text:style-name="T10">Amulet of Natural Armor:</text:span><text:span text:style-name="T9"> This amulet, usually crafted from bone or beast scales, toughens the wearer’s body and flesh, giving him an enhancement bonus to his natural armor bonus of from +1 to +5, depending on the kind of amulet.</text:span></text:p>
      <text:p text:style-name="P6"><text:span text:style-name="T9">Faint transmutation; CL 5th; Craft Wondrous Item, </text:span><text:span text:style-name="T11">barkskin, </text:span><text:span text:style-name="T9">creator’s caster level must be at least three times the amulet’s bonus; Price 2,000 gp (+1), 8,000 gp (+2), 18,000 gp (+3), 32,000 gp (+4), or 50,000 gp (+5).</text:span></text:p>
      <text:p text:style-name="P6"><text:span text:style-name="T10">Amulet of the Planes:</text:span><text:span text:style-name="T9"> This device usually appears to be a black circular amulet, although any character looking closely at it sees a dark, moving swirl of color. The amulet allows its wearer to utilize </text:span><text:span text:style-name="T11">plane shift</text:span><text:span text:style-name="T9">. However, this is a difficult item to master. The user must make a DC 15 Intelligence check in order to get the amulet to take her to the plane (and the specific location on that plane) that she wants. If she fails, the amulet transports her and all those traveling with her to a random location on that plane (01–60 on d%) or to a random plane (61–100).</text:span></text:p>
      <text:p text:style-name="P6"><text:span text:style-name="T9">Strong conjuration; CL 15th; Craft Wondrous Item, </text:span><text:span text:style-name="T11">plane shift; </text:span><text:span text:style-name="T9">Price 120,000 gp.</text:span></text:p>
      <text:p text:style-name="P6"><text:span text:style-name="T10">Amulet of Proof against Detection and Location:</text:span><text:span text:style-name="T9"> This silver amulet protects the wearer from scrying and magical location just as a </text:span><text:span text:style-name="T11">nondetection </text:span><text:span text:style-name="T9">spell does. If a divination spell is attempted against the wearer, the caster of the divination must succeed on a caster level check (1d20 + caster level) against a DC of 19 (as if the caster had cast </text:span><text:span text:style-name="T11">nondetection </text:span><text:span text:style-name="T9">on herself ).</text:span></text:p>
      <text:p text:style-name="P6"><text:span text:style-name="T9">Moderate abjuration; CL 8th; Craft Wondrous Item, </text:span><text:span text:style-name="T11">nondetection; </text:span><text:span text:style-name="T9">Price 35,000 gp.</text:span></text:p>
      <text:p text:style-name="P6"><text:span text:style-name="T10">Apparatus of the Crab:</text:span><text:span text:style-name="T9"> This item appears to be a large, sealed iron barrel, but it has a secret catch (Search DC 20 to locate) that opens a hatch in one end. Anyone who crawls inside finds ten (unlabeled) levers: The device has the following characteristics: hp 200; hardness 15; Spd 20 ft., swim 20 ft.; AC 20 (–1 size, +11 natural); Atk +12 melee (2d8, 2 pincers).</text:span></text:p>
      <table:table table:name="Table4" table:style-name="Table4">
        <table:table-column table:style-name="Table4.A"/>
        <table:table-column table:style-name="Table4.B"/>
        <table:table-row table:style-name="Table4.1">
          <table:table-cell table:style-name="Table4.A1" office:value-type="string">
            <text:h text:style-name="P1" text:outline-level="2"><text:span text:style-name="T4">Lever (1d10)</text:span></text:h>
          </table:table-cell>
          <table:table-cell table:style-name="Table4.B1" office:value-type="string">
            <text:h text:style-name="P2" text:outline-level="2"><text:span text:style-name="T4">Lever Function</text:span></text:h>
          </table:table-cell>
        </table:table-row>
        <table:table-row table:style-name="Table4.1">
          <table:table-cell table:style-name="Table4.A2" office:value-type="string">
            <text:p text:style-name="P17"><text:span text:style-name="T4">1</text:span></text:p>
          </table:table-cell>
          <table:table-cell table:style-name="Table4.A2" office:value-type="string">
            <text:p text:style-name="P7"><text:span text:style-name="T4">Extend/retract legs and tail</text:span></text:p>
          </table:table-cell>
        </table:table-row>
        <table:table-row table:style-name="Table4.1">
          <table:table-cell table:style-name="Table4.A2" office:value-type="string">
            <text:p text:style-name="P16"><text:span text:style-name="T4">2</text:span></text:p>
          </table:table-cell>
          <table:table-cell table:style-name="Table4.A2" office:value-type="string">
            <text:p text:style-name="P6"><text:span text:style-name="T4">Uncover/cover forward porthole</text:span></text:p>
          </table:table-cell>
        </table:table-row>
        <table:table-row table:style-name="Table4.1">
          <table:table-cell table:style-name="Table4.A2" office:value-type="string">
            <text:p text:style-name="P16"><text:span text:style-name="T4">3</text:span></text:p>
          </table:table-cell>
          <table:table-cell table:style-name="Table4.A2" office:value-type="string">
            <text:p text:style-name="P6"><text:span text:style-name="T4">Uncover/cover side portholes</text:span></text:p>
          </table:table-cell>
        </table:table-row>
        <table:table-row table:style-name="Table4.1">
          <table:table-cell table:style-name="Table4.A2" office:value-type="string">
            <text:p text:style-name="P16"><text:span text:style-name="T4">4</text:span></text:p>
          </table:table-cell>
          <table:table-cell table:style-name="Table4.A2" office:value-type="string">
            <text:p text:style-name="P6"><text:span text:style-name="T4">Extend/retract pincers and feelers</text:span></text:p>
          </table:table-cell>
        </table:table-row>
        <table:table-row table:style-name="Table4.1">
          <table:table-cell table:style-name="Table4.A2" office:value-type="string">
            <text:p text:style-name="P16"><text:span text:style-name="T4">5</text:span></text:p>
          </table:table-cell>
          <table:table-cell table:style-name="Table4.A2" office:value-type="string">
            <text:p text:style-name="P6"><text:span text:style-name="T4">Snap pincers</text:span></text:p>
          </table:table-cell>
        </table:table-row>
        <table:table-row table:style-name="Table4.1">
          <table:table-cell table:style-name="Table4.A2" office:value-type="string">
            <text:p text:style-name="P16"><text:span text:style-name="T4">6</text:span></text:p>
          </table:table-cell>
          <table:table-cell table:style-name="Table4.A2" office:value-type="string">
            <text:p text:style-name="P6"><text:span text:style-name="T4">Move forward/backward</text:span></text:p>
          </table:table-cell>
        </table:table-row>
        <table:table-row table:style-name="Table4.1">
          <table:table-cell table:style-name="Table4.A2" office:value-type="string">
            <text:p text:style-name="P16"><text:span text:style-name="T4">7</text:span></text:p>
          </table:table-cell>
          <table:table-cell table:style-name="Table4.A2" office:value-type="string">
            <text:p text:style-name="P6"><text:span text:style-name="T4">Turn left/right</text:span></text:p>
          </table:table-cell>
        </table:table-row>
        <table:table-row table:style-name="Table4.1">
          <table:table-cell table:style-name="Table4.A2" office:value-type="string">
            <text:p text:style-name="P16"><text:span text:style-name="T4">8</text:span></text:p>
          </table:table-cell>
          <table:table-cell table:style-name="Table4.A2" office:value-type="string">
            <text:p text:style-name="P6"><text:span text:style-name="T4">Open “eyes” with </text:span><text:span text:style-name="T5">continual flame </text:span><text:span text:style-name="T4">inside/close “eyes”</text:span></text:p>
          </table:table-cell>
        </table:table-row>
        <table:table-row table:style-name="Table4.1">
          <table:table-cell table:style-name="Table4.A2" office:value-type="string">
            <text:p text:style-name="P16"><text:span text:style-name="T4">9</text:span></text:p>
          </table:table-cell>
          <table:table-cell table:style-name="Table4.A2" office:value-type="string">
            <text:p text:style-name="P6"><text:span text:style-name="T4">Rise/sink in water</text:span></text:p>
          </table:table-cell>
        </table:table-row>
        <table:table-row table:style-name="Table4.1">
          <table:table-cell table:style-name="Table4.A11" office:value-type="string">
            <text:p text:style-name="P17"><text:span text:style-name="T4">10</text:span></text:p>
          </table:table-cell>
          <table:table-cell table:style-name="Table4.A11" office:value-type="string">
            <text:p text:style-name="P7"><text:span text:style-name="T4">Open/close hatch</text:span></text:p>
          </table:table-cell>
        </table:table-row>
      </table:table>
      <text:p text:style-name="P11"/>
      <text:p text:style-name="P6"><text:span text:style-name="T9">Operating a lever is a full-round action, and no lever may be operated more than once per round. However, since two Medium characters can fit inside, the apparatus can move and attack in the same round. The device can function in water up to 900 feet deep. It holds enough air for a crew of two to survive 1d4+1 hours (twice as long for a single occupant). When activated, the apparatus looks something like a giant lobster.</text:span></text:p>
      <text:p text:style-name="P6"><text:span text:style-name="T9">Strong evocation and transmutation; CL 19th; Craft Wondrous Item, </text:span><text:span text:style-name="T11">animate objects</text:span><text:span text:style-name="T9">, </text:span><text:span text:style-name="T11">continual flame</text:span><text:span text:style-name="T9">, creator must have 8 ranks in the Knowledge (architecture and engineering) skill; Price 90,000 gp;</text:span><text:span text:style-name="T11">Weight </text:span><text:span text:style-name="T9">500 lb.</text:span></text:p>
      <text:p text:style-name="P6"><text:span text:style-name="T10">Bag of Holding:</text:span><text:span text:style-name="T9"> This appears to be a common cloth sack about 2 feet by 4 feet in size. The </text:span><text:span text:style-name="T11">bag of holding </text:span><text:span text:style-name="T9">opens into a nondimensional space: Its inside is larger than its outside dimensions. Regardless of what is put into the bag, it weighs a fixed amount. This weight, and the limits in weight and volume of the bag’s contents, depend on the bag’s type, as shown on the table below.</text:span></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13"><text:span text:style-name="T12">Bag</text:span></text:p>
          </table:table-cell>
          <table:table-cell table:style-name="Table5.A1" office:value-type="string">
            <text:p text:style-name="P15"><text:span text:style-name="T12">Bag Weight</text:span></text:p>
          </table:table-cell>
          <table:table-cell table:style-name="Table5.A1" office:value-type="string">
            <text:p text:style-name="P15"><text:span text:style-name="T12">Contents Weight Limit</text:span></text:p>
          </table:table-cell>
          <table:table-cell table:style-name="Table5.A1" office:value-type="string">
            <text:p text:style-name="P15"><text:span text:style-name="T12">Contents Volume Limit</text:span></text:p>
          </table:table-cell>
          <table:table-cell table:style-name="Table5.A1" office:value-type="string">
            <text:h text:style-name="P5" text:outline-level="5"><text:span text:style-name="T4">Market Price</text:span></text:h>
          </table:table-cell>
        </table:table-row>
        <table:table-row table:style-name="Table5.1">
          <table:table-cell table:style-name="Table5.A2" office:value-type="string">
            <text:p text:style-name="P7"><text:span text:style-name="T4">Type I</text:span></text:p>
          </table:table-cell>
          <table:table-cell table:style-name="Table5.B2" office:value-type="string">
            <text:p text:style-name="P17"><text:span text:style-name="T4">15 lb.</text:span></text:p>
          </table:table-cell>
          <table:table-cell table:style-name="Table5.B2" office:value-type="string">
            <text:p text:style-name="P17"><text:span text:style-name="T4">250 lb.</text:span></text:p>
          </table:table-cell>
          <table:table-cell table:style-name="Table5.B2" office:value-type="string">
            <text:p text:style-name="P17"><text:span text:style-name="T4">30 cu. ft.</text:span></text:p>
          </table:table-cell>
          <table:table-cell table:style-name="Table5.B2" office:value-type="string">
            <text:p text:style-name="P20"><text:span text:style-name="T4">2,500 gp</text:span></text:p>
          </table:table-cell>
        </table:table-row>
        <table:table-row table:style-name="Table5.1">
          <table:table-cell table:style-name="Table5.A2" office:value-type="string">
            <text:p text:style-name="P6"><text:span text:style-name="T4">Type II</text:span></text:p>
          </table:table-cell>
          <table:table-cell table:style-name="Table5.B2" office:value-type="string">
            <text:p text:style-name="P16"><text:span text:style-name="T4">25 lb.</text:span></text:p>
          </table:table-cell>
          <table:table-cell table:style-name="Table5.B2" office:value-type="string">
            <text:p text:style-name="P16"><text:span text:style-name="T4">500 lb.</text:span></text:p>
          </table:table-cell>
          <table:table-cell table:style-name="Table5.B2" office:value-type="string">
            <text:p text:style-name="P16"><text:span text:style-name="T4">70 cu. ft.</text:span></text:p>
          </table:table-cell>
          <table:table-cell table:style-name="Table5.B2" office:value-type="string">
            <text:p text:style-name="P19"><text:span text:style-name="T4">5,000 gp</text:span></text:p>
          </table:table-cell>
        </table:table-row>
        <table:table-row table:style-name="Table5.1">
          <table:table-cell table:style-name="Table5.A2" office:value-type="string">
            <text:p text:style-name="P6"><text:span text:style-name="T4">Type III</text:span></text:p>
          </table:table-cell>
          <table:table-cell table:style-name="Table5.B2" office:value-type="string">
            <text:p text:style-name="P16"><text:span text:style-name="T4">35 lb.</text:span></text:p>
          </table:table-cell>
          <table:table-cell table:style-name="Table5.B2" office:value-type="string">
            <text:p text:style-name="P16"><text:span text:style-name="T4">1,000 lb.</text:span></text:p>
          </table:table-cell>
          <table:table-cell table:style-name="Table5.B2" office:value-type="string">
            <text:p text:style-name="P16"><text:span text:style-name="T4">150 cu. ft.</text:span></text:p>
          </table:table-cell>
          <table:table-cell table:style-name="Table5.B2" office:value-type="string">
            <text:p text:style-name="P19"><text:span text:style-name="T4">7,400 gp</text:span></text:p>
          </table:table-cell>
        </table:table-row>
        <table:table-row table:style-name="Table5.1">
          <table:table-cell table:style-name="Table5.A5" office:value-type="string">
            <text:p text:style-name="P7"><text:span text:style-name="T4">Type IV</text:span></text:p>
          </table:table-cell>
          <table:table-cell table:style-name="Table5.B5" office:value-type="string">
            <text:p text:style-name="P17"><text:span text:style-name="T4">60 lb.</text:span></text:p>
          </table:table-cell>
          <table:table-cell table:style-name="Table5.B5" office:value-type="string">
            <text:p text:style-name="P17"><text:span text:style-name="T4">1,500 lb.</text:span></text:p>
          </table:table-cell>
          <table:table-cell table:style-name="Table5.B5" office:value-type="string">
            <text:p text:style-name="P17"><text:span text:style-name="T4">250 cu. ft.</text:span></text:p>
          </table:table-cell>
          <table:table-cell table:style-name="Table5.B5" office:value-type="string">
            <text:p text:style-name="P20"><text:span text:style-name="T4">10,000 gp</text:span></text:p>
          </table:table-cell>
        </table:table-row>
      </table:table>
      <text:p text:style-name="P6"><text:span text:style-name="T9">If the bag is overloaded, or if sharp objects pierce it (from inside or outside), the bag ruptures and is ruined. All contents are lost forever. If a </text:span><text:span text:style-name="T11">bag of holding </text:span><text:span text:style-name="T9">is turned inside out, its contents spill out, unharmed, but the bag must be put right before it can be used again. If living creatures are placed within the bag, they can survive for up to 10 minutes, after which time they suffocate. Retrieving a specific item from a </text:span><text:span text:style-name="T11">bag of holding </text:span><text:span text:style-name="T9">is a move action—unless the bag contains more than an ordinary backpack would hold, in which case retrieving a specific item is a full-round action.</text:span></text:p>
      <text:p text:style-name="P6"><text:span text:style-name="T9">If a </text:span><text:span text:style-name="T11">bag of holding </text:span><text:span text:style-name="T9">is placed within a </text:span><text:span text:style-name="T11">portable hole</text:span><text:span text:style-name="T9"> a rift to the Astral Plane is torn in the space: Bag and hole alike are sucked into the void and forever lost. If a </text:span><text:span text:style-name="T11">portable hole </text:span><text:span text:style-name="T9">is placed within a </text:span><text:span text:style-name="T11">bag of holding, </text:span><text:span text:style-name="T9">it opens a gate to the Astral Plane: The hole, the bag, and any creatures within a 10-foot radius are drawn there, destroying the </text:span><text:span text:style-name="T11">portable hole </text:span><text:span text:style-name="T9">and </text:span><text:span text:style-name="T11">bag of holding </text:span><text:span text:style-name="T9">in the process.</text:span></text:p>
      <text:p text:style-name="P6"><text:span text:style-name="T9">Moderate conjuration; CL 9th; Craft Wondrous Item, </text:span><text:span text:style-name="T11">secret chest.</text:span></text:p>
      <text:p text:style-name="P6"><text:span text:style-name="T10">Bag of Tricks: </text:span><text:span text:style-name="T9">This small sack appears normal and empty. However, anyone reaching into the bag feels a small, fuzzy ball. If the ball is removed and tossed up to 20 feet away, it turns into an animal. The animal serves the character who drew it from the bag for 10 minutes (or until slain or ordered back into the bag), at which point it disappears. It can follow any of the commands described in the Handle Animal skill. Each of the three kinds of a </text:span><text:span text:style-name="T11">bag of tricks </text:span><text:span text:style-name="T9">produces a different set of animals. Use the following tables to determine what animals can be drawn out of each.</text:span></text:p>
      <text:p text:style-name="P6"><text:span text:style-name="T9">The heavy warhorse appears with harness and tack and accepts the character who drew it from the bag as a rider.</text:span></text:p>
      <text:p text:style-name="P6"><text:span text:style-name="T9">Animals produced are always random, and only one may exist at a time. Up to ten animals can be drawn from the bag each week.</text:span></text:p>
      <text:p text:style-name="P6"><text:span text:style-name="T9">Faint or moderate conjuration; CL 3rd (gray), 5th (rust), 9th (tan); Craft Wondrous Item, </text:span><text:span text:style-name="T11">summon nature’s ally II </text:span><text:span text:style-name="T9">(gray), </text:span><text:span text:style-name="T11">summon nature’s ally III </text:span><text:span text:style-name="T9">(rust), or </text:span><text:span text:style-name="T11">summon nature’s ally </text:span><text:span text:style-name="T9">V (tan); Price 900 gp (gray); 3,000 gp (rust); 6,300 gp (tan).</text:span></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row table:style-name="Table6.1">
          <table:table-cell table:style-name="Table6.A1" table:number-columns-spanned="2" office:value-type="string">
            <text:p text:style-name="P17"><text:span text:style-name="T6">––— Gray ——</text:span></text:p>
          </table:table-cell>
          <table:covered-table-cell/>
          <table:table-cell table:style-name="Table6.A1" table:number-columns-spanned="2" office:value-type="string">
            <text:p text:style-name="P17"><text:span text:style-name="T6">–——— Rust —–—–</text:span></text:p>
          </table:table-cell>
          <table:covered-table-cell/>
          <table:table-cell table:style-name="Table6.A1" table:number-columns-spanned="2" office:value-type="string">
            <text:p text:style-name="P17"><text:span text:style-name="T6">———– Tan ———–</text:span></text:p>
          </table:table-cell>
          <table:covered-table-cell/>
        </table:table-row>
        <table:table-row table:style-name="Table6.2">
          <table:table-cell table:style-name="Table6.A2" office:value-type="string">
            <text:p text:style-name="P17"><text:span text:style-name="T3">d%</text:span></text:p>
          </table:table-cell>
          <table:table-cell table:style-name="Table6.A2" office:value-type="string">
            <text:p text:style-name="P7"><text:span text:style-name="T3">Animal</text:span></text:p>
          </table:table-cell>
          <table:table-cell table:style-name="Table6.A2" office:value-type="string">
            <text:p text:style-name="P17"><text:span text:style-name="T3">d%</text:span></text:p>
          </table:table-cell>
          <table:table-cell table:style-name="Table6.A2" office:value-type="string">
            <text:p text:style-name="P7"><text:span text:style-name="T3">Animal</text:span></text:p>
          </table:table-cell>
          <table:table-cell table:style-name="Table6.A2" office:value-type="string">
            <text:p text:style-name="P17"><text:span text:style-name="T3">d%</text:span></text:p>
          </table:table-cell>
          <table:table-cell table:style-name="Table6.A2" office:value-type="string">
            <text:p text:style-name="P7"><text:span text:style-name="T3">Animal</text:span></text:p>
          </table:table-cell>
        </table:table-row>
        <table:table-row table:style-name="Table6.2">
          <table:table-cell table:style-name="Table6.A2" office:value-type="string">
            <text:p text:style-name="P16"><text:span text:style-name="T4">01–30</text:span></text:p>
          </table:table-cell>
          <table:table-cell table:style-name="Table6.A2" office:value-type="string">
            <text:p text:style-name="P6"><text:span text:style-name="T4">Bat</text:span></text:p>
          </table:table-cell>
          <table:table-cell table:style-name="Table6.A2" office:value-type="string">
            <text:p text:style-name="P16"><text:span text:style-name="T4">01–30</text:span></text:p>
          </table:table-cell>
          <table:table-cell table:style-name="Table6.A2" office:value-type="string">
            <text:p text:style-name="P6"><text:span text:style-name="T4">Wolverine</text:span></text:p>
          </table:table-cell>
          <table:table-cell table:style-name="Table6.A2" office:value-type="string">
            <text:p text:style-name="P16"><text:span text:style-name="T4">01–30</text:span></text:p>
          </table:table-cell>
          <table:table-cell table:style-name="Table6.A2" office:value-type="string">
            <text:p text:style-name="P6"><text:span text:style-name="T4">Brown bear</text:span></text:p>
          </table:table-cell>
        </table:table-row>
        <table:table-row table:style-name="Table6.2">
          <table:table-cell table:style-name="Table6.A2" office:value-type="string">
            <text:p text:style-name="P16"><text:span text:style-name="T4">31–60</text:span></text:p>
          </table:table-cell>
          <table:table-cell table:style-name="Table6.A2" office:value-type="string">
            <text:p text:style-name="P6"><text:span text:style-name="T4">Rat</text:span></text:p>
          </table:table-cell>
          <table:table-cell table:style-name="Table6.A2" office:value-type="string">
            <text:p text:style-name="P16"><text:span text:style-name="T4">31–60</text:span></text:p>
          </table:table-cell>
          <table:table-cell table:style-name="Table6.A2" office:value-type="string">
            <text:p text:style-name="P6"><text:span text:style-name="T4">Wolf</text:span></text:p>
          </table:table-cell>
          <table:table-cell table:style-name="Table6.A2" office:value-type="string">
            <text:p text:style-name="P16"><text:span text:style-name="T4">31–60</text:span></text:p>
          </table:table-cell>
          <table:table-cell table:style-name="Table6.A2" office:value-type="string">
            <text:p text:style-name="P6"><text:span text:style-name="T4">Lion</text:span></text:p>
          </table:table-cell>
        </table:table-row>
        <table:table-row table:style-name="Table6.2">
          <table:table-cell table:style-name="Table6.A2" office:value-type="string">
            <text:p text:style-name="P16"><text:span text:style-name="T4">61–75</text:span></text:p>
          </table:table-cell>
          <table:table-cell table:style-name="Table6.A2" office:value-type="string">
            <text:p text:style-name="P6"><text:span text:style-name="T4">Cat</text:span></text:p>
          </table:table-cell>
          <table:table-cell table:style-name="Table6.A2" office:value-type="string">
            <text:p text:style-name="P16"><text:span text:style-name="T4">61–85</text:span></text:p>
          </table:table-cell>
          <table:table-cell table:style-name="Table6.A2" office:value-type="string">
            <text:p text:style-name="P6"><text:span text:style-name="T4">Boar</text:span></text:p>
          </table:table-cell>
          <table:table-cell table:style-name="Table6.A2" office:value-type="string">
            <text:p text:style-name="P16"><text:span text:style-name="T4">61–80</text:span></text:p>
          </table:table-cell>
          <table:table-cell table:style-name="Table6.A2" office:value-type="string">
            <text:p text:style-name="P6"><text:span text:style-name="T4">Heavy warhorse</text:span></text:p>
          </table:table-cell>
        </table:table-row>
        <table:table-row table:style-name="Table6.2">
          <table:table-cell table:style-name="Table6.A2" office:value-type="string">
            <text:p text:style-name="P16"><text:span text:style-name="T4">76–90</text:span></text:p>
          </table:table-cell>
          <table:table-cell table:style-name="Table6.A2" office:value-type="string">
            <text:p text:style-name="P6"><text:span text:style-name="T4">Weasel</text:span></text:p>
          </table:table-cell>
          <table:table-cell table:style-name="Table6.A2" office:value-type="string">
            <text:p text:style-name="P16"><text:span text:style-name="T4">86–100</text:span></text:p>
          </table:table-cell>
          <table:table-cell table:style-name="Table6.A2" office:value-type="string">
            <text:p text:style-name="P6"><text:span text:style-name="T4">Black bear</text:span></text:p>
          </table:table-cell>
          <table:table-cell table:style-name="Table6.A2" office:value-type="string">
            <text:p text:style-name="P16"><text:span text:style-name="T4">81–90</text:span></text:p>
          </table:table-cell>
          <table:table-cell table:style-name="Table6.A2" office:value-type="string">
            <text:p text:style-name="P6"><text:span text:style-name="T4">Tiger</text:span></text:p>
          </table:table-cell>
        </table:table-row>
        <table:table-row table:style-name="Table6.2">
          <table:table-cell table:style-name="Table6.A7" office:value-type="string">
            <text:p text:style-name="P17"><text:span text:style-name="T4">91–100</text:span></text:p>
          </table:table-cell>
          <table:table-cell table:style-name="Table6.A7" office:value-type="string">
            <text:p text:style-name="P7"><text:span text:style-name="T4">Badger</text:span></text:p>
          </table:table-cell>
          <table:table-cell table:style-name="Table6.A7" office:value-type="string">
            <text:p text:style-name="P21"/>
          </table:table-cell>
          <table:table-cell table:style-name="Table6.A7" office:value-type="string">
            <text:p text:style-name="P22"/>
          </table:table-cell>
          <table:table-cell table:style-name="Table6.A7" office:value-type="string">
            <text:p text:style-name="P17"><text:span text:style-name="T4">91–100</text:span></text:p>
          </table:table-cell>
          <table:table-cell table:style-name="Table6.A7" office:value-type="string">
            <text:p text:style-name="P7"><text:span text:style-name="T4">Rhinoceros</text:span></text:p>
          </table:table-cell>
        </table:table-row>
      </table:table>
      <text:p text:style-name="P6"><text:span text:style-name="T10">Bead of Force:</text:span><text:span text:style-name="T9"> This small black sphere appears to be a lusterless pearl. You can throw it up to 60 feet with no range penalties. Upon sharp impact, the bead explodes, sending forth a burst that deals 5d6 points of force damage to all creatures within a 10-foot radius.</text:span></text:p>
      <text:p text:style-name="P6"><text:span text:style-name="T9">It functions like a</text:span><text:span text:style-name="T11"> resilient sphere </text:span><text:span text:style-name="T9">spell (Reflex DC 16 negates) with a radius of 10 feet and a duration of 10 minutes. A globe of shimmering force encloses a creature, provided the latter is small enough to fit within the diameter of the sphere. The sphere contains its subject for the spell’s duration. The sphere is not subject to damage of any sort except from a </text:span><text:span text:style-name="T11">rod of cancellation, </text:span><text:span text:style-name="T9">a </text:span><text:span text:style-name="T11">rod of negation, disintegrate, </text:span><text:span text:style-name="T9">or a targeted </text:span><text:span text:style-name="T11">dispel magic </text:span><text:span text:style-name="T9">spell. These effects destroy the sphere without harm to the subject. Nothing can pass through the sphere, inside or out, though the subject can breathe normally. The subject may struggle, but the globe cannot be physically moved either by people outside it or by the struggles of those within.</text:span></text:p>
      <text:p text:style-name="P6"><text:span text:style-name="T9">The explosion completely consumes the bead, making this a one-use item.</text:span></text:p>
      <text:p text:style-name="P6"><text:span text:style-name="T9">Moderate evocation; CL 10th; Craft Wondrous Item, </text:span><text:span text:style-name="T11">resilient sphere; </text:span><text:span text:style-name="T9">Price 3,000 gp.</text:span></text:p>
      <text:p text:style-name="P6"><text:span text:style-name="T10">Belt, Monk’s:</text:span><text:span text:style-name="T9"> This simple rope belt, when wrapped around a character’s waist, confers great ability in unarmed combat. The wearer’s AC and unarmed damage is treated as a monk of five levels higher. If donned by a character with the Stunning Fist feat, the belt lets her make one additional stunning attack per day. If the character is not a monk, she gains the AC and unarmed damage of a 5th-level monk. This AC bonus functions just like the monk’s AC bonus.</text:span></text:p>
      <text:p text:style-name="P6"><text:span text:style-name="T9">Moderate transmutation; CL 10th; Craft Wondrous Item, </text:span><text:span text:style-name="T11">righteous might </text:span><text:span text:style-name="T9">or </text:span><text:span text:style-name="T11">transformation; </text:span><text:span text:style-name="T9">Price 13,000 gp; Weight 1 lb.</text:span></text:p>
      <text:p text:style-name="P6"><text:span text:style-name="T10">Belt of Dwarvenkind: </text:span><text:span text:style-name="T9">This belt gives the wearer a +4 competence bonus on Charisma checks and Charisma-based skill checks as they relate to dealing with dwarves, a +2 competence bonus on similar checks when dealing with gnomes and halflings, and a –2 competence penalty on similar checks when dealing with anyone else. The wearer can understand, speak, and read Dwarven. If the wearer is not a dwarf, he gains 60-foot darkvision, dwarven stonecunning, a +2 enhancement bonus to Constitution, and a +2 resistance bonus on saves against poison, spells, or spell-like effects.</text:span></text:p>
      <text:p text:style-name="P6"><text:span text:style-name="T9">Moderate divination; CL 12th; Craft Wondrous Item, </text:span><text:span text:style-name="T11">tongues</text:span><text:span text:style-name="T9">, creator must be a dwarf; Price 14,900 gp;Weight 1 lb.</text:span></text:p>
      <text:p text:style-name="P6"><text:span text:style-name="T10">Belt of Giant Strength:</text:span><text:span text:style-name="T9"> This wide belt is made of thick leather and studded with iron. The belt adds to the wearer’s Strength score in the form of an enhancement bonus of +4 or +6.</text:span></text:p>
      <text:p text:style-name="P6"><text:span text:style-name="T9">Moderate transmutation; CL 10th; Craft Wondrous Item, </text:span><text:span text:style-name="T11">bull’s strength; </text:span><text:span text:style-name="T9">Price 16,000 gp (+4), 36,000 gp (+6);Weight 1 lb.</text:span></text:p>
      <text:p text:style-name="P6"><text:span text:style-name="T10">Blessed Book:</text:span><text:span text:style-name="T9"> This well-made tome is always of small size, typically no more than 12 inches tall, 8 inches wide, and 1 inch thick. All such books are durable, waterproof, bound with iron overlaid with silver, and locked.</text:span></text:p>
      <text:p text:style-name="P6"><text:span text:style-name="T9">A wizard can fill the 1,000 pages of a </text:span><text:span text:style-name="T11">blessed book </text:span><text:span text:style-name="T9">with spells without paying the 100 gp per page material cost. This book is never found as randomly generated treasure with spells already inscribed in it.</text:span></text:p>
      <text:p text:style-name="P6"><text:span text:style-name="T9">Moderate transmutation; CL 7th; Craft Wondrous Item, </text:span><text:span text:style-name="T11">secret page; </text:span><text:span text:style-name="T9">Price 12,500 gp;Weight 1 lb.</text:span></text:p>
      <text:p text:style-name="P6"><text:span text:style-name="T10">Boat, Folding:</text:span><text:span text:style-name="T9"> A folding boat looks like a small wooden box—about 12 inches long, 6 inches wide, and 6 inches deep. It can be used to store items like any other box. If a command word is given, however, the box unfolds itself to form a boat 10 feet long, 4 feet wide, and 2 feet in depth. A second command word causes it to unfold to a ship 24 feet long, 8 feet wide, and 6 feet deep. Any objects formerly stored in the box now rest inside the boat or ship.</text:span></text:p>
      <text:p text:style-name="P6"><text:span text:style-name="T9">In its smaller form, the boat has one pair of oars, an anchor, a mast, and a lateen sail. In its larger form, the boat has a deck, single rowing seats, five sets of oars, a steering oar, an anchor, a deck cabin, and a mast with a square sail. The boat can hold four people comfortably, while the ship carries fifteen with ease.</text:span></text:p>
      <text:p text:style-name="P6"><text:span text:style-name="T9">A third word of command causes the boat or ship to fold itself into a box once again.</text:span></text:p>
      <text:p text:style-name="P6"><text:span text:style-name="T9">Faint transmutation; CL 6th; Craft Wondrous Item, </text:span><text:span text:style-name="T11">fabricate</text:span><text:span text:style-name="T9">, creator must have 2 ranks in the Craft (shipmaking) skill; Price 7,200 gp;Weight 4 lb.</text:span></text:p>
      <text:p text:style-name="P6"><text:span text:style-name="T10">Boots of Elvenkind:</text:span><text:span text:style-name="T9"> These soft boots enable the wearer to move quietly in virtually any surroundings, granting a +5 competence bonus on Move Silently checks.</text:span></text:p>
      <text:p text:style-name="P6"><text:soft-page-break/><text:span text:style-name="T9">Faint transmutation; CL 5th; Craft Wondrous Item, creator must be an elf; Price 2,500 gp;Weight 1 lb.</text:span></text:p>
      <text:p text:style-name="P6"><text:span text:style-name="T10">Boots of Levitation:</text:span><text:span text:style-name="T9"> On command, these leather boots allow the wearer to levitate as if she had cast </text:span><text:span text:style-name="T11">levitate </text:span><text:span text:style-name="T9">on herself.</text:span></text:p>
      <text:p text:style-name="P6"><text:span text:style-name="T9">Faint transmutation; CL 3rd; Craft Wondrous Item, </text:span><text:span text:style-name="T11">levitate; </text:span><text:span text:style-name="T9">Price 7,500 gp;Weight 1 lb.</text:span></text:p>
      <text:p text:style-name="P6"><text:span text:style-name="T10">Boots of Speed:</text:span><text:span text:style-name="T9"> As a free action, the wearer can click her boot heels together, enabling her to act as though affected by a </text:span><text:span text:style-name="T11">haste </text:span><text:span text:style-name="T9">spell for up to 10 rounds each day. The duration of the </text:span><text:span text:style-name="T11">haste </text:span><text:span text:style-name="T9">effect need not be consecutive rounds.</text:span></text:p>
      <text:p text:style-name="P6"><text:span text:style-name="T9">Moderate transmutation; CL 10th; Craft Wondrous Item, </text:span><text:span text:style-name="T11">haste; </text:span><text:span text:style-name="T9">Price 12,000 gp;Weight 1 lb.</text:span></text:p>
      <text:p text:style-name="P6"><text:span text:style-name="T10">Boots of Striding and Springing:</text:span><text:span text:style-name="T9"> These boots increase the wearer’s base land speed by 10 feet. In addition to this striding ability (considered an enhancement bonus), these boots allow the wearer to make great leaps. She can jump with a +5 competence bonus on Jump checks.</text:span></text:p>
      <text:p text:style-name="P6"><text:span text:style-name="T9">Faint transmutation; CL 3rd; Craft Wondrous Item, </text:span><text:span text:style-name="T11">longstrider</text:span><text:span text:style-name="T9">, creator must have 5 ranks in the Jump skill</text:span><text:span text:style-name="T11">; </text:span><text:span text:style-name="T9">Price 5,500 gp; Weight 1 lb.</text:span></text:p>
      <text:p text:style-name="P6"><text:span text:style-name="T10">Boots of Teleportation:</text:span><text:span text:style-name="T9"> Any character wearing this footwear may </text:span><text:span text:style-name="T11">teleport </text:span><text:span text:style-name="T9">three times per day, exactly as if he had cast the spell of the same name.</text:span></text:p>
      <text:p text:style-name="P6"><text:span text:style-name="T9">Moderate conjuration; CL 9th; Craft Wondrous Item, </text:span><text:span text:style-name="T11">teleport; </text:span><text:span text:style-name="T9">Price 49,000 gp;Weight 3 lb.</text:span></text:p>
      <text:p text:style-name="P6"><text:span text:style-name="T10">Boots of the Winterlands:</text:span><text:span text:style-name="T9"> This footgear bestows many powers upon the wearer. First, he is able to travel across snow at his normal speed, leaving no tracks. The boots also enable him to travel at normal speed across the most slippery ice (horizontal surfaces only, not vertical or sharply slanted ones) without falling or slipping. Finally, </text:span><text:span text:style-name="T11">boots of the winterlands </text:span><text:span text:style-name="T9">warm the wearer, as if he were affected by an </text:span><text:span text:style-name="T11">endure elements </text:span><text:span text:style-name="T9">spell.</text:span></text:p>
      <text:p text:style-name="P6"><text:span text:style-name="T9">Faint abjuration and transmutation; CL 5th; Craft Wondrous Item</text:span><text:span text:style-name="T11">, cat’s grace, endure elements, pass without trace; </text:span><text:span text:style-name="T9">Price 2,500 gp; Weight 1 lb.</text:span></text:p>
      <text:p text:style-name="P6"><text:span text:style-name="T10">Boots, Winged:</text:span><text:span text:style-name="T9"> These boots appear to be ordinary footgear. On command, the boots sprout wings at the heel and let the wearer fly, without having to maintain concentration, as if affected by a </text:span><text:span text:style-name="T11">fly </text:span><text:span text:style-name="T9">spell. He can fly three times day for up to 5 minutes per flight.</text:span></text:p>
      <text:p text:style-name="P6"><text:span text:style-name="T9">Faint transmutation; CL 5th; Craft Wondrous Item, </text:span><text:span text:style-name="T11">fly; </text:span><text:span text:style-name="T9">Price 16,000 gp;Weight 1 lb.</text:span></text:p>
      <text:p text:style-name="P6"><text:span text:style-name="T10">Bottle of Air:</text:span><text:span text:style-name="T9"> This item appears to be a normal glass bottle with a cork. When taken to any airless environment it retains air within it at all times, continually renewing its contents. This means that a character can draw air out of the bottle to breathe. The bottle can even be shared by multiple characters who pass it around. Breathing out of the bottle is a standard action, but a character so doing can then act for as long as she can hold her breath.</text:span></text:p>
      <text:p text:style-name="P6"><text:span text:style-name="T9">Moderate transmutation; CL 7th; Craft Wondrous Item, </text:span><text:span text:style-name="T11">water breathing; </text:span><text:span text:style-name="T9">Price 7,250 gp;Weight 2 lb.</text:span></text:p>
      <text:p text:style-name="P6"><text:span text:style-name="T10">Bowl of Commanding Water Elementals:</text:span><text:span text:style-name="T9"> This large container is usually fashioned from blue or green semiprecious stone. It is about 1 foot in diameter, half that deep, and relatively fragile. When the bowl is filled with fresh water, and certain words are spoken, a Large water elemental appears. The summoning words require 1 full round to speak. In all ways the bowl functions as the </text:span><text:span text:style-name="T11">summon monster VI </text:span><text:span text:style-name="T9">spell. Only one elemental can be called at a time. A new elemental requires the bowl to be filled with new water, which cannot happen until after the first elemental disappears (is dispelled, dismissed, or slain).</text:span></text:p>
      <text:p text:style-name="P6"><text:span text:style-name="T9">If salt water is used, the elemental is Huge rather than Large (as if </text:span><text:span text:style-name="T11">summon monster VII </text:span><text:span text:style-name="T9">had been cast).</text:span></text:p>
      <text:p text:style-name="P6"><text:span text:style-name="T9">Strong conjuration; CL 13th; Craft Wondrous Item, </text:span><text:span text:style-name="T11">summon monster VI, summon monster VII; </text:span><text:span text:style-name="T9">Price 100,000 gp; Weight 3 lb.</text:span></text:p>
      <text:p text:style-name="P6"><text:span text:style-name="T10">Bracelet of Friends:</text:span><text:span text:style-name="T9"> This silver charm bracelet has four charms upon it when created. The owner may designate one person known to him to be keyed to one charm. (This designation takes a standard action, but once done it lasts forever or until changed.) When a charm is grasped and the name of the keyed individual is spoken, that person is called to the spot (a standard action) along with his or her gear, as long as the owner and the called person are on the same plane. The keyed individual knows who is calling, and the </text:span><text:span text:style-name="T11">bracelet of friends </text:span><text:span text:style-name="T9">only functions on willing travelers. Once a charm is activated, it disappears. Charms separated from the bracelet are worthless. A bracelet found with fewer than four charms is worth 25% less for each missing charm.</text:span></text:p>
      <text:p text:style-name="P6"><text:span text:style-name="T9">Strong conjuration; CL 15th; Craft Wondrous Item, </text:span><text:span text:style-name="T11">refuge; </text:span><text:span text:style-name="T9">Price 19,000 gp.</text:span></text:p>
      <text:p text:style-name="P6"><text:span text:style-name="T10">Bracers of Archery, Greater:</text:span><text:span text:style-name="T9"> These wristbands look like normal protective wear. The bracers empower the wearer to use any bow (not including crossbows) as if she were proficient in its use. If she already has proficiency with any type of bow, she gains a +2 competence bonus on attack rolls and a +1 competence bonus on damage rolls whenever using that type of bow. Both bracers must be worn for the magic to be effective.</text:span></text:p>
      <text:p text:style-name="P6"><text:span text:style-name="T9">Moderate transmutation; CL 8th; Craft Wondrous Item, Craft Magic Arms and Armor; Price 25,000 gp;Weight 1 lb.</text:span></text:p>
      <text:p text:style-name="P6"><text:span text:style-name="T10">Bracers of Archery, Lesser:</text:span><text:span text:style-name="T9"> These wristbands function as </text:span><text:span text:style-name="T11">greater bracers of archery</text:span><text:span text:style-name="T9">, except that they grant a +1 competence bonus on attack rolls and no bonus on damage rolls.</text:span></text:p>
      <text:p text:style-name="P6"><text:span text:style-name="T9">Faint transmutation; CL 4th; Craft Wondrous Item, Craft Magic Arms and Armor; Price 5,000 gp;Weight 1 lb.</text:span></text:p>
      <text:p text:style-name="P6"><text:span text:style-name="T10">Bracers of Armor:</text:span><text:span text:style-name="T9"> These items appear to be wrist or arm guards. They surround the wearer with an invisible but tangible field of force, granting him an armor bonus of +1 to +8, just as though he were wearing armor. Both bracers must be worn for the magic to be effective.</text:span></text:p>
      <text:p text:style-name="P6"><text:span text:style-name="T9">Moderate conjuration; CL 7th; Craft Wondrous Item, </text:span><text:span text:style-name="T11">mage armor</text:span><text:span text:style-name="T9">, creator’s caster level must be at least two times that of the bonus placed in the bracers; Price 1,000 gp (+1), 4,000 gp (+2), 9,000 gp (+3), 16,000 gp (+4), 25,000 gp (+5), 36,000 gp (+6), 49,000 gp (+7), 64,000 gp (+8);Weight 1 lb.</text:span></text:p>
      <text:p text:style-name="P6"><text:span text:style-name="T10">Brazier of Commanding Fire Elementals: </text:span><text:span text:style-name="T9">This device appears to be a normal container for holding burning coals. When a fire is lit in the brazier and the proper summoning words are spoken, a Large fire elemental appears. The summoning words require 1 full round to speak. In all ways the brazier functions as the </text:span><text:span text:style-name="T11">summon monster VI </text:span><text:span text:style-name="T9">spell. If brimstone is added, the elemental is Huge instead of Large, and the brazier works as a </text:span><text:span text:style-name="T11">summon monster </text:span><text:span text:style-name="T9">VII spell. Only one elemental can be summoned at a time. A new elemental requires a new fire, which cannot be lit until after the first elemental disappears (is dispelled, dismissed, or slain).</text:span></text:p>
      <text:p text:style-name="P6"><text:span text:style-name="T9">Strong conjuration; CL 13th; Craft Wondrous Item, </text:span><text:span text:style-name="T11">summon monster VI, summon monster VII; </text:span><text:span text:style-name="T9">Price 100,000 gp; Weight 5 lb.</text:span></text:p>
      <text:p text:style-name="P6"><text:span text:style-name="T10">Brooch of Shielding: </text:span><text:span text:style-name="T9">This appears to be a piece of silver or gold jewelry used to fasten a cloak or cape. In addition to this mundane task, it can absorb </text:span><text:span text:style-name="T11">magic missiles </text:span><text:span text:style-name="T9">of the sort generated by spell or spell-like ability. A brooch can absorb up to 101 points of damage from </text:span><text:span text:style-name="T11">magic missiles </text:span><text:span text:style-name="T9">before it melts and becomes useless.</text:span></text:p>
      <text:p text:style-name="P6"><text:span text:style-name="T9">Faint abjuration; CL 1st; Craft Wondrous Item, </text:span><text:span text:style-name="T11">shield; </text:span><text:span text:style-name="T9">Price 1,500 gp.</text:span></text:p>
      <text:p text:style-name="P6"><text:span text:style-name="T10">Broom of Flying:</text:span><text:span text:style-name="T9"> This broom is able to fly through the air as if affected by a</text:span><text:span text:style-name="T11">n overland flight </text:span><text:span text:style-name="T9">spell (average maneuverability) for up to 9 hours per day (split up as its owner desires). The broom can carry 200 pounds and fly at a speed of 40 feet, or up to 400 pounds at a speed at 30 feet. In addition, the broom can travel alone to any destination named by the owner as long as she has a good idea of the location and layout of that destination. It comes to its owner from as far away as 300 yards when she speaks the command word. The </text:span><text:span text:style-name="T11">broom of flying </text:span><text:span text:style-name="T9">has a speed of 40 feet when it has no rider.</text:span></text:p>
      <text:p text:style-name="P6"><text:span text:style-name="T9">Moderate transmutation; CL 9th; Craft Wondrous Item, </text:span><text:span text:style-name="T11">overland flight, permanency; </text:span><text:span text:style-name="T9">Price 17,000 gp;Weight 3 lb.</text:span></text:p>
      <text:p text:style-name="P6"><text:span text:style-name="T10">Candle of Invocation: </text:span><text:span text:style-name="T9">Each of these special tapers is dedicated to one of the nine alignments. Simply burning the candle generates a favorable aura for the individual so doing if the candle’s alignment matches that of the character. Characters of the same alignment as the burning candle add a +2 morale bonus on attack rolls, saving throws, and skill checks while within 30 feet of the flame.</text:span></text:p>
      <text:p text:style-name="P6"><text:soft-page-break/><text:span text:style-name="T9">A cleric whose alignment matches the candle’s operates as if two levels higher for purposes of determining spells per day if he burns the candle during or just prior to his spell preparation time. He can even cast spells normally unavailable to him, as if he were of that higher level, but only so long as the candle continues to burn. Except in special cases (see below), a candle burns for 4 hours.</text:span></text:p>
      <text:p text:style-name="P6"><text:span text:style-name="T9">In addition, burning a candle also allows the owner to cast a </text:span><text:span text:style-name="T11">gate </text:span><text:span text:style-name="T9">spell, the respondent being of the same alignment as the candle, but the taper is immediately consumed in the process. It is possible to extinguish the candle simply by blowing it out, so users often place it in a lantern to protect it from drafts and the like. Doing this doesn’t interfere with its magical properties.</text:span></text:p>
      <text:p text:style-name="P6"><text:span text:style-name="T9">Strong conjuration; CL 17th; Craft Wondrous Item, </text:span><text:span text:style-name="T11">gate, </text:span><text:span text:style-name="T9">creator must be same alignment as candle created; Price 8,400 gp;Weight 1/2 lb.</text:span></text:p>
      <text:p text:style-name="P6"><text:span text:style-name="T10">Candle of Truth:</text:span><text:span text:style-name="T9"> This white tallow candle, when burned, calls into place a </text:span><text:span text:style-name="T11">zone of truth </text:span><text:span text:style-name="T9">spell (Will DC 13 negates) in a 5-foot radius centered on the candle. The zone lasts for 1 hour, as the candle burns. If the candle is snuffed before that time, the effect is canceled and the candle ruined.</text:span></text:p>
      <text:p text:style-name="P6"><text:span text:style-name="T9">Faint enchantment; CL 3rd; Craft Wondrous Item, </text:span><text:span text:style-name="T11">zone of truth; </text:span><text:span text:style-name="T9">Price 2,500 gp;Weight 1/2 lb.</text:span></text:p>
      <text:p text:style-name="P6"><text:span text:style-name="T10">Cape of the Mountebank:</text:span><text:span text:style-name="T9"> On command, this bright red and gold cape allows the wearer to use the magic of the </text:span><text:span text:style-name="T11">dimension door </text:span><text:span text:style-name="T9">spell once per day. When he disappears, he leaves behind a cloud of smoke, appearing in a similar fashion at his destination.</text:span></text:p>
      <text:p text:style-name="P6"><text:span text:style-name="T9">Moderate conjuration; CL 9th; Craft Wondrous Item, </text:span><text:span text:style-name="T11">dimension door; </text:span><text:span text:style-name="T9">Price 10,080 gp;Weight 1 lb.</text:span></text:p>
      <text:p text:style-name="P6"><text:span text:style-name="T10">Carpet of Flying:</text:span><text:span text:style-name="T9"> This rug is able to fly through the air as if affected by an </text:span><text:span text:style-name="T11">overland flight </text:span><text:span text:style-name="T9">spell of unlimited duration. The size, carrying capacity, and speed of the different </text:span><text:span text:style-name="T11">carpets of flying </text:span><text:span text:style-name="T9">are shown on the table below. Beautifully and intricately made, each carpet has its own command word to activate it—if the device is within voice range, the command word activates it, whether the speaker is on the rug or not. The carpet is then controlled by spoken directions.</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3"><text:span text:style-name="T13">Size</text:span></text:p>
          </table:table-cell>
          <table:table-cell table:style-name="Table7.A1" office:value-type="string">
            <text:p text:style-name="P15"><text:span text:style-name="T13">Capacity</text:span></text:p>
          </table:table-cell>
          <table:table-cell table:style-name="Table7.A1" office:value-type="string">
            <text:p text:style-name="P15"><text:span text:style-name="T13">Speed</text:span></text:p>
          </table:table-cell>
          <table:table-cell table:style-name="Table7.A1" office:value-type="string">
            <text:p text:style-name="P15"><text:span text:style-name="T13">Weight</text:span></text:p>
          </table:table-cell>
          <table:table-cell table:style-name="Table7.A1" office:value-type="string">
            <text:h text:style-name="P23" text:outline-level="6"><text:span text:style-name="T1">Market Price</text:span></text:h>
          </table:table-cell>
        </table:table-row>
        <table:table-row table:style-name="Table7.1">
          <table:table-cell table:style-name="Table7.A2" office:value-type="string">
            <text:p text:style-name="P7"><text:span text:style-name="T4">5 ft. by 5 ft.</text:span></text:p>
          </table:table-cell>
          <table:table-cell table:style-name="Table7.A2" office:value-type="string">
            <text:p text:style-name="P17"><text:span text:style-name="T4">200 lb.</text:span></text:p>
          </table:table-cell>
          <table:table-cell table:style-name="Table7.A2" office:value-type="string">
            <text:p text:style-name="P17"><text:span text:style-name="T4">40 ft.</text:span></text:p>
          </table:table-cell>
          <table:table-cell table:style-name="Table7.A2" office:value-type="string">
            <text:p text:style-name="P17"><text:span text:style-name="T4">8 lb.</text:span></text:p>
          </table:table-cell>
          <table:table-cell table:style-name="Table7.A2" office:value-type="string">
            <text:p text:style-name="P20"><text:span text:style-name="T4">20,000 gp</text:span></text:p>
          </table:table-cell>
        </table:table-row>
        <table:table-row table:style-name="Table7.1">
          <table:table-cell table:style-name="Table7.A2" office:value-type="string">
            <text:p text:style-name="P6"><text:span text:style-name="T4">5 ft. by 10 ft.</text:span></text:p>
          </table:table-cell>
          <table:table-cell table:style-name="Table7.A2" office:value-type="string">
            <text:p text:style-name="P16"><text:span text:style-name="T4">400 lb.</text:span></text:p>
          </table:table-cell>
          <table:table-cell table:style-name="Table7.A2" office:value-type="string">
            <text:p text:style-name="P16"><text:span text:style-name="T4">40 ft.</text:span></text:p>
          </table:table-cell>
          <table:table-cell table:style-name="Table7.A2" office:value-type="string">
            <text:p text:style-name="P16"><text:span text:style-name="T4">15 lb.</text:span></text:p>
          </table:table-cell>
          <table:table-cell table:style-name="Table7.A2" office:value-type="string">
            <text:p text:style-name="P19"><text:span text:style-name="T4">35,000 gp</text:span></text:p>
          </table:table-cell>
        </table:table-row>
        <table:table-row table:style-name="Table7.1">
          <table:table-cell table:style-name="Table7.A4" office:value-type="string">
            <text:p text:style-name="P7"><text:span text:style-name="T4">10 ft. by 10 ft.</text:span></text:p>
          </table:table-cell>
          <table:table-cell table:style-name="Table7.A4" office:value-type="string">
            <text:p text:style-name="P17"><text:span text:style-name="T4">800 lb.</text:span></text:p>
          </table:table-cell>
          <table:table-cell table:style-name="Table7.A4" office:value-type="string">
            <text:p text:style-name="P17"><text:span text:style-name="T4">40 ft.</text:span></text:p>
          </table:table-cell>
          <table:table-cell table:style-name="Table7.A4" office:value-type="string">
            <text:p text:style-name="P17"><text:span text:style-name="T4">10 lb.</text:span></text:p>
          </table:table-cell>
          <table:table-cell table:style-name="Table7.A4" office:value-type="string">
            <text:p text:style-name="P20"><text:span text:style-name="T4">60,000 gp</text:span></text:p>
          </table:table-cell>
        </table:table-row>
      </table:table>
      <text:p text:style-name="P6"><text:span text:style-name="T9">A </text:span><text:span text:style-name="T11">carpet of flying </text:span><text:span text:style-name="T9">can carry up to double its capacity, but doing so reduces its speed to 30 feet. It has average maneuverability, but a </text:span><text:span text:style-name="T11">carpet of flying </text:span><text:span text:style-name="T9">can still hover.</text:span></text:p>
      <text:p text:style-name="P6"><text:span text:style-name="T9">Moderate transmutation; CL 10th; Craft Wondrous Item, </text:span><text:span text:style-name="T11">overland flight</text:span><text:span text:style-name="T9">, </text:span><text:span text:style-name="T11">permanency</text:span><text:span text:style-name="T9">.</text:span></text:p>
      <text:p text:style-name="P6"><text:span text:style-name="T10">Censer of Controlling Air Elementals: </text:span><text:span text:style-name="T9">This 6-inch-wide, 1-inch-high perforated golden vessel resembles a thurible found in a place of worship. If it is filled with incense and lit, summoning words spoken over it summon forth a Large air elemental. The summoning words require 1 full round to speak. In all ways the censer functions as the </text:span><text:span text:style-name="T11">summon monster VI </text:span><text:span text:style-name="T9">spell. If </text:span><text:span text:style-name="T11">incense of meditation </text:span><text:span text:style-name="T9">is burned within the censer, the air elemental is an elder air elemental instead (as if </text:span><text:span text:style-name="T11">summon monster IX </text:span><text:span text:style-name="T9">had just been cast). Only one elemental can be summoned at a time. A new elemental requires a new piece of incense, which cannot be lit until after the first elemental disappears (is dispelled, dismissed, or slain).</text:span></text:p>
      <text:p text:style-name="P6"><text:span text:style-name="T9">Strong conjuration; CL 17th; Craft Wondrous Item, </text:span><text:span text:style-name="T11">summon monster VI, summon monster IX; </text:span><text:span text:style-name="T9">Price 100,000 gp; Weight 1 lb.</text:span></text:p>
      <text:p text:style-name="P6"><text:span text:style-name="T10">Chaos Diamond:</text:span><text:span text:style-name="T9"> This lustrous gemstone is uncut and about the size of a human fist. The gem grants its possessor the following powers:</text:span></text:p>
      <text:p text:style-name="P6"><text:span text:style-name="T9">• </text:span><text:span text:style-name="T11">Confusion, lesser</text:span></text:p>
      <text:p text:style-name="P6"><text:span text:style-name="T9">• </text:span><text:span text:style-name="T11">Magic circle against law</text:span></text:p>
      <text:p text:style-name="P6"><text:span text:style-name="T9">• </text:span><text:span text:style-name="T11">Word of chaos</text:span></text:p>
      <text:p text:style-name="P6"><text:span text:style-name="T9">• </text:span><text:span text:style-name="T11">Cloak of chaos</text:span></text:p>
      <text:p text:style-name="P6"><text:span text:style-name="T9">Each power is usable 1d4 times per day. This is rolled for each power individually and the character does not </text:span></text:p>
      <text:p text:style-name="P6"><text:span text:style-name="T9">A nonchaotic character who possesses a </text:span><text:span text:style-name="T11">chaos diamond </text:span><text:span text:style-name="T9">gains one negative level. Although this level never results in actual level loss, it remains as long as the diamond is in the character’s possession and cannot be overcome in any way (including </text:span><text:span text:style-name="T11">restoration </text:span><text:span text:style-name="T9">spells).</text:span></text:p>
      <text:p text:style-name="P6"><text:span text:style-name="T9">Strong varied; CL 19th; Craft Wondrous Item, </text:span><text:span text:style-name="T11">cloak of chaos, magic circle against law, random action, word of chaos, </text:span><text:span text:style-name="T9">creator must be chaotic; Price 160,000 gp;Weight 1 lb.</text:span></text:p>
      <text:p text:style-name="P6"><text:span text:style-name="T10">Chime of Interruption:</text:span><text:span text:style-name="T9"> This instrument can be struck once every 10 minutes, and its resonant tone lasts for 3 full minutes.</text:span></text:p>
      <text:p text:style-name="P6"><text:span text:style-name="T9">While the chime is resonating, no spell requiring a verbal component can be cast within a 30-foot radius of it unless the caster can make a Concentration check (DC 15 + the spell’s level).</text:span></text:p>
      <text:p text:style-name="P6"><text:span text:style-name="T9">Moderate evocation; CL 7th; Craft Wondrous Item, </text:span><text:span text:style-name="T11">shout; </text:span><text:span text:style-name="T9">Price 16,800 gp;Weight 1 lb.</text:span></text:p>
      <text:p text:style-name="P6"><text:span text:style-name="T10">Chime of Opening:</text:span><text:span text:style-name="T9"> A </text:span><text:span text:style-name="T11">chime of opening </text:span><text:span text:style-name="T9">is a hollow mithral tube about 1 foot long. When struck, it sends forth magical vibrations that cause locks, lids, doors, valves, and portals to open. The device functions against normal bars, shackles, chains, bolts, and so on. A </text:span><text:span text:style-name="T11">chime of opening </text:span><text:span text:style-name="T9">also automatically dispels a </text:span><text:span text:style-name="T11">hold portal </text:span><text:span text:style-name="T9">spell or even an </text:span><text:span text:style-name="T11">arcane lock </text:span><text:span text:style-name="T9">cast by a wizard of lower than 15th level.</text:span></text:p>
      <text:p text:style-name="P6"><text:span text:style-name="T9">The chime must be pointed at the item or gate to be loosed or opened (which must be visible and known to the user). The chime is then struck, a clear tone rings forth, and in 1 round the target lock is unlocked, the shackle is loosed, the secret door is opened, or the lid of the chest is lifted. Each sounding only opens one form of locking, so if a chest is chained, padlocked, locked, and </text:span><text:span text:style-name="T11">arcane locked, </text:span><text:span text:style-name="T9">it takes four uses of a </text:span><text:span text:style-name="T11">chime of opening </text:span><text:span text:style-name="T9">to get it open. A </text:span><text:span text:style-name="T11">silence </text:span><text:span text:style-name="T9">spell negates the power of the device. A brand-new chime can be used a total of ten times before it cracks and becomes useless.</text:span></text:p>
      <text:p text:style-name="P6"><text:span text:style-name="T9">Moderate transmutation; CL 11th; Craft Wondrous Item, </text:span><text:span text:style-name="T11">knock; </text:span><text:span text:style-name="T9">Price 3,000 gp; Weight 1 lb.</text:span></text:p>
      <text:p text:style-name="P6"><text:span text:style-name="T10">Circlet of Blasting, Minor:</text:span><text:span text:style-name="T9"> On command, this simple golden headband projects a blast of </text:span><text:span text:style-name="T11">searing light </text:span><text:span text:style-name="T9">(3d8 points of damage) once per day.</text:span></text:p>
      <text:p text:style-name="P6"><text:span text:style-name="T9">Faint evocation; CL 6th; Craft Wondrous Item, </text:span><text:span text:style-name="T11">searing light; </text:span><text:span text:style-name="T9">Price 6,480 gp.</text:span></text:p>
      <text:p text:style-name="P6"><text:span text:style-name="T10">Circlet of Blasting, Major:</text:span><text:span text:style-name="T9"> On command, this elaborate golden headband projects a blast of </text:span><text:span text:style-name="T11">searing light </text:span><text:span text:style-name="T9">(5d8 maximized for 40 points of damage) once per day.</text:span></text:p>
      <text:p text:style-name="P6"><text:soft-page-break/><text:span text:style-name="T9">Strong evocation; CL 17th; Craft Wondrous Item, Maximize Spell, </text:span><text:span text:style-name="T11">searing light; </text:span><text:span text:style-name="T9">Price 23,760 gp.</text:span></text:p>
      <text:p text:style-name="P6"><text:span text:style-name="T10">Circlet of Persuasion:</text:span><text:span text:style-name="T9"> This silver headband grants a +3 competence bonus on the wearer’s Charisma-based checks.</text:span></text:p>
      <text:p text:style-name="P6"><text:span text:style-name="T9">Faint transmutation; CL 5th; Craft Wondrous Item, </text:span><text:span text:style-name="T11">eagle’s splendor; </text:span><text:span text:style-name="T9">Price 4,500 gp.</text:span></text:p>
      <text:p text:style-name="P6"><text:span text:style-name="T10">Cloak of Arachnida:</text:span><text:span text:style-name="T9"> This black garment, embroidered with a weblike pattern in silk, gives the wearer the ability to climb as if a </text:span><text:span text:style-name="T11">spider climb </text:span><text:span text:style-name="T9">spell had been placed upon her. In addition, the cloak grants her immunity to entrapment by </text:span><text:span text:style-name="T11">web </text:span><text:span text:style-name="T9">spells or webs of any sort—she can actually move in webs at half her normal speed. Once per day, the wearer of this cloak can cast </text:span><text:span text:style-name="T11">web</text:span><text:span text:style-name="T9">. She also gains a +2 luck bonus on all Fortitude saves against poison from spiders.</text:span></text:p>
      <text:p text:style-name="P6"><text:span text:style-name="T9">Faint conjuration and transmutation; CL 6th; Craft Wondrous Item, </text:span><text:span text:style-name="T11">spider climb, web; </text:span><text:span text:style-name="T9">Price 14,000 gp;Weight 1 lb.</text:span></text:p>
      <text:p text:style-name="P6"><text:span text:style-name="T10">Cloak of the Bat:</text:span><text:span text:style-name="T9"> Fashioned of dark brown or black cloth, this cloak bestows a +5 competence bonus on Hide checks. The wearer is also able to hang upside down from the ceiling, like a bat.</text:span></text:p>
      <text:p text:style-name="P6"><text:span text:style-name="T9">By holding the edges of the garment, the wearer is able to </text:span><text:span text:style-name="T11">fly </text:span><text:span text:style-name="T9">as per the spell. If he desires, the wearer can actually polymorph himself into an ordinary bat and fly accordingly. (All possessions worn or carried are part of the transformation.) Flying, either with the cloak or in bat form, can be accomplished only in darkness (either under the night sky or in a lightless or near-lightless environment underground). Either of the flying powers is usable for up to 7 minutes at a time, but after a flight of any duration the cloak cannot bestow any flying power for a like period of time.</text:span></text:p>
      <text:p text:style-name="P6"><text:span text:style-name="T9">Moderate transmutation; CL 7th; Craft Wondrous Item, </text:span><text:span text:style-name="T11">fly, polymorph; </text:span><text:span text:style-name="T9">Price 26,000 gp;Weight 1 lb.</text:span></text:p>
      <text:p text:style-name="P6"><text:span text:style-name="T10">Cloak of Charisma: </text:span><text:span text:style-name="T9">This lightweight and fashionable cloak has a highly decorative silver trim. When in a character’s possession, it adds a +2, +4, or +6 enhancement bonus to her Charisma score.</text:span></text:p>
      <text:p text:style-name="P6"><text:span text:style-name="T9">Moderate transmutation; CL 8th; Craft Wondrous Item, </text:span><text:span text:style-name="T11">eagle’s splendor; </text:span><text:span text:style-name="T9">Price 4,000 gp (+2), 16,000 gp (+4), 36,000 gp (+6); Weight 2 lb.</text:span></text:p>
      <text:p text:style-name="P6"><text:span text:style-name="T10">Cloak of Displacement, Minor:</text:span><text:span text:style-name="T9"> This item appears to be a normal cloak, but when worn by a character its magical properties distort and warp light waves. This displacement works similar to the </text:span><text:span text:style-name="T11">displacement </text:span><text:span text:style-name="T9">spell except that it only grants a 20% miss chance on attacks against the wearer. It functions continually.</text:span></text:p>
      <text:p text:style-name="P6"><text:span text:style-name="T9">Faint illusion; CL 3rd; Craft Wondrous Item, </text:span><text:span text:style-name="T11">displacement; </text:span><text:span text:style-name="T9">Price 24,000 gp;Weight 1 lb.</text:span></text:p>
      <text:p text:style-name="P6"><text:span text:style-name="T10">Cloak of Displacement, Major:</text:span><text:span text:style-name="T9"> This item appears to be a normal cloak, but on command its magical properties distort and warp light waves. This displacement works just like the </text:span><text:span text:style-name="T11">displacement </text:span><text:span text:style-name="T9">spell and lasts for a total of 15 rounds per day, which the wearer can divide up as she sees fit.</text:span></text:p>
      <text:p text:style-name="P6"><text:span text:style-name="T9">Moderate illusion; CL 7th; Craft Wondrous Item, Extend Spell, </text:span><text:span text:style-name="T11">displacement; </text:span><text:span text:style-name="T9">Price 50,000 gp;Weight 1 lb.</text:span></text:p>
      <text:p text:style-name="P6"><text:span text:style-name="T10">Cloak of Elvenkind:</text:span><text:span text:style-name="T9"> This cloak of neutral gray cloth is indistinguishable from an ordinary cloak of the same color. However, when worn with the hood drawn up around the head, it gives the wearer a +5 competence bonus on Hide checks.</text:span></text:p>
      <text:p text:style-name="P6"><text:span text:style-name="T9">Faint illusion; CL 3rd; Craft Wondrous Item, </text:span><text:span text:style-name="T11">invisibility, </text:span><text:span text:style-name="T9">creator must be an elf; Price 2,500 gp; Weight 1 lb.</text:span></text:p>
      <text:p text:style-name="P6"><text:span text:style-name="T10">Cloak of Etherealness:</text:span><text:span text:style-name="T9"> This silvery-gray cloak seems to absorb light rather than be illuminated by it. On command, the cloak makes its wearer ethereal (as the </text:span><text:span text:style-name="T11">ethereal jaunt </text:span><text:span text:style-name="T9">spell). The effect is dismissible. The cloak works for a total of up to 10 minutes per day. This duration need not be continuous.</text:span></text:p>
      <text:p text:style-name="P6"><text:span text:style-name="T9">Strong transmutation; CL 15th; Craft Wondrous Item, </text:span><text:span text:style-name="T11">ethereal jaunt; </text:span><text:span text:style-name="T9">Price 55,000 gp;Weight 1 lb.</text:span></text:p>
      <text:p text:style-name="P6"><text:span text:style-name="T10">Cloak of the Manta Ray:</text:span><text:span text:style-name="T9"> This cloak appears to be made of leather until the wearer enters salt water. At that time the </text:span><text:span text:style-name="T11">cloak of the manta ray </text:span><text:span text:style-name="T9">adheres to the individual, and he appears nearly identical to a manta ray (as the </text:span><text:span text:style-name="T11">polymorph </text:span><text:span text:style-name="T9">spell, except that it allows only manta ray form). He gains a +3 natural armor bonus, the ability to breathe underwater, and a swim speed of 60 feet, like a real manta ray.</text:span></text:p>
      <text:p text:style-name="P6"><text:span text:style-name="T9">Although the cloak does not enable the wearer to bite opponents as a manta ray does, it does have a tail spine that can be used to strike at opponents behind the wearer, dealing 1d6 points of damage. This attack can be used in addition to any other attack the character has, using his highest melee attack bonus. The wearer can release his arms from the cloak without sacrificing underwater movement if so desired.</text:span></text:p>
      <text:p text:style-name="P6"><text:span text:style-name="T9">Moderate transmutation; CL 9th; Craft Wondrous Item, </text:span><text:span text:style-name="T11">polymorph</text:span><text:span text:style-name="T9">, </text:span><text:span text:style-name="T11">water breathing; </text:span><text:span text:style-name="T9">Price 7,200 gp;Weight 1 lb.</text:span></text:p>
      <text:p text:style-name="P6"><text:span text:style-name="T10">Cloak of Resistance:</text:span><text:span text:style-name="T9"> These garments offer magic protection in the form of a +1 to +5 resistance bonus on all saving throws (Fortitude, Reflex, and Will).</text:span></text:p>
      <text:p text:style-name="P6"><text:span text:style-name="T9">Faint abjuration; CL 5th; Craft Wondrous Item, </text:span><text:span text:style-name="T11">resistance, </text:span><text:span text:style-name="T9">creator’s caster level must be at least three times the cloak’s bonus; Price 1,000 gp (+1), 4,000 gp (+2), 9,000 gp (+3), 16,000 gp (+4), 25,000 gp (+5);Weight 1 lb.</text:span></text:p>
      <text:p text:style-name="P6"><text:span text:style-name="T10">Crystal Ball:</text:span><text:span text:style-name="T9"> This is the most common form of scrying device, a crystal sphere about 6 inches in diameter. A character can use the device to see over virtually any distance or into other planes of existence, as with the spell </text:span><text:span text:style-name="T11">scrying </text:span><text:span text:style-name="T9">(Will DC 16 negates).</text:span></text:p>
      <text:p text:style-name="P6"><text:span text:style-name="T9">Certain </text:span><text:span text:style-name="T11">crystal balls </text:span><text:span text:style-name="T9">have additional powers that can be used through the </text:span><text:span text:style-name="T11">crystal ball </text:span><text:span text:style-name="T9">on the target viewed.</text:span></text:p>
      <table:table table:name="Table8" table:style-name="Table8">
        <table:table-column table:style-name="Table8.A"/>
        <table:table-column table:style-name="Table8.B"/>
        <table:table-row table:style-name="Table8.1">
          <table:table-cell table:style-name="Table8.A1" office:value-type="string">
            <text:p text:style-name="P13"><text:span text:style-name="T13">Crystal Ball Type</text:span></text:p>
          </table:table-cell>
          <table:table-cell table:style-name="Table8.A1" office:value-type="string">
            <text:h text:style-name="P23" text:outline-level="6"><text:span text:style-name="T1">Market Price</text:span></text:h>
          </table:table-cell>
        </table:table-row>
        <table:table-row table:style-name="Table8.1">
          <table:table-cell table:style-name="Table8.A2" office:value-type="string">
            <text:p text:style-name="P7"><text:span text:style-name="T5">Crystal ball</text:span></text:p>
          </table:table-cell>
          <table:table-cell table:style-name="Table8.A2" office:value-type="string">
            <text:p text:style-name="P20"><text:span text:style-name="T4">42,000 gp</text:span></text:p>
          </table:table-cell>
        </table:table-row>
        <table:table-row table:style-name="Table8.1">
          <table:table-cell table:style-name="Table8.A2" office:value-type="string">
            <text:p text:style-name="P6"><text:span text:style-name="T5">Crystal ball </text:span><text:span text:style-name="T4">with </text:span><text:span text:style-name="T5">see invisibility</text:span></text:p>
          </table:table-cell>
          <table:table-cell table:style-name="Table8.A2" office:value-type="string">
            <text:p text:style-name="P19"><text:span text:style-name="T4">50,000 gp</text:span></text:p>
          </table:table-cell>
        </table:table-row>
        <table:table-row table:style-name="Table8.1">
          <table:table-cell table:style-name="Table8.A2" office:value-type="string">
            <text:p text:style-name="P6"><text:span text:style-name="T5">Crystal ball </text:span><text:span text:style-name="T4">with </text:span><text:span text:style-name="T5">detect thoughts (Will DC 13 negates)</text:span></text:p>
          </table:table-cell>
          <table:table-cell table:style-name="Table8.A2" office:value-type="string">
            <text:p text:style-name="P19"><text:span text:style-name="T4">51,000 gp</text:span></text:p>
          </table:table-cell>
        </table:table-row>
        <table:table-row table:style-name="Table8.1">
          <table:table-cell table:style-name="Table8.A2" office:value-type="string">
            <text:p text:style-name="P6"><text:span text:style-name="T5">Crystal ball </text:span><text:span text:style-name="T4">with </text:span><text:span text:style-name="T5">telepathy</text:span><text:span text:style-name="T4">*</text:span></text:p>
          </table:table-cell>
          <table:table-cell table:style-name="Table8.A2" office:value-type="string">
            <text:p text:style-name="P19"><text:span text:style-name="T4">70,000 gp</text:span></text:p>
          </table:table-cell>
        </table:table-row>
        <table:table-row table:style-name="Table8.1">
          <table:table-cell table:style-name="Table8.A2" office:value-type="string">
            <text:p text:style-name="P6"><text:span text:style-name="T5">Crystal ball </text:span><text:span text:style-name="T4">with </text:span><text:span text:style-name="T5">true seeing</text:span></text:p>
          </table:table-cell>
          <table:table-cell table:style-name="Table8.A2" office:value-type="string">
            <text:p text:style-name="P19"><text:span text:style-name="T4">80,000 gp</text:span></text:p>
          </table:table-cell>
        </table:table-row>
        <table:table-row table:style-name="Table8.1">
          <table:table-cell table:style-name="Table8.A7" table:number-columns-spanned="2" office:value-type="string">
            <text:p text:style-name="P7"><text:span text:style-name="T4">* The viewer is able to send and receive silent mental messages with the person appearing in the crystal ball. Once per day the character may attempt to implant a </text:span><text:span text:style-name="T5">suggestion </text:span><text:span text:style-name="T4">(as the spell, Will DC 14 negates) as well.</text:span></text:p>
          </table:table-cell>
          <table:covered-table-cell/>
        </table:table-row>
      </table:table>
      <text:p text:style-name="P6"><text:span text:style-name="T9">Moderate divination; CL 10th; Craft Wondrous Item, </text:span><text:span text:style-name="T11">scrying </text:span><text:span text:style-name="T9">(plus any additional spells put into item); Weight 7 lb.</text:span></text:p>
      <text:p text:style-name="P6"><text:soft-page-break/><text:span text:style-name="T10">Cube of Force:</text:span><text:span text:style-name="T9"> This device is about 3/4 inch across and can be made of ivory, bone, or any hard mineral. It enables its possessor to put up a special </text:span><text:span text:style-name="T11">wall of force </text:span><text:span text:style-name="T9">10 feet on a side around her person. This cubic screen moves with the character and is impervious to the attack forms mentioned on the table below. The cube has 36 charges, which are renewed each day. The possessor presses one face of the cube to activate a particular type of screen or to deactivate the device. Each effect costs a certain number of charges to maintain for every minute (or portion of a minute) it is in operation. Also, when an effect is active, the possessor’s speed is limited to the maximum value given on the table.</text:span></text:p>
      <text:p text:style-name="P6"><text:span text:style-name="T9">When the </text:span><text:span text:style-name="T11">cube of force </text:span><text:span text:style-name="T9">is active, attacks dealing more than 30 points of damage drain 1 charge for every 10 points of damage beyond 30 that they deal. Spells that affect the integrity of the screen</text:span><text:span text:style-name="T11"> </text:span><text:span text:style-name="T9">also drain extra charges. These spells (given in the list below) cannot be cast into or out of the cube:</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5"><text:span text:style-name="T12">Cube Face</text:span></text:p>
          </table:table-cell>
          <table:table-cell table:style-name="Table9.A1" office:value-type="string">
            <text:p text:style-name="P15"><text:span text:style-name="T12">Charge Cost per Minute</text:span></text:p>
          </table:table-cell>
          <table:table-cell table:style-name="Table9.A1" office:value-type="string">
            <text:p text:style-name="P15"><text:span text:style-name="T12">Maximum Speed</text:span></text:p>
          </table:table-cell>
          <table:table-cell table:style-name="Table9.A1" office:value-type="string">
            <text:h text:style-name="P2" text:outline-level="2"><text:span text:style-name="T4">Effect</text:span></text:h>
          </table:table-cell>
        </table:table-row>
        <table:table-row table:style-name="Table9.1">
          <table:table-cell table:style-name="Table9.A2" office:value-type="string">
            <text:p text:style-name="P17"><text:span text:style-name="T4">1</text:span></text:p>
          </table:table-cell>
          <table:table-cell table:style-name="Table9.A2" office:value-type="string">
            <text:p text:style-name="P17"><text:span text:style-name="T4">1</text:span></text:p>
          </table:table-cell>
          <table:table-cell table:style-name="Table9.A2" office:value-type="string">
            <text:p text:style-name="P17"><text:span text:style-name="T4">30 ft.</text:span></text:p>
          </table:table-cell>
          <table:table-cell table:style-name="Table9.A2" office:value-type="string">
            <text:p text:style-name="P7"><text:span text:style-name="T4">Keeps out gases, wind, etc.</text:span></text:p>
          </table:table-cell>
        </table:table-row>
        <table:table-row table:style-name="Table9.1">
          <table:table-cell table:style-name="Table9.A2" office:value-type="string">
            <text:p text:style-name="P16"><text:span text:style-name="T4">2</text:span></text:p>
          </table:table-cell>
          <table:table-cell table:style-name="Table9.A2" office:value-type="string">
            <text:p text:style-name="P16"><text:span text:style-name="T4">2</text:span></text:p>
          </table:table-cell>
          <table:table-cell table:style-name="Table9.A2" office:value-type="string">
            <text:p text:style-name="P16"><text:span text:style-name="T4">20 ft.</text:span></text:p>
          </table:table-cell>
          <table:table-cell table:style-name="Table9.A2" office:value-type="string">
            <text:p text:style-name="P6"><text:span text:style-name="T4">Keeps out nonliving matter</text:span></text:p>
          </table:table-cell>
        </table:table-row>
        <table:table-row table:style-name="Table9.1">
          <table:table-cell table:style-name="Table9.A2" office:value-type="string">
            <text:p text:style-name="P16"><text:span text:style-name="T4">3</text:span></text:p>
          </table:table-cell>
          <table:table-cell table:style-name="Table9.A2" office:value-type="string">
            <text:p text:style-name="P16"><text:span text:style-name="T4">3</text:span></text:p>
          </table:table-cell>
          <table:table-cell table:style-name="Table9.A2" office:value-type="string">
            <text:p text:style-name="P16"><text:span text:style-name="T4">15 ft.</text:span></text:p>
          </table:table-cell>
          <table:table-cell table:style-name="Table9.A2" office:value-type="string">
            <text:p text:style-name="P6"><text:span text:style-name="T4">Keeps out living matter</text:span></text:p>
          </table:table-cell>
        </table:table-row>
        <table:table-row table:style-name="Table9.1">
          <table:table-cell table:style-name="Table9.A2" office:value-type="string">
            <text:p text:style-name="P16"><text:span text:style-name="T4">4</text:span></text:p>
          </table:table-cell>
          <table:table-cell table:style-name="Table9.A2" office:value-type="string">
            <text:p text:style-name="P16"><text:span text:style-name="T4">4</text:span></text:p>
          </table:table-cell>
          <table:table-cell table:style-name="Table9.A2" office:value-type="string">
            <text:p text:style-name="P16"><text:span text:style-name="T4">10 ft.</text:span></text:p>
          </table:table-cell>
          <table:table-cell table:style-name="Table9.A2" office:value-type="string">
            <text:p text:style-name="P6"><text:span text:style-name="T4">Keeps out magic</text:span></text:p>
          </table:table-cell>
        </table:table-row>
        <table:table-row table:style-name="Table9.1">
          <table:table-cell table:style-name="Table9.A2" office:value-type="string">
            <text:p text:style-name="P16"><text:span text:style-name="T4">5</text:span></text:p>
          </table:table-cell>
          <table:table-cell table:style-name="Table9.A2" office:value-type="string">
            <text:p text:style-name="P16"><text:span text:style-name="T4">6</text:span></text:p>
          </table:table-cell>
          <table:table-cell table:style-name="Table9.A2" office:value-type="string">
            <text:p text:style-name="P16"><text:span text:style-name="T4">10 ft.</text:span></text:p>
          </table:table-cell>
          <table:table-cell table:style-name="Table9.A2" office:value-type="string">
            <text:p text:style-name="P6"><text:span text:style-name="T4">Keeps out all things</text:span></text:p>
          </table:table-cell>
        </table:table-row>
        <table:table-row table:style-name="Table9.1">
          <table:table-cell table:style-name="Table9.A7" office:value-type="string">
            <text:p text:style-name="P17"><text:span text:style-name="T4">6</text:span></text:p>
          </table:table-cell>
          <table:table-cell table:style-name="Table9.A7" office:value-type="string">
            <text:p text:style-name="P17"><text:span text:style-name="T4">0</text:span></text:p>
          </table:table-cell>
          <table:table-cell table:style-name="Table9.A7" office:value-type="string">
            <text:p text:style-name="P17"><text:span text:style-name="T4">As normal</text:span></text:p>
          </table:table-cell>
          <table:table-cell table:style-name="Table9.A7" office:value-type="string">
            <text:p text:style-name="P7"><text:span text:style-name="T4">Deactivates</text:span></text:p>
          </table:table-cell>
        </table:table-row>
      </table:table>
      <text:p text:style-name="P12"/>
      <table:table table:name="Table10" table:style-name="Table10">
        <table:table-column table:style-name="Table10.A"/>
        <table:table-column table:style-name="Table10.B"/>
        <table:table-row table:style-name="Table10.1">
          <table:table-cell table:style-name="Table10.A1" office:value-type="string">
            <text:p text:style-name="P13"><text:span text:style-name="T12">Attack Form</text:span></text:p>
          </table:table-cell>
          <table:table-cell table:style-name="Table10.A1" office:value-type="string">
            <text:h text:style-name="P24" text:outline-level="7"><text:span text:style-name="T4">Extra Charges</text:span></text:h>
          </table:table-cell>
        </table:table-row>
        <table:table-row table:style-name="Table10.1">
          <table:table-cell table:style-name="Table10.A2" office:value-type="string">
            <text:p text:style-name="P7"><text:span text:style-name="T5">Horn of blasting</text:span></text:p>
          </table:table-cell>
          <table:table-cell table:style-name="Table10.A2" office:value-type="string">
            <text:p text:style-name="P17"><text:span text:style-name="T4">6</text:span></text:p>
          </table:table-cell>
        </table:table-row>
        <table:table-row table:style-name="Table10.1">
          <table:table-cell table:style-name="Table10.A2" office:value-type="string">
            <text:p text:style-name="P6"><text:span text:style-name="T5">Wall of fire</text:span></text:p>
          </table:table-cell>
          <table:table-cell table:style-name="Table10.A2" office:value-type="string">
            <text:p text:style-name="P16"><text:span text:style-name="T4">2</text:span></text:p>
          </table:table-cell>
        </table:table-row>
        <table:table-row table:style-name="Table10.1">
          <table:table-cell table:style-name="Table10.A2" office:value-type="string">
            <text:p text:style-name="P6"><text:span text:style-name="T5">Passwall</text:span></text:p>
          </table:table-cell>
          <table:table-cell table:style-name="Table10.A2" office:value-type="string">
            <text:p text:style-name="P16"><text:span text:style-name="T4">3</text:span></text:p>
          </table:table-cell>
        </table:table-row>
        <table:table-row table:style-name="Table10.1">
          <table:table-cell table:style-name="Table10.A2" office:value-type="string">
            <text:p text:style-name="P6"><text:span text:style-name="T5">Disintegrate</text:span></text:p>
          </table:table-cell>
          <table:table-cell table:style-name="Table10.A2" office:value-type="string">
            <text:p text:style-name="P16"><text:span text:style-name="T4">6</text:span></text:p>
          </table:table-cell>
        </table:table-row>
        <table:table-row table:style-name="Table10.1">
          <table:table-cell table:style-name="Table10.A2" office:value-type="string">
            <text:p text:style-name="P6"><text:span text:style-name="T5">Phase door</text:span></text:p>
          </table:table-cell>
          <table:table-cell table:style-name="Table10.A2" office:value-type="string">
            <text:p text:style-name="P16"><text:span text:style-name="T4">5</text:span></text:p>
          </table:table-cell>
        </table:table-row>
        <table:table-row table:style-name="Table10.1">
          <table:table-cell table:style-name="Table10.A7" office:value-type="string">
            <text:p text:style-name="P7"><text:span text:style-name="T5">Prismatic spray</text:span></text:p>
          </table:table-cell>
          <table:table-cell table:style-name="Table10.A7" office:value-type="string">
            <text:p text:style-name="P17"><text:span text:style-name="T4">7</text:span></text:p>
          </table:table-cell>
        </table:table-row>
      </table:table>
      <text:p text:style-name="P6"><text:span text:style-name="T9">Moderate evocation; CL 10th; Craft Wondrous Item, </text:span><text:span text:style-name="T11">wall of force</text:span><text:span text:style-name="T9">; Price 62,000 gp.</text:span></text:p>
      <text:p text:style-name="P6"><text:span text:style-name="T10">Cube of Frost Resistance:</text:span><text:span text:style-name="T9"> This cube is activated or deactivated by pressing one side. When activated, it creates a cube-shaped area 10 feet on a side centered on the possessor (or on the cube itself, if the item is later placed on a surface)</text:span><text:span text:style-name="T11">. </text:span><text:span text:style-name="T9">The temperature within this area is always at least 65°F. The field absorbs all cold-based attacks. However, if the field is subjected to more than 50 points of cold damage in 1 round (from one or multiple attacks), it collapses into its portable form and cannot be reactivated for 1 hour. If the field absorbs more than 100 points of cold damage in a 10-round period, the cube is destroyed.</text:span></text:p>
      <text:p text:style-name="P6"><text:span text:style-name="T9">Faint abjuration; CL 5th; Craft Wondrous Item, </text:span><text:span text:style-name="T11">protection from energy; </text:span><text:span text:style-name="T9">Price 27,000 gp.</text:span></text:p>
      <text:p text:style-name="P6"><text:span text:style-name="T10">Cubic Gate: </text:span><text:span text:style-name="T9">This item is fashioned from carnelian. Each of the six sides of the cube is keyed to a plane, one of which is the Material Plane. The character creating the item should choose the planes to which the other five sides are keyed.</text:span></text:p>
      <text:p text:style-name="P6"><text:span text:style-name="T9">If a side of the </text:span><text:span text:style-name="T11">cubic gate </text:span><text:span text:style-name="T9">is pressed once, it opens a </text:span><text:span text:style-name="T11">gate </text:span><text:span text:style-name="T9">to a random point on the plane keyed to that side. There is a 10% chance per minute that an outsider from that plane (determine randomly) comes through it looking for food, fun, or trouble. Pressing the side a second time closes the </text:span><text:span text:style-name="T11">gate</text:span><text:span text:style-name="T9">. It is impossible to open more than one </text:span><text:span text:style-name="T11">gate </text:span><text:span text:style-name="T9">at a time.</text:span></text:p>
      <text:p text:style-name="P6"><text:span text:style-name="T9">If a side is pressed twice in quick succession, the character so doing is transported to a random point on the other plane, along with all creatures in adjacent squares. (The other creatures may avoid this fate by succeeding on DC 23 Will saves).</text:span></text:p>
      <text:p text:style-name="P6"><text:span text:style-name="T9">Strong conjuration; CL 13th; Craft Wondrous Item, </text:span><text:span text:style-name="T11">plane shift; </text:span><text:span text:style-name="T9">Price 164,000 gp.</text:span></text:p>
      <text:p text:style-name="P6"><text:span text:style-name="T10">Darkskull: </text:span><text:span text:style-name="T9">This skull, carved from ebony, is wholly evil. Wherever the skull goes, the area around it is treated as though an </text:span><text:span text:style-name="T11">unhallow </text:span><text:span text:style-name="T9">spell had been cast with the skull as the touched point of origin (except that no additional spell effect is tied or fixed to the </text:span><text:span text:style-name="T11">darkskull</text:span><text:span text:style-name="T9">).</text:span></text:p>
      <text:p text:style-name="P6"><text:span text:style-name="T9">Moderate evocation [evil]; CL 9th; Craft Wondrous Item, </text:span><text:span text:style-name="T11">unhallow, </text:span><text:span text:style-name="T9">creator must be evil; Price 60,000 gp;Weight 5 lb.</text:span></text:p>
      <text:p text:style-name="P6"><text:span text:style-name="T10">Decanter of Endless Water:</text:span><text:span text:style-name="T9"> If the stopper is removed from this ordinary-looking flask and a command word spoken, an amount of fresh or salt water pours out. Separate command words determine the type as well as the volume and velocity.</text:span></text:p>
      <text:p text:style-name="P6"><text:span text:style-name="T9">• “Stream” pours out 1 gallon per round.</text:span></text:p>
      <text:p text:style-name="P6"><text:span text:style-name="T9">• “Fountain” produces a 5-foot-long stream at 5 gallons per round.</text:span></text:p>
      <text:p text:style-name="P6"><text:span text:style-name="T9">• “Geyser” produces a 20-foot-long, 1-foot-wide stream at 30 gallons per round.</text:span></text:p>
      <text:p text:style-name="P6"><text:span text:style-name="T9">The geyser effect causes considerable back pressure, requiring the holder to make a DC 12 Strength check to avoid being knocked down. The force of the geyser deals 1d4 points of damage but can only affect one target per round. The command word must be spoken to stop it.</text:span></text:p>
      <text:p text:style-name="P6"><text:span text:style-name="T9">Moderate transmutation; CL 9th; Craft Wondrous Item, </text:span><text:span text:style-name="T11">control water; </text:span><text:span text:style-name="T9">Price 9,000 gp;Weight 2 lb.</text:span></text:p>
      <text:p text:style-name="P6"><text:span text:style-name="T10">Deck of Illusions:</text:span><text:span text:style-name="T9"> This set of parchment cards is usually found in an ivory, leather, or wooden box. A full deck consists of thirty-four cards. When a card is drawn at random and thrown to the ground, a </text:span><text:span text:style-name="T11">major image </text:span><text:span text:style-name="T9">of a creature is formed. The figment lasts until dispelled. The illusory creature cannot move more than 30 feet away from where the card landed, but otherwise moves and acts as if it were real. At all times it obeys the desires of the character who drew the card. When the illusion is dispelled, the card becomes blank and cannot be used again. If the card is picked up, the illusion is automatically and instantly dispelled. The cards in a deck and the illusions they bring forth are summarized on the following table. (Use one of the first two columns to simulate the contents of a full deck using either ordinary playing cards or tarot card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text:span text:style-name="T3">Playing Card</text:span></text:p>
          </table:table-cell>
          <table:table-cell table:style-name="Table11.A1" office:value-type="string">
            <text:p text:style-name="P7"><text:span text:style-name="T3">Tarot Card</text:span></text:p>
          </table:table-cell>
          <table:table-cell table:style-name="Table11.A1" office:value-type="string">
            <text:p text:style-name="P7"><text:span text:style-name="T3">Creature</text:span></text:p>
          </table:table-cell>
        </table:table-row>
        <table:table-row table:style-name="Table11.1">
          <table:table-cell table:style-name="Table11.A2" office:value-type="string">
            <text:p text:style-name="P7"><text:span text:style-name="T4">Ace of hearts</text:span></text:p>
          </table:table-cell>
          <table:table-cell table:style-name="Table11.A2" office:value-type="string">
            <text:p text:style-name="P7"><text:span text:style-name="T4">IV. The Emperor</text:span></text:p>
          </table:table-cell>
          <table:table-cell table:style-name="Table11.A2" office:value-type="string">
            <text:p text:style-name="P7"><text:span text:style-name="T4">Red dragon</text:span></text:p>
          </table:table-cell>
        </table:table-row>
        <table:table-row table:style-name="Table11.1">
          <table:table-cell table:style-name="Table11.A2" office:value-type="string">
            <text:p text:style-name="P6"><text:span text:style-name="T4">King of hearts</text:span></text:p>
          </table:table-cell>
          <table:table-cell table:style-name="Table11.A2" office:value-type="string">
            <text:p text:style-name="P6"><text:span text:style-name="T4">Knight of swords</text:span></text:p>
          </table:table-cell>
          <table:table-cell table:style-name="Table11.A2" office:value-type="string">
            <text:p text:style-name="P6"><text:span text:style-name="T4">Male human fighter and four guards</text:span></text:p>
          </table:table-cell>
        </table:table-row>
        <table:table-row table:style-name="Table11.1">
          <table:table-cell table:style-name="Table11.A2" office:value-type="string">
            <text:p text:style-name="P6"><text:span text:style-name="T4">Queen of hearts</text:span></text:p>
          </table:table-cell>
          <table:table-cell table:style-name="Table11.A2" office:value-type="string">
            <text:p text:style-name="P6"><text:span text:style-name="T4">Queen of staves</text:span></text:p>
          </table:table-cell>
          <table:table-cell table:style-name="Table11.A2" office:value-type="string">
            <text:p text:style-name="P6"><text:span text:style-name="T4">Female human wizard</text:span></text:p>
          </table:table-cell>
        </table:table-row>
        <table:table-row table:style-name="Table11.1">
          <table:table-cell table:style-name="Table11.A2" office:value-type="string">
            <text:p text:style-name="P6"><text:span text:style-name="T4">Jack of hearts</text:span></text:p>
          </table:table-cell>
          <table:table-cell table:style-name="Table11.A2" office:value-type="string">
            <text:p text:style-name="P6"><text:span text:style-name="T4">King of staves</text:span></text:p>
          </table:table-cell>
          <table:table-cell table:style-name="Table11.A2" office:value-type="string">
            <text:p text:style-name="P6"><text:span text:style-name="T4">Male human druid</text:span></text:p>
          </table:table-cell>
        </table:table-row>
        <table:table-row table:style-name="Table11.1">
          <table:table-cell table:style-name="Table11.A2" office:value-type="string">
            <text:p text:style-name="P6"><text:span text:style-name="T4">Ten of hearts</text:span></text:p>
          </table:table-cell>
          <table:table-cell table:style-name="Table11.A2" office:value-type="string">
            <text:p text:style-name="P6"><text:span text:style-name="T4">VII. The Chariot</text:span></text:p>
          </table:table-cell>
          <table:table-cell table:style-name="Table11.A2" office:value-type="string">
            <text:p text:style-name="P6"><text:span text:style-name="T4">Cloud giant</text:span></text:p>
          </table:table-cell>
        </table:table-row>
        <table:table-row table:style-name="Table11.1">
          <table:table-cell table:style-name="Table11.A2" office:value-type="string">
            <text:p text:style-name="P6"><text:span text:style-name="T4">Nine of hearts</text:span></text:p>
          </table:table-cell>
          <table:table-cell table:style-name="Table11.A2" office:value-type="string">
            <text:p text:style-name="P6"><text:span text:style-name="T4">Page of staves</text:span></text:p>
          </table:table-cell>
          <table:table-cell table:style-name="Table11.A2" office:value-type="string">
            <text:p text:style-name="P6"><text:span text:style-name="T4">Ettin</text:span></text:p>
          </table:table-cell>
        </table:table-row>
        <table:table-row table:style-name="Table11.1">
          <table:table-cell table:style-name="Table11.A2" office:value-type="string">
            <text:p text:style-name="P6"><text:span text:style-name="T4">Eight of hearts</text:span></text:p>
          </table:table-cell>
          <table:table-cell table:style-name="Table11.A2" office:value-type="string">
            <text:p text:style-name="P6"><text:span text:style-name="T4">Ace of cups</text:span></text:p>
          </table:table-cell>
          <table:table-cell table:style-name="Table11.A2" office:value-type="string">
            <text:p text:style-name="P6"><text:span text:style-name="T4">Bugbear</text:span></text:p>
          </table:table-cell>
        </table:table-row>
        <table:table-row table:style-name="Table11.1">
          <table:table-cell table:style-name="Table11.A2" office:value-type="string">
            <text:p text:style-name="P6"><text:span text:style-name="T4">Two of hearts</text:span></text:p>
          </table:table-cell>
          <table:table-cell table:style-name="Table11.A2" office:value-type="string">
            <text:p text:style-name="P6"><text:span text:style-name="T4">Five of staves</text:span></text:p>
          </table:table-cell>
          <table:table-cell table:style-name="Table11.A2" office:value-type="string">
            <text:p text:style-name="P6"><text:span text:style-name="T4">Goblin</text:span></text:p>
          </table:table-cell>
        </table:table-row>
        <table:table-row table:style-name="Table11.1">
          <table:table-cell table:style-name="Table11.A2" office:value-type="string">
            <text:p text:style-name="P6"><text:span text:style-name="T3">Playing Card</text:span></text:p>
          </table:table-cell>
          <table:table-cell table:style-name="Table11.A2" office:value-type="string">
            <text:p text:style-name="P6"><text:span text:style-name="T3">Tarot Card</text:span></text:p>
          </table:table-cell>
          <table:table-cell table:style-name="Table11.A2" office:value-type="string">
            <text:p text:style-name="P6"><text:span text:style-name="T3">Creature</text:span></text:p>
          </table:table-cell>
        </table:table-row>
        <text:soft-page-break/>
        <table:table-row table:style-name="Table11.1">
          <table:table-cell table:style-name="Table11.A2" office:value-type="string">
            <text:p text:style-name="P6"><text:span text:style-name="T4">Ace of diamonds</text:span></text:p>
          </table:table-cell>
          <table:table-cell table:style-name="Table11.A2" office:value-type="string">
            <text:p text:style-name="P6"><text:span text:style-name="T4">III. The Empress</text:span></text:p>
          </table:table-cell>
          <table:table-cell table:style-name="Table11.A2" office:value-type="string">
            <text:p text:style-name="P6"><text:span text:style-name="T4">Glabrezu (demon)</text:span></text:p>
          </table:table-cell>
        </table:table-row>
        <table:table-row table:style-name="Table11.1">
          <table:table-cell table:style-name="Table11.A2" office:value-type="string">
            <text:p text:style-name="P6"><text:span text:style-name="T4">King of diamonds</text:span></text:p>
          </table:table-cell>
          <table:table-cell table:style-name="Table11.A2" office:value-type="string">
            <text:p text:style-name="P6"><text:span text:style-name="T4">Two of cups</text:span></text:p>
          </table:table-cell>
          <table:table-cell table:style-name="Table11.A2" office:value-type="string">
            <text:p text:style-name="P6"><text:span text:style-name="T4">Male elf wizard and female apprentice</text:span></text:p>
          </table:table-cell>
        </table:table-row>
        <table:table-row table:style-name="Table11.1">
          <table:table-cell table:style-name="Table11.A2" office:value-type="string">
            <text:p text:style-name="P6"><text:span text:style-name="T4">Queen of diamonds</text:span></text:p>
          </table:table-cell>
          <table:table-cell table:style-name="Table11.A2" office:value-type="string">
            <text:p text:style-name="P6"><text:span text:style-name="T4">Queen of swords</text:span></text:p>
          </table:table-cell>
          <table:table-cell table:style-name="Table11.A2" office:value-type="string">
            <text:p text:style-name="P6"><text:span text:style-name="T4">Half-elf ranger (female)</text:span></text:p>
          </table:table-cell>
        </table:table-row>
        <table:table-row table:style-name="Table11.1">
          <table:table-cell table:style-name="Table11.A2" office:value-type="string">
            <text:p text:style-name="P6"><text:span text:style-name="T4">Jack of diamonds</text:span></text:p>
          </table:table-cell>
          <table:table-cell table:style-name="Table11.A2" office:value-type="string">
            <text:p text:style-name="P6"><text:span text:style-name="T4">XIV. Temperance</text:span></text:p>
          </table:table-cell>
          <table:table-cell table:style-name="Table11.A2" office:value-type="string">
            <text:p text:style-name="P6"><text:span text:style-name="T4">Harpy</text:span></text:p>
          </table:table-cell>
        </table:table-row>
        <table:table-row table:style-name="Table11.1">
          <table:table-cell table:style-name="Table11.A2" office:value-type="string">
            <text:p text:style-name="P6"><text:span text:style-name="T4">Ten of diamonds</text:span></text:p>
          </table:table-cell>
          <table:table-cell table:style-name="Table11.A2" office:value-type="string">
            <text:p text:style-name="P6"><text:span text:style-name="T4">Seven of staves</text:span></text:p>
          </table:table-cell>
          <table:table-cell table:style-name="Table11.A2" office:value-type="string">
            <text:p text:style-name="P6"><text:span text:style-name="T4">Male half-orc barbarian</text:span></text:p>
          </table:table-cell>
        </table:table-row>
        <table:table-row table:style-name="Table11.1">
          <table:table-cell table:style-name="Table11.A2" office:value-type="string">
            <text:p text:style-name="P6"><text:span text:style-name="T4">Nine of diamonds</text:span></text:p>
          </table:table-cell>
          <table:table-cell table:style-name="Table11.A2" office:value-type="string">
            <text:p text:style-name="P6"><text:span text:style-name="T4">Four of pentacles</text:span></text:p>
          </table:table-cell>
          <table:table-cell table:style-name="Table11.A2" office:value-type="string">
            <text:p text:style-name="P6"><text:span text:style-name="T4">Ogre mage</text:span></text:p>
          </table:table-cell>
        </table:table-row>
        <table:table-row table:style-name="Table11.1">
          <table:table-cell table:style-name="Table11.A2" office:value-type="string">
            <text:p text:style-name="P6"><text:span text:style-name="T4">Eight of diamonds</text:span></text:p>
          </table:table-cell>
          <table:table-cell table:style-name="Table11.A2" office:value-type="string">
            <text:p text:style-name="P6"><text:span text:style-name="T4">Ace of pentacles</text:span></text:p>
          </table:table-cell>
          <table:table-cell table:style-name="Table11.A2" office:value-type="string">
            <text:p text:style-name="P6"><text:span text:style-name="T4">Gnoll</text:span></text:p>
          </table:table-cell>
        </table:table-row>
        <table:table-row table:style-name="Table11.1">
          <table:table-cell table:style-name="Table11.A2" office:value-type="string">
            <text:p text:style-name="P6"><text:span text:style-name="T4">Two of diamonds</text:span></text:p>
          </table:table-cell>
          <table:table-cell table:style-name="Table11.A2" office:value-type="string">
            <text:p text:style-name="P6"><text:span text:style-name="T4">Six of pentacles</text:span></text:p>
          </table:table-cell>
          <table:table-cell table:style-name="Table11.A2" office:value-type="string">
            <text:p text:style-name="P6"><text:span text:style-name="T4">Kobold</text:span></text:p>
          </table:table-cell>
        </table:table-row>
        <table:table-row table:style-name="Table11.1">
          <table:table-cell table:style-name="Table11.A2" office:value-type="string">
            <text:p text:style-name="P6"><text:span text:style-name="T3">Playing Card</text:span></text:p>
          </table:table-cell>
          <table:table-cell table:style-name="Table11.A2" office:value-type="string">
            <text:p text:style-name="P6"><text:span text:style-name="T3">Tarot Card</text:span></text:p>
          </table:table-cell>
          <table:table-cell table:style-name="Table11.A2" office:value-type="string">
            <text:p text:style-name="P6"><text:span text:style-name="T3">Creature</text:span></text:p>
          </table:table-cell>
        </table:table-row>
        <table:table-row table:style-name="Table11.1">
          <table:table-cell table:style-name="Table11.A2" office:value-type="string">
            <text:p text:style-name="P6"><text:span text:style-name="T4">Ace of spades</text:span></text:p>
          </table:table-cell>
          <table:table-cell table:style-name="Table11.A2" office:value-type="string">
            <text:p text:style-name="P6"><text:span text:style-name="T4">II. The High Priestess</text:span></text:p>
          </table:table-cell>
          <table:table-cell table:style-name="Table11.A2" office:value-type="string">
            <text:p text:style-name="P6"><text:span text:style-name="T4">Lich</text:span></text:p>
          </table:table-cell>
        </table:table-row>
        <text:soft-page-break/>
        <table:table-row table:style-name="Table11.1">
          <table:table-cell table:style-name="Table11.A2" office:value-type="string">
            <text:p text:style-name="P6"><text:span text:style-name="T4">King of spades</text:span></text:p>
          </table:table-cell>
          <table:table-cell table:style-name="Table11.A2" office:value-type="string">
            <text:p text:style-name="P6"><text:span text:style-name="T4">Three of staves</text:span></text:p>
          </table:table-cell>
          <table:table-cell table:style-name="Table11.A2" office:value-type="string">
            <text:p text:style-name="P6"><text:span text:style-name="T4">Three male human clerics</text:span></text:p>
          </table:table-cell>
        </table:table-row>
        <table:table-row table:style-name="Table11.1">
          <table:table-cell table:style-name="Table11.A2" office:value-type="string">
            <text:p text:style-name="P6"><text:span text:style-name="T4">Queen of spades</text:span></text:p>
          </table:table-cell>
          <table:table-cell table:style-name="Table11.A2" office:value-type="string">
            <text:p text:style-name="P6"><text:span text:style-name="T4">Four of cups</text:span></text:p>
          </table:table-cell>
          <table:table-cell table:style-name="Table11.A2" office:value-type="string">
            <text:p text:style-name="P6"><text:span text:style-name="T4">Medusa</text:span></text:p>
          </table:table-cell>
        </table:table-row>
        <table:table-row table:style-name="Table11.1">
          <table:table-cell table:style-name="Table11.A2" office:value-type="string">
            <text:p text:style-name="P6"><text:span text:style-name="T4">Jack of spades</text:span></text:p>
          </table:table-cell>
          <table:table-cell table:style-name="Table11.A2" office:value-type="string">
            <text:p text:style-name="P6"><text:span text:style-name="T4">Knight of pentacles</text:span></text:p>
          </table:table-cell>
          <table:table-cell table:style-name="Table11.A2" office:value-type="string">
            <text:p text:style-name="P6"><text:span text:style-name="T4">Male dwarf paladin</text:span></text:p>
          </table:table-cell>
        </table:table-row>
        <table:table-row table:style-name="Table11.1">
          <table:table-cell table:style-name="Table11.A2" office:value-type="string">
            <text:p text:style-name="P6"><text:span text:style-name="T4">Ten of spades</text:span></text:p>
          </table:table-cell>
          <table:table-cell table:style-name="Table11.A2" office:value-type="string">
            <text:p text:style-name="P6"><text:span text:style-name="T4">Seven of swords</text:span></text:p>
          </table:table-cell>
          <table:table-cell table:style-name="Table11.A2" office:value-type="string">
            <text:p text:style-name="P6"><text:span text:style-name="T4">Frost giant</text:span></text:p>
          </table:table-cell>
        </table:table-row>
        <table:table-row table:style-name="Table11.1">
          <table:table-cell table:style-name="Table11.A2" office:value-type="string">
            <text:p text:style-name="P6"><text:span text:style-name="T4">Nine of spades</text:span></text:p>
          </table:table-cell>
          <table:table-cell table:style-name="Table11.A2" office:value-type="string">
            <text:p text:style-name="P6"><text:span text:style-name="T4">Three of swords</text:span></text:p>
          </table:table-cell>
          <table:table-cell table:style-name="Table11.A2" office:value-type="string">
            <text:p text:style-name="P6"><text:span text:style-name="T4">Troll</text:span></text:p>
          </table:table-cell>
        </table:table-row>
        <table:table-row table:style-name="Table11.1">
          <table:table-cell table:style-name="Table11.A2" office:value-type="string">
            <text:p text:style-name="P6"><text:span text:style-name="T4">Eight of spades</text:span></text:p>
          </table:table-cell>
          <table:table-cell table:style-name="Table11.A2" office:value-type="string">
            <text:p text:style-name="P6"><text:span text:style-name="T4">Ace of swords</text:span></text:p>
          </table:table-cell>
          <table:table-cell table:style-name="Table11.A2" office:value-type="string">
            <text:p text:style-name="P6"><text:span text:style-name="T4">Hobgoblin</text:span></text:p>
          </table:table-cell>
        </table:table-row>
        <table:table-row table:style-name="Table11.1">
          <table:table-cell table:style-name="Table11.A2" office:value-type="string">
            <text:p text:style-name="P6"><text:span text:style-name="T4">Two of spades</text:span></text:p>
          </table:table-cell>
          <table:table-cell table:style-name="Table11.A2" office:value-type="string">
            <text:p text:style-name="P6"><text:span text:style-name="T4">Five of cups</text:span></text:p>
          </table:table-cell>
          <table:table-cell table:style-name="Table11.A2" office:value-type="string">
            <text:p text:style-name="P6"><text:span text:style-name="T4">Goblin</text:span></text:p>
          </table:table-cell>
        </table:table-row>
        <table:table-row table:style-name="Table11.1">
          <table:table-cell table:style-name="Table11.A2" office:value-type="string">
            <text:p text:style-name="P6"><text:span text:style-name="T3">Playing Card</text:span></text:p>
          </table:table-cell>
          <table:table-cell table:style-name="Table11.A2" office:value-type="string">
            <text:p text:style-name="P6"><text:span text:style-name="T3">Tarot Card</text:span></text:p>
          </table:table-cell>
          <table:table-cell table:style-name="Table11.A2" office:value-type="string">
            <text:p text:style-name="P6"><text:span text:style-name="T3">Creature</text:span></text:p>
          </table:table-cell>
        </table:table-row>
        <table:table-row table:style-name="Table11.1">
          <table:table-cell table:style-name="Table11.A2" office:value-type="string">
            <text:p text:style-name="P6"><text:span text:style-name="T4">Ace of clubs</text:span></text:p>
          </table:table-cell>
          <table:table-cell table:style-name="Table11.A2" office:value-type="string">
            <text:p text:style-name="P6"><text:span text:style-name="T4">VIII. Strength</text:span></text:p>
          </table:table-cell>
          <table:table-cell table:style-name="Table11.A2" office:value-type="string">
            <text:p text:style-name="P6"><text:span text:style-name="T4">Iron golem</text:span></text:p>
          </table:table-cell>
        </table:table-row>
        <table:table-row table:style-name="Table11.1">
          <table:table-cell table:style-name="Table11.A2" office:value-type="string">
            <text:p text:style-name="P6"><text:span text:style-name="T4">King of clubs</text:span></text:p>
          </table:table-cell>
          <table:table-cell table:style-name="Table11.A2" office:value-type="string">
            <text:p text:style-name="P6"><text:span text:style-name="T4">Page of pentacles</text:span></text:p>
          </table:table-cell>
          <table:table-cell table:style-name="Table11.A2" office:value-type="string">
            <text:p text:style-name="P6"><text:span text:style-name="T4">Three male halfling rogues</text:span></text:p>
          </table:table-cell>
        </table:table-row>
        <text:soft-page-break/>
        <table:table-row table:style-name="Table11.1">
          <table:table-cell table:style-name="Table11.A2" office:value-type="string">
            <text:p text:style-name="P6"><text:span text:style-name="T4">Queen of clubs</text:span></text:p>
          </table:table-cell>
          <table:table-cell table:style-name="Table11.A2" office:value-type="string">
            <text:p text:style-name="P6"><text:span text:style-name="T4">Ten of cups</text:span></text:p>
          </table:table-cell>
          <table:table-cell table:style-name="Table11.A2" office:value-type="string">
            <text:p text:style-name="P6"><text:span text:style-name="T4">Pixies</text:span></text:p>
          </table:table-cell>
        </table:table-row>
        <table:table-row table:style-name="Table11.1">
          <table:table-cell table:style-name="Table11.A2" office:value-type="string">
            <text:p text:style-name="P6"><text:span text:style-name="T4">Jack of clubs</text:span></text:p>
          </table:table-cell>
          <table:table-cell table:style-name="Table11.A2" office:value-type="string">
            <text:p text:style-name="P6"><text:span text:style-name="T4">Nine of pentacles</text:span></text:p>
          </table:table-cell>
          <table:table-cell table:style-name="Table11.A2" office:value-type="string">
            <text:p text:style-name="P6"><text:span text:style-name="T4">Female half-elf bard</text:span></text:p>
          </table:table-cell>
        </table:table-row>
        <table:table-row table:style-name="Table11.1">
          <table:table-cell table:style-name="Table11.A2" office:value-type="string">
            <text:p text:style-name="P6"><text:span text:style-name="T4">Ten of clubs</text:span></text:p>
          </table:table-cell>
          <table:table-cell table:style-name="Table11.A2" office:value-type="string">
            <text:p text:style-name="P6"><text:span text:style-name="T4">Nine of staves</text:span></text:p>
          </table:table-cell>
          <table:table-cell table:style-name="Table11.A2" office:value-type="string">
            <text:p text:style-name="P6"><text:span text:style-name="T4">Hill giant</text:span></text:p>
          </table:table-cell>
        </table:table-row>
        <table:table-row table:style-name="Table11.1">
          <table:table-cell table:style-name="Table11.A2" office:value-type="string">
            <text:p text:style-name="P6"><text:span text:style-name="T4">Nine of clubs</text:span></text:p>
          </table:table-cell>
          <table:table-cell table:style-name="Table11.A2" office:value-type="string">
            <text:p text:style-name="P6"><text:span text:style-name="T4">King of swords</text:span></text:p>
          </table:table-cell>
          <table:table-cell table:style-name="Table11.A2" office:value-type="string">
            <text:p text:style-name="P6"><text:span text:style-name="T4">Ogre</text:span></text:p>
          </table:table-cell>
        </table:table-row>
        <table:table-row table:style-name="Table11.1">
          <table:table-cell table:style-name="Table11.A2" office:value-type="string">
            <text:p text:style-name="P6"><text:span text:style-name="T4">Eight of clubs</text:span></text:p>
          </table:table-cell>
          <table:table-cell table:style-name="Table11.A2" office:value-type="string">
            <text:p text:style-name="P6"><text:span text:style-name="T4">Ace of staves</text:span></text:p>
          </table:table-cell>
          <table:table-cell table:style-name="Table11.A2" office:value-type="string">
            <text:p text:style-name="P6"><text:span text:style-name="T4">Orc</text:span></text:p>
          </table:table-cell>
        </table:table-row>
        <table:table-row table:style-name="Table11.1">
          <table:table-cell table:style-name="Table11.A2" office:value-type="string">
            <text:p text:style-name="P6"><text:span text:style-name="T4">Two of clubs</text:span></text:p>
          </table:table-cell>
          <table:table-cell table:style-name="Table11.A2" office:value-type="string">
            <text:p text:style-name="P6"><text:span text:style-name="T4">Five of cups</text:span></text:p>
          </table:table-cell>
          <table:table-cell table:style-name="Table11.A2" office:value-type="string">
            <text:p text:style-name="P6"><text:span text:style-name="T4">Kobold</text:span></text:p>
          </table:table-cell>
        </table:table-row>
        <table:table-row table:style-name="Table11.1">
          <table:table-cell table:style-name="Table11.A2" office:value-type="string">
            <text:p text:style-name="P6"><text:span text:style-name="T3">Playing Card</text:span></text:p>
          </table:table-cell>
          <table:table-cell table:style-name="Table11.A2" office:value-type="string">
            <text:p text:style-name="P6"><text:span text:style-name="T3">Tarot Card</text:span></text:p>
          </table:table-cell>
          <table:table-cell table:style-name="Table11.A2" office:value-type="string">
            <text:p text:style-name="P6"><text:span text:style-name="T3">Creature</text:span></text:p>
          </table:table-cell>
        </table:table-row>
        <table:table-row table:style-name="Table11.1">
          <table:table-cell table:style-name="Table11.A2" office:value-type="string">
            <text:p text:style-name="P6"><text:span text:style-name="T4">Joker</text:span></text:p>
          </table:table-cell>
          <table:table-cell table:style-name="Table11.A2" office:value-type="string">
            <text:p text:style-name="P6"><text:span text:style-name="T4">Two of pentacles</text:span></text:p>
          </table:table-cell>
          <table:table-cell table:style-name="Table11.A2" office:value-type="string">
            <text:p text:style-name="P6"><text:span text:style-name="T4">Illusion of deck’s owner</text:span></text:p>
          </table:table-cell>
        </table:table-row>
        <table:table-row table:style-name="Table11.1">
          <table:table-cell table:style-name="Table11.A39" office:value-type="string">
            <text:p text:style-name="P7"><text:span text:style-name="T4">Joker</text:span></text:p>
          </table:table-cell>
          <table:table-cell table:style-name="Table11.A39" office:value-type="string">
            <text:p text:style-name="P7"><text:span text:style-name="T4">Two of staves</text:span></text:p>
          </table:table-cell>
          <table:table-cell table:style-name="Table11.A39" office:value-type="string">
            <text:p text:style-name="P7"><text:span text:style-name="T4">Illusion of deck’s owner (sex reversed)</text:span></text:p>
          </table:table-cell>
        </table:table-row>
      </table:table>
      <text:p text:style-name="P6"><text:span text:style-name="T9">A randomly generated deck is usually complete (11–100 on d%), but may be discovered (01–10) with 1d20 of its cards missing. If cards are missing, reduce the price by a corresponding amount.</text:span></text:p>
      <text:p text:style-name="P6"><text:span text:style-name="T9">Faint illusion; CL 6th; Craft Wondrous Item, </text:span><text:span text:style-name="T11">major image; </text:span><text:span text:style-name="T9">Price 8,100 gp;Weight 1/2 lb.</text:span></text:p>
      <text:p text:style-name="P6"><text:span text:style-name="T10">Dimensional Shackles:</text:span><text:span text:style-name="T9"> These shackles have golden runes traced across their cold iron surface. Any creature bound within them is affected as if a </text:span><text:span text:style-name="T11">dimensional anchor </text:span><text:span text:style-name="T9">spell were cast upon her (no save). They fit any Small to Large creature. The DC to break or slip out of the shackles is 30.</text:span></text:p>
      <text:p text:style-name="P6"><text:span text:style-name="T9">Moderate abjuration; CL 11th; Craft Wondrous Item, </text:span><text:span text:style-name="T11">dimensional anchor; </text:span><text:span text:style-name="T9">Price 28,000 gp;Weight 5 lb.</text:span></text:p>
      <text:p text:style-name="P6"><text:span text:style-name="T10">Drums of Panic: </text:span><text:span text:style-name="T9">These drums are kettle drums (hemispheres about 1-1/2 feet in diameter on stands). They come in pairs and are unremarkable in appearance. If both of the pair are sounded, all creatures within 120 feet (with the exception of those within a 20-foot-radius safe zone around the drums) are affected as by a </text:span><text:span text:style-name="T11">fear </text:span><text:span text:style-name="T9">spell (Will DC 16 partial). </text:span><text:span text:style-name="T11">Drums of panic </text:span><text:span text:style-name="T9">can be used once per day.</text:span></text:p>
      <text:p text:style-name="P6"><text:span text:style-name="T9">Moderate necromancy</text:span><text:span text:style-name="T11">; </text:span><text:span text:style-name="T9">CL 7th; Craft Wondrous Item, </text:span><text:span text:style-name="T11">fear; </text:span><text:span text:style-name="T9">Price 30,000 gp;Weight 10 lb. for the pair.</text:span></text:p>
      <text:p text:style-name="P6"><text:span text:style-name="T10">Dust of Appearance:</text:span><text:span text:style-name="T9"> This fine powder appears to be a very fine, very light metallic dust. A single handful of this substance flung into the air coats objects within a 10-foot radius, making them visible even if they are invisible. It likewise negates the effects of </text:span><text:span text:style-name="T11">blur </text:span><text:span text:style-name="T9">and </text:span><text:span text:style-name="T11">displacement. </text:span><text:span text:style-name="T9">(In this, it works just like the </text:span><text:span text:style-name="T11">faerie fire </text:span><text:span text:style-name="T9">spell). The dust also reveals figments, </text:span><text:span text:style-name="T11">mirror images</text:span><text:span text:style-name="T9">, and </text:span><text:span text:style-name="T11">projected images </text:span><text:span text:style-name="T9">for what they are. A creature coated with the dust takes a –30 penalty on its Hide checks. The dust’s effect lasts for 5 minutes.</text:span></text:p>
      <text:p text:style-name="P6"><text:span text:style-name="T11">Dust of appearance </text:span><text:span text:style-name="T9">is typically stored in small silk packets or hollow bone tubes.</text:span></text:p>
      <text:p text:style-name="P6"><text:span text:style-name="T9">Faint conjuration; CL 5th; Craft Wondrous Item, </text:span><text:span text:style-name="T11">glitterdust; </text:span><text:span text:style-name="T9">Price 1,800 gp.</text:span></text:p>
      <text:p text:style-name="P6"><text:span text:style-name="T10">Dust of Disappearance:</text:span><text:span text:style-name="T9"> This dust looks just like </text:span><text:span text:style-name="T11">dust of appearance </text:span><text:span text:style-name="T9">and is typically stored in the same manner. A creature or object touched by it becomes invisible (as </text:span><text:span text:style-name="T11">greater invisibility</text:span><text:span text:style-name="T9">). Normal vision can’t see dusted creatures or objects, nor can they be detected by magical means, including </text:span><text:span text:style-name="T11">see invisibility </text:span><text:span text:style-name="T9">or </text:span><text:span text:style-name="T11">invisibility purge</text:span><text:span text:style-name="T9">. </text:span><text:span text:style-name="T11">Dust of appearance, </text:span><text:span text:style-name="T9">however, does reveal people and objects made invisible by </text:span><text:span text:style-name="T11">dust of disappearance. </text:span><text:span text:style-name="T9">Other factors, such as sound and smell, also allow possible detection</text:span><text:span text:style-name="T11">.</text:span></text:p>
      <text:p text:style-name="P6"><text:span text:style-name="T9">The </text:span><text:span text:style-name="T11">greater invisibility </text:span><text:span text:style-name="T9">bestowed by the dust lasts for 2d6 rounds.The invisible creature doesn’t know when the duration will end.</text:span></text:p>
      <text:p text:style-name="P6"><text:span text:style-name="T9">Moderate illusion; CL 7th; Craft Wondrous Item, </text:span><text:span text:style-name="T11">greater invisibility; </text:span><text:span text:style-name="T9">Price 3,500 gp.</text:span></text:p>
      <text:p text:style-name="P6"><text:span text:style-name="T10">Dust of Dryness:</text:span><text:span text:style-name="T9"> This special dust has many uses. If it is thrown into water, a volume of as much as 100 gallons is instantly transformed to nothingness, and the dust becomes a marble-sized pellet, floating or resting where it was thrown. If this pellet is hurled down, it breaks and releases the same volume of water. The dust affects only water (fresh, salt, alkaline), not other liquids.</text:span></text:p>
      <text:p text:style-name="P6"><text:span text:style-name="T9">If the dust is employed against an elemental with the water subtype, the creature must make a DC 18 Fortitude save or be destroyed. The dust deals 5d6 points of damage to the creature even if its saving throw succeeds.</text:span></text:p>
      <text:p text:style-name="P6"><text:span text:style-name="T9">Moderate transmutation; CL 11th; Craft Wondrous Item, </text:span><text:span text:style-name="T11">control water; </text:span><text:span text:style-name="T9">Price 850 gp.</text:span></text:p>
      <text:p text:style-name="P6"><text:span text:style-name="T10">Dust of Illusion:</text:span><text:span text:style-name="T9"> This unremarkable powder resembles chalk dust or powdered graphite. Stare at it, however, and the dust changes color and form. Put </text:span><text:span text:style-name="T11">dust of illusion </text:span><text:span text:style-name="T9">on a creature, and that creature is affected as if by a </text:span><text:span text:style-name="T11">disguise self </text:span><text:span text:style-name="T9">glamer, with the individual who sprinkles the dust envisioning the illusion desired. An unwilling target is allowed a DC 11 Reflex save to avoid the dust. The glamer lasts for 2 hours.</text:span></text:p>
      <text:p text:style-name="P6"><text:span text:style-name="T9">Faint illusion; CL 6th; Craft Wondrous Item, </text:span><text:span text:style-name="T11">disguise self; </text:span><text:span text:style-name="T9">Price 1,200 gp.</text:span></text:p>
      <text:p text:style-name="P6"><text:span text:style-name="T10">Dust of Tracelessness:</text:span><text:span text:style-name="T9"> This normal-seeming dust is actually a magic powder that can conceal the passage of its possessor and his companions. Tossing a handful of this dust into the air causes a chamber of up to 100 square feet of floor space to become as dusty, dirty, and cobweb-laden as if it had been abandoned and disused for a decade.</text:span></text:p>
      <text:p text:style-name="P6"><text:span text:style-name="T9">A handful of dust sprinkled along a trail causes evidence of the passage of as many as a dozen men and horses to be obliterated for 250 feet back into the distance. The results of the dust are instantaneous, and no magical aura lingers afterward from this use of the dust. Survival checks made to track a quarry across an area affected by this dust have a DC 20 higher than normal.</text:span></text:p>
      <text:p text:style-name="P6"><text:span text:style-name="T9">Faint transmutation; CL 3rd; Craft Wondrous Item, </text:span><text:span text:style-name="T11">pass without trace; </text:span><text:span text:style-name="T9">Price 250 gp.</text:span></text:p>
      <text:p text:style-name="P6"><text:span text:style-name="T10">Efficient Quiver:</text:span><text:span text:style-name="T9"> This appears to be a typical arrow container capable of holding about twenty arrows. It has three distinct portions, each with a nondimensional space allowing it to store far more than would normally be possible. The first and smallest one can contain up to sixty objects of the same general size and shape as an arrow. The second slightly longer compartment holds up to eighteen objects of the same general size and shape as a javelin. The third and longest portion of the case contains as many as six objects of the same general size and shape as a bow (spears, staffs, or the like). Once the owner has filled it, the quiver can produce any item she wishes, as if from a regular quiver or scabbard. The </text:span><text:span text:style-name="T11">efficient</text:span><text:span text:style-name="T9"> </text:span><text:span text:style-name="T11">quiver </text:span><text:span text:style-name="T9">weighs the same no matter what’s placed inside it.</text:span></text:p>
      <text:p text:style-name="P6"><text:span text:style-name="T9">Moderate conjuration; CL 9th; Craft Wondrous Item, </text:span><text:span text:style-name="T11">secret chest; </text:span><text:span text:style-name="T9">Price 1,800 gp;Weight 2 lb.</text:span></text:p>
      <text:p text:style-name="P6"><text:span text:style-name="T10">Efreeti Bottle: </text:span><text:span text:style-name="T9">This item is typically fashioned of brass or bronze, with a lead stopper bearing special seals. A thin stream of smoke is often seen issuing from it. The bottle can be opened once per day. When opened, the efreeti imprisoned within issues from the bottle instantly. There is a 10% chance (01–10 on d%) that the efreeti is insane and attacks immediately upon being released. There is also a 10% chance (91–100) that the efreeti of the bottle grants three </text:span><text:span text:style-name="T11">wishes</text:span><text:span text:style-name="T9">. In either case, the efreeti afterward disappears forever. The other 80% of the time (11–90), the inhabitant of the bottle loyally serves the character for up to 10 minutes per day (or until the efreeti’s death), doing as she commands. Roll each day the bottle is opened for that day’s effect.</text:span></text:p>
      <text:p text:style-name="P6"><text:span text:style-name="T9">Strong conjuration; CL 14th; Craft Wondrous Item, </text:span><text:span text:style-name="T11">summon monster VII; </text:span><text:span text:style-name="T9">Price 145,000 gp;Weight 1 lb.</text:span></text:p>
      <text:p text:style-name="P6"><text:span text:style-name="T10">Elemental Gem:</text:span><text:span text:style-name="T9"> This gem contains a conjuration spell attuned to a specific Elemental Plane (Air, Earth, Fire, or Water).</text:span></text:p>
      <text:p text:style-name="P6"><text:span text:style-name="T9">When the gem is crushed, smashed, or broken (a standard action), a Large elemental appears as if summoned by a </text:span><text:span text:style-name="T11">summon nature’s ally </text:span><text:span text:style-name="T9">spell. The elemental is under the control of the creature that broke the gem.</text:span></text:p>
      <text:p text:style-name="P6"><text:span text:style-name="T9">The coloration of the gem varies with the type of elemental it summons. </text:span><text:span text:style-name="T11">Air elemental gems </text:span><text:span text:style-name="T9">are transparent, </text:span><text:span text:style-name="T11">earth elemental gems </text:span><text:span text:style-name="T9">are light brown, </text:span><text:span text:style-name="T11">fire elemental gems </text:span><text:span text:style-name="T9">are reddish orange, and </text:span><text:span text:style-name="T11">water elemental gems </text:span><text:span text:style-name="T9">are blue-green.</text:span></text:p>
      <text:p text:style-name="P6"><text:span text:style-name="T9">Moderate conjuration; CL 11th; Craft Wondrous Item, </text:span><text:span text:style-name="T11">summon nature’s ally V; </text:span><text:span text:style-name="T9">Price 2,250 gp.</text:span></text:p>
      <text:p text:style-name="P6"><text:span text:style-name="T10">Elixir of Fire Breath: </text:span><text:span text:style-name="T9">This strange elixir bestows upon the drinker the ability to spit gouts of flame. He can breathe fire up to three times, each time dealing 4d6 points of fire damage to a single target up to 25 feet away. The victim can attempt a DC 13 Reflex save for half damage. Unused blasts dissipate 1 hour after the liquid is consumed.</text:span></text:p>
      <text:p text:style-name="P6"><text:span text:style-name="T9">Moderate evocation; CL 11th; Craft Wondrous Item, </text:span><text:span text:style-name="T11">scorching ray</text:span><text:span text:style-name="T9">; Price 1,100 gp.</text:span></text:p>
      <text:p text:style-name="P6"><text:span text:style-name="T10">Elixir of Hiding:</text:span><text:span text:style-name="T9"> A character drinking this liquid gains an intuitive ability to hide (+10 competence bonus on Hide checks for 1 hour).</text:span></text:p>
      <text:p text:style-name="P6"><text:span text:style-name="T9">Faint illusion; CL 5th; Craft Wondrous Item, </text:span><text:span text:style-name="T11">invisibility; </text:span><text:span text:style-name="T9">Price 250 gp.</text:span></text:p>
      <text:p text:style-name="P6"><text:soft-page-break/><text:span text:style-name="T10">Elixir of Love:</text:span><text:span text:style-name="T9"> This sweet-tasting liquid causes the character drinking it to become </text:span><text:span text:style-name="T11">charmed </text:span><text:span text:style-name="T9">with the first creature she sees after consuming the draft (as </text:span><text:span text:style-name="T11">charm person</text:span><text:span text:style-name="T9">—the drinker must be a humanoid of Medium or smaller size, Will DC 14 negates). The </text:span><text:span text:style-name="T11">charm </text:span><text:span text:style-name="T9">effects wear off in 1d3 hours.</text:span></text:p>
      <text:p text:style-name="P6"><text:span text:style-name="T9">Faint transmutation; CL 4th; Craft Wondrous Item, </text:span><text:span text:style-name="T11">charm person; </text:span><text:span text:style-name="T9">Price 150 gp.</text:span></text:p>
      <text:p text:style-name="P6"><text:span text:style-name="T10">Elixir of Sneaking:</text:span><text:span text:style-name="T9"> This draught of liquid grants the drinker the ability to walk softly and dampens sound around her slightly, granting a +10 competence bonus on Move Silently checks for 1 hour.</text:span></text:p>
      <text:p text:style-name="P6"><text:span text:style-name="T9">Faint illusion; CL 5th; Craft Wondrous Item, </text:span><text:span text:style-name="T11">silence; </text:span><text:span text:style-name="T9">Price 250 gp.</text:span></text:p>
      <text:p text:style-name="P6"><text:span text:style-name="T10">Elixir of Swimming:</text:span><text:span text:style-name="T9"> This elixir bestows swimming ability. An almost imperceptible magic sheath surrounds the drinker, allowing him to glide through the water easily (+10 competence bonus on Swim checks for 1 hour).</text:span></text:p>
      <text:p text:style-name="P6"><text:span text:style-name="T9">Faint illusion; CL 2nd; Craft Wondrous Item, creator must have 5 ranks in the Swim skill; Price 250 gp.</text:span></text:p>
      <text:p text:style-name="P6"><text:span text:style-name="T10">Elixir of Truth: </text:span><text:span text:style-name="T9">This elixir forces the individual drinking it to say nothing but the truth for 10 minutes (Will DC 13 negates).</text:span></text:p>
      <text:p text:style-name="P6"><text:span text:style-name="T9">She is compelled to answer any questions put to her in that time, but with each question she is free to make a separate DC 13 Will save. If one of these secondary saves is successful, she doesn’t break free of the truth-compelling enchantment but also doesn’t have to answer that particular question. No more than one question can be asked each round. This is a mind-affecting compulsion enchantment.</text:span></text:p>
      <text:p text:style-name="P6"><text:span text:style-name="T9">Faint enchantment; CL 5th; Craft Wondrous Item, </text:span><text:span text:style-name="T11">zone of truth; </text:span><text:span text:style-name="T9">Price 500 gp.</text:span></text:p>
      <text:p text:style-name="P6"><text:span text:style-name="T10">Elixir of Vision:</text:span><text:span text:style-name="T9"> Drinking this elixir grants the imbiber the ability to notice acute details with great accuracy (+10 competence bonus on Search checks for 1 hour).</text:span></text:p>
      <text:p text:style-name="P6"><text:span text:style-name="T9">Faint divination; CL 2nd; Craft Wondrous Item, </text:span><text:span text:style-name="T11">true seeing; </text:span><text:span text:style-name="T9">Price 250 gp.</text:span></text:p>
      <text:p text:style-name="P6"><text:span text:style-name="T10">Eversmoking Bottle:</text:span><text:span text:style-name="T9"> This metal urn is identical in appearance to an </text:span><text:span text:style-name="T11">efreeti bottle, </text:span><text:span text:style-name="T9">except that it does nothing but smoke. The amount of smoke is great if the stopper is pulled out, pouring from the bottle and totally obscuring vision across a 50-foot spread in 1 round. If the bottle is left unstoppered, the smoke billows out another 10 feet per round until it has covered a 100-foot radius. This area remains smoke-filled until the </text:span><text:span text:style-name="T11">eversmoking bottle </text:span><text:span text:style-name="T9">is stoppered.</text:span></text:p>
      <text:p text:style-name="P6"><text:span text:style-name="T9">The bottle must be resealed by a command word, after which the smoke dissipates normally. A moderate wind (11+ mph) disperses the smoke in 4 rounds; a strong wind (21+ mph) disperses the smoke in 1 round.</text:span></text:p>
      <text:p text:style-name="P6"><text:span text:style-name="T9">Faint transmutation; CL 3rd; Craft Wondrous Item, </text:span><text:span text:style-name="T11">pyrotechnics; </text:span><text:span text:style-name="T9">Price 5,400 gp;Weight 1 lb.</text:span></text:p>
      <text:p text:style-name="P6"><text:span text:style-name="T10">Eyes of Charming: </text:span><text:span text:style-name="T9">These two crystal lenses fit over the user’s eyes. The wearer is able to use </text:span><text:span text:style-name="T11">charm person </text:span><text:span text:style-name="T9">(one target per round) merely by meeting a target’s gaze. Those failing a DC 16 Will save are </text:span><text:span text:style-name="T11">charmed </text:span><text:span text:style-name="T9">as per the spell. If the wearer has only one lens, the DC of the saving throw is reduced to 10.</text:span></text:p>
      <text:p text:style-name="P6"><text:span text:style-name="T9">Moderate enchantment; CL 7th; Craft Wondrous Item, Heighten Spell, </text:span><text:span text:style-name="T11">charm person; </text:span><text:span text:style-name="T9">Price 56,000 gp for a pair.</text:span></text:p>
      <text:p text:style-name="P6"><text:span text:style-name="T10">Eyes of Doom:</text:span><text:span text:style-name="T9"> These crystal lenses fit over the user’s eyes, enabling him to cast </text:span><text:span text:style-name="T11">doom </text:span><text:span text:style-name="T9">upon those around him (one target per round) as a gaze attack, except that the wearer must take a standard action, and those merely looking at the wearer are not affected. Those failing a DC 11 Will save are affected as by the </text:span><text:span text:style-name="T11">doom </text:span><text:span text:style-name="T9">spell. If the wearer has only one lens, the DC of the saving throw is reduced to 10. However, if the wearer has both lenses, he gains the additional power of a continual </text:span><text:span text:style-name="T11">deathwatch </text:span><text:span text:style-name="T9">effect and can use </text:span><text:span text:style-name="T11">fear </text:span><text:span text:style-name="T9">(Will DC 16 partial) as a normal gaze attack once per week.</text:span></text:p>
      <text:p text:style-name="P6"><text:span text:style-name="T9">Moderate necromancy; CL 11th; Craft Wondrous Item, </text:span><text:span text:style-name="T11">doom, deathwatch, fear; </text:span><text:span text:style-name="T9">Price 25,000 gp.</text:span></text:p>
      <text:p text:style-name="P6"><text:span text:style-name="T10">Eyes of the Eagle:</text:span><text:span text:style-name="T9"> These items are made of special crystal and fit over the eyes of the wearer. These lenses grant a +5 competence bonus on Spot checks. Wearing only one of the pair causes a character to become dizzy and, in effect, stunned for 1 round. Thereafter, the wearer can use the single lens without being stunned so long as she covers her other eye. Of course, she can remove the single lens and see normally at any time, or wear both lenses to end or avoid the dizziness.</text:span></text:p>
      <text:p text:style-name="P6"><text:span text:style-name="T9">Faint divination; CL 3rd; Craft Wondrous Item, </text:span><text:span text:style-name="T11">clairaudience/clairvoyance; </text:span><text:span text:style-name="T9">Price 2,500 gp.</text:span></text:p>
      <text:p text:style-name="P6"><text:span text:style-name="T10">Eyes of Petrification: </text:span><text:span text:style-name="T9">These items are made of special crystal and fit over the eyes of the wearer. They allow her to use a petrification gaze attack (Fortitude DC 19 negates) for 10 rounds per day. Both lenses must be worn for the magic to be effective.</text:span></text:p>
      <text:p text:style-name="P6"><text:span text:style-name="T9">Moderate transmutation; CL 11th; Craft Wondrous Item, </text:span><text:span text:style-name="T11">flesh to stone; </text:span><text:span text:style-name="T9">Price 98,000 gp.</text:span></text:p>
      <text:p text:style-name="P6"><text:span text:style-name="T10">Figurines of Wondrous Power:</text:span><text:span text:style-name="T9"> Each of the several kinds of </text:span><text:span text:style-name="T11">figurines of wondrous power </text:span><text:span text:style-name="T9">appears to be a miniature statuette of a creature an inch or so high (with one exception). When the figurine is tossed down and the correct command word spoken, it becomes a living creature of normal size (except when noted otherwise below). The creature obeys and serves its owner. Unless stated otherwise, the creature understands Common but does not speak.</text:span></text:p>
      <text:p text:style-name="P6"><text:span text:style-name="T9">If a </text:span><text:span text:style-name="T11">figurine of wondrous power </text:span><text:span text:style-name="T9">is broken or destroyed in its statuette form, it is forever ruined. All magic is lost, its power departed. If slain in animal form, the figurine simply reverts to a statuette that can be used again at a later time.</text:span></text:p>
      <text:p text:style-name="P6"><text:span text:style-name="T11">Bronze Griffon: </text:span><text:span text:style-name="T9">When animated, a </text:span><text:span text:style-name="T11">bronze griffon </text:span><text:span text:style-name="T9">acts in all ways like a normal griffon under the command of its possessor. The item can be used twice per week for up to 6 hours per use. When 6 hours have passed or when the command word is spoken, the </text:span><text:span text:style-name="T11">bronze griffon </text:span><text:span text:style-name="T9">once again becomes a tiny statuette.</text:span></text:p>
      <text:p text:style-name="P6"><text:span text:style-name="T9">Moderate transmutation; CL 11th; Craft Wondrous Item, </text:span><text:span text:style-name="T11">animate objects; </text:span><text:span text:style-name="T9">Price 10,000 gp.</text:span></text:p>
      <text:p text:style-name="P6"><text:span text:style-name="T11">Ebony Fly: </text:span><text:span text:style-name="T9">When animated, an </text:span><text:span text:style-name="T11">ebony fly </text:span><text:span text:style-name="T9">is the size of a pony and has all the statistics of a hippogriff but can make no attacks. The item can be used three times per week for up to 12 hours per use. When 12 hours have passed or when the command word is spoken, the </text:span><text:span text:style-name="T11">ebony fly </text:span><text:span text:style-name="T9">again becomes a tiny statuette.</text:span></text:p>
      <text:p text:style-name="P6"><text:span text:style-name="T9">Moderate transmutation; CL 11th; Craft Wondrous Item, </text:span><text:span text:style-name="T11">animate objects; </text:span><text:span text:style-name="T9">Price 10,000 gp.</text:span></text:p>
      <text:p text:style-name="P6"><text:span text:style-name="T11">Golden Lions: </text:span><text:span text:style-name="T9">These figurines come in pairs. They become normal adult male lions. If slain in combat, the lions cannot be brought back from statuette form for one full week. Otherwise, they can be used once per day for up to 1 hour. They enlarge and shrink upon speaking the command word.</text:span></text:p>
      <text:p text:style-name="P6"><text:span text:style-name="T9">Moderate transmutation; CL 11th; Craft Wondrous Item, </text:span><text:span text:style-name="T11">animate objects; </text:span><text:span text:style-name="T9">Price 16,500 gp.</text:span></text:p>
      <text:p text:style-name="P6"><text:span text:style-name="T11">Ivory Goats: </text:span><text:span text:style-name="T9">These figurines come in threes. Each goat of this trio looks slightly different from the others, and each has a different function:</text:span></text:p>
      <text:p text:style-name="P6"><text:span text:style-name="T9">• </text:span><text:span text:style-name="T11">The Goat of Traveling: </text:span><text:span text:style-name="T9">This statuette provides a speedy and enduring mount equal to that of a heavy horse in every way except appearance. The goat can travel for a maximum of one day each week—continuously or in any combination of periods totaling 24 hours. At this point, or when the command word is uttered, it returns to its statuette form for not less than one day before it can again be used.</text:span></text:p>
      <text:p text:style-name="P6"><text:span text:style-name="T9">• </text:span><text:span text:style-name="T11">The Goat of Travail: </text:span><text:span text:style-name="T9">This statuette becomes an enormous creature, larger than a bull, with the statistics of a nightmare except for the addition of a pair of wicked horns of exceptional size (damage 1d8+4 for each horn). If it is charging to attack, it may only use its horns (but add 6 points of damage to each successful attack in that round). It can be called to life just once per month for up to 12 hours at a time.</text:span></text:p>
      <text:p text:style-name="P6"><text:soft-page-break/><text:span text:style-name="T9">• </text:span><text:span text:style-name="T11">The Goat of Terror: </text:span><text:span text:style-name="T9">When called upon with the proper command word, this statuette becomes a destrier-like mount, with the statistics of a light warhorse. However, its rider can employ the goat’s horns as weapons (one horn as a </text:span><text:span text:style-name="T11">+3 heavy lance, </text:span><text:span text:style-name="T9">the other as a </text:span><text:span text:style-name="T11">+5 longsword</text:span><text:span text:style-name="T9">). When ridden in an attack against an opponent, the </text:span><text:span text:style-name="T11">goat of terror </text:span><text:span text:style-name="T9">radiates </text:span><text:span text:style-name="T11">fear </text:span><text:span text:style-name="T9">as the spell in a 30-foot radius (Will DC 16 partial). It can be used once every two weeks for up to 3 hours per use.</text:span></text:p>
      <text:p text:style-name="P6"><text:span text:style-name="T9">Moderate transmutation; CL 11th; Craft Wondrous Item, </text:span><text:span text:style-name="T11">animate objects; </text:span><text:span text:style-name="T9">Price 21,000 gp.</text:span></text:p>
      <text:p text:style-name="P6"><text:span text:style-name="T11">Marble Elephant: </text:span><text:span text:style-name="T9">This is the largest of the figurines, the statuette being about the size of a human hand. Upon utterance of the command word, a </text:span><text:span text:style-name="T11">marble elephant </text:span><text:span text:style-name="T9">grows to the size and specifications of a true elephant. The animal created from the statuette is fully obedient to the figurine’s owner, serving as a beast of burden, a mount, or a combatant. The statuette can be used four times per month for up to 24 hours at a time.</text:span></text:p>
      <text:p text:style-name="P6"><text:span text:style-name="T9">Moderate transmutation; CL 11th; Craft Wondrous Item, </text:span><text:span text:style-name="T11">animate objects; </text:span><text:span text:style-name="T9">Price 17,000 gp.</text:span></text:p>
      <text:p text:style-name="P6"><text:span text:style-name="T11">Obsidian Steed: </text:span><text:span text:style-name="T9">This figurine appears to be a small, shapeless lump of black stone. Only careful inspection reveals that it vaguely resembles some form of quadruped. On command, the near-formless piece of obsidian becomes a fantastic mount. Treat it as a heavy warhorse with the following additional powers usable once per round at will: </text:span><text:span text:style-name="T11">overland flight, plane shift, </text:span><text:span text:style-name="T9">and </text:span><text:span text:style-name="T11">ethereal jaunt. </text:span><text:span text:style-name="T9">The steed allows itself to be ridden, but if the rider is of good alignment, the steed is 10% likely per use to carry him to the lower planes and then return to its statuette form. The statuette can be used once per week for one continuous period of up to 24 hours. Note that when an </text:span><text:span text:style-name="T11">obsidian steed </text:span><text:span text:style-name="T9">becomes ethereal or </text:span><text:span text:style-name="T11">plane shifts, </text:span><text:span text:style-name="T9">its rider and his gear follow suit.</text:span></text:p>
      <text:p text:style-name="P6"><text:span text:style-name="T9">Thus, the user can travel to other planes via this means.</text:span></text:p>
      <text:p text:style-name="P6"><text:span text:style-name="T9">Strong conjuration and transmutation; CL 15th; Craft Wondrous Item, </text:span><text:span text:style-name="T11">animate objects, etherealness, fly, plane shift; </text:span><text:span text:style-name="T9">Price 28,500 gp.</text:span></text:p>
      <text:p text:style-name="P6"><text:span text:style-name="T11">Onyx Dog: </text:span><text:span text:style-name="T9">When commanded, this statuette changes into a creature with the same properties as a riding dog except that it is endowed with an Intelligence of 8, can communicate in Common, and has exceptional olfactory and visual abilities. (It has the scent ability and adds +4 to its Spot and Search checks.) It has 60-foot darkvision, and it can </text:span><text:span text:style-name="T11">see invisibility. </text:span><text:span text:style-name="T9">An </text:span><text:span text:style-name="T11">onyx dog </text:span><text:span text:style-name="T9">can be used once per week for up to 6 hours. It obeys only its owner.</text:span></text:p>
      <text:p text:style-name="P6"><text:span text:style-name="T9">Moderate transmutation; CL 11th; Craft Wondrous Item, </text:span><text:span text:style-name="T11">animate objects; </text:span><text:span text:style-name="T9">Price 15,500 gp.</text:span></text:p>
      <text:p text:style-name="P6"><text:span text:style-name="T11">Serpentine Owl: </text:span><text:span text:style-name="T9">This figurine becomes either a normal-sized horned owl or a giant owl according to the command word used. The transformation can take place once per day, with a maximum duration of 8 continuous hours. However, after three transformations into giant owl form, the statuette loses all its magical properties. The owl communicates with its owner by telepathic means, informing her of all it sees and hears. (Remember the limitations of its Intelligence.)</text:span></text:p>
      <text:p text:style-name="P6"><text:span text:style-name="T9">Moderate transmutation; CL 11th; Craft Wondrous Item, </text:span><text:span text:style-name="T11">animate objects; </text:span><text:span text:style-name="T9">Price 9,100 gp.</text:span></text:p>
      <text:p text:style-name="P6"><text:span text:style-name="T11">Silver Raven: </text:span><text:span text:style-name="T9">This silver figurine turns into a raven on command (but it retains its metallic consistency, which gives it hardness 10). Another command sends it off into the air, bearing a message just like a creature affected by an </text:span><text:span text:style-name="T11">animal messenger </text:span><text:span text:style-name="T9">spell. If not commanded to carry a message, the raven obeys the commands of its owner, although it has no special powers or telepathic abilities. It can maintain its nonfigurine status for only 24 hours per week, but the duration need not be continuous.</text:span></text:p>
      <text:p text:style-name="P6"><text:span text:style-name="T9">Faint enchantment and transmutation; CL 6th; Craft Wondrous Item, </text:span><text:span text:style-name="T11">animal messenger, animate objects; </text:span><text:span text:style-name="T9">Price 3,800 gp.</text:span></text:p>
      <text:p text:style-name="P6"><text:span text:style-name="T10">Feather Token:</text:span><text:span text:style-name="T9"> Each of these items is a small feather that has a power to suit a special need. The kinds of tokens are described below. Each token is usable once.</text:span></text:p>
      <text:p text:style-name="P6"><text:span text:style-name="T11">Anchor: </text:span><text:span text:style-name="T9">A token useful to moor a craft in water so as to render it immobile for up to one day.</text:span></text:p>
      <text:p text:style-name="P6"><text:span text:style-name="T11">Bird: </text:span><text:span text:style-name="T9">A token that can be used to deliver a small written message unerringly to a designated target as would a carrier pigeon. The token lasts as long as it takes to carry the message.</text:span></text:p>
      <text:p text:style-name="P6"><text:span text:style-name="T11">Fan: </text:span><text:span text:style-name="T9">A token that forms a huge flapping fan, causing a breeze of sufficient strength to propel one ship (about 25 mph). This wind is not cumulative with existing wind speed. The token can, however, be used to lessen existing winds, creating an area of relative calm or lighter winds (but wave size in a storm is not affected). The fan can be used for up to 8 hours. It does not function on land.</text:span></text:p>
      <text:p text:style-name="P6"><text:span text:style-name="T11">Swan Boat: </text:span><text:span text:style-name="T9">A token that forms a swanlike boat capable of moving on water at a speed of 60 feet. It can carry eight horses and gear or thirty-two Medium characters or any equivalent combination. The boat lasts for one day.</text:span></text:p>
      <text:p text:style-name="P6"><text:span text:style-name="T11">Tree: </text:span><text:span text:style-name="T9">A token that causes a great oak to spring into being (5-foot diameter trunk, 60-foot height, 40-foot top diameter). This is an instantaneous effect.</text:span></text:p>
      <text:p text:style-name="P6"><text:span text:style-name="T11">Whip: </text:span><text:span text:style-name="T9">A token that forms into a huge leather whip and wields itself against any opponent desired just like a dancing weapon. The weapon has a +10 base attack bonus, does 1d6+1 points of damage, has a +1 enhancement bonus on attack and damage rolls, and a makes a free grapple attack (with a +15 attack bonus) if it hits. The whip lasts no longer than 1 hour.</text:span></text:p>
      <text:p text:style-name="P6"><text:span text:style-name="T9">Moderate conjuration; CL 12th; Craft Wondrous Item, </text:span><text:span text:style-name="T11">major creation; </text:span><text:span text:style-name="T9">Price 50 gp (</text:span><text:span text:style-name="T11">anchor</text:span><text:span text:style-name="T9">), 300 gp (</text:span><text:span text:style-name="T11">bird</text:span><text:span text:style-name="T9">), 200 gp (</text:span><text:span text:style-name="T11">fan</text:span><text:span text:style-name="T9">), 450 gp (</text:span><text:span text:style-name="T11">swan boat</text:span><text:span text:style-name="T9">), 400 gp (</text:span><text:span text:style-name="T11">tree</text:span><text:span text:style-name="T9">), 500 gp (</text:span><text:span text:style-name="T11">whip</text:span><text:span text:style-name="T9">).</text:span></text:p>
      <text:p text:style-name="P6"><text:span text:style-name="T10">Gauntlets of Ogre Power: </text:span><text:span text:style-name="T9">These gauntlets are made of tough leather with iron studs running across the back of the hands and fingers. They grant the wearer great strength, adding a +2 enhancement bonus to his Strength score. Both gauntlets must be worn for the magic to be effective.</text:span></text:p>
      <text:p text:style-name="P6"><text:span text:style-name="T9">Faint transmutation; CL 6th; Craft Wondrous Item, </text:span><text:span text:style-name="T11">bull’s strength; </text:span><text:span text:style-name="T9">Price 4,000 gp;Weight 4 lb.</text:span></text:p>
      <text:p text:style-name="P6"><text:span text:style-name="T10">Gauntlet of Rust:</text:span><text:span text:style-name="T9"> This single metal gauntlet looks rusted and pitted but is actually quite powerful. Once per day, it can affect an object as with the </text:span><text:span text:style-name="T11">rusting grasp </text:span><text:span text:style-name="T9">spell. It also completely protects the wearer and her gear from rust (magical or otherwise), including the attack of a rust monster.</text:span></text:p>
      <text:p text:style-name="P6"><text:span text:style-name="T9">Moderate transmutation; CL 7th; Craft Wondrous Item, </text:span><text:span text:style-name="T11">rusting grasp; </text:span><text:span text:style-name="T9">Price 11,500 gp;Weight 2 lb.</text:span></text:p>
      <text:p text:style-name="P6"><text:span text:style-name="T10">Gem of Brightness:</text:span><text:span text:style-name="T9"> This crystal appears to be a long, rough prism. Upon utterance of a command word, the crystal emits bright light of one of three sorts.</text:span></text:p>
      <text:p text:style-name="P6"><text:span text:style-name="T9">• One command word causes the gem to shed light as a hooded lantern. This use of the gem does not expend any charges.</text:span></text:p>
      <text:p text:style-name="P6"><text:span text:style-name="T9">• Another command word causes the </text:span><text:span text:style-name="T11">gem of brightness </text:span><text:span text:style-name="T9">to send out a bright ray 1 foot in diameter and 50 feet long. This strikes as a ranged touch attack, and any creature struck by this beam is blinded for 1d4 rounds unless it makes a DC 14 Fortitude save. This use of the gem expends 1 charge.</text:span></text:p>
      <text:p text:style-name="P6"><text:span text:style-name="T9">• The third command word causes the gem to flare in a blinding flash of light that fills a 30-foot cone. Although this glare lasts but a moment, any creature within the cone must make a DC 14 Fortitude save or be blinded for 1d4 rounds. This use expends 5 charges.</text:span></text:p>
      <text:p text:style-name="P6"><text:span text:style-name="T9">A newly created </text:span><text:span text:style-name="T11">gem of brightness </text:span><text:span text:style-name="T9">has 50 charges. When all its charges are expended, the gem becomes nonmagical.</text:span></text:p>
      <text:p text:style-name="P6"><text:span text:style-name="T9">Faint evocation; CL 6th; Craft Wondrous Item, </text:span><text:span text:style-name="T11">daylight; </text:span><text:span text:style-name="T9">Price 13,000 gp.</text:span></text:p>
      <text:p text:style-name="P6"><text:span text:style-name="T10">Gem of Seeing: </text:span><text:span text:style-name="T9">This finely cut and polished stone is indistinguishable from an ordinary jewel in appearance. When it is gazed through, a </text:span><text:span text:style-name="T11">gem of seeing </text:span><text:span text:style-name="T9">enables the user to see as though she were affected by the </text:span><text:span text:style-name="T11">true seeing </text:span><text:span text:style-name="T9">spell. A </text:span><text:span text:style-name="T11">gem of seeing </text:span><text:span text:style-name="T9">can be used for as much as 30 minutes a day, divided up into periods of minutes or rounds as the user sees fit.</text:span></text:p>
      <text:p text:style-name="P6"><text:span text:style-name="T9">Moderate divination; CL 10th; Craft Wondrous Item, </text:span><text:span text:style-name="T11">true seeing; </text:span><text:span text:style-name="T9">Price 75,000 gp.</text:span></text:p>
      <text:p text:style-name="P6"><text:soft-page-break/><text:span text:style-name="T10">Gloves of Arrow Snaring: </text:span><text:span text:style-name="T9">Once snugly worn, these gloves seem to meld with the hands, becoming almost invisible. Twice per day, the wearer can act as if he had the Snatch Arrows feat, even if he does not meet the prerequisites for it. Both gloves must be worn for the magic to be effective. At least one hand must be free to take advantage of the magic.</text:span></text:p>
      <text:p text:style-name="P6"><text:span text:style-name="T9">Faint abjuration; CL 3rd; Craft Wondrous Item, </text:span><text:span text:style-name="T11">shield; </text:span><text:span text:style-name="T9">Price 4,000 gp.</text:span></text:p>
      <text:p text:style-name="P6"><text:span text:style-name="T10">Gloves of Dexterity:</text:span><text:span text:style-name="T9"> These thin leather gloves are very flexible and allow for delicate manipulation. They add to the wearer’s Dexterity score in the form of an enhancement bonus of +2, +4, or +6. Both gloves must be worn for the magic to be effective.</text:span></text:p>
      <text:p text:style-name="P6"><text:span text:style-name="T9">Moderate transmutation; CL 8th; Craft Wondrous Item, </text:span><text:span text:style-name="T11">cat’s grace; </text:span><text:span text:style-name="T9">Price 4,000 gp (+2), 16,000 gp (+4), 36,000 gp (+6).</text:span></text:p>
      <text:p text:style-name="P6"><text:span text:style-name="T10">Glove of Storing:</text:span><text:span text:style-name="T9"> This device is a simple leather glove. On command, one item held in the hand wearing the glove disappears. The item can weigh no more than 20 pounds and must be able to be held in one hand. While stored, the item has negligible weight. With a snap of the fingers wearing the glove, the item reappears. A glove can only store one item at a time. Storing or retrieving the item is a free action. The item is held in stasis and shrunk down so small within the palm of the glove that it cannot be seen. Spell durations are not suppressed, but continue to expire. If an effect is suppressed or dispelled, the stored item appears instantly.</text:span></text:p>
      <text:p text:style-name="P6"><text:span text:style-name="T9">Faint transmutation; CL 6th; Craft Wondrous Item, </text:span><text:span text:style-name="T11">shrink item; </text:span><text:span text:style-name="T9">Price 10,000 gp (one glove).</text:span></text:p>
      <text:p text:style-name="P6"><text:span text:style-name="T10">Gloves of Swimming and Climbing: </text:span><text:span text:style-name="T9">These apparently normal lightweight gloves grant a +5 competence bonus on Swim checks and Climb checks. Both gloves must be worn for the magic to be effective.</text:span></text:p>
      <text:p text:style-name="P6"><text:span text:style-name="T9">Faint transmutation; CL 5th; Craft Wondrous Item, </text:span><text:span text:style-name="T11">bull’s strength, cat’s grace; </text:span><text:span text:style-name="T9">Price 6,250 gp.</text:span></text:p>
      <text:p text:style-name="P6"><text:span text:style-name="T10">Goggles of Minute Seeing:</text:span><text:span text:style-name="T9"> The lenses of this item are made of special crystal. When placed over the eyes of the wearer, the lenses enable her to see much better than normal at distances of 1 foot or less, granting her a +5 competence bonus on Search checks to find secret doors, traps, and similar concealed objects. Both lenses must be worn for the magic to be effective.</text:span></text:p>
      <text:p text:style-name="P6"><text:span text:style-name="T9">Faint divination; CL 3rd; Craft Wondrous Item, </text:span><text:span text:style-name="T11">true seeing; </text:span><text:span text:style-name="T9">Price 1,250 gp.</text:span></text:p>
      <text:p text:style-name="P6"><text:span text:style-name="T10">Goggles of Night:</text:span><text:span text:style-name="T9"> The lenses of this item are made of dark crystal. Even though the lenses are opaque, when placed over the eyes of the wearer they enable him to see normally and also grant him 60-foot darkvision. Both lenses must be worn for the magic to be effective.</text:span></text:p>
      <text:p text:style-name="P6"><text:span text:style-name="T9">Faint transmutation; CL 3rd; Craft Wondrous Item, </text:span><text:span text:style-name="T11">darkvision; </text:span><text:span text:style-name="T9">Price 12,000 gp.</text:span></text:p>
      <text:p text:style-name="P6"><text:span text:style-name="T10">Golem Manual: </text:span><text:span text:style-name="T9">A </text:span><text:span text:style-name="T11">golem manual </text:span><text:span text:style-name="T9">contains information, incantations and magical power that help a character to craft a golem. The instructions therein grant a +5 competence bonus on skill checks made to craft the golem’s body. Each manual also holds the prerequisite spells needed for a specific golem, effectively grants the builder use of the Craft Construct feat during the construction of the golem, and grants the character an increase to her caster level for the purpose of crafting a golem. Any golem built using a </text:span><text:span text:style-name="T11">golem manual </text:span><text:span text:style-name="T9">does not cost the creator any XP, since the requisite XP are “contained” in the book and “expended” by the book during the creation process.</text:span></text:p>
      <text:p text:style-name="P6"><text:span text:style-name="T9">The spells included in a </text:span><text:span text:style-name="T11">golem manual </text:span><text:span text:style-name="T9">require a spell trigger activation and can be activated only to assist in the construction of a golem. The cost of the book does not include the cost of constructing the golem’s body. Once the golem is finished, the writing in the manual fades and the book is consumed in flames. When the book’s ashes are sprinkled upon the golem, it becomes fully animated.</text:span></text:p>
      <text:p text:style-name="P6"><text:span text:style-name="T11">Clay Golem Manual: </text:span><text:span text:style-name="T9">The book contains </text:span><text:span text:style-name="T11">animate objects, bless, commune, prayer</text:span><text:span text:style-name="T9">, and </text:span><text:span text:style-name="T11">resurrection</text:span><text:span text:style-name="T9">. The reader may treat her caster level as two levels higher than normal for the purpose of crafting a clay golem. The book supplies 1,540 XP for the creation of a clay golem.</text:span></text:p>
      <text:p text:style-name="P6"><text:span text:style-name="T9">Moderate conjuration, divination, enchantment, and transmutation; CL 11th; Craft Construct, creator must be caster level 11th, </text:span><text:span text:style-name="T11">animate objects, commune, prayer, resurrection</text:span><text:span text:style-name="T9">; Price 12,000 gp; Cost 2,150 gp + 1,712 XP; Weight 5 lb.</text:span></text:p>
      <text:p text:style-name="P6"><text:span text:style-name="T11">Flesh Golem Manual: </text:span><text:span text:style-name="T9">The book contains </text:span><text:span text:style-name="T11">animate dead, bull’s strength, geas/quest, </text:span><text:span text:style-name="T9">and </text:span><text:span text:style-name="T11">limited wish</text:span><text:span text:style-name="T9">. The reader may treat her caster level as one level higher than normal for the purpose of crafting a flesh golem. The book supplies 780 XP for the creation of a flesh golem.</text:span></text:p>
      <text:p text:style-name="P6"><text:span text:style-name="T9">Moderate enchantment, necromancy [evil], and transmutation; CL 8th; Craft Construct, creator must be caster level 8th, </text:span><text:span text:style-name="T11">animate dead, bull’s strength, geas/quest, limited wish</text:span><text:span text:style-name="T9">; Price 8,000 gp; Cost 2,050 gp + 944 XP; Weight 5 lb.</text:span></text:p>
      <text:p text:style-name="P6"><text:span text:style-name="T11">Iron Golem Manual: </text:span><text:span text:style-name="T9">The book contains </text:span><text:span text:style-name="T11">cloudkill, geas/quest, limited wish</text:span><text:span text:style-name="T9">, and </text:span><text:span text:style-name="T11">polymorph any object</text:span><text:span text:style-name="T9">. The reader may treat her caster level as four levels higher than normal for the purpose of crafting a iron golem. The book supplies 5,600 XP for the creation of a iron golem.</text:span></text:p>
      <text:p text:style-name="P6"><text:span text:style-name="T9">Strong conjuration, enchantment and transmutation; CL 16th; Craft Construct, creator must be caster level 16th, </text:span><text:span text:style-name="T11">cloudkill, geas/quest, limited wish, polymorph any object</text:span><text:span text:style-name="T9">; Price 35,000 gp; Cost 3,500 gp + 5,880 XP; Weight 5 lb.</text:span></text:p>
      <text:p text:style-name="P6"><text:span text:style-name="T11">Stone Golem Manual: </text:span><text:span text:style-name="T9">The book contains </text:span><text:span text:style-name="T11">geas/quest, limited wish, polymorph any object</text:span><text:span text:style-name="T9">, and </text:span><text:span text:style-name="T11">slow</text:span><text:span text:style-name="T9">. The reader may treat her caster level as three levels higher than normal for the purpose of crafting a stone golem. The book supplies 3,400 XP for the creation of a stone golem.</text:span></text:p>
      <text:p text:style-name="P6"><text:span text:style-name="T9">Strong abjuration and enchantment; CL 14th; Craft Construct, creator must be caster level 14th, </text:span><text:span text:style-name="T11">antimagic field, geas/quest, symbol of stunning</text:span><text:span text:style-name="T9">; Price 22,000 gp; Cost 2,500 gp + 3,600 XP; Weight 5 lb.</text:span></text:p>
      <text:p text:style-name="P6"><text:span text:style-name="T11">Stone Golem Manual, Greater: </text:span><text:span text:style-name="T9">The book contains </text:span><text:span text:style-name="T11">geas/quest, limited wish, polymorph any object</text:span><text:span text:style-name="T9">, and </text:span><text:span text:style-name="T11">slow</text:span><text:span text:style-name="T9">. The reader may treat her caster level as three levels higher than normal for the purpose of crafting a stone golem. The book supplies 7,640 XP for the creation of a greater stone golem.</text:span></text:p>
      <text:p text:style-name="P6"><text:span text:style-name="T9">Strong abjuration and enchantment; CL 16th; Craft Construct, creator must be caster level 16th, </text:span><text:span text:style-name="T11">antimagic field, geas/quest, symbol of stunning</text:span><text:span text:style-name="T9">; Price 44,000 gp; Cost 2,900 gp + 7,872 XP; Weight 5 lb.</text:span></text:p>
      <text:p text:style-name="P6"><text:span text:style-name="T10">Hand of Glory:</text:span><text:span text:style-name="T9"> This mummified human hand hangs by a leather cord around a character’s neck (taking up space as a magic necklace would). If a magic ring is placed on one of the fingers of the hand, the wearer benefits from the ring as if wearing it herself, and it does not count against her two-ring limit. The hand can wear only one ring at a time. Even without a ring, the hand itself allows its wearer to use </text:span><text:span text:style-name="T11">daylight </text:span><text:span text:style-name="T9">and </text:span><text:span text:style-name="T11">see invisibility </text:span><text:span text:style-name="T9">each once per day.</text:span></text:p>
      <text:p text:style-name="P6"><text:span text:style-name="T9">Faint varied; CL 5th; Craft Wondrous Item</text:span><text:span text:style-name="T11">, animate dead</text:span><text:span text:style-name="T9">, </text:span><text:span text:style-name="T11">daylight, detect invisibility; </text:span><text:span text:style-name="T9">Price 8,000 gp;Weight 2 lb.</text:span></text:p>
      <text:p text:style-name="P6"><text:span text:style-name="T10">Hand of the Mage:</text:span><text:span text:style-name="T9"> This mummified elf hand hangs by a golden chain around a character’s neck (taking up space as a magic necklace would). It allows the wearer to utilize the spell </text:span><text:span text:style-name="T11">mage hand </text:span><text:span text:style-name="T9">at will.</text:span></text:p>
      <text:p text:style-name="P6"><text:span text:style-name="T9">Faint transmutation; CL 2nd; Craft Wondrous Item, </text:span><text:span text:style-name="T11">mage hand; </text:span><text:span text:style-name="T9">Price 900 gp;Weight 2 lb.</text:span></text:p>
      <text:p text:style-name="P6"><text:span text:style-name="T10">Handy Haversack:</text:span><text:span text:style-name="T9"> A backpack of this sort appears to be well made, well used, and quite ordinary. It is constructed of finely tanned leather, and the straps have brass hardware and buckles. It has two side pouches, each of which appears large enough to hold about a quart of material. In fact, each is like a </text:span><text:span text:style-name="T11">bag of holding </text:span><text:span text:style-name="T9">and can actually hold material of as much as 2 cubic feet in volume or 20 pounds in weight. The large central portion of the pack can contain up to 8 cubic feet or 80 pounds of material. Even when so filled, the backpack always weighs only 5 pounds.</text:span></text:p>
      <text:p text:style-name="P6"><text:span text:style-name="T9">While such storage is useful enough, the pack has an even greater power in addition. When the wearer reaches into it for a specific item, that item is always on top. Thus, no digging around and fumbling is ever necessary to find what a haversack contains. Retrieving any specific item from a haversack is a move action, but it does not provoke the attacks of opportunity that retrieving a stored item usually does.</text:span></text:p>
      <text:p text:style-name="P6"><text:span text:style-name="T9">Moderate conjuration; CL 9th; Craft Wondrous Item, </text:span><text:span text:style-name="T11">secret chest; </text:span><text:span text:style-name="T9">Price 2,000 gp;Weight 5 lb.</text:span></text:p>
      <text:p text:style-name="P6"><text:span text:style-name="T10">Harp of Charming:</text:span><text:span text:style-name="T9"> This instrument is a golden, intricately carved harp. When played, it enables the performer to work one </text:span><text:span text:style-name="T11">suggestion </text:span><text:span text:style-name="T9">(as the spell, Will DC 14 negates) into the music for each 10 minutes of playing if he can succeed on a DC 14 Perform (string instruments) check. If the check fails, the audience cannot be affected by any further performances from the harpist for 24 hours.</text:span></text:p>
      <text:p text:style-name="P6"><text:span text:style-name="T9">Faint enchantment; CL 5th; Craft Wondrous Item, </text:span><text:span text:style-name="T11">suggestion; </text:span><text:span text:style-name="T9">Price 7,500 gp;Weight 5 lb.</text:span></text:p>
      <text:p text:style-name="P6"><text:soft-page-break/><text:span text:style-name="T10">Hat of Disguise:</text:span><text:span text:style-name="T9"> This apparently normal hat allows its wearer to alter her appearance as with a </text:span><text:span text:style-name="T11">disguise self </text:span><text:span text:style-name="T9">spell. As part of the disguise, the hat can be changed to appear as a comb, ribbon, headband, cap, coif, hood, helmet, and so on.</text:span></text:p>
      <text:p text:style-name="P6"><text:span text:style-name="T9">Faint illusion; CL 1st; Craft Wondrous Item, </text:span><text:span text:style-name="T11">disguise self; </text:span><text:span text:style-name="T9">Price 1,800 gp.</text:span></text:p>
      <text:p text:style-name="P6"><text:span text:style-name="T10">Headband of Intellect:</text:span><text:span text:style-name="T9"> This device is a light cord with a small gem set so that it rests upon the forehead of the wearer. The headband adds to the wearer’s Intelligence score in the form of an enhancement bonus of +2, +4, or +6. This enhancement bonus does not earn the wearer extra skill points when a new level is attained; use the unenhanced Intelligence bonus to determine skill points.</text:span></text:p>
      <text:p text:style-name="P6"><text:span text:style-name="T9">Moderate transmutation; CL 8th; Craft Wondrous Item, </text:span><text:span text:style-name="T11">fox’s cunning; </text:span><text:span text:style-name="T9">Price 4,000 gp (+2), 16,000 gp (+4), 36,000 gp (+6).</text:span></text:p>
      <text:p text:style-name="P6"><text:span text:style-name="T10">Helm of Brilliance: </text:span><text:span text:style-name="T9">This normal-looking helm takes its true form and manifests its powers when the user dons it and speaks the command word. Made of brilliant silver and polished steel, a newly created helm is set with large magic gems: ten diamonds, twenty rubies, thirty fire opals, and forty opals. When struck by bright light, the helm scintillates and sends forth reflective rays in all directions from its crownlike, gem-tipped spikes. The jewels’ functions are as follows:</text:span></text:p>
      <text:p text:style-name="P6"><text:span text:style-name="T9">• Diamond: </text:span><text:span text:style-name="T11">Prismatic spray </text:span><text:span text:style-name="T9">(save DC 20)</text:span></text:p>
      <text:p text:style-name="P6"><text:span text:style-name="T9">• Ruby: </text:span><text:span text:style-name="T11">Wall of fire</text:span></text:p>
      <text:p text:style-name="P6"><text:span text:style-name="T9">• Fire opal: </text:span><text:span text:style-name="T11">Fireball </text:span><text:span text:style-name="T9">(10d6, Reflex DC 20 half )</text:span></text:p>
      <text:p text:style-name="P6"><text:span text:style-name="T9">• Opal: </text:span><text:span text:style-name="T11">Daylight</text:span></text:p>
      <text:p text:style-name="P6"><text:span text:style-name="T9">The helm may be used once per round, but each gem can perform its spell-like power just once. Until all its jewels are depleted, a </text:span><text:span text:style-name="T11">helm of brilliance </text:span><text:span text:style-name="T9">also has the following magical properties when activated.</text:span></text:p>
      <text:p text:style-name="P6"><text:span text:style-name="T9">• It emanates a bluish light when undead are within 30 feet. This light causes 1d6 points of damage per round to all such creatures within that range.</text:span></text:p>
      <text:p text:style-name="P6"><text:span text:style-name="T9">• The wearer may command any weapon he wields to become a flaming weapon. This is in addition to whatever abilities the weapon may already have (unless the weapon already is a flaming weapon). The command takes 1 round to take effect.</text:span></text:p>
      <text:p text:style-name="P6"><text:span text:style-name="T9">• The helm provides resistance to fire 30. This protection does not stack with similar protection from other sources.</text:span></text:p>
      <text:p text:style-name="P6"><text:span text:style-name="T9">Once all its jewels have lost their magic, the helm loses its powers and the gems turn to worthless powder. Removing a jewel destroys it.</text:span></text:p>
      <text:p text:style-name="P6"><text:span text:style-name="T9">If a creature wearing the helm is damaged by magical fire (after the fire protection is taken into account) and fails an additional DC 15 Will save, the remaining gems on the helm overload and detonate. Remaining diamonds become </text:span><text:span text:style-name="T11">prismatic sprays </text:span><text:span text:style-name="T9">that each randomly target a creature within range (possibly the wearer), rubies become straight-line </text:span><text:span text:style-name="T11">walls of fire </text:span><text:span text:style-name="T9">extending outward in a random direction from the helm wearer, and fire opals become </text:span><text:span text:style-name="T11">fireballs </text:span><text:span text:style-name="T9">centered on the helm wearer. The opals and the helm itself are destroyed.</text:span></text:p>
      <text:p text:style-name="P6"><text:span text:style-name="T9">Strong varied; CL 13th; Craft Wondrous Item, </text:span><text:span text:style-name="T11">detect undead, fireball, flame blade, light, prismatic spray, protection from energy, wall of fire; </text:span><text:span text:style-name="T9">Price 125,000 gp;Weight 3 lb.</text:span></text:p>
      <text:p text:style-name="P6"><text:span text:style-name="T10">Helm of Comprehend Languages and Read Magic:</text:span><text:span text:style-name="T9"> Appearing as a normal helmet, a </text:span><text:span text:style-name="T11">helm of comprehend languages and read magic </text:span><text:span text:style-name="T9">grants its wearer the ability to understand the spoken words of any creature and to read text in any language and any magical writing. The wearer gains a +5 competence bonus on Decipher Script checks to understand messages written in incomplete, archaic, or exotic forms. Note that understanding a magical text does not necessarily imply spell use.</text:span></text:p>
      <text:p text:style-name="P6"><text:span text:style-name="T9">Faint divination; CL 4th; Craft Wondrous Item, </text:span><text:span text:style-name="T11">comprehend languages, read magic; </text:span><text:span text:style-name="T9">Price 5,200 gp; Weight 3 lb.</text:span></text:p>
      <text:p text:style-name="P6"><text:span text:style-name="T10">Helm of Telepathy: </text:span><text:span text:style-name="T9">The wearer can use </text:span><text:span text:style-name="T11">detect thoughts </text:span><text:span text:style-name="T9">at will. Furthermore, he can send a telepathic message to anyone whose surface thoughts he is reading (allowing two-way communication). Once per day, the wearer of the helm can implant a </text:span><text:span text:style-name="T11">suggestion </text:span><text:span text:style-name="T9">(as the spell, Will DC 14 negates) along with his telepathic message.</text:span></text:p>
      <text:p text:style-name="P6"><text:span text:style-name="T9">Faint divination and enchantment; CL 5th; Craft Wondrous Item, </text:span><text:span text:style-name="T11">detect thoughts, suggestion; </text:span><text:span text:style-name="T9">Price 27,000 gp;Weight 3 lb.</text:span></text:p>
      <text:p text:style-name="P6"><text:span text:style-name="T10">Helm of Teleportation:</text:span><text:span text:style-name="T9"> A character wearing this device may </text:span><text:span text:style-name="T11">teleport </text:span><text:span text:style-name="T9">three times per day, exactly as if he had cast the spell of the same name.</text:span></text:p>
      <text:p text:style-name="P6"><text:span text:style-name="T9">Moderate conjuration; CL 9th; Craft Wondrous Item, </text:span><text:span text:style-name="T11">teleport; </text:span><text:span text:style-name="T9">Price 73,500 gp;Weight 3 lb.</text:span></text:p>
      <text:p text:style-name="P6"><text:span text:style-name="T10">Helm of Underwater Action:</text:span><text:span text:style-name="T9"> The wearer of this helmet can see underwater. Drawing the small lenses in compartments on either side into position before the wearer’s eyes activates the visual properties of the helm, allowing her to see five times farther than water and light conditions would allow for normal human vision. (Weeds, obstructions, and the like block vision in the usual manner.) If the command word is spoken, the </text:span><text:span text:style-name="T11">helm of underwater action </text:span><text:span text:style-name="T9">creates a globe of air around the wearer’s head and maintains it until the command word is spoken again, enabling her to breathe freely.</text:span></text:p>
      <text:p text:style-name="P6"><text:span text:style-name="T9">Faint transmutation; CL 5th; Craft Wondrous Item, </text:span><text:span text:style-name="T11">water breathing; </text:span><text:span text:style-name="T9">Price 57,000 gp;Weight 3 lb.</text:span></text:p>
      <text:p text:style-name="P6"><text:span text:style-name="T10">Horn of Blasting: </text:span><text:span text:style-name="T9">This horn appears to be a normal trumpet. It can be sounded as a normal horn, but if the command word is spoken and the instrument is then played, it deals 5d6 points of sonic damage to creatures within a 40-foot cone and causes them to be deafened for 2d6 rounds (a DC 16 Fortitude save reduces the damage by half and negates the deafening). Crystalline objects and creatures take 7d6 points of sonic damage, with no save unless they’re held, worn, or carried by creatures (Will DC 16 negates).</text:span></text:p>
      <text:p text:style-name="P6"><text:span text:style-name="T9">If a </text:span><text:span text:style-name="T11">horn of blasting </text:span><text:span text:style-name="T9">is used magically more than once in a given day, there is a 20% cumulative chance with each extra use that it explodes and deals 10d6 points of damage to the person sounding it.</text:span></text:p>
      <text:p text:style-name="P6"><text:span text:style-name="T9">Moderate evocation; CL 7th; Craft Wondrous Item, </text:span><text:span text:style-name="T11">shout; </text:span><text:span text:style-name="T9">Price 20,000 gp; Weight 1 lb.</text:span></text:p>
      <text:p text:style-name="P6"><text:span text:style-name="T10">Horn of Blasting, Greater:</text:span><text:span text:style-name="T9"> This horn functions as a </text:span><text:span text:style-name="T11">horn of blasting, </text:span><text:span text:style-name="T9">except that it deals 10d6 points of sonic damage, stuns creatures for 1 round, and deafens them for 4d6 rounds (a DC 19 Fortitude reduces the damage by half and negates the stunning and deafening). Crystalline objects take 16d6 points of sonic damage as described for the </text:span><text:span text:style-name="T11">horn of blasting. </text:span><text:span text:style-name="T9">A </text:span><text:span text:style-name="T11">greater horn of blasting </text:span><text:span text:style-name="T9">also has a 20% cumulative chance of exploding.</text:span></text:p>
      <text:p text:style-name="P6"><text:span text:style-name="T9">Strong evocation; CL 16th; Craft Wondrous Item, </text:span><text:span text:style-name="T11">greater shout; </text:span><text:span text:style-name="T9">Price 70,000 gp;Weight 1 lb.</text:span></text:p>
      <text:p text:style-name="P6"><text:span text:style-name="T10">Horn of Fog: </text:span><text:span text:style-name="T9">This small bugle allows its possessor to blow forth a thick cloud of heavy fog similar to that of an </text:span><text:span text:style-name="T11">obscuring mist </text:span><text:span text:style-name="T9">spell. The fog covers a 10-foot square next to the horn blower each round that the user continues to blow the horn; fog clouds travel 10 feet each round in a straight line from the emanation point unless blocked by something substantial such as a wall. The device makes a deep, foghorn-like noise, with the note dropping abruptly to a lower register at the end of each blast. The fog dissipates after 3 minutes. A moderate wind (11+ mph) disperses the fog in 4 rounds; a strong wind (21+ mph) disperses the fog in 1 round.</text:span></text:p>
      <text:p text:style-name="P6"><text:span text:style-name="T9">Faint conjuration; CL 3rd; Craft Wondrous Item, </text:span><text:span text:style-name="T11">obscuring mist; </text:span><text:span text:style-name="T9">Price 2,000 gp;Weight 1 lb.</text:span></text:p>
      <text:p text:style-name="P6"><text:span text:style-name="T10">Horn of Goodness/Evil:</text:span><text:span text:style-name="T9"> This trumpet adapts itself to its owner, so it produces either a good or an evil effect depending on the owner’s alignment. If the owner is neither good nor evil, the horn has no power whatsoever. If he is good, then blowing the horn has the effect of a </text:span><text:span text:style-name="T11">magic circle against evil</text:span><text:span text:style-name="T9">. If he is evil, then blowing the horn has the effect of a </text:span><text:span text:style-name="T11">magic circle against good</text:span><text:span text:style-name="T9">. In either case, this ward lasts for 1 hour. The horn can be blown once per day.</text:span></text:p>
      <text:p text:style-name="P6"><text:span text:style-name="T9">Faint abjuration; CL 6th; Craft Wondrous Item, </text:span><text:span text:style-name="T11">magic circle against good, magic circle against evil; </text:span><text:span text:style-name="T9">Price 6,500 gp; Weight 1 lb.</text:span></text:p>
      <text:p text:style-name="P6"><text:soft-page-break/><text:span text:style-name="T10">Horn of the Tritons:</text:span><text:span text:style-name="T9"> This device is a conch shell that can be blown once per day except by a triton which can sound it three times per day. A </text:span><text:span text:style-name="T11">horn of the tritons </text:span><text:span text:style-name="T9">can perform any one of the following functions when blown.</text:span></text:p>
      <text:p text:style-name="P6"><text:span text:style-name="T9">• Calm rough waters in a 1-mile radius. This effect dispels a summoned water elemental if it fails a DC 16 Will save.</text:span></text:p>
      <text:p text:style-name="P6"><text:span text:style-name="T9">• Attract 5d4 Large sharks (01–30 on d%), 5d6 Medium sharks (31–80), or 1d10 sea lions (81–100) if the character is in a body of water in which such creatures dwell. The creatures are friendly and obey, to the best of their ability, the one who sounded the horn.</text:span></text:p>
      <text:p text:style-name="P6"><text:span text:style-name="T9">• Causes aquatic creatures with Intelligence scores of 1 or 2 within 500 feet to become panicked as if they had been targeted by a </text:span><text:span text:style-name="T11">fear </text:span><text:span text:style-name="T9">spell (Will DC 16 partial). Those who successfully save are shaken for 3d6 rounds.</text:span></text:p>
      <text:p text:style-name="P6"><text:span text:style-name="T9">Any sounding of a </text:span><text:span text:style-name="T11">horn of the tritons </text:span><text:span text:style-name="T9">can be heard by all tritons within a 3-mile radius.</text:span></text:p>
      <text:p text:style-name="P6"><text:span text:style-name="T9">Moderate conjuration and transmutation; CL 8th; Craft Wondrous Item, </text:span><text:span text:style-name="T11">fear, summon monster V, control water, </text:span><text:span text:style-name="T9">creator must be a triton or get construction aid from a triton; Price 15,100 gp; Weight 2 lb.</text:span></text:p>
      <text:p text:style-name="P6"><text:span text:style-name="T10">Horn of Valhalla:</text:span><text:span text:style-name="T9"> This magic instrument comes in four varieties. Each appears to be normal until someone speaks its command word and blows the horn. Then the horn summons a number of human barbarians to fight for the character who summoned them. Each horn can be blown just once every seven days. Roll d% and refer to the table below to see what type of horn is found. The horn’s type determines what barbarians are summoned and what prerequisite is needed to use the horn. Any character who uses a </text:span><text:span text:style-name="T11">horn of Valhalla </text:span><text:span text:style-name="T9">but doesn’t have the prerequisite is attacked by the barbarians she herself summoned.</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7"><text:span text:style-name="T3">d%</text:span></text:p>
          </table:table-cell>
          <table:table-cell table:style-name="Table12.A1" office:value-type="string">
            <text:p text:style-name="P7"><text:span text:style-name="T3">Type of Horn</text:span></text:p>
          </table:table-cell>
          <table:table-cell table:style-name="Table12.A1" office:value-type="string">
            <text:p text:style-name="P7"><text:span text:style-name="T3">Barbarians Summoned</text:span></text:p>
          </table:table-cell>
          <table:table-cell table:style-name="Table12.A1" office:value-type="string">
            <text:p text:style-name="P7"><text:span text:style-name="T3">Prerequisite</text:span></text:p>
          </table:table-cell>
        </table:table-row>
        <table:table-row table:style-name="Table12.1">
          <table:table-cell table:style-name="Table12.A2" office:value-type="string">
            <text:p text:style-name="P17"><text:span text:style-name="T4">01–40</text:span></text:p>
          </table:table-cell>
          <table:table-cell table:style-name="Table12.A2" office:value-type="string">
            <text:p text:style-name="P7"><text:span text:style-name="T4">Silver</text:span></text:p>
          </table:table-cell>
          <table:table-cell table:style-name="Table12.A2" office:value-type="string">
            <text:p text:style-name="P7"><text:span text:style-name="T4">2d4+2, 2nd level</text:span></text:p>
          </table:table-cell>
          <table:table-cell table:style-name="Table12.A2" office:value-type="string">
            <text:p text:style-name="P7"><text:span text:style-name="T4">None</text:span></text:p>
          </table:table-cell>
        </table:table-row>
        <table:table-row table:style-name="Table12.1">
          <table:table-cell table:style-name="Table12.A2" office:value-type="string">
            <text:p text:style-name="P16"><text:span text:style-name="T4">41–75</text:span></text:p>
          </table:table-cell>
          <table:table-cell table:style-name="Table12.A2" office:value-type="string">
            <text:p text:style-name="P6"><text:span text:style-name="T4">Brass</text:span></text:p>
          </table:table-cell>
          <table:table-cell table:style-name="Table12.A2" office:value-type="string">
            <text:p text:style-name="P6"><text:span text:style-name="T4">2d4+1, 3rd level</text:span></text:p>
          </table:table-cell>
          <table:table-cell table:style-name="Table12.A2" office:value-type="string">
            <text:p text:style-name="P6"><text:span text:style-name="T4">Spellcaster level 1st</text:span></text:p>
          </table:table-cell>
        </table:table-row>
        <table:table-row table:style-name="Table12.1">
          <table:table-cell table:style-name="Table12.A2" office:value-type="string">
            <text:p text:style-name="P16"><text:span text:style-name="T4">76–90</text:span></text:p>
          </table:table-cell>
          <table:table-cell table:style-name="Table12.A2" office:value-type="string">
            <text:p text:style-name="P6"><text:span text:style-name="T4">Bronze</text:span></text:p>
          </table:table-cell>
          <table:table-cell table:style-name="Table12.A2" office:value-type="string">
            <text:p text:style-name="P6"><text:span text:style-name="T4">2d4, 4th level</text:span></text:p>
          </table:table-cell>
          <table:table-cell table:style-name="Table12.A2" office:value-type="string">
            <text:p text:style-name="P6"><text:span text:style-name="T4">Proficiency with all martial weapons or bardic music ability</text:span></text:p>
          </table:table-cell>
        </table:table-row>
        <table:table-row table:style-name="Table12.1">
          <table:table-cell table:style-name="Table12.A5" office:value-type="string">
            <text:p text:style-name="P17"><text:span text:style-name="T4">91–100</text:span></text:p>
          </table:table-cell>
          <table:table-cell table:style-name="Table12.A5" office:value-type="string">
            <text:p text:style-name="P7"><text:span text:style-name="T4">Iron</text:span></text:p>
          </table:table-cell>
          <table:table-cell table:style-name="Table12.A5" office:value-type="string">
            <text:p text:style-name="P7"><text:span text:style-name="T4">1d4+1, 5th level</text:span></text:p>
          </table:table-cell>
          <table:table-cell table:style-name="Table12.A5" office:value-type="string">
            <text:p text:style-name="P7"><text:span text:style-name="T4">Proficiency with all martial weapons or bardic music ability</text:span></text:p>
          </table:table-cell>
        </table:table-row>
      </table:table>
      <text:p text:style-name="P6"><text:span text:style-name="T9">Summoned barbarians are constructs, not actual people (though they seem to be); they arrive with the starting equipment for barbarians. They attack anyone the possessor of the horn commands them to fight until they or their opponents are slain or until 1 hour has elapsed, whichever comes first.</text:span></text:p>
      <text:p text:style-name="P6"><text:span text:style-name="T9">Strong conjuration; CL 13th; Craft Wondrous Item, </text:span><text:span text:style-name="T11">summon monster VI; </text:span><text:span text:style-name="T9">Price 50,000 gp;Weight 2 lb.</text:span></text:p>
      <text:p text:style-name="P6"><text:span text:style-name="T10">Horseshoes of Speed:</text:span><text:span text:style-name="T9"> These iron shoes come in sets of four like ordinary horseshoes. When affixed to an animal’s hooves, they increase the animal’s base land speed by 30 feet; this counts as an enhancement bonus. As with other effects that increase speed, jumping distances increase proportionally. All four shoes must be worn by the same animal for the magic to be effective.</text:span></text:p>
      <text:p text:style-name="P6"><text:span text:style-name="T9">Faint transmutation; CL 3rd; Craft Wondrous Item, </text:span><text:span text:style-name="T11">haste; </text:span><text:span text:style-name="T9">Price 3,000 gp;Weight 12 lb. (for four).</text:span></text:p>
      <text:p text:style-name="P6"><text:span text:style-name="T10">Horseshoes of a Zephyr:</text:span><text:span text:style-name="T9"> These four iron shoes are affixed like normal horseshoes. They allow a horse to travel without actually touching the ground. The horse must still run above (always around 4 inches above) a roughly horizontal surface. This means that nonsolid or unstable surfaces can be crossed, and that movement is possible without leaving tracks on any sort of ground. The horse moves at its normal base land speed. All four shoes must be worn by the same animal for the magic to be effective.</text:span></text:p>
      <text:p text:style-name="P6"><text:span text:style-name="T9">Faint transmutation; CL 3rd; Craft Wondrous Item, </text:span><text:span text:style-name="T11">levitate; </text:span><text:span text:style-name="T9">Price 6,000 gp;Weight 4 lb. (for four).</text:span></text:p>
      <text:p text:style-name="P6"><text:span text:style-name="T10">Incense of Meditation: </text:span><text:span text:style-name="T9">This small rectangular block of sweet smelling incense is visually indistinguishable from nonmagical incense until lit. When it is burning, the special fragrance and pearly-hued smoke of this special incense are recognizable by anyone making a DC 15 Spellcraft check.</text:span></text:p>
      <text:p text:style-name="P6"><text:span text:style-name="T9">When a divine spellcaster lights a block of </text:span><text:span text:style-name="T11">incense of meditation </text:span><text:span text:style-name="T9">and then spends 8 hours praying and meditating nearby, the incense enables him to prepare all his spells as though affected by the Maximize Spell feat. However, all the spells prepared in this way are at their normal level, not at three levels higher (as with the regular metamagic feat).</text:span></text:p>
      <text:p text:style-name="P6"><text:span text:style-name="T9">Each block of incense burns for 8 hours, and the effects persist for 24 hours.</text:span></text:p>
      <text:p text:style-name="P6"><text:span text:style-name="T9">Moderate enchantment; CL 7th; Craft Wondrous Item, Maximize Spell, </text:span><text:span text:style-name="T11">bless; </text:span><text:span text:style-name="T9">Price 4,900 gp;Weight 1 lb.</text:span></text:p>
      <text:p text:style-name="P6"><text:span text:style-name="T10">Instant Fortress:</text:span><text:span text:style-name="T9"> This metal cube is small, but when activated by speaking a command word it grows to form a tower 20 feet square and 30 feet high, with arrow slits on all sides and a crenellated battlement atop it. The metal walls extend 10 feet into the ground, rooting it to the spot and preventing it from being tipped over. The fortress has a small door that opens only at the command of the owner of the fortress—even </text:span><text:span text:style-name="T11">knock </text:span><text:span text:style-name="T9">spells can’t open the door.</text:span></text:p>
      <text:p text:style-name="P6"><text:span text:style-name="T9">The adamantine walls of </text:span><text:span text:style-name="T11">instant fortress </text:span><text:span text:style-name="T9">have 100 hit points and hardness 20. The fortress cannot be repaired except by a </text:span><text:span text:style-name="T11">wish </text:span><text:span text:style-name="T9">or a </text:span><text:span text:style-name="T11">miracle</text:span><text:span text:style-name="T9">, which restores 50 points of damage taken.</text:span></text:p>
      <text:p text:style-name="P6"><text:span text:style-name="T9">The fortress springs up in just 1 round, with the door facing the device’s owner. The door opens and closes instantly at his command. People and creatures nearby (except the owner) must be careful not to be caught by the fortress’s sudden growth. Anyone so caught takes 10d10 points of damage (Reflex DC 19 half ).</text:span></text:p>
      <text:p text:style-name="P6"><text:span text:style-name="T9">The fortress is deactivated by speaking a command word (different from the one used to activate it). It cannot be deactivated unless it is empty.</text:span></text:p>
      <text:p text:style-name="P6"><text:span text:style-name="T9">Strong conjuration; CL 13th; Craft Wondrous Item, </text:span><text:span text:style-name="T11">mage’s magnificent mansion; </text:span><text:span text:style-name="T9">Price 55,000 gp.</text:span></text:p>
      <text:p text:style-name="P6"><text:span text:style-name="T10">Ioun Stones:</text:span><text:span text:style-name="T9"> These crystalline stones always float in the air and must be within 3 feet of their owner to be of any use. When a character first acquires a stone, she must hold it and then release it, whereupon it takes up a circling orbit 1d3 feet from her head. Thereafter, a stone must be grasped or netted to separate it from its owner. The owner may voluntarily seize and stow a stone (to keep it safe while she is sleeping, for example), but she loses the benefits of the stone during that time. </text:span><text:span text:style-name="T11">Ioun stones </text:span><text:span text:style-name="T9">have AC 24, 10 hit points, and hardness 5.</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h text:style-name="P25" text:outline-level="1"><text:span text:style-name="T4">Color</text:span></text:h>
          </table:table-cell>
          <table:table-cell table:style-name="Table13.A1" office:value-type="string">
            <text:h text:style-name="P25" text:outline-level="1"><text:span text:style-name="T12">Shape</text:span></text:h>
          </table:table-cell>
          <table:table-cell table:style-name="Table13.A1" office:value-type="string">
            <text:h text:style-name="P25" text:outline-level="1"><text:span text:style-name="T12">Effect</text:span></text:h>
          </table:table-cell>
          <table:table-cell table:style-name="Table13.A1" office:value-type="string">
            <text:h text:style-name="P26" text:outline-level="1"><text:span text:style-name="T12">Market Price</text:span></text:h>
          </table:table-cell>
        </table:table-row>
        <table:table-row table:style-name="Table13.1">
          <table:table-cell table:style-name="Table13.A2" office:value-type="string">
            <text:p text:style-name="P7"><text:span text:style-name="T4">Clear</text:span></text:p>
          </table:table-cell>
          <table:table-cell table:style-name="Table13.A2" office:value-type="string">
            <text:p text:style-name="P7"><text:span text:style-name="T4">Spindle</text:span></text:p>
          </table:table-cell>
          <table:table-cell table:style-name="Table13.A2" office:value-type="string">
            <text:p text:style-name="P7"><text:span text:style-name="T4">Sustains creature without food or water</text:span></text:p>
          </table:table-cell>
          <table:table-cell table:style-name="Table13.A2" office:value-type="string">
            <text:p text:style-name="P20"><text:span text:style-name="T4">4,000 gp</text:span></text:p>
          </table:table-cell>
        </table:table-row>
        <table:table-row table:style-name="Table13.1">
          <table:table-cell table:style-name="Table13.A2" office:value-type="string">
            <text:p text:style-name="P6"><text:span text:style-name="T4">Dusty rose</text:span></text:p>
          </table:table-cell>
          <table:table-cell table:style-name="Table13.A2" office:value-type="string">
            <text:p text:style-name="P6"><text:span text:style-name="T4">Prism</text:span></text:p>
          </table:table-cell>
          <table:table-cell table:style-name="Table13.A2" office:value-type="string">
            <text:p text:style-name="P6"><text:span text:style-name="T4">+1 insight bonus to AC</text:span></text:p>
          </table:table-cell>
          <table:table-cell table:style-name="Table13.A2" office:value-type="string">
            <text:p text:style-name="P19"><text:span text:style-name="T4">5,000 gp</text:span></text:p>
          </table:table-cell>
        </table:table-row>
        <table:table-row table:style-name="Table13.1">
          <table:table-cell table:style-name="Table13.A2" office:value-type="string">
            <text:p text:style-name="P6"><text:span text:style-name="T4">Deep red</text:span></text:p>
          </table:table-cell>
          <table:table-cell table:style-name="Table13.A2" office:value-type="string">
            <text:p text:style-name="P6"><text:span text:style-name="T4">Sphere</text:span></text:p>
          </table:table-cell>
          <table:table-cell table:style-name="Table13.A2" office:value-type="string">
            <text:p text:style-name="P6"><text:span text:style-name="T4">+2 enhancement bonus to Dexterity</text:span></text:p>
          </table:table-cell>
          <table:table-cell table:style-name="Table13.A2" office:value-type="string">
            <text:p text:style-name="P19"><text:span text:style-name="T4">8,000 gp</text:span></text:p>
          </table:table-cell>
        </table:table-row>
        <table:table-row table:style-name="Table13.1">
          <table:table-cell table:style-name="Table13.A2" office:value-type="string">
            <text:p text:style-name="P6"><text:span text:style-name="T4">Incandescent blue</text:span></text:p>
          </table:table-cell>
          <table:table-cell table:style-name="Table13.A2" office:value-type="string">
            <text:p text:style-name="P6"><text:span text:style-name="T4">Sphere</text:span></text:p>
          </table:table-cell>
          <table:table-cell table:style-name="Table13.A2" office:value-type="string">
            <text:p text:style-name="P6"><text:span text:style-name="T4">+2 enhancement bonus to Wisdom</text:span></text:p>
          </table:table-cell>
          <table:table-cell table:style-name="Table13.A2" office:value-type="string">
            <text:p text:style-name="P19"><text:span text:style-name="T4">8,000 gp</text:span></text:p>
          </table:table-cell>
        </table:table-row>
        <table:table-row table:style-name="Table13.1">
          <table:table-cell table:style-name="Table13.A2" office:value-type="string">
            <text:p text:style-name="P6"><text:span text:style-name="T4">Pale blue</text:span></text:p>
          </table:table-cell>
          <table:table-cell table:style-name="Table13.A2" office:value-type="string">
            <text:p text:style-name="P6"><text:span text:style-name="T4">Rhomboid</text:span></text:p>
          </table:table-cell>
          <table:table-cell table:style-name="Table13.A2" office:value-type="string">
            <text:p text:style-name="P6"><text:span text:style-name="T4">+2 enhancement bonus to Strength</text:span></text:p>
          </table:table-cell>
          <table:table-cell table:style-name="Table13.A2" office:value-type="string">
            <text:p text:style-name="P19"><text:span text:style-name="T4">8,000 gp</text:span></text:p>
          </table:table-cell>
        </table:table-row>
        <table:table-row table:style-name="Table13.1">
          <table:table-cell table:style-name="Table13.A2" office:value-type="string">
            <text:p text:style-name="P6"><text:span text:style-name="T4">Pink</text:span></text:p>
          </table:table-cell>
          <table:table-cell table:style-name="Table13.A2" office:value-type="string">
            <text:p text:style-name="P6"><text:span text:style-name="T4">Rhomboid</text:span></text:p>
          </table:table-cell>
          <table:table-cell table:style-name="Table13.A2" office:value-type="string">
            <text:p text:style-name="P6"><text:span text:style-name="T4">+2 enhancement bonus to Constitution</text:span></text:p>
          </table:table-cell>
          <table:table-cell table:style-name="Table13.A2" office:value-type="string">
            <text:p text:style-name="P19"><text:span text:style-name="T4">8,000 gp</text:span></text:p>
          </table:table-cell>
        </table:table-row>
        <table:table-row table:style-name="Table13.1">
          <table:table-cell table:style-name="Table13.A2" office:value-type="string">
            <text:p text:style-name="P6"><text:span text:style-name="T4">Pink and green</text:span></text:p>
          </table:table-cell>
          <table:table-cell table:style-name="Table13.A2" office:value-type="string">
            <text:p text:style-name="P6"><text:span text:style-name="T4">Sphere</text:span></text:p>
          </table:table-cell>
          <table:table-cell table:style-name="Table13.A2" office:value-type="string">
            <text:p text:style-name="P6"><text:span text:style-name="T4">+2 enhancement bonus to Charisma</text:span></text:p>
          </table:table-cell>
          <table:table-cell table:style-name="Table13.A2" office:value-type="string">
            <text:p text:style-name="P19"><text:span text:style-name="T4">8,000 gp</text:span></text:p>
          </table:table-cell>
        </table:table-row>
        <text:soft-page-break/>
        <table:table-row table:style-name="Table13.1">
          <table:table-cell table:style-name="Table13.A2" office:value-type="string">
            <text:p text:style-name="P6"><text:span text:style-name="T4">Scarlet and blue</text:span></text:p>
          </table:table-cell>
          <table:table-cell table:style-name="Table13.A2" office:value-type="string">
            <text:p text:style-name="P6"><text:span text:style-name="T4">Sphere</text:span></text:p>
          </table:table-cell>
          <table:table-cell table:style-name="Table13.A2" office:value-type="string">
            <text:p text:style-name="P6"><text:span text:style-name="T4">+2 enhancement bonus to Intelligence</text:span></text:p>
          </table:table-cell>
          <table:table-cell table:style-name="Table13.A2" office:value-type="string">
            <text:p text:style-name="P19"><text:span text:style-name="T4">8,000 gp</text:span></text:p>
          </table:table-cell>
        </table:table-row>
        <table:table-row table:style-name="Table13.1">
          <table:table-cell table:style-name="Table13.A2" office:value-type="string">
            <text:p text:style-name="P6"><text:span text:style-name="T4">Dark blue</text:span></text:p>
          </table:table-cell>
          <table:table-cell table:style-name="Table13.A2" office:value-type="string">
            <text:p text:style-name="P6"><text:span text:style-name="T4">Rhomboid</text:span></text:p>
          </table:table-cell>
          <table:table-cell table:style-name="Table13.A2" office:value-type="string">
            <text:p text:style-name="P6"><text:span text:style-name="T4">Alertness (as the feat)</text:span></text:p>
          </table:table-cell>
          <table:table-cell table:style-name="Table13.A2" office:value-type="string">
            <text:p text:style-name="P19"><text:span text:style-name="T4">10,000 gp</text:span></text:p>
          </table:table-cell>
        </table:table-row>
        <table:table-row table:style-name="Table13.1">
          <table:table-cell table:style-name="Table13.A2" office:value-type="string">
            <text:p text:style-name="P6"><text:span text:style-name="T4">Vibrant purple</text:span></text:p>
          </table:table-cell>
          <table:table-cell table:style-name="Table13.A2" office:value-type="string">
            <text:p text:style-name="P6"><text:span text:style-name="T4">Prism</text:span></text:p>
          </table:table-cell>
          <table:table-cell table:style-name="Table13.A2" office:value-type="string">
            <text:p text:style-name="P6"><text:span text:style-name="T4">Stores three levels of spells, as a </text:span><text:span text:style-name="T5">ring of spell storing</text:span></text:p>
          </table:table-cell>
          <table:table-cell table:style-name="Table13.A2" office:value-type="string">
            <text:p text:style-name="P19"><text:span text:style-name="T4">36,000 gp</text:span></text:p>
          </table:table-cell>
        </table:table-row>
        <table:table-row table:style-name="Table13.1">
          <table:table-cell table:style-name="Table13.A2" office:value-type="string">
            <text:p text:style-name="P6"><text:span text:style-name="T4">Iridescent</text:span></text:p>
          </table:table-cell>
          <table:table-cell table:style-name="Table13.A2" office:value-type="string">
            <text:p text:style-name="P6"><text:span text:style-name="T4">Spindle</text:span></text:p>
          </table:table-cell>
          <table:table-cell table:style-name="Table13.A2" office:value-type="string">
            <text:p text:style-name="P6"><text:span text:style-name="T4">Sustains creature without air</text:span></text:p>
          </table:table-cell>
          <table:table-cell table:style-name="Table13.A2" office:value-type="string">
            <text:p text:style-name="P19"><text:span text:style-name="T4">18,000 gp</text:span></text:p>
          </table:table-cell>
        </table:table-row>
        <table:table-row table:style-name="Table13.1">
          <table:table-cell table:style-name="Table13.A2" office:value-type="string">
            <text:p text:style-name="P6"><text:span text:style-name="T4">Pale lavender</text:span></text:p>
          </table:table-cell>
          <table:table-cell table:style-name="Table13.A2" office:value-type="string">
            <text:p text:style-name="P6"><text:span text:style-name="T4">Ellipsoid</text:span></text:p>
          </table:table-cell>
          <table:table-cell table:style-name="Table13.A2" office:value-type="string">
            <text:p text:style-name="P6"><text:span text:style-name="T4">Absorbs spells of 4th level or lower</text:span><text:span text:style-name="T15">1</text:span></text:p>
          </table:table-cell>
          <table:table-cell table:style-name="Table13.A2" office:value-type="string">
            <text:p text:style-name="P19"><text:span text:style-name="T4">20,000 gp</text:span></text:p>
          </table:table-cell>
        </table:table-row>
        <table:table-row table:style-name="Table13.1">
          <table:table-cell table:style-name="Table13.A2" office:value-type="string">
            <text:p text:style-name="P6"><text:span text:style-name="T4">Pearly white</text:span></text:p>
          </table:table-cell>
          <table:table-cell table:style-name="Table13.A2" office:value-type="string">
            <text:p text:style-name="P6"><text:span text:style-name="T4">Spindle</text:span></text:p>
          </table:table-cell>
          <table:table-cell table:style-name="Table13.A2" office:value-type="string">
            <text:p text:style-name="P6"><text:span text:style-name="T4">Regenerate 1 point of damage per hour</text:span></text:p>
          </table:table-cell>
          <table:table-cell table:style-name="Table13.A2" office:value-type="string">
            <text:p text:style-name="P19"><text:span text:style-name="T4">20,000 gp</text:span></text:p>
          </table:table-cell>
        </table:table-row>
        <table:table-row table:style-name="Table13.1">
          <table:table-cell table:style-name="Table13.A2" office:value-type="string">
            <text:p text:style-name="P6"><text:span text:style-name="T4">Pale green</text:span></text:p>
          </table:table-cell>
          <table:table-cell table:style-name="Table13.A2" office:value-type="string">
            <text:p text:style-name="P6"><text:span text:style-name="T4">Prism</text:span></text:p>
          </table:table-cell>
          <table:table-cell table:style-name="Table13.A2" office:value-type="string">
            <text:p text:style-name="P6"><text:span text:style-name="T4">+1 competence bonus on attack rolls, saves, skill checks, and ability checks</text:span></text:p>
          </table:table-cell>
          <table:table-cell table:style-name="Table13.A2" office:value-type="string">
            <text:p text:style-name="P19"><text:span text:style-name="T4">30,000 gp</text:span></text:p>
          </table:table-cell>
        </table:table-row>
        <table:table-row table:style-name="Table13.1">
          <table:table-cell table:style-name="Table13.A2" office:value-type="string">
            <text:p text:style-name="P6"><text:span text:style-name="T4">Orange</text:span></text:p>
          </table:table-cell>
          <table:table-cell table:style-name="Table13.A2" office:value-type="string">
            <text:p text:style-name="P6"><text:span text:style-name="T4">Prism</text:span></text:p>
          </table:table-cell>
          <table:table-cell table:style-name="Table13.A2" office:value-type="string">
            <text:p text:style-name="P6"><text:span text:style-name="T4">+1 caster level</text:span></text:p>
          </table:table-cell>
          <table:table-cell table:style-name="Table13.A2" office:value-type="string">
            <text:p text:style-name="P19"><text:span text:style-name="T4">30,000 gp</text:span></text:p>
          </table:table-cell>
        </table:table-row>
        <text:soft-page-break/>
        <table:table-row table:style-name="Table13.1">
          <table:table-cell table:style-name="Table13.A2" office:value-type="string">
            <text:p text:style-name="P6"><text:span text:style-name="T4">Lavender and green</text:span></text:p>
          </table:table-cell>
          <table:table-cell table:style-name="Table13.A2" office:value-type="string">
            <text:p text:style-name="P6"><text:span text:style-name="T4">Ellipsoid</text:span></text:p>
          </table:table-cell>
          <table:table-cell table:style-name="Table13.A2" office:value-type="string">
            <text:p text:style-name="P6"><text:span text:style-name="T4">Absorbs spells of 8th level or lower</text:span><text:span text:style-name="T15">2</text:span></text:p>
          </table:table-cell>
          <table:table-cell table:style-name="Table13.A2" office:value-type="string">
            <text:p text:style-name="P19"><text:span text:style-name="T4">40,000 gp</text:span></text:p>
          </table:table-cell>
        </table:table-row>
        <table:table-row table:style-name="Table13.18">
          <table:table-cell table:style-name="Table13.A2" table:number-columns-spanned="4" office:value-type="string">
            <text:p text:style-name="P7"><text:span text:style-name="T4">1 After absorbing twenty spell levels, the stone burns out and turns to dull gray, forever useless.</text:span></text:p>
          </table:table-cell>
          <table:covered-table-cell/>
          <table:covered-table-cell/>
          <table:covered-table-cell/>
        </table:table-row>
        <table:table-row table:style-name="Table13.18">
          <table:table-cell table:style-name="Table13.A19" table:number-columns-spanned="4" office:value-type="string">
            <text:p text:style-name="P7"><text:span text:style-name="T4">2 After absorbing fifty spell levels, the stone burns out and turns dull gray, forever useless.</text:span></text:p>
          </table:table-cell>
          <table:covered-table-cell/>
          <table:covered-table-cell/>
          <table:covered-table-cell/>
        </table:table-row>
      </table:table>
      <text:p text:style-name="P6"><text:span text:style-name="T9">Regeneration from the pearly white </text:span><text:span text:style-name="T11">ioun stone </text:span><text:span text:style-name="T9">works like a </text:span><text:span text:style-name="T11">ring of regeneration. </text:span><text:span text:style-name="T9">(It only cures damage taken while the character is using the stone.) The pale lavender and lavender and green stones work like a </text:span><text:span text:style-name="T11">rod of absorption, </text:span><text:span text:style-name="T9">but absorbing a spell requires a readied action, and these stones cannot be used to empower spells. Stored spells in the vibrant purple stone must be placed by a spellcaster but can be used by anyone (see </text:span><text:span text:style-name="T11">ring of minor spell storing</text:span><text:span text:style-name="T9">).</text:span></text:p>
      <text:p text:style-name="P6"><text:span text:style-name="T9">Moderate varied; CL 12th; Craft Wondrous Item, creator must be 12th level.</text:span></text:p>
      <text:p text:style-name="P6"><text:span text:style-name="T10">Iron Bands of Binding: </text:span><text:span text:style-name="T9">When initially discovered, this very potent item appears to be a 3-inch-diameter rusty iron sphere with bandings on the globe.</text:span></text:p>
      <text:p text:style-name="P6"><text:span text:style-name="T9">When the proper command word is spoken and the spherical iron device is hurled at an opponent, the bands expand and then contract to bind the target creature on a successful ranged touch attack. A single Large or smaller creature can be captured thus and held immobile until the command word is spoken to bring the bands into spherical form again. The creature can break (and ruin) the bands with a DC 30 Strength check or escape them with a DC 30 Escape Artist check. </text:span><text:span text:style-name="T11">Iron bands of binding </text:span><text:span text:style-name="T9">are usable once per day.</text:span></text:p>
      <text:p text:style-name="P6"><text:span text:style-name="T9">Strong evocation; CL 13th; Craft Wondrous Item, </text:span><text:span text:style-name="T11">grasping hand; </text:span><text:span text:style-name="T9">Price 26,000 gp;Weight 1 lb.</text:span></text:p>
      <text:p text:style-name="P6"><text:span text:style-name="T10">Iron Flask:</text:span><text:span text:style-name="T9"> These special containers are typically inlaid with runes of silver and stoppered by a brass plug bearing a seal engraved with sigils, glyphs, and special symbols. When the user speaks the command word, he can force any creature from another plane into the container, provided that creature fails a DC 19 Will save. The range of this effect is 60 feet. Only one creature at a time can be so contained. Loosing the stopper frees the captured creature. </text:span></text:p>
      <text:p text:style-name="P6"><text:span text:style-name="T9">The command word can be given only once per day.</text:span></text:p>
      <text:p text:style-name="P6"><text:span text:style-name="T9">If the individual freeing the captured creature speaks the command word, the creature can be forced to serve for 1 hour. If freed without the command word, the creature acts according to its natural inclinations. (It usually attacks the user, unless it perceives a good reason not to.) Any attempt to force the same creature into the flask a second time provides it a +2 bonus on its saving throw and makes it hostile. A newly discovered bottle might contain any of the following:</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7"><text:span text:style-name="T3">d%</text:span></text:p>
          </table:table-cell>
          <table:table-cell table:style-name="Table14.A1" office:value-type="string">
            <text:p text:style-name="P7"><text:span text:style-name="T3">Contents</text:span></text:p>
          </table:table-cell>
          <table:table-cell table:style-name="Table14.A1" office:value-type="string">
            <text:p text:style-name="P17"><text:span text:style-name="T3">d%</text:span></text:p>
          </table:table-cell>
          <table:table-cell table:style-name="Table14.A1" office:value-type="string">
            <text:p text:style-name="P7"><text:span text:style-name="T3">Contents</text:span></text:p>
          </table:table-cell>
        </table:table-row>
        <table:table-row table:style-name="Table14.1">
          <table:table-cell table:style-name="Table14.A2" office:value-type="string">
            <text:p text:style-name="P17"><text:span text:style-name="T4">01–50</text:span></text:p>
          </table:table-cell>
          <table:table-cell table:style-name="Table14.A2" office:value-type="string">
            <text:p text:style-name="P7"><text:span text:style-name="T4">Empty</text:span></text:p>
          </table:table-cell>
          <table:table-cell table:style-name="Table14.A2" office:value-type="string">
            <text:p text:style-name="P17"><text:span text:style-name="T4">89</text:span></text:p>
          </table:table-cell>
          <table:table-cell table:style-name="Table14.A2" office:value-type="string">
            <text:p text:style-name="P7"><text:span text:style-name="T4">Demon (glabrezu)</text:span></text:p>
          </table:table-cell>
        </table:table-row>
        <table:table-row table:style-name="Table14.1">
          <table:table-cell table:style-name="Table14.A2" office:value-type="string">
            <text:p text:style-name="P16"><text:span text:style-name="T4">51–54</text:span></text:p>
          </table:table-cell>
          <table:table-cell table:style-name="Table14.A2" office:value-type="string">
            <text:p text:style-name="P6"><text:span text:style-name="T4">Large air elemental</text:span></text:p>
          </table:table-cell>
          <table:table-cell table:style-name="Table14.A2" office:value-type="string">
            <text:p text:style-name="P16"><text:span text:style-name="T4">90</text:span></text:p>
          </table:table-cell>
          <table:table-cell table:style-name="Table14.A2" office:value-type="string">
            <text:p text:style-name="P6"><text:span text:style-name="T4">Demon (succubus)</text:span></text:p>
          </table:table-cell>
        </table:table-row>
        <table:table-row table:style-name="Table14.1">
          <table:table-cell table:style-name="Table14.A2" office:value-type="string">
            <text:p text:style-name="P16"><text:span text:style-name="T4">55–58</text:span></text:p>
          </table:table-cell>
          <table:table-cell table:style-name="Table14.A2" office:value-type="string">
            <text:p text:style-name="P6"><text:span text:style-name="T4">Arrowhawk</text:span></text:p>
          </table:table-cell>
          <table:table-cell table:style-name="Table14.A2" office:value-type="string">
            <text:p text:style-name="P16"><text:span text:style-name="T4">91</text:span></text:p>
          </table:table-cell>
          <table:table-cell table:style-name="Table14.A2" office:value-type="string">
            <text:p text:style-name="P6"><text:span text:style-name="T4">Devil (osyluth)</text:span></text:p>
          </table:table-cell>
        </table:table-row>
        <table:table-row table:style-name="Table14.1">
          <table:table-cell table:style-name="Table14.A2" office:value-type="string">
            <text:p text:style-name="P16"><text:span text:style-name="T4">59–62</text:span></text:p>
          </table:table-cell>
          <table:table-cell table:style-name="Table14.A2" office:value-type="string">
            <text:p text:style-name="P6"><text:span text:style-name="T4">Large earth elemental</text:span></text:p>
          </table:table-cell>
          <table:table-cell table:style-name="Table14.A2" office:value-type="string">
            <text:p text:style-name="P16"><text:span text:style-name="T4">92</text:span></text:p>
          </table:table-cell>
          <table:table-cell table:style-name="Table14.A2" office:value-type="string">
            <text:p text:style-name="P6"><text:span text:style-name="T4">Devil (barbazu)</text:span></text:p>
          </table:table-cell>
        </table:table-row>
        <table:table-row table:style-name="Table14.1">
          <table:table-cell table:style-name="Table14.A2" office:value-type="string">
            <text:p text:style-name="P16"><text:span text:style-name="T4">63–66</text:span></text:p>
          </table:table-cell>
          <table:table-cell table:style-name="Table14.A2" office:value-type="string">
            <text:p text:style-name="P6"><text:span text:style-name="T4">Xorn</text:span></text:p>
          </table:table-cell>
          <table:table-cell table:style-name="Table14.A2" office:value-type="string">
            <text:p text:style-name="P16"><text:span text:style-name="T4">93</text:span></text:p>
          </table:table-cell>
          <table:table-cell table:style-name="Table14.A2" office:value-type="string">
            <text:p text:style-name="P6"><text:span text:style-name="T4">Devil (erinyes)</text:span></text:p>
          </table:table-cell>
        </table:table-row>
        <table:table-row table:style-name="Table14.1">
          <table:table-cell table:style-name="Table14.A2" office:value-type="string">
            <text:p text:style-name="P16"><text:span text:style-name="T4">67–70</text:span></text:p>
          </table:table-cell>
          <table:table-cell table:style-name="Table14.A2" office:value-type="string">
            <text:p text:style-name="P6"><text:span text:style-name="T4">Large fire elemental</text:span></text:p>
          </table:table-cell>
          <table:table-cell table:style-name="Table14.A2" office:value-type="string">
            <text:p text:style-name="P16"><text:span text:style-name="T4">94</text:span></text:p>
          </table:table-cell>
          <table:table-cell table:style-name="Table14.A2" office:value-type="string">
            <text:p text:style-name="P6"><text:span text:style-name="T4">Devil (cornugon)</text:span></text:p>
          </table:table-cell>
        </table:table-row>
        <table:table-row table:style-name="Table14.1">
          <table:table-cell table:style-name="Table14.A2" office:value-type="string">
            <text:p text:style-name="P16"><text:span text:style-name="T4">71–74</text:span></text:p>
          </table:table-cell>
          <table:table-cell table:style-name="Table14.A2" office:value-type="string">
            <text:p text:style-name="P6"><text:span text:style-name="T4">Salamander</text:span></text:p>
          </table:table-cell>
          <table:table-cell table:style-name="Table14.A2" office:value-type="string">
            <text:p text:style-name="P16"><text:span text:style-name="T4">95</text:span></text:p>
          </table:table-cell>
          <table:table-cell table:style-name="Table14.A2" office:value-type="string">
            <text:p text:style-name="P6"><text:span text:style-name="T4">Celestial (avoral)</text:span></text:p>
          </table:table-cell>
        </table:table-row>
        <table:table-row table:style-name="Table14.1">
          <table:table-cell table:style-name="Table14.A2" office:value-type="string">
            <text:p text:style-name="P16"><text:span text:style-name="T4">75–78</text:span></text:p>
          </table:table-cell>
          <table:table-cell table:style-name="Table14.A2" office:value-type="string">
            <text:p text:style-name="P6"><text:span text:style-name="T4">Large water elemental</text:span></text:p>
          </table:table-cell>
          <table:table-cell table:style-name="Table14.A2" office:value-type="string">
            <text:p text:style-name="P16"><text:span text:style-name="T4">96</text:span></text:p>
          </table:table-cell>
          <table:table-cell table:style-name="Table14.A2" office:value-type="string">
            <text:p text:style-name="P6"><text:span text:style-name="T4">Celestial (ghaele)</text:span></text:p>
          </table:table-cell>
        </table:table-row>
        <table:table-row table:style-name="Table14.1">
          <table:table-cell table:style-name="Table14.A2" office:value-type="string">
            <text:p text:style-name="P16"><text:span text:style-name="T4">79–82</text:span></text:p>
          </table:table-cell>
          <table:table-cell table:style-name="Table14.A2" office:value-type="string">
            <text:p text:style-name="P6"><text:span text:style-name="T4">Adult tojanida</text:span></text:p>
          </table:table-cell>
          <table:table-cell table:style-name="Table14.A2" office:value-type="string">
            <text:p text:style-name="P16"><text:span text:style-name="T4">97</text:span></text:p>
          </table:table-cell>
          <table:table-cell table:style-name="Table14.A2" office:value-type="string">
            <text:p text:style-name="P6"><text:span text:style-name="T4">Formian myrmarch</text:span></text:p>
          </table:table-cell>
        </table:table-row>
        <table:table-row table:style-name="Table14.1">
          <table:table-cell table:style-name="Table14.A2" office:value-type="string">
            <text:p text:style-name="P16"><text:span text:style-name="T4">83–84</text:span></text:p>
          </table:table-cell>
          <table:table-cell table:style-name="Table14.A2" office:value-type="string">
            <text:p text:style-name="P6"><text:span text:style-name="T4">Chaos Beast</text:span></text:p>
          </table:table-cell>
          <table:table-cell table:style-name="Table14.A2" office:value-type="string">
            <text:p text:style-name="P16"><text:span text:style-name="T4">98</text:span></text:p>
          </table:table-cell>
          <table:table-cell table:style-name="Table14.A2" office:value-type="string">
            <text:p text:style-name="P6"><text:span text:style-name="T4">Arrowhawk, elder</text:span></text:p>
          </table:table-cell>
        </table:table-row>
        <table:table-row table:style-name="Table14.1">
          <table:table-cell table:style-name="Table14.A2" office:value-type="string">
            <text:p text:style-name="P16"><text:span text:style-name="T4">85–86</text:span></text:p>
          </table:table-cell>
          <table:table-cell table:style-name="Table14.A2" office:value-type="string">
            <text:p text:style-name="P6"><text:span text:style-name="T4">Formian taskmaster</text:span></text:p>
          </table:table-cell>
          <table:table-cell table:style-name="Table14.A2" office:value-type="string">
            <text:p text:style-name="P16"><text:span text:style-name="T4">99</text:span></text:p>
          </table:table-cell>
          <table:table-cell table:style-name="Table14.A2" office:value-type="string">
            <text:p text:style-name="P6"><text:span text:style-name="T4">Rakshasa</text:span></text:p>
          </table:table-cell>
        </table:table-row>
        <table:table-row table:style-name="Table14.13">
          <table:table-cell table:style-name="Table14.A2" office:value-type="string">
            <text:p text:style-name="P17"><text:span text:style-name="T4">87</text:span></text:p>
          </table:table-cell>
          <table:table-cell table:style-name="Table14.A2" office:value-type="string">
            <text:p text:style-name="P7"><text:span text:style-name="T4">Demon (vrock)</text:span></text:p>
          </table:table-cell>
          <table:table-cell table:style-name="Table14.A2" table:number-rows-spanned="2" office:value-type="string">
            <text:p text:style-name="P17"><text:span text:style-name="T4">100</text:span></text:p>
          </table:table-cell>
          <table:table-cell table:style-name="Table14.A2" table:number-rows-spanned="2" office:value-type="string">
            <text:p text:style-name="P7"><text:span text:style-name="T4">Demon (balor) or devil (pit fiend)—equal chance for either</text:span></text:p>
          </table:table-cell>
        </table:table-row>
        <table:table-row table:style-name="Table14.13">
          <table:table-cell table:style-name="Table14.A14" office:value-type="string">
            <text:p text:style-name="P17"><text:span text:style-name="T4">88</text:span></text:p>
          </table:table-cell>
          <table:table-cell table:style-name="Table14.A14" office:value-type="string">
            <text:p text:style-name="P7"><text:span text:style-name="T4">Demon (hezrou) </text:span></text:p>
          </table:table-cell>
          <table:covered-table-cell/>
          <table:covered-table-cell/>
        </table:table-row>
      </table:table>
      <text:p text:style-name="P6"><text:span text:style-name="T9">Strong conjuration; CL 20th; Craft Wondrous Item, </text:span><text:span text:style-name="T11">trap the soul</text:span><text:span text:style-name="T9">; Price 170,000 gp (empty);Weight 1 lb.</text:span></text:p>
      <text:p text:style-name="P6"><text:span text:style-name="T10">Lantern of Revealing:</text:span><text:span text:style-name="T9"> This lantern operates as a normal hooded lantern. While it is lit, it also reveals all invisible creatures and objects within 25 feet of it, just like the spell </text:span><text:span text:style-name="T11">invisibility purge.</text:span></text:p>
      <text:p text:style-name="P6"><text:span text:style-name="T9">Faint evocation; CL 5th; Craft Wondrous Item, </text:span><text:span text:style-name="T11">invisibility purge; </text:span><text:span text:style-name="T9">Price 30,000 gp;Weight 2 lb.</text:span></text:p>
      <text:p text:style-name="P6"><text:span text:style-name="T10">Lens of Detection: </text:span><text:span text:style-name="T9">This circular prism enables its user to detect minute details, granting a +5 bonus on Search checks.</text:span></text:p>
      <text:p text:style-name="P6"><text:span text:style-name="T9">It also aids in following tracks, adding a +5 bonus on Survival checks when tracking. The lens is about 6 inches in diameter and set in a frame with a handle.</text:span></text:p>
      <text:p text:style-name="P6"><text:span text:style-name="T9">Moderate divination; CL 9th; Craft Wondrous Item, </text:span><text:span text:style-name="T11">true seeing; </text:span><text:span text:style-name="T9">Price 3,500 gp; Weight 1 lb.</text:span></text:p>
      <text:p text:style-name="P6"><text:span text:style-name="T10">Lyre of Building: </text:span><text:span text:style-name="T9">If the proper chords are struck, a single use of this lyre negates any attacks made against all inanimate construction (walls, roof, floor, and so on) within 300 feet. This includes the effects of a </text:span><text:span text:style-name="T11">horn of blasting, </text:span><text:span text:style-name="T9">a </text:span><text:span text:style-name="T11">disintegrate </text:span><text:span text:style-name="T9">spell, or an attack from a ram or similar siege weapon. The lyre can be used in this way once per day, with the protection lasting for 30 minutes.</text:span></text:p>
      <text:p text:style-name="P6"><text:span text:style-name="T9">The lyre is also useful with respect to building. Once a week its strings can be strummed so as to produce chords that magically construct buildings, mines, tunnels, ditches, or whatever. The effect produced in but 30 minutes of playing is equal to the work of 100 humans laboring for three days. Each hour after the first, a character playing the lyre must make a DC 18 Perform (string instruments) check. If it fails, she must stop and cannot play the lyre again for this purpose until a week has passed.</text:span></text:p>
      <text:p text:style-name="P6"><text:span text:style-name="T9">Faint transmutation; CL 6th; Craft Wondrous Item, </text:span><text:span text:style-name="T11">fabricate; </text:span><text:span text:style-name="T9">Price 13,000 gp;Weight 5 lb.</text:span></text:p>
      <text:p text:style-name="P6"><text:span text:style-name="T10">Mantle of Faith:</text:span><text:span text:style-name="T9"> This holy garment, worn over normal clothing, grants damage reduction 5/evil to the character wearing it.</text:span></text:p>
      <text:p text:style-name="P6"><text:soft-page-break/><text:span text:style-name="T9">Strong abjuration [good]; CL 20th; Craft Wondrous Item, </text:span><text:span text:style-name="T11">stoneskin; </text:span><text:span text:style-name="T9">Price 76,000 gp.</text:span></text:p>
      <text:p text:style-name="P6"><text:span text:style-name="T10">Mantle of Spell Resistance:</text:span><text:span text:style-name="T9"> This garment, worn over normal clothing or armor, grants the wearer spell resistance 21.</text:span></text:p>
      <text:p text:style-name="P6"><text:span text:style-name="T9">Moderate abjuration; CL 9th; Craft Wondrous Item, </text:span><text:span text:style-name="T11">spell resistance; </text:span><text:span text:style-name="T9">Price 90,000 gp.</text:span></text:p>
      <text:p text:style-name="P6"><text:span text:style-name="T10">Manual of Bodily Health: </text:span><text:span text:style-name="T9">This thick tome contains tips on health and fitness, but entwined within the words is a powerful magical effect. If anyone reads this book, which takes a total of 48 hours over a minimum of six days, he gains an inherent bonus of from +1 to +5 (depending on the type of manual) to his Constitution score. Once the book is read, the magic disappears from the pages and it becomes a normal book.</text:span></text:p>
      <text:p text:style-name="P6"><text:span text:style-name="T9">Strong evocation (if </text:span><text:span text:style-name="T11">miracle </text:span><text:span text:style-name="T9">is used); CL 17th; Craft Wondrous Item, </text:span><text:span text:style-name="T11">wish </text:span><text:span text:style-name="T9">or </text:span><text:span text:style-name="T11">miracle; </text:span><text:span text:style-name="T9">Price 27,500 gp (+1), 55,000 gp (+2), 82,500 gp (+3), 110,000 gp (+4), 137,500 gp (+5); Cost 1,250 gp + 5,100 XP (+1), 2,500 gp + 10,200 XP (+2), 3,750 gp + 15,300 XP (+3), 5,000 gp + 20,400 XP (+4), 6,250 gp + 25,500 XP (+5); Weight 5 lb.</text:span></text:p>
      <text:p text:style-name="P6"><text:span text:style-name="T10">Manual of Gainful Exercise:</text:span><text:span text:style-name="T9"> This thick tome contains exercise descriptions and diet suggestions, but entwined within the words is a powerful magical effect. If anyone reads this book, which takes a total of 48 hours over a minimum of six days, she gains an inherent bonus of from +1 to +5 (depending on the type of manual) to her Strength score. Once the book is read, the magic disappears from the pages and it becomes a normal book.</text:span></text:p>
      <text:p text:style-name="P6"><text:span text:style-name="T9">Strong evocation (if </text:span><text:span text:style-name="T11">miracle </text:span><text:span text:style-name="T9">is used); CL 17th; Craft Wondrous Item, </text:span><text:span text:style-name="T11">wish </text:span><text:span text:style-name="T9">or </text:span><text:span text:style-name="T11">miracle; </text:span><text:span text:style-name="T9">Price 27,500 gp (+1), 55,000 gp (+2), 82,500 gp (+3), 110,000 gp (+4), 137,500 gp (+5); Cost 1,250 gp + 5,100 XP (+1), 2,500 gp + 10,200 XP (+2), 3,750 gp + 15,300 XP (+3), 5,000 gp + 20,400 XP (+4), 6,250 gp + 25,500 XP (+5); Weight 5 lb.</text:span></text:p>
      <text:p text:style-name="P6"><text:span text:style-name="T10">Manual of Quickness of Action:</text:span><text:span text:style-name="T9"> This thick tome contains tips on coordination exercises and balance, but entwined within the words is a powerful magical effect. If anyone reads this book, which takes a total of 48 hours over a minimum of six days, he gains an inherent bonus of from +1 to +5 (depending on the type of manual) to his Dexterity score. Once the book is read, the magic disappears from the pages and it becomes a normal book.</text:span></text:p>
      <text:p text:style-name="P6"><text:span text:style-name="T9">Strong evocation (if </text:span><text:span text:style-name="T11">miracle </text:span><text:span text:style-name="T9">is used); CL 17th; Craft Wondrous Item, </text:span><text:span text:style-name="T11">wish </text:span><text:span text:style-name="T9">or </text:span><text:span text:style-name="T11">miracle; </text:span><text:span text:style-name="T9">Price 27,500 gp (+1), 55,000 gp (+2), 82,500 gp (+3), 110,000 gp (+4), 137,500 gp (+5); Cost 1,250 gp + 5,100 XP (+1), 2,500 gp + 10,200 XP (+2), 3,750 gp + 15,300 XP (+3), 5,000 gp + 20,400 XP (+4), 6,250 gp + 25,500 XP (+5); Weight 5 lb.</text:span></text:p>
      <text:p text:style-name="P6"><text:span text:style-name="T10">Marvelous Pigments:</text:span><text:span text:style-name="T9"> These magic emulsions enable their possessor to create actual, permanent objects simply by depicting their form in two dimensions. The pigments are applied by a stick tipped with bristles, hair, or fur. The emulsion flows from the application to form the desired object as the artist concentrates on the desired image. One pot of </text:span><text:span text:style-name="T11">marvelous pigments </text:span><text:span text:style-name="T9">is sufficient to create a 1,000-cubic-foot object by depicting it two-dimensionally over a 100-square-foot surface. </text:span></text:p>
      <text:p text:style-name="P6"><text:span text:style-name="T9">Only normal, inanimate objects can be created. Creatures can’t be created. The pigments must be applied to a surface. It takes 10 minutes and a DC 15 Craft (painting) check to depict an object with the pigments. </text:span><text:span text:style-name="T11">Marvelous pigments </text:span><text:span text:style-name="T9">cannot create magic items. Objects of value depicted by the pigments —precious metals, gems, jewelry, ivory, and so on— appear to be valuable but are really made of tin, lead, paste, brass, bone, and other such inexpensive materials. The user can create normal weapons, armor, and any other mundane item (including foodstuffs) whose value does not exceed 2,000 gp.</text:span></text:p>
      <text:p text:style-name="P27"><text:span text:style-name="T2">Items created are not magical; the effect is instantaneous.</text:span></text:p>
      <text:p text:style-name="P6"><text:span text:style-name="T9">Strong conjuration; CL 15th; Craft Wondrous Item, </text:span><text:span text:style-name="T11">major creation; </text:span><text:span text:style-name="T9">Price 4,000 gp.</text:span></text:p>
      <text:p text:style-name="P6"><text:span text:style-name="T10">Mask of the Skull:</text:span><text:span text:style-name="T9"> This ivory mask has been fashioned into the likeness of a human skull. Once per day, after it has been worn for at least 1 hour, the mask can be loosed to fly from the wearer’s face. It travels up to 50 feet away from the wearer and attacks a target assigned to it. The grinning skull mask makes a touch attack against the target based on the wearer’s base attack bonus. If the attack succeeds, the target must make a DC 20 Fortitude save or be struck dead, as if affected by a </text:span><text:span text:style-name="T11">finger of death </text:span><text:span text:style-name="T9">spell. If the target succeeds on his saving throw, he nevertheless takes 3d6+13 points of damage. After attacking (whether successful or not), the mask flies back to its user. The mask has AC 16, 10 hit points, and hardness 6.</text:span></text:p>
      <text:p text:style-name="P6"><text:span text:style-name="T9">Strong necromancy and transmutation; CL 13th; Craft Wondrous Item, </text:span><text:span text:style-name="T11">animate objects, finger of death, fly; </text:span><text:span text:style-name="T9">Price 22,000 gp; Weight 3 lb.</text:span></text:p>
      <text:p text:style-name="P6"><text:span text:style-name="T10">Mattock of the Titans:</text:span><text:span text:style-name="T9"> This digging tool is 10 feet long. Any creature of at least Huge size can use it to loosen or tumble earth or earthen ramparts (a 10-foot cube every 10 minutes). It also smashes rock (a 10-foot cube per hour). If used as a weapon, it is the equivalent of a Gargantuan </text:span><text:span text:style-name="T11">+3 adamantine warhammer, </text:span><text:span text:style-name="T9">dealing 4d6 points of base damage.</text:span></text:p>
      <text:p text:style-name="P6"><text:span text:style-name="T9">Strong transmutation; CL 16th; Craft Wondrous Item, Craft Magic Arms and Armor, </text:span><text:span text:style-name="T11">move earth; </text:span><text:span text:style-name="T9">Price 23,348 gp; Cost 13,348 gp + 800 XP; Weight 120 lb.</text:span></text:p>
      <text:p text:style-name="P6"><text:span text:style-name="T10">Maul of the Titans:</text:span><text:span text:style-name="T9"> This mallet is 8 feet long. If used as a weapon, it is the equivalent of a </text:span><text:span text:style-name="T11">+3 greatclub </text:span><text:span text:style-name="T9">and deals triple damage against inanimate objects. However, the wielder must have a Strength of at least 18 to wield it properly. Otherwise, she takes a –4 penalty on attack rolls.</text:span></text:p>
      <text:p text:style-name="P6"><text:span text:style-name="T9">Strong evocation; CL 15th; Craft Wondrous Item, Craft Magic Arms and Armor, </text:span><text:span text:style-name="T11">clenched fist; </text:span><text:span text:style-name="T9">Price 25,305 gp; Cost 12,305 gp + 480 XP; Weight 160 lb.</text:span></text:p>
      <text:p text:style-name="P6"><text:span text:style-name="T10">Medallion of Thoughts:</text:span><text:span text:style-name="T9"> This appears to be a normal pendant disk hung from a neck chain. Usually fashioned from bronze, copper, or nickel-silver, the medallion allows the wearer to read the thoughts of others, as with the spell </text:span><text:span text:style-name="T11">detect thoughts.</text:span></text:p>
      <text:p text:style-name="P6"><text:span text:style-name="T9">Faint divination</text:span><text:span text:style-name="T11">; </text:span><text:span text:style-name="T9">CL 5th; Craft Wondrous Item, </text:span><text:span text:style-name="T11">detect thoughts; </text:span><text:span text:style-name="T9">Price 12,000 gp.</text:span></text:p>
      <text:p text:style-name="P6"><text:span text:style-name="T10">Mirror of Life Trapping:</text:span><text:span text:style-name="T9"> This crystal device is usually about 4 feet square and framed in metal or wood. It can be hung or placed on a surface and then activated by giving a command word. The same command word deactivates the mirror. A </text:span><text:span text:style-name="T11">mirror of life trapping </text:span><text:span text:style-name="T9">has fifteen nonspatial extradimensional compartments within it. Any creature coming within 30 feet of the device and looking at its own reflection must make a DC 23 Will save or be trapped within the mirror in one of the cells. A creature not aware of the nature of the device always sees its own reflection. The probability of a creature seeing its reflection, and thus needing to make the saving throw, drops to 50% if the creature is aware that the mirror traps life and seeks to avoid looking at it (treat as a gaze attack).</text:span></text:p>
      <text:p text:style-name="P6"><text:span text:style-name="T9">When a creature is trapped, it is taken bodily into the mirror. Size is not a factor, but constructs and undead are not trapped, nor are inanimate objects and other nonliving matter. A victim’s equipment (including clothing and anything being carried) remains behind. If the mirror’s owner knows the right command word, he can call the reflection of any creature trapped within to its surface and engage his powerless prisoner in conversation. Another command word frees the trapped creature. Each pair of command words is specific to each prisoner.</text:span></text:p>
      <text:p text:style-name="P6"><text:span text:style-name="T9">If the mirror’s capacity is exceeded, one victim (determined randomly) is set free in order to accommodate the latest one. If the mirror is broken, all victims currently trapped in it are freed.</text:span></text:p>
      <text:p text:style-name="P6"><text:span text:style-name="T9">Strong abjuration; CL 17th; Craft Wondrous Item, </text:span><text:span text:style-name="T11">imprisonment; </text:span><text:span text:style-name="T9">Price 200,000 gp;Weight 50 lb.</text:span></text:p>
      <text:p text:style-name="P6"><text:span text:style-name="T10">Mirror of Mental Prowess:</text:span><text:span text:style-name="T9"> This mirror resembles an ordinary looking glass 5 feet tall by 2 feet wide. The possessor who knows the proper commands can cause it to perform as follows.</text:span></text:p>
      <text:p text:style-name="P6"><text:span text:style-name="T9">• Read the thoughts of any creature reflected therein, as long as the owner is within 25 feet of the mirror, even if those thoughts are in an unknown language.</text:span></text:p>
      <text:p text:style-name="P6"><text:span text:style-name="T9">• View other places as if with </text:span><text:span text:style-name="T11">clairvoyance, </text:span><text:span text:style-name="T9">but vision extends even onto other planes if the viewer is sufficiently familiar with them.</text:span></text:p>
      <text:p text:style-name="P6"><text:span text:style-name="T9">• Use it as a portal to visit other places. The user first views the place with the </text:span><text:span text:style-name="T11">clairvoyance </text:span><text:span text:style-name="T9">function, then steps through the mirror to the place pictured. Others can follow her through the mirror if they like. An invisible portal remains on the other side where she arrives, and she can return through that portal. Once she returns, the portal closes. The portal closes on its own after 24 hours (trapping the user if she’s still in the other place), and the user can also close it with a command word. Creatures with Intelligence of 12 or higher might notice the portal just as they might notice a magical sensor from a </text:span><text:span text:style-name="T11">scrying </text:span><text:span text:style-name="T9">spell. Any creature who steps through the portal appears in front of the mirror.</text:span></text:p>
      <text:p text:style-name="P6"><text:span text:style-name="T9">• Once per week the mirror accurately answers one short question regarding a creature whose image is shown on its surface (giving answers similar to those from the </text:span><text:span text:style-name="T11">legend lore </text:span><text:span text:style-name="T9">spell).</text:span></text:p>
      <text:p text:style-name="P6"><text:span text:style-name="T9">Strong conjuration and divination; CL 17th; Craft Wondrous Item, </text:span><text:span text:style-name="T11">detect thoughts</text:span><text:span text:style-name="T9">, </text:span><text:span text:style-name="T11">clairaudience/clairvoyance, gate, legend lore</text:span><text:span text:style-name="T9">; Price 175,000 gp; Weight 40 lb.</text:span></text:p>
      <text:p text:style-name="P6"><text:span text:style-name="T10">Mirror of Opposition:</text:span><text:span text:style-name="T9"> This item resembles a normal mirror about 4 feet long and 3 feet wide. It can be hung or placed on a surface and then activated by speaking a command word. The same command word deactivates the mirror. If a creature sees its reflection in the mirror’s surface, an exact duplicate of that creature comes into being. This opposite immediately attacks the original. The duplicate has all the possessions and powers of its original (including magic). Upon the defeat or destruction of either the duplicate or the original, the duplicate and her items disappear completely. The mirror functions up to four times per day.</text:span></text:p>
      <text:p text:style-name="P6"><text:span text:style-name="T9">Strong necromancy; CL 15th; Craft Wondrous Item, </text:span><text:span text:style-name="T11">clone; </text:span><text:span text:style-name="T9">Price 92,000 gp;Weight 45 lb.</text:span></text:p>
      <text:p text:style-name="P6"><text:soft-page-break/><text:span text:style-name="T10">Necklace of Adaptation:</text:span><text:span text:style-name="T9"> This necklace is a heavy chain with a platinum medallion. The magic of the necklace wraps the wearer in a shell of fresh air, making him immune to all harmful vapors and gases (such as </text:span><text:span text:style-name="T11">cloudkill </text:span><text:span text:style-name="T9">and </text:span><text:span text:style-name="T11">stinking cloud </text:span><text:span text:style-name="T9">effects, as well as inhaled poisons) and allowing him to breathe, even underwater or in a vacuum.</text:span></text:p>
      <text:p text:style-name="P6"><text:span text:style-name="T9">Moderate transmutation; CL 7th; Craft Wondrous Item, </text:span><text:span text:style-name="T11">alter self; </text:span><text:span text:style-name="T9">Price 9,000 gp.</text:span></text:p>
      <text:p text:style-name="P6"><text:span text:style-name="T10">Necklace of Fireballs:</text:span><text:span text:style-name="T9"> This device appears to be nothing but beads on a string, sometimes with the ends tied together to form a necklace. (It does not count as an item worn around the neck for the purpose of determining which of a character’s worn magic items is effective.) If a character holds it, however, all can see the strand as it really is—a golden chain from which hang a number of golden spheres. The spheres are detachable by the wearer (and only by the wearer), who can easily hurl one of them up to 70 feet. When a sphere arrives at the end of its trajectory, it detonates as a </text:span><text:span text:style-name="T11">fireball </text:span><text:span text:style-name="T9">spell (Reflex DC 14 half )</text:span><text:span text:style-name="T11">.</text:span></text:p>
      <text:p text:style-name="P6"><text:span text:style-name="T9">Spheres come in different strengths, ranging from those that deal 2d6 points of fire damage to those that deal 10d6. The market price of a sphere is 150 gp for each die of damage it deals.</text:span></text:p>
      <text:p text:style-name="P6"><text:span text:style-name="T9">Each </text:span><text:span text:style-name="T11">necklace of fireballs </text:span><text:span text:style-name="T9">contains a combination of spheres of various strengths. Some traditional combinations, designated types I through VII, are detailed below.</text:span></text:p>
      <table:table table:name="Table15" table:style-name="Table15">
        <table:table-column table:style-name="Table15.A"/>
        <table:table-column table:style-name="Table15.B"/>
        <table:table-column table:style-name="Table15.C" table:number-columns-repeated="2"/>
        <table:table-column table:style-name="Table15.E"/>
        <table:table-column table:style-name="Table15.C" table:number-columns-repeated="2"/>
        <table:table-column table:style-name="Table15.E"/>
        <table:table-column table:style-name="Table15.C" table:number-columns-repeated="2"/>
        <table:table-column table:style-name="Table15.K"/>
        <table:table-row table:style-name="Table15.1">
          <table:table-cell table:style-name="Table15.A1" office:value-type="string">
            <text:p text:style-name="P13"><text:span text:style-name="T13">Necklace</text:span></text:p>
          </table:table-cell>
          <table:table-cell table:style-name="Table15.A1" office:value-type="string">
            <text:p text:style-name="P15"><text:span text:style-name="T13">10d6</text:span></text:p>
          </table:table-cell>
          <table:table-cell table:style-name="Table15.A1" office:value-type="string">
            <text:p text:style-name="P15"><text:span text:style-name="T13">9d6</text:span></text:p>
          </table:table-cell>
          <table:table-cell table:style-name="Table15.A1" office:value-type="string">
            <text:p text:style-name="P15"><text:span text:style-name="T13">8d6</text:span></text:p>
          </table:table-cell>
          <table:table-cell table:style-name="Table15.A1" office:value-type="string">
            <text:p text:style-name="P15"><text:span text:style-name="T13">7d6</text:span></text:p>
          </table:table-cell>
          <table:table-cell table:style-name="Table15.A1" office:value-type="string">
            <text:p text:style-name="P15"><text:span text:style-name="T13">6d6</text:span></text:p>
          </table:table-cell>
          <table:table-cell table:style-name="Table15.A1" office:value-type="string">
            <text:p text:style-name="P15"><text:span text:style-name="T13">5d6</text:span></text:p>
          </table:table-cell>
          <table:table-cell table:style-name="Table15.A1" office:value-type="string">
            <text:p text:style-name="P15"><text:span text:style-name="T13">4d6</text:span></text:p>
          </table:table-cell>
          <table:table-cell table:style-name="Table15.A1" office:value-type="string">
            <text:p text:style-name="P15"><text:span text:style-name="T13">3d6</text:span></text:p>
          </table:table-cell>
          <table:table-cell table:style-name="Table15.A1" office:value-type="string">
            <text:p text:style-name="P15"><text:span text:style-name="T13">2d6</text:span></text:p>
          </table:table-cell>
          <table:table-cell table:style-name="Table15.A1" office:value-type="string">
            <text:h text:style-name="P23" text:outline-level="6"><text:span text:style-name="T1">Market Price</text:span></text:h>
          </table:table-cell>
        </table:table-row>
        <table:table-row table:style-name="Table15.1">
          <table:table-cell table:style-name="Table15.A2" office:value-type="string">
            <text:p text:style-name="P7"><text:span text:style-name="T4">Type I</text:span></text:p>
          </table:table-cell>
          <table:table-cell table:style-name="Table15.A2" office:value-type="string">
            <text:p text:style-name="P17"><text:span text:style-name="T4">—</text:span></text:p>
          </table:table-cell>
          <table:table-cell table:style-name="Table15.A2" office:value-type="string">
            <text:p text:style-name="P17"><text:span text:style-name="T4">—</text:span></text:p>
          </table:table-cell>
          <table:table-cell table:style-name="Table15.A2" office:value-type="string">
            <text:p text:style-name="P17"><text:span text:style-name="T4">—</text:span></text:p>
          </table:table-cell>
          <table:table-cell table:style-name="Table15.A2" office:value-type="string">
            <text:p text:style-name="P17"><text:span text:style-name="T4">—</text:span></text:p>
          </table:table-cell>
          <table:table-cell table:style-name="Table15.A2" office:value-type="string">
            <text:p text:style-name="P17"><text:span text:style-name="T4">—</text:span></text:p>
          </table:table-cell>
          <table:table-cell table:style-name="Table15.A2" office:value-type="string">
            <text:p text:style-name="P17"><text:span text:style-name="T4">1</text:span></text:p>
          </table:table-cell>
          <table:table-cell table:style-name="Table15.A2" office:value-type="string">
            <text:p text:style-name="P17"><text:span text:style-name="T4">—</text:span></text:p>
          </table:table-cell>
          <table:table-cell table:style-name="Table15.A2" office:value-type="string">
            <text:p text:style-name="P17"><text:span text:style-name="T4">2</text:span></text:p>
          </table:table-cell>
          <table:table-cell table:style-name="Table15.A2" office:value-type="string">
            <text:p text:style-name="P17"><text:span text:style-name="T4">—</text:span></text:p>
          </table:table-cell>
          <table:table-cell table:style-name="Table15.A2" office:value-type="string">
            <text:p text:style-name="P20"><text:span text:style-name="T4">1,650 gp</text:span></text:p>
          </table:table-cell>
        </table:table-row>
        <table:table-row table:style-name="Table15.1">
          <table:table-cell table:style-name="Table15.A2" office:value-type="string">
            <text:p text:style-name="P6"><text:span text:style-name="T4">Type II</text:span></text:p>
          </table:table-cell>
          <table:table-cell table:style-name="Table15.A2" office:value-type="string">
            <text:p text:style-name="P16"><text:span text:style-name="T4">—</text:span></text:p>
          </table:table-cell>
          <table:table-cell table:style-name="Table15.A2" office:value-type="string">
            <text:p text:style-name="P16"><text:span text:style-name="T4">—</text:span></text:p>
          </table:table-cell>
          <table:table-cell table:style-name="Table15.A2" office:value-type="string">
            <text:p text:style-name="P16"><text:span text:style-name="T4">—</text:span></text:p>
          </table:table-cell>
          <table:table-cell table:style-name="Table15.A2" office:value-type="string">
            <text:p text:style-name="P16"><text:span text:style-name="T4">—</text:span></text:p>
          </table:table-cell>
          <table:table-cell table:style-name="Table15.A2" office:value-type="string">
            <text:p text:style-name="P16"><text:span text:style-name="T4">1</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9"><text:span text:style-name="T4">2,700 gp</text:span></text:p>
          </table:table-cell>
        </table:table-row>
        <table:table-row table:style-name="Table15.1">
          <table:table-cell table:style-name="Table15.A2" office:value-type="string">
            <text:p text:style-name="P6"><text:span text:style-name="T4">Type III</text:span></text:p>
          </table:table-cell>
          <table:table-cell table:style-name="Table15.A2" office:value-type="string">
            <text:p text:style-name="P16"><text:span text:style-name="T4">—</text:span></text:p>
          </table:table-cell>
          <table:table-cell table:style-name="Table15.A2" office:value-type="string">
            <text:p text:style-name="P16"><text:span text:style-name="T4">—</text:span></text:p>
          </table:table-cell>
          <table:table-cell table:style-name="Table15.A2" office:value-type="string">
            <text:p text:style-name="P16"><text:span text:style-name="T4">—</text:span></text:p>
          </table:table-cell>
          <table:table-cell table:style-name="Table15.A2" office:value-type="string">
            <text:p text:style-name="P16"><text:span text:style-name="T4">1</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6"><text:span text:style-name="T4">4</text:span></text:p>
          </table:table-cell>
          <table:table-cell table:style-name="Table15.A2" office:value-type="string">
            <text:p text:style-name="P16"><text:span text:style-name="T4">—</text:span></text:p>
          </table:table-cell>
          <table:table-cell table:style-name="Table15.A2" office:value-type="string">
            <text:p text:style-name="P19"><text:span text:style-name="T4">4,350 gp</text:span></text:p>
          </table:table-cell>
        </table:table-row>
        <table:table-row table:style-name="Table15.1">
          <table:table-cell table:style-name="Table15.A2" office:value-type="string">
            <text:p text:style-name="P6"><text:span text:style-name="T4">Type IV</text:span></text:p>
          </table:table-cell>
          <table:table-cell table:style-name="Table15.A2" office:value-type="string">
            <text:p text:style-name="P16"><text:span text:style-name="T4">—</text:span></text:p>
          </table:table-cell>
          <table:table-cell table:style-name="Table15.A2" office:value-type="string">
            <text:p text:style-name="P16"><text:span text:style-name="T4">—</text:span></text:p>
          </table:table-cell>
          <table:table-cell table:style-name="Table15.A2" office:value-type="string">
            <text:p text:style-name="P16"><text:span text:style-name="T4">1</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6"><text:span text:style-name="T4">4</text:span></text:p>
          </table:table-cell>
          <table:table-cell table:style-name="Table15.A2" office:value-type="string">
            <text:p text:style-name="P19"><text:span text:style-name="T4">5,400 gp</text:span></text:p>
          </table:table-cell>
        </table:table-row>
        <table:table-row table:style-name="Table15.1">
          <table:table-cell table:style-name="Table15.A2" office:value-type="string">
            <text:p text:style-name="P6"><text:span text:style-name="T4">Type V</text:span></text:p>
          </table:table-cell>
          <table:table-cell table:style-name="Table15.A2" office:value-type="string">
            <text:p text:style-name="P16"><text:span text:style-name="T4">—</text:span></text:p>
          </table:table-cell>
          <table:table-cell table:style-name="Table15.A2" office:value-type="string">
            <text:p text:style-name="P16"><text:span text:style-name="T4">1</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9"><text:span text:style-name="T4">5,850 gp</text:span></text:p>
          </table:table-cell>
        </table:table-row>
        <table:table-row table:style-name="Table15.1">
          <table:table-cell table:style-name="Table15.A2" office:value-type="string">
            <text:p text:style-name="P6"><text:span text:style-name="T4">Type VI</text:span></text:p>
          </table:table-cell>
          <table:table-cell table:style-name="Table15.A2" office:value-type="string">
            <text:p text:style-name="P16"><text:span text:style-name="T4">1</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6"><text:span text:style-name="T4">2</text:span></text:p>
          </table:table-cell>
          <table:table-cell table:style-name="Table15.A2" office:value-type="string">
            <text:p text:style-name="P16"><text:span text:style-name="T4">—</text:span></text:p>
          </table:table-cell>
          <table:table-cell table:style-name="Table15.A2" office:value-type="string">
            <text:p text:style-name="P16"><text:span text:style-name="T4">4</text:span></text:p>
          </table:table-cell>
          <table:table-cell table:style-name="Table15.A2" office:value-type="string">
            <text:p text:style-name="P16"><text:span text:style-name="T4">—</text:span></text:p>
          </table:table-cell>
          <table:table-cell table:style-name="Table15.A2" office:value-type="string">
            <text:p text:style-name="P16"><text:span text:style-name="T4">—</text:span></text:p>
          </table:table-cell>
          <table:table-cell table:style-name="Table15.A2" office:value-type="string">
            <text:p text:style-name="P19"><text:span text:style-name="T4">8,100 gp</text:span></text:p>
          </table:table-cell>
        </table:table-row>
        <table:table-row table:style-name="Table15.1">
          <table:table-cell table:style-name="Table15.A8" office:value-type="string">
            <text:p text:style-name="P7"><text:span text:style-name="T4">Type VII</text:span></text:p>
          </table:table-cell>
          <table:table-cell table:style-name="Table15.A8" office:value-type="string">
            <text:p text:style-name="P17"><text:span text:style-name="T4">1</text:span></text:p>
          </table:table-cell>
          <table:table-cell table:style-name="Table15.A8" office:value-type="string">
            <text:p text:style-name="P17"><text:span text:style-name="T4">2</text:span></text:p>
          </table:table-cell>
          <table:table-cell table:style-name="Table15.A8" office:value-type="string">
            <text:p text:style-name="P17"><text:span text:style-name="T4">—</text:span></text:p>
          </table:table-cell>
          <table:table-cell table:style-name="Table15.A8" office:value-type="string">
            <text:p text:style-name="P17"><text:span text:style-name="T4">2</text:span></text:p>
          </table:table-cell>
          <table:table-cell table:style-name="Table15.A8" office:value-type="string">
            <text:p text:style-name="P17"><text:span text:style-name="T4">—</text:span></text:p>
          </table:table-cell>
          <table:table-cell table:style-name="Table15.A8" office:value-type="string">
            <text:p text:style-name="P17"><text:span text:style-name="T4">2</text:span></text:p>
          </table:table-cell>
          <table:table-cell table:style-name="Table15.A8" office:value-type="string">
            <text:p text:style-name="P17"><text:span text:style-name="T4">—</text:span></text:p>
          </table:table-cell>
          <table:table-cell table:style-name="Table15.A8" office:value-type="string">
            <text:p text:style-name="P17"><text:span text:style-name="T4">2</text:span></text:p>
          </table:table-cell>
          <table:table-cell table:style-name="Table15.A8" office:value-type="string">
            <text:p text:style-name="P17"><text:span text:style-name="T4">—</text:span></text:p>
          </table:table-cell>
          <table:table-cell table:style-name="Table15.A8" office:value-type="string">
            <text:p text:style-name="P20"><text:span text:style-name="T4">8,700 gp</text:span></text:p>
          </table:table-cell>
        </table:table-row>
      </table:table>
      <text:p text:style-name="P6"><text:span text:style-name="T9">If the necklace is being worn or carried by a character who fails her saving throw against a magical fire attack, the item must make a saving throw as well (with a save bonus of +7). If the necklace fails to save, all its remaining spheres detonate simultaneously, often with regrettable consequences for the wearer.</text:span></text:p>
      <text:p text:style-name="P6"><text:span text:style-name="T9">Moderate evocation; CL 10th; Craft Wondrous Item, </text:span><text:span text:style-name="T11">fireball. </text:span></text:p>
      <text:p text:style-name="P6"><text:span text:style-name="T10">Orb of Storms:</text:span><text:span text:style-name="T9"> This glass sphere is 8 inches in diameter. The possessor can call forth all manner of weather, even supernaturally destructive storms. Once per day she can call upon the orb to use a </text:span><text:span text:style-name="T11">control weather </text:span><text:span text:style-name="T9">spell, Once per month, she can conjure a </text:span><text:span text:style-name="T11">storm of vengeance</text:span><text:span text:style-name="T9">. The possessor of the orb is continually protected by an </text:span><text:span text:style-name="T11">endure elements </text:span><text:span text:style-name="T9">effect.</text:span></text:p>
      <text:p text:style-name="P6"><text:span text:style-name="T9">Strong varied; CL 18th; Craft Wondrous Item, </text:span><text:span text:style-name="T11">control weather, endure elements, storm of vengeance; </text:span><text:span text:style-name="T9">Price 48,000 gp;Weight 6 lb.</text:span></text:p>
      <text:p text:style-name="P6"><text:span text:style-name="T10">Pearl of Power:</text:span><text:span text:style-name="T9"> This seemingly normal pearl of average size and luster is a potent aid to all spellcasters who prepare spells (clerics, druids, rangers, paladins, and wizards). Once per day on command, a </text:span><text:span text:style-name="T11">pearl of power </text:span><text:span text:style-name="T9">enables the possessor to recall any one spell that she had prepared and then cast. The spell is then prepared again, just as if it had not been cast. The spell must be of a particular level, depending on the pearl. Different pearls exist for recalling one spell per day of each level from 1st through 9th and for the recall of two spells per day (each of a different level, 6th or lower).</text:span></text:p>
      <text:p text:style-name="P6"><text:span text:style-name="T9">Strong transmutation; CL 17th; Craft Wondrous Item, creator must be able to cast spells of the spell level to be recalled; Price 1,000 gp (1st), 4,000 gp (2nd), 9,000 gp (3rd), 16,000 gp (4th), 25,000 gp (5th), 36,000 gp (6th), 49,000 gp (7th), 64,000 gp (8th), 81,000 gp (9th), or 70,000 gp (two spells).</text:span></text:p>
      <text:p text:style-name="P6"><text:span text:style-name="T10">Pearl of the Sirines: </text:span><text:span text:style-name="T9">This normal-seeming pearl is beautiful and worth at least 1,000 gp on that basis alone. If it is clasped firmly in hand or held to the breast while the possessor attempts actions related to the pearl’s powers, she understands and is able to employ the item.</text:span></text:p>
      <text:p text:style-name="P6"><text:span text:style-name="T9">The pearl enables its possessor to breathe in water as if she were in clean, fresh air. Her swim speed is 60 feet, and she can cast spells and act underwater without hindrance.</text:span></text:p>
      <text:p text:style-name="P6"><text:span text:style-name="T9">Moderate abjuration and transmutation; CL 8th; Craft Wondrous Item, </text:span><text:span text:style-name="T11">freedom of movement, water breathing; </text:span><text:span text:style-name="T9">Price 15,300 gp.</text:span></text:p>
      <text:p text:style-name="P6"><text:span text:style-name="T10">Periapt of Health:</text:span><text:span text:style-name="T9"> The wearer of this blue gem on a silver chain is immune to disease, including supernatural diseases.</text:span></text:p>
      <text:p text:style-name="P6"><text:span text:style-name="T9">Faint conjuration; CL 5th; Craft Wondrous Item, </text:span><text:span text:style-name="T11">remove disease; </text:span><text:span text:style-name="T9">Price 7,500 gp.</text:span></text:p>
      <text:p text:style-name="P6"><text:span text:style-name="T10">Periapt of Proof against Poison: </text:span><text:span text:style-name="T9">This item is a brilliant-cut black gem on a delicate silver chain. The wearer is immune to poison, although poisons still active when the periapt is first donned still run their course.</text:span></text:p>
      <text:p text:style-name="P6"><text:span text:style-name="T9">Faint conjuration; CL 5th; Craft Wondrous Item, </text:span><text:span text:style-name="T11">neutralize poison; </text:span><text:span text:style-name="T9">Price 27,000 gp.</text:span></text:p>
      <text:p text:style-name="P6"><text:span text:style-name="T10">Periapt of Wisdom:</text:span><text:span text:style-name="T9"> Although it appears to be a normal pearl on a light chain, a </text:span><text:span text:style-name="T11">periapt of wisdom </text:span><text:span text:style-name="T9">actually increases the possessor’s Wisdom score in the form of an enhancement bonus of +2, +4, or +6 (depending on the individual item).</text:span></text:p>
      <text:p text:style-name="P6"><text:span text:style-name="T9">Moderate transmutation; CL 8th; Craft Wondrous Item, </text:span><text:span text:style-name="T11">owl’s wisdom; </text:span><text:span text:style-name="T9">Price 4,000 gp (+2), 16,000 gp (+4), 36,000 gp (+6).</text:span></text:p>
      <text:p text:style-name="P6"><text:span text:style-name="T10">Periapt of Wound Closure:</text:span><text:span text:style-name="T9"> This stone is bright red and dangles on a gold chain. The wearer of this periapt automatically becomes stable if his hit points drop to between –1 and –9 inclusive. The periapt doubles the wearer’s normal rate of healing or allows normal healing of wounds that would not do so normally. Hit point damage that involves bleeding is negated for the wearer of the periapt, but he is still susceptible to damage from bleeding that causes Constitution loss, such as that dealt by a wounding weapon.</text:span></text:p>
      <text:p text:style-name="P6"><text:span text:style-name="T9">Moderate conjuration; CL 10th; Craft Wondrous Item, </text:span><text:span text:style-name="T11">heal; </text:span><text:span text:style-name="T9">Price 15,000 gp.</text:span></text:p>
      <text:p text:style-name="P6"><text:span text:style-name="T10">Phylactery of Faithfulness:</text:span><text:span text:style-name="T9"> This item is a small box containing religious scripture affixed to a leather cord and tied around the forehead. There is no mundane way to determine what function this religious item performs until it is worn. The wearer of a </text:span><text:span text:style-name="T11">phylactery of faithfulness </text:span><text:span text:style-name="T9">is aware of any action or item that could adversely affect his alignment and his standing with his deity, including magical effects. He acquires this information prior to performing such an action or becoming associated with such an item if he takes a moment to contemplate the act.</text:span></text:p>
      <text:p text:style-name="P6"><text:span text:style-name="T9">Faint divination; CL 1st; Craft Wondrous Item, </text:span><text:span text:style-name="T11">detect chaos, detect evil, detect good, detect law; </text:span><text:span text:style-name="T9">Price 1,000 gp.</text:span></text:p>
      <text:p text:style-name="P6"><text:span text:style-name="T10">Phylactery of Undead Turning:</text:span><text:span text:style-name="T9"> This item is a boon to any character able to turn undead, allowing him to do so as if his class level were four levels higher than it actually is.</text:span></text:p>
      <text:p text:style-name="P6"><text:soft-page-break/><text:span text:style-name="T9">Moderate necromancy [good]; CL 10th; Craft Wondrous Item, 10th-level cleric; Price 11,000 gp.</text:span></text:p>
      <text:p text:style-name="P6"><text:span text:style-name="T10">Pipes of Haunting: </text:span><text:span text:style-name="T9">This magic item appears to be a small set of pan pipes. When played by a person who succeeds on a DC 15 Perform (wind instruments) check, the pipes create an eerie, spellbinding tune. Those within 30 feet who hear the tune must succeed on a DC 13 Will save or become frightened for 4 rounds. Creatures with 6 or more Hit Dice are unaffected. </text:span><text:span text:style-name="T11">Pipes of haunting </text:span><text:span text:style-name="T9">can be sounded twice a day.</text:span></text:p>
      <text:p text:style-name="P6"><text:span text:style-name="T9">Faint necromancy; CL 4th; Craft Wondrous Item, </text:span><text:span text:style-name="T11">scare; </text:span><text:span text:style-name="T9">Price 6,000 gp;Weight 3 lb.</text:span></text:p>
      <text:p text:style-name="P6"><text:span text:style-name="T10">Pipes of Pain:</text:span><text:span text:style-name="T9"> These appear to be like any other standard set of pipes with nothing to reveal their true nature. When played by someone who succeeds on a DC 15 Perform (wind instruments) check, the pipes create a wondrous melody. All within 30 feet must make a DC 14 Will save or be fascinated by the sound. (This is a mind-affecting sonic compulsion.)</text:span></text:p>
      <text:p text:style-name="P6"><text:span text:style-name="T9">As soon as the piping stops, all those affected are stricken by intense pain at even the slightest noise. Unless a character is in a totally silent area, she takes 1d4 points of damage per round for 2d4 rounds. During this time, damage from sonic attacks is doubled. Thereafter, the least noise causes an affected character to become shaken (except when she is in a totally silent area). This hypersensitivity is a curse and therefore hard to remove (see the </text:span><text:span text:style-name="T11">bestow curse </text:span><text:span text:style-name="T9">spell).</text:span></text:p>
      <text:p text:style-name="P6"><text:span text:style-name="T9">Faint enchantment and evocation; CL 6th; Craft Wondrous Item, creator must have the bardic music class feature, </text:span><text:span text:style-name="T11">sound burst; </text:span><text:span text:style-name="T9">Price 12,000 gp;Weight 3 lb.</text:span></text:p>
      <text:p text:style-name="P6"><text:span text:style-name="T10">Pipes of the Sewers:</text:span><text:span text:style-name="T9"> These wooden pipes appear ordinary, but if the possessor learns the proper tune, he can attract 1d3 rat swarms if rats are within 400 feet. For each 50-foot distance the rats have to travel, there is a 1-round delay. The piper must continue playing until the rats appear, and when they do so, the piper must make a DC 10 Perform (wind instruments) check. Success means that they obey the piper’s telepathic commands so long as he continues to play. Failure indicates that they turn on the piper. If for any reason the piper ceases playing, the rats leave immediately. If they are called again within a day, the Perform check DC is 15.</text:span></text:p>
      <text:p text:style-name="P6"><text:span text:style-name="T9">If the rats are under the control of another creature, add the HD of the controller to the Perform check DC. Once control is assumed, another check is required each round to maintain it if the other creature is actively seeking to reassert its control.</text:span></text:p>
      <text:p text:style-name="P6"><text:span text:style-name="T9">Faint conjuration; CL 2nd; Craft Wondrous Item, </text:span><text:span text:style-name="T11">charm animal, summon nature’s ally I, </text:span><text:span text:style-name="T9">wild empathy ability</text:span><text:span text:style-name="T11">; </text:span><text:span text:style-name="T9">Price 1,150 gp;Weight 3 lb.</text:span></text:p>
      <text:p text:style-name="P6"><text:span text:style-name="T10">Pipes of Sounding:</text:span><text:span text:style-name="T9"> When played by a character who has the Perform (wind instruments) skill, these pipes create a variety of sounds. The figment sounds are the equivalent of </text:span><text:span text:style-name="T11">ghost sound </text:span><text:span text:style-name="T9">(caster level 2nd).</text:span></text:p>
      <text:p text:style-name="P6"><text:span text:style-name="T9">Faint illusion; CL 2nd; Craft Wondrous Item, </text:span><text:span text:style-name="T11">ghost sound; </text:span><text:span text:style-name="T9">Price 1,800 gp;Weight 3 lb.</text:span></text:p>
      <text:p text:style-name="P6"><text:span text:style-name="T10">Portable Hole:</text:span><text:span text:style-name="T9"> A portable hole is a circle of cloth spun from the webs of a phase spider interwoven with strands of ether and beams of starlight. When opened fully, a portable hole is 6 feet in diameter, but it can be folded up to be as small as a pocket handkerchief. When spread upon any surface, it causes an extradimensional space 10 feet deep to come into being. This hole can be picked up from inside or out by simply taking hold of the edges of the cloth and folding it up. Either way, the entrance disappears, but anything inside the hole remains.</text:span></text:p>
      <text:p text:style-name="P6"><text:span text:style-name="T9">The only air in the hole is that which enters when the hole is opened. It contains enough air to supply one Medium creature or two Small creatures for 10 minutes. The cloth does not accumulate weight even if its hole is filled. Each </text:span><text:span text:style-name="T11">portable hole </text:span><text:span text:style-name="T9">opens on its own particular nondimensional space. If a </text:span><text:span text:style-name="T11">bag of holding </text:span><text:span text:style-name="T9">is placed within a </text:span><text:span text:style-name="T11">portable hole</text:span><text:span text:style-name="T9">, a rift to the Astral Plane is torn in that place. Both the bag and the cloth are sucked into the void and forever lost. If a </text:span><text:span text:style-name="T11">portable hole </text:span><text:span text:style-name="T9">is placed within a </text:span><text:span text:style-name="T11">bag of holding, </text:span><text:span text:style-name="T9">it opens a gate to the Astral Plane. The hole, the bag, and any creatures within a 10-foot radius are drawn there, the </text:span><text:span text:style-name="T11">portable hole </text:span><text:span text:style-name="T9">and </text:span><text:span text:style-name="T11">bag of holding </text:span><text:span text:style-name="T9">being destroyed in the process.</text:span></text:p>
      <text:p text:style-name="P6"><text:span text:style-name="T9">Moderate conjuration; CL 12th; Craft Wondrous Item, </text:span><text:span text:style-name="T11">plane shift; </text:span><text:span text:style-name="T9">Price 20,000 gp.</text:span></text:p>
      <text:p text:style-name="P6"><text:span text:style-name="T10">Restorative Ointment: </text:span><text:span text:style-name="T9">A jar of this unguent is 3 inches in diameter and 1 inch deep and contains five applications. Placed upon a poisoned wound or swallowed, the ointment detoxifies any poison (as </text:span><text:span text:style-name="T11">neutralize poison</text:span><text:span text:style-name="T9">). Applied to a diseased area, it removes disease (as </text:span><text:span text:style-name="T11">remove disease</text:span><text:span text:style-name="T9">). Rubbed on a wound, the ointment cures 1d8+5 points of damage (as </text:span><text:span text:style-name="T11">cure light wounds</text:span><text:span text:style-name="T9">).</text:span></text:p>
      <text:p text:style-name="P6"><text:span text:style-name="T9">Faint conjuration; CL 5th;Craft Wondrous Item, </text:span><text:span text:style-name="T11">cure light wounds, neutralize poison, remove disease; </text:span><text:span text:style-name="T9">Price 4,000 gp;Weight 1/2 lb.</text:span></text:p>
      <text:p text:style-name="P6"><text:span text:style-name="T10">Ring Gates:</text:span><text:span text:style-name="T9"> These always come in pairs—two iron rings, each about 18 inches in diameter. The rings must be on the same plane of existence and within 100 miles of each other to function. Whatever is put through one ring comes out the other, and up to 100 pounds of material can be transferred each day. (Objects only partially pushed through and then retracted do not count.) This useful device allows for instantaneous transport of items or messages, and even attacks. A character can reach through to grab things near the other ring, or even stab a weapon through if so desired. Alternatively, a character could stick his head through to look around. A spellcaster could even cast a spell through a </text:span><text:span text:style-name="T11">ring gate. </text:span><text:span text:style-name="T9">A Small character can make a DC 13 Escape Artist check to slip through. Creatures of Tiny, Diminutive, or Fine size can pass through easily. Each ring has a “entry side” and an “exit side,” both marked with appropriate symbols.</text:span></text:p>
      <text:p text:style-name="P6"><text:span text:style-name="T9">Strong conjuration; CL 17th; Craft Wondrous Item, </text:span><text:span text:style-name="T11">gate; </text:span><text:span text:style-name="T9">Price 40,000 gp;Weight 1 lb. each.</text:span></text:p>
      <text:p text:style-name="P6"><text:span text:style-name="T10">Robe of the Archmagi:</text:span><text:span text:style-name="T9"> This normal-appearing garment can be white (01–45 on d%, good alignment), gray (46–75, neither good nor evil alignment), or black (76–100, evil alignment). Its wearer, if an arcane spellcaster, gains the following powers.</text:span></text:p>
      <text:p text:style-name="P6"><text:span text:style-name="T9">• +5 armor bonus to AC.</text:span></text:p>
      <text:p text:style-name="P6"><text:span text:style-name="T9">• Spell resistance 18.</text:span></text:p>
      <text:p text:style-name="P6"><text:span text:style-name="T9">• +4 resistance bonus on all saving throws.</text:span></text:p>
      <text:p text:style-name="P6"><text:span text:style-name="T9">• +2 enhancement bonus on caster level checks made to overcome spell resistance.</text:span></text:p>
      <text:p text:style-name="P6"><text:span text:style-name="T9">If a white robe is donned by an evil character, she immediately gains three negative levels. The reverse is true with respect to a black robe donned by a good character. An evil or good character who puts on a gray robe, or a neutral character who dons either a white or black robe, gains two negative levels. While these negative levels never result in lost levels, they remain as long as the garment is worn and cannot be overcome in any way (including </text:span><text:span text:style-name="T11">restoration </text:span><text:span text:style-name="T9">spells).</text:span></text:p>
      <text:p text:style-name="P6"><text:span text:style-name="T9">Strong varied; CL 14th; Craft Wondrous Item, </text:span><text:span text:style-name="T11">antimagic field, mage armor </text:span><text:span text:style-name="T9">or </text:span><text:span text:style-name="T11">shield of faith, </text:span><text:span text:style-name="T9">creator must be of same alignment as robe; Price 75,000 gp;Weight 1 lb.</text:span></text:p>
      <text:p text:style-name="P6"><text:span text:style-name="T10">Robe of Blending:</text:span><text:span text:style-name="T9"> When this robe is put on, the wearer intuitively knows that the garment has very special properties. A </text:span><text:span text:style-name="T11">robe of blending </text:span><text:span text:style-name="T9">enables its wearer to appear to be part of his surroundings. This allows him a +10 competence bonus on Hide checks. The wearer can adopt the appearance of another creature, as with the </text:span><text:span text:style-name="T11">disguise self </text:span><text:span text:style-name="T9">spell, at will. All creatures acquainted with and friendly to the wearer see him normally.</text:span></text:p>
      <text:p text:style-name="P6"><text:span text:style-name="T9">Moderate illusion; CL 10th; Craft Wondrous Item, </text:span><text:span text:style-name="T11">disguise self; </text:span><text:span text:style-name="T9">Price 30,000 gp;Weight 1 lb.</text:span></text:p>
      <text:p text:style-name="P6"><text:span text:style-name="T10">Robe of Bones:</text:span><text:span text:style-name="T9"> This handy item functions much like a </text:span><text:span text:style-name="T11">robe of useful items </text:span><text:span text:style-name="T9">for the serious necromancer. It appears to be an unremarkable robe, but a character who dons it notes that it is adorned with small embroidered figures representing undead creatures. Only the wearer of the robe can see the embroidery and recognize them for the creatures they become, and detach them. One figure can be detached each round. Detaching a figure causes it to become an actual undead creature (see the list below). The skeleton or zombie is not under the control of the wearer of the robe, but may be subsequently commanded, rebuked, turned, or destroyed. A newly created </text:span><text:span text:style-name="T11">robe of bones </text:span><text:span text:style-name="T9">always has two embroidered figures of each of the following undead:</text:span></text:p>
      <text:p text:style-name="P6"><text:span text:style-name="T9">• Small goblin skeleton</text:span></text:p>
      <text:p text:style-name="P6"><text:span text:style-name="T9">• Medium human commoner skeleton</text:span></text:p>
      <text:p text:style-name="P6"><text:span text:style-name="T9">• Medium wolf skeleton</text:span></text:p>
      <text:p text:style-name="P6"><text:span text:style-name="T9">• Small goblin zombie</text:span></text:p>
      <text:p text:style-name="P6"><text:span text:style-name="T9">• Medium human commoner zombie</text:span></text:p>
      <text:p text:style-name="P6"><text:soft-page-break/><text:span text:style-name="T9">• Medium wolf zombie</text:span></text:p>
      <text:p text:style-name="P6"><text:span text:style-name="T9">Moderate necromancy [evil]; CL 6th; Craft Wondrous Item, </text:span><text:span text:style-name="T11">animate dead</text:span><text:span text:style-name="T9">; Price 2,400 gp; Weight 1 lb.</text:span></text:p>
      <text:p text:style-name="P6"><text:span text:style-name="T10">Robe of Eyes:</text:span><text:span text:style-name="T9"> This valuable garment appears to be a normal robe until it is put on. Its wearer is able to see in all directions at the same moment due to scores of visible, magical eyelike patterns that adorn the robe. She also gains 120-foot darkvision.</text:span></text:p>
      <text:p text:style-name="P6"><text:span text:style-name="T9">The </text:span><text:span text:style-name="T11">robe of eyes </text:span><text:span text:style-name="T9">sees all forms of invisible or ethereal things within 120 feet.</text:span></text:p>
      <text:p text:style-name="P6"><text:span text:style-name="T9">The wearer of a </text:span><text:span text:style-name="T11">robe of eyes </text:span><text:span text:style-name="T9">gains a +10 competence bonus on Search checks and Spot checks. She retains her Dexterity bonus to AC even when flat-footed, and she can’t be flanked. However, she is not able to avert her eyes or close her eyes when confronted by a creature with a gaze attack.</text:span></text:p>
      <text:p text:style-name="P6"><text:span text:style-name="T9">A </text:span><text:span text:style-name="T11">light </text:span><text:span text:style-name="T9">or </text:span><text:span text:style-name="T11">continual flame </text:span><text:span text:style-name="T9">spell cast directly on a </text:span><text:span text:style-name="T11">robe of eyes </text:span><text:span text:style-name="T9">causes it to be blinded for 1d3 minutes. A </text:span><text:span text:style-name="T11">daylight </text:span><text:span text:style-name="T9">spell blinds it for 2d4 minutes.</text:span></text:p>
      <text:p text:style-name="P6"><text:span text:style-name="T9">Moderate divination; CL 11th; Craft Wondrous Item, </text:span><text:span text:style-name="T11">true seeing; </text:span><text:span text:style-name="T9">Price 120,000 gp;Weight 1 lb.</text:span></text:p>
      <text:p text:style-name="P6"><text:span text:style-name="T10">Robe of Scintillating Colors:</text:span><text:span text:style-name="T9"> The wearer of this robe can cause the garment to display a shifting pattern of incredible hues, color after color cascading from the upper part of the robe to the hem in sparkling rainbows of dazzling light. The colors daze those near the wearer, conceal the wearer, and illuminate the surroundings. It takes 1 full round after the wearer speaks the command word for the colors to start flowing on the robe. The colors create the equivalent of a gaze attack with a 30-foot range. Those who look at the wearer are dazed for 1d4+1 rounds (Will DC 16 negates). This is a mind-affecting pattern effect.</text:span></text:p>
      <text:p text:style-name="P6"><text:span text:style-name="T9">Every round of continuous scintillation of the robe gives the wearer better concealment. The miss chance on attacks against the wearer starts at 10% and increases by 10% each round until it reaches 50% (total concealment).</text:span></text:p>
      <text:p text:style-name="P6"><text:span text:style-name="T9">The robe illuminates a 30-foot radius continuously.</text:span></text:p>
      <text:p text:style-name="P6"><text:span text:style-name="T9">The effect can be used no more than a total of 10 rounds per day.</text:span></text:p>
      <text:p text:style-name="P6"><text:span text:style-name="T9">Moderate illusion; CL 11th; Craft Wondrous Item, </text:span><text:span text:style-name="T11">blur, rainbow pattern; </text:span><text:span text:style-name="T9">Price 27,000 gp;Weight 1 lb.</text:span></text:p>
      <text:p text:style-name="P6"><text:span text:style-name="T10">Robe of Stars:</text:span><text:span text:style-name="T9"> This garment is typically black or dark blue and embroidered with small white or silver stars. The robe has three magical powers.</text:span></text:p>
      <text:p text:style-name="P6"><text:span text:style-name="T9">• It enables its wearer to travel physically to the Astral Plane, along with all that she is wearing or carrying.</text:span></text:p>
      <text:p text:style-name="P6"><text:span text:style-name="T9">• It gives its wearer a +1 luck bonus on all saving throws.</text:span></text:p>
      <text:p text:style-name="P6"><text:span text:style-name="T9">• Its wearer can use up to six of the embroidered stars on the chest portion of the robe as </text:span><text:span text:style-name="T11">+5 shuriken. </text:span><text:span text:style-name="T9">The robe grants its wearer proficiency with such weapons. Each shuriken disappears after it is used.</text:span></text:p>
      <text:p text:style-name="P6"><text:span text:style-name="T9">Strong varied; CL 15th; Craft Wondrous Item, </text:span><text:span text:style-name="T11">magic missile, astral projection </text:span><text:span text:style-name="T9">or </text:span><text:span text:style-name="T11">plane shift; </text:span><text:span text:style-name="T9">Price 58,000 gp; Weight 1 lb.</text:span></text:p>
      <text:p text:style-name="P6"><text:span text:style-name="T10">Robe of Useful Items:</text:span><text:span text:style-name="T9"> This appears to be an unremarkable robe, but a character who dons it notes that it is adorned with small cloth patches of various shapes. Only the wearer of the robe can see these patches, recognize them for what items they become, and detach them. One patch can be detached each round. Detaching a patch causes it to become an actual item, as indicated below. A newly created </text:span><text:span text:style-name="T11">robe of useful items </text:span><text:span text:style-name="T9">always has two each of the following patches:</text:span></text:p>
      <text:p text:style-name="P6"><text:span text:style-name="T9">• Dagger</text:span></text:p>
      <text:p text:style-name="P6"><text:span text:style-name="T9">• Bullseye lantern (filled and lit)</text:span></text:p>
      <text:p text:style-name="P6"><text:span text:style-name="T9">• Mirror (a highly polished 2-foot-by-4-foot steel mirror)</text:span></text:p>
      <text:p text:style-name="P6"><text:span text:style-name="T9">• Pole (10-foot length)</text:span></text:p>
      <text:p text:style-name="P6"><text:span text:style-name="T9">• Hempen rope (50-foot coil)</text:span></text:p>
      <text:p text:style-name="P6"><text:span text:style-name="T9">• Sack</text:span></text:p>
      <text:p text:style-name="P6"><text:span text:style-name="T9">In addition, the robe has several other patches. Roll 4d4 for the number of other patches and then roll for each patch on the table below to determine its nature.</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7"><text:span text:style-name="T3">d%</text:span></text:p>
          </table:table-cell>
          <table:table-cell table:style-name="Table16.A1" office:value-type="string">
            <text:p text:style-name="P7"><text:span text:style-name="T3">Result</text:span></text:p>
          </table:table-cell>
        </table:table-row>
        <table:table-row table:style-name="Table16.1">
          <table:table-cell table:style-name="Table16.A2" office:value-type="string">
            <text:p text:style-name="P17"><text:span text:style-name="T4">01–08</text:span></text:p>
          </table:table-cell>
          <table:table-cell table:style-name="Table16.A2" office:value-type="string">
            <text:p text:style-name="P7"><text:span text:style-name="T4">Bag of 100 gold pieces</text:span></text:p>
          </table:table-cell>
        </table:table-row>
        <table:table-row table:style-name="Table16.1">
          <table:table-cell table:style-name="Table16.A2" office:value-type="string">
            <text:p text:style-name="P16"><text:span text:style-name="T4">09–15</text:span></text:p>
          </table:table-cell>
          <table:table-cell table:style-name="Table16.A2" office:value-type="string">
            <text:p text:style-name="P6"><text:span text:style-name="T4">Coffer, silver (6 in. by 6 in. by 1 ft.), 500 gp value</text:span></text:p>
          </table:table-cell>
        </table:table-row>
        <table:table-row table:style-name="Table16.1">
          <table:table-cell table:style-name="Table16.A2" office:value-type="string">
            <text:p text:style-name="P16"><text:span text:style-name="T4">16–22</text:span></text:p>
          </table:table-cell>
          <table:table-cell table:style-name="Table16.A2" office:value-type="string">
            <text:p text:style-name="P6"><text:span text:style-name="T4">Door, iron (up to 10 ft. wide and 10 ft. high and barred on one side—must be placed upright, attaches and hinges itself)</text:span></text:p>
          </table:table-cell>
        </table:table-row>
        <table:table-row table:style-name="Table16.1">
          <table:table-cell table:style-name="Table16.A2" office:value-type="string">
            <text:p text:style-name="P16"><text:span text:style-name="T4">23–30</text:span></text:p>
          </table:table-cell>
          <table:table-cell table:style-name="Table16.A2" office:value-type="string">
            <text:p text:style-name="P6"><text:span text:style-name="T4">Gems, 10 (100 gp value each)</text:span></text:p>
          </table:table-cell>
        </table:table-row>
        <table:table-row table:style-name="Table16.1">
          <table:table-cell table:style-name="Table16.A2" office:value-type="string">
            <text:p text:style-name="P16"><text:span text:style-name="T4">31–44</text:span></text:p>
          </table:table-cell>
          <table:table-cell table:style-name="Table16.A2" office:value-type="string">
            <text:p text:style-name="P6"><text:span text:style-name="T4">Ladder, wooden (24 ft. long)</text:span></text:p>
          </table:table-cell>
        </table:table-row>
        <table:table-row table:style-name="Table16.1">
          <table:table-cell table:style-name="Table16.A2" office:value-type="string">
            <text:p text:style-name="P16"><text:span text:style-name="T4">45–51</text:span></text:p>
          </table:table-cell>
          <table:table-cell table:style-name="Table16.A2" office:value-type="string">
            <text:p text:style-name="P6"><text:span text:style-name="T4">Mule (with saddle bags)</text:span></text:p>
          </table:table-cell>
        </table:table-row>
        <table:table-row table:style-name="Table16.1">
          <table:table-cell table:style-name="Table16.A2" office:value-type="string">
            <text:p text:style-name="P16"><text:span text:style-name="T4">52–59</text:span></text:p>
          </table:table-cell>
          <table:table-cell table:style-name="Table16.A2" office:value-type="string">
            <text:p text:style-name="P6"><text:span text:style-name="T4">Pit, open (10 ft. by 10 ft. by 10 ft.)</text:span></text:p>
          </table:table-cell>
        </table:table-row>
        <table:table-row table:style-name="Table16.1">
          <table:table-cell table:style-name="Table16.A2" office:value-type="string">
            <text:p text:style-name="P16"><text:span text:style-name="T4">60–68</text:span></text:p>
          </table:table-cell>
          <table:table-cell table:style-name="Table16.A2" office:value-type="string">
            <text:p text:style-name="P6"><text:span text:style-name="T5">Potion of cure serious wounds</text:span></text:p>
          </table:table-cell>
        </table:table-row>
        <table:table-row table:style-name="Table16.1">
          <table:table-cell table:style-name="Table16.A2" office:value-type="string">
            <text:p text:style-name="P16"><text:span text:style-name="T4">69–75</text:span></text:p>
          </table:table-cell>
          <table:table-cell table:style-name="Table16.A2" office:value-type="string">
            <text:p text:style-name="P6"><text:span text:style-name="T4">Rowboat (12 ft. long)</text:span></text:p>
          </table:table-cell>
        </table:table-row>
        <table:table-row table:style-name="Table16.1">
          <table:table-cell table:style-name="Table16.A2" office:value-type="string">
            <text:p text:style-name="P16"><text:span text:style-name="T4">76–83</text:span></text:p>
          </table:table-cell>
          <table:table-cell table:style-name="Table16.A2" office:value-type="string">
            <text:p text:style-name="P6"><text:span text:style-name="T4">Minor scroll of one randomly determined spell</text:span></text:p>
          </table:table-cell>
        </table:table-row>
        <table:table-row table:style-name="Table16.1">
          <table:table-cell table:style-name="Table16.A2" office:value-type="string">
            <text:p text:style-name="P16"><text:span text:style-name="T4">84–90</text:span></text:p>
          </table:table-cell>
          <table:table-cell table:style-name="Table16.A2" office:value-type="string">
            <text:p text:style-name="P6"><text:span text:style-name="T4">War dogs, pair (treat as riding dogs)</text:span></text:p>
          </table:table-cell>
        </table:table-row>
        <table:table-row table:style-name="Table16.1">
          <table:table-cell table:style-name="Table16.A2" office:value-type="string">
            <text:p text:style-name="P16"><text:span text:style-name="T4">91–96</text:span></text:p>
          </table:table-cell>
          <table:table-cell table:style-name="Table16.A2" office:value-type="string">
            <text:p text:style-name="P6"><text:span text:style-name="T4">Window (2 ft. by 4 ft., up to 2 ft. deep)</text:span></text:p>
          </table:table-cell>
        </table:table-row>
        <table:table-row table:style-name="Table16.1">
          <table:table-cell table:style-name="Table16.A14" office:value-type="string">
            <text:p text:style-name="P17"><text:span text:style-name="T4">97–100</text:span></text:p>
          </table:table-cell>
          <table:table-cell table:style-name="Table16.A14" office:value-type="string">
            <text:p text:style-name="P7"><text:span text:style-name="T4">Portable ram</text:span></text:p>
          </table:table-cell>
        </table:table-row>
      </table:table>
      <text:p text:style-name="P6"><text:span text:style-name="T9">Multiple items of the same kind are permissible. Once removed, a patch cannot be replaced.</text:span></text:p>
      <text:p text:style-name="P6"><text:span text:style-name="T9">Moderate transmutation; CL 9th; Craft Wondrous Item, </text:span><text:span text:style-name="T11">fabricate; </text:span><text:span text:style-name="T9">Price 7,000 gp;Weight 1 lb.</text:span></text:p>
      <text:p text:style-name="P6"><text:span text:style-name="T10">Rope of Climbing:</text:span><text:span text:style-name="T9"> A 60-foot-long </text:span><text:span text:style-name="T11">rope of climbing </text:span><text:span text:style-name="T9">is no thicker than a wand, but it is strong enough to support 3,000 pounds. Upon command, the rope snakes forward, upward, downward, or in any other direction at 10 feet per round, attaching itself securely wherever its owner desires. It can unfasten itself and return in the same manner.</text:span></text:p>
      <text:p text:style-name="P6"><text:span text:style-name="T9">A </text:span><text:span text:style-name="T11">rope of climbing </text:span><text:span text:style-name="T9">can be commanded to knot or unknot itself. This causes large knots to appear at 1-foot intervals along the rope. Knotting shortens the rope to a 50-foot length until the knots are untied but lowers the DC of Climb checks while using it by 10. A creature must hold one end of the rope when its magic is invoked.</text:span></text:p>
      <text:p text:style-name="P6"><text:span text:style-name="T9">Faint transmutation; CL 3rd; Craft Wondrous Item, </text:span><text:span text:style-name="T11">animate rope; </text:span><text:span text:style-name="T9">Price 3,000 gp;Weight 3 lb.</text:span></text:p>
      <text:p text:style-name="P6"><text:span text:style-name="T10">Rope of Entanglement:</text:span><text:span text:style-name="T9"> A </text:span><text:span text:style-name="T11">rope of entanglement </text:span><text:span text:style-name="T9">looks just like any other hempen rope about 30 feet long. Upon command, the rope lashes forward 20 feet or upward 10 feet to entangle a victim. An entangled creature can break free with a DC 20 Strength check or a DC 20 Escape Artist check.</text:span></text:p>
      <text:p text:style-name="P6"><text:span text:style-name="T9">The rope has AC 22, 12 hit points, and hardness 10, and it has damage reduction 5/slashing as well. The rope repairs damage to itself at a rate of 1 point per 5 minutes, but if a </text:span><text:span text:style-name="T11">rope of entanglement </text:span><text:span text:style-name="T9">is severed (all 12 hit points lost to damage), it is destroyed.</text:span></text:p>
      <text:p text:style-name="P6"><text:span text:style-name="T9">Moderate transmutation; CL 12th; Craft Wondrous Item, </text:span><text:span text:style-name="T11">animate objects, animate rope, entangle; </text:span><text:span text:style-name="T9">Price 21,000 gp; Weight 5 lb.</text:span></text:p>
      <text:p text:style-name="P6"><text:span text:style-name="T10">Salve of Slipperiness:</text:span><text:span text:style-name="T9"> This substance provides a +20 competence bonus on all Escape Artist checks, meaning that it is almost impossible to grapple such a character or to tie or chain him up. In addition, such obstructions as webs (magical or otherwise) do not affect an anointed individual. Magic ropes and the like do not avail against this salve. If it is smeared on a floor or on steps, the area should be treated as a long-lasting </text:span><text:span text:style-name="T11">grease </text:span><text:span text:style-name="T9">spell. The salve requires 8 hours to wear off normally, or it can be wiped off with an alcohol solution (even wine).</text:span></text:p>
      <text:p text:style-name="P6"><text:span text:style-name="T11">Salve of slipperiness </text:span><text:span text:style-name="T9">is needed to coat the inside of a container that is meant to hold </text:span><text:span text:style-name="T11">sovereign glue </text:span><text:span text:style-name="T9">(see below).</text:span></text:p>
      <text:p text:style-name="P6"><text:span text:style-name="T9">Faint conjuration; CL 6th; Craft Wondrous Item, </text:span><text:span text:style-name="T11">grease; </text:span><text:span text:style-name="T9">Price 1,000 gp.</text:span></text:p>
      <text:p text:style-name="P6"><text:span text:style-name="T10">Scabbard of Keen Edges:</text:span><text:span text:style-name="T9"> This scabbard is fashioned from cured leather and fine silver. It can shrink or enlarge to accommodate any knife, dagger, sword, or similar weapon up to and including a greatsword. Up to three times per day on command, the scabbard casts </text:span><text:span text:style-name="T11">keen edge </text:span><text:span text:style-name="T9">on any blade placed within it.</text:span></text:p>
      <text:p text:style-name="P6"><text:span text:style-name="T9">Faint transmutation; CL 5th; Craft Wondrous Item, </text:span><text:span text:style-name="T11">keen edge; </text:span><text:span text:style-name="T9">Price 16,000 gp;Weight 1 lb.</text:span></text:p>
      <text:p text:style-name="P6"><text:span text:style-name="T10">Scarab of Protection:</text:span><text:span text:style-name="T9"> This device appears to be a silver medallion in the shape of a beetle. If it is held for 1 round, an inscription appears on its surface letting the holder know that it is a protective device.</text:span></text:p>
      <text:p text:style-name="P6"><text:span text:style-name="T9">The scarab’s possessor gains spell resistance 20. The scarab can also absorb energy-draining attacks, death effects, and negative energy effects</text:span><text:span text:style-name="T11">. </text:span><text:span text:style-name="T9">Upon absorbing twelve such attacks, the scarab turns to powder and is destroyed.</text:span></text:p>
      <text:p text:style-name="P6"><text:span text:style-name="T9">Strong abjuration and necromancy; CL 18th; Craft Wondrous Item, </text:span><text:span text:style-name="T11">death ward, spell resistance; </text:span><text:span text:style-name="T9">Price 38,000 gp.</text:span></text:p>
      <text:p text:style-name="P6"><text:span text:style-name="T10">Scarab, Golembane:</text:span><text:span text:style-name="T9"> This beetle-shaped pin enables its wearer to detect any golem within 60 feet, although he must concentrate (a standard action) in order for the detection to take place. A scarab enables its possessor to combat golems with weapons, unarmed attacks, or natural weapons as if those golems had no damage reduction.</text:span></text:p>
      <text:p text:style-name="P6"><text:span text:style-name="T9">Moderate divination; CL 8th; Craft Wondrous Item, </text:span><text:span text:style-name="T11">detect magic, </text:span><text:span text:style-name="T9">creator must be at least 10th level; Price 2,500 gp.</text:span></text:p>
      <text:p text:style-name="P6"><text:span text:style-name="T10">Shrouds of Disintegration:</text:span><text:span text:style-name="T9"> These burial wrappings look to be made of fine, embroidered materials. When a body is placed inside, a command word will turn it to dust. The magic of the shrouds is usable only once, after which the wrappings become ordinary, fine cloth.</text:span></text:p>
      <text:p text:style-name="P6"><text:span text:style-name="T9">Strong transmutation; CL 15th; Craft Wondrous Item, </text:span><text:span text:style-name="T11">disintegrate</text:span><text:span text:style-name="T9">; Price 6,600 gp; Weight 10 lb.</text:span></text:p>
      <text:p text:style-name="P6"><text:span text:style-name="T10">Silversheen:</text:span><text:span text:style-name="T9"> This substance can be applied to a weapon as a standard action. It will give the weapon the properties of alchemical silver for 1 hour, replacing the properties of any other special material it might have. One vial will coat a single melee weapon or 20 units of ammunition.</text:span></text:p>
      <text:p text:style-name="P6"><text:span text:style-name="T9">Faint transmutation; CL 5th; Craft Wondrous Item; Price 250 gp.</text:span></text:p>
      <text:p text:style-name="P6"><text:span text:style-name="T10">Slippers of Spider Climbing:</text:span><text:span text:style-name="T9"> When worn, a pair of these slippers enable movement on vertical surfaces or even upside down along ceilings, leaving the wearer’s hands free. Her speed is 20 feet. Severely slippery surfaces—icy, oiled, or greased surfaces— make these slippers useless. The slippers can be used for 10 minutes per day, split up as the wearer chooses.</text:span></text:p>
      <text:p text:style-name="P6"><text:span text:style-name="T9">Faint transmutation; CL 4th; Craft Wondrous Item, </text:span><text:span text:style-name="T11">spider climb; </text:span><text:span text:style-name="T9">Price 4,800 gp;Weight 1/2 lb.</text:span></text:p>
      <text:p text:style-name="P6"><text:span text:style-name="T10">Sovereign Glue:</text:span><text:span text:style-name="T9"> This pale amber substance is thick and viscous. Because of its particular powers, it can be contained only in a flask whose inside has been coated with 1 ounce of </text:span><text:span text:style-name="T11">salve of slipperiness</text:span><text:span text:style-name="T9">, and each time any of the bonding agent is poured from the flask, a new application of the </text:span><text:span text:style-name="T11">salve of slipperiness </text:span><text:span text:style-name="T9">must be put in the flask within 1 round to prevent the remaining glue from adhering to the side of the container. A flask of </text:span><text:span text:style-name="T11">sovereign glue, </text:span><text:span text:style-name="T9">when found, holds anywhere from 1 to 7 ounces of the stuff (1d8–1, minimum 1), with the other ounce of the flask’s capacity taken up by the </text:span><text:span text:style-name="T11">salve of slipperiness. </text:span><text:span text:style-name="T9">One ounce of this adhesive covers 1 square foot of surface, bonding virtually any two substances together in a permanent union. The glue takes 1 round to set. If the objects are pulled apart (a move action) before that time has elapsed, that application of the glue loses its stickiness and is worthless. If the glue is allowed to set, then attempting to separate the two bonded objects has no effect, except when </text:span><text:span text:style-name="T11">universal solvent </text:span><text:span text:style-name="T9">is applied to the bond. (</text:span><text:span text:style-name="T11">Sovereign glue </text:span><text:span text:style-name="T9">is dissolved by </text:span><text:span text:style-name="T11">universal solvent.</text:span><text:span text:style-name="T9">)</text:span></text:p>
      <text:p text:style-name="P6"><text:span text:style-name="T9">Strong transmutation; CL 20th; Craft Wondrous Item, </text:span><text:span text:style-name="T11">make whole; </text:span><text:span text:style-name="T9">Price 2,400 gp (per ounce).</text:span></text:p>
      <text:p text:style-name="P6"><text:span text:style-name="T10">Stone of Alarm:</text:span><text:span text:style-name="T9"> This stone cube, when given the command word, affixes itself to any object. If that object is touched thereafter by anyone who does not first speak that same command word, the stone emits a piercing screech for 1 hour that can be heard up to a quarter-mile away (assuming no intervening barriers).</text:span></text:p>
      <text:p text:style-name="P6"><text:span text:style-name="T9">Faint abjuration; CL 3rd; Craft Wondrous Item, </text:span><text:span text:style-name="T11">alarm; </text:span><text:span text:style-name="T9">Price 2,700 gp;Weight 2 lb.</text:span></text:p>
      <text:p text:style-name="P6"><text:span text:style-name="T10">Stone of Controlling Earth Elementals:</text:span><text:span text:style-name="T9"> A stone of this nature is typically an oddly shaped bit of roughly polished rock.</text:span></text:p>
      <text:p text:style-name="P6"><text:span text:style-name="T9">The possessor of such a stone need but utter a few words of summoning, and a Huge earth elemental comes to the summoner. The summoning words require 1 full round to speak, and in all ways the stone functions as the </text:span><text:span text:style-name="T11">summon monster VII </text:span><text:span text:style-name="T9">spell. (If sand or rough, unhewn stone is the summoning medium, the elemental that comes is Large instead, and the stone functions as the </text:span><text:span text:style-name="T11">summon monster VI </text:span><text:span text:style-name="T9">spell.) The elemental appears in 1d4 rounds. Only one elemental can be summoned at a time. A new elemental requires a new patch of earth or stone, which cannot be accessed until after the first elemental disappears (is dispelled, dismissed, or slain).</text:span></text:p>
      <text:p text:style-name="P6"><text:span text:style-name="T9">Strong conjuration; CL 13th; Craft Wondrous Item, </text:span><text:span text:style-name="T11">summon monster VI, summon monster VII; </text:span><text:span text:style-name="T9">Price 100,000 gp;Weight 5 lb.</text:span></text:p>
      <text:p text:style-name="P6"><text:span text:style-name="T10">Stone of Good Luck (Luckstone):</text:span><text:span text:style-name="T9"> This stone is typically a bit of rough polished agate or some similar mineral. Its possessor gains a +1 luck bonus on saving throws, ability checks, and skill checks.</text:span></text:p>
      <text:p text:style-name="P6"><text:soft-page-break/><text:span text:style-name="T9">Faint evocation; CL 5th; Craft Wondrous Item, </text:span><text:span text:style-name="T11">divine favor; </text:span><text:span text:style-name="T9">Price 20,000 gp.</text:span></text:p>
      <text:p text:style-name="P6"><text:span text:style-name="T10">Stone Horse:</text:span><text:span text:style-name="T9"> Each item of this nature appears to be a fullsized, roughly hewn statue of a horse, carved from some type of hard stone. A command word brings the steed to life, enabling it to carry a burden and even to attack as if it were a real horse of the appropriate kind.</text:span></text:p>
      <text:p text:style-name="P6"><text:span text:style-name="T9">A </text:span><text:span text:style-name="T11">stone horse </text:span><text:span text:style-name="T9">can carry 1,000 pounds tirelessly and never needs to rest or feed. Damage dealt to it can be repaired by first using a </text:span><text:span text:style-name="T11">stone to flesh </text:span><text:span text:style-name="T9">spell, thus causing the </text:span><text:span text:style-name="T11">stone horse </text:span><text:span text:style-name="T9">to become a normal horse that can be healed normally. When fully healed, it automatically reverts to its stone form. While in its stone form, it can be fed gems, healing 1 point of damage for each 50 gp worth of mineral it is given.</text:span></text:p>
      <text:p text:style-name="P6"><text:span text:style-name="T9">There are two sorts of </text:span><text:span text:style-name="T11">stone horses.</text:span></text:p>
      <text:p text:style-name="P6"><text:span text:style-name="T11">Courser: </text:span><text:span text:style-name="T9">This item has the statistics of a heavy horse as well as having hardness 10.</text:span></text:p>
      <text:p text:style-name="P6"><text:span text:style-name="T11">Destrier: </text:span><text:span text:style-name="T9">This item has the statistics of a heavy warhorse as well as having hardness 10.</text:span></text:p>
      <text:p text:style-name="P6"><text:span text:style-name="T9">Strong transmutation; CL 14th; Craft Wondrous Item, </text:span><text:span text:style-name="T11">flesh to stone, animate objects; </text:span><text:span text:style-name="T9">Price 10,000 gp (</text:span><text:span text:style-name="T11">courser</text:span><text:span text:style-name="T9">) or 14,800 gp (</text:span><text:span text:style-name="T11">destrier</text:span><text:span text:style-name="T9">);Weight 6,000 lb.</text:span></text:p>
      <text:p text:style-name="P6"><text:span text:style-name="T10">Stone Salve:</text:span><text:span text:style-name="T9"> This ointment has two uses. If an ounce of it is applied to the flesh of a petrified creature, it returns the creature to flesh as the </text:span><text:span text:style-name="T11">stone to flesh </text:span><text:span text:style-name="T9">spell. If an ounce of it is applied to the flesh of a nonpetrified creature, it protects the creature as a </text:span><text:span text:style-name="T11">stoneskin </text:span><text:span text:style-name="T9">spell.</text:span></text:p>
      <text:p text:style-name="P6"><text:span text:style-name="T9">Strong abjuration and transmutation; CL 13th; Craft Wondrous Item, </text:span><text:span text:style-name="T11">flesh to stone, stoneskin; </text:span><text:span text:style-name="T9">Price 4,000 gp per ounce.</text:span></text:p>
      <text:p text:style-name="P6"><text:span text:style-name="T10">Strand of Prayer Beads:</text:span><text:span text:style-name="T9"> This item appears to be a normal string of prayer beads until the owner casts a divine spell. Once that occurs, the owner instantly knows the powers of the prayer beads and how to activate them. Each strand includes two or more special beads, each with a different magic power.</text:span></text:p>
      <table:table table:name="Table17" table:style-name="Table17">
        <table:table-column table:style-name="Table17.A"/>
        <table:table-column table:style-name="Table17.B"/>
        <table:table-row table:style-name="Table17.1">
          <table:table-cell table:style-name="Table17.A1" office:value-type="string">
            <text:p text:style-name="P7"><text:span text:style-name="T3">Special Bead Type</text:span></text:p>
          </table:table-cell>
          <table:table-cell table:style-name="Table17.A1" office:value-type="string">
            <text:p text:style-name="P7"><text:span text:style-name="T3">Special Bead Ability</text:span></text:p>
          </table:table-cell>
        </table:table-row>
        <table:table-row table:style-name="Table17.1">
          <table:table-cell table:style-name="Table17.A2" office:value-type="string">
            <text:p text:style-name="P7"><text:span text:style-name="T4">Bead of blessing</text:span></text:p>
          </table:table-cell>
          <table:table-cell table:style-name="Table17.A2" office:value-type="string">
            <text:p text:style-name="P7"><text:span text:style-name="T4">Wearer can cast </text:span><text:span text:style-name="T5">bless.</text:span></text:p>
          </table:table-cell>
        </table:table-row>
        <table:table-row table:style-name="Table17.1">
          <table:table-cell table:style-name="Table17.A2" office:value-type="string">
            <text:p text:style-name="P6"><text:span text:style-name="T4">Bead of healing</text:span></text:p>
          </table:table-cell>
          <table:table-cell table:style-name="Table17.A2" office:value-type="string">
            <text:p text:style-name="P6"><text:span text:style-name="T4">Wearer can cast his choice of </text:span><text:span text:style-name="T5">cure serious wounds, remove blindness/deafness, </text:span><text:span text:style-name="T4">or </text:span><text:span text:style-name="T5">remove disease.</text:span></text:p>
          </table:table-cell>
        </table:table-row>
        <table:table-row table:style-name="Table17.1">
          <table:table-cell table:style-name="Table17.A2" office:value-type="string">
            <text:p text:style-name="P6"><text:span text:style-name="T4">Bead of karma</text:span></text:p>
          </table:table-cell>
          <table:table-cell table:style-name="Table17.A2" office:value-type="string">
            <text:p text:style-name="P6"><text:span text:style-name="T4">Wearer casts his spells at +4 caster level. Effect lasts 10 minutes.</text:span></text:p>
          </table:table-cell>
        </table:table-row>
        <table:table-row table:style-name="Table17.1">
          <table:table-cell table:style-name="Table17.A2" office:value-type="string">
            <text:p text:style-name="P6"><text:span text:style-name="T4">Bead of smiting</text:span></text:p>
          </table:table-cell>
          <table:table-cell table:style-name="Table17.A2" office:value-type="string">
            <text:p text:style-name="P6"><text:span text:style-name="T4">Wearer can cast </text:span><text:span text:style-name="T5">chaos hammer, holy smite, order’s wrath, </text:span><text:span text:style-name="T4">or </text:span><text:span text:style-name="T5">unholy blight </text:span><text:span text:style-name="T4">(Will DC 17 partial).</text:span></text:p>
          </table:table-cell>
        </table:table-row>
        <table:table-row table:style-name="Table17.1">
          <table:table-cell table:style-name="Table17.A2" office:value-type="string">
            <text:p text:style-name="P6"><text:span text:style-name="T4">Bead of summons</text:span></text:p>
          </table:table-cell>
          <table:table-cell table:style-name="Table17.A2" office:value-type="string">
            <text:p text:style-name="P6"><text:span text:style-name="T4">Summons a powerful creature of appropriate alignment from the Outer Planes (an angel, devil, etc.) to aid the wearer for one day. (If the wearer uses the </text:span><text:span text:style-name="T5">bead of summons </text:span><text:span text:style-name="T4">to summon a deity’s emissary frivolously, the deity takes that character’s items and places a </text:span><text:span text:style-name="T5">geas </text:span><text:span text:style-name="T4">upon him as punishment in the very least.)</text:span></text:p>
          </table:table-cell>
        </table:table-row>
        <table:table-row table:style-name="Table17.1">
          <table:table-cell table:style-name="Table17.A7" office:value-type="string">
            <text:p text:style-name="P7"><text:span text:style-name="T4">Bead of wind walking</text:span></text:p>
          </table:table-cell>
          <table:table-cell table:style-name="Table17.A7" office:value-type="string">
            <text:p text:style-name="P7"><text:span text:style-name="T4">Wearer can cast </text:span><text:span text:style-name="T5">wind walk.</text:span></text:p>
          </table:table-cell>
        </table:table-row>
      </table:table>
      <text:p text:style-name="P6"><text:span text:style-name="T9">A </text:span><text:span text:style-name="T11">lesser strand of prayer beads </text:span><text:span text:style-name="T9">has a </text:span><text:span text:style-name="T11">bead of blessing </text:span><text:span text:style-name="T9">and a </text:span><text:span text:style-name="T11">bead of healing. </text:span><text:span text:style-name="T9">A </text:span><text:span text:style-name="T11">strand of prayer beads </text:span><text:span text:style-name="T9">has a </text:span><text:span text:style-name="T11">bead of healing, </text:span><text:span text:style-name="T9">a </text:span><text:span text:style-name="T11">bead of karma, </text:span><text:span text:style-name="T9">and a </text:span><text:span text:style-name="T11">bead of smiting. </text:span><text:span text:style-name="T9">A </text:span><text:span text:style-name="T11">greater strand of prayer beads </text:span><text:span text:style-name="T9">has a </text:span><text:span text:style-name="T11">bead of healing, </text:span><text:span text:style-name="T9">a </text:span><text:span text:style-name="T11">bead of karma, </text:span><text:span text:style-name="T9">a </text:span><text:span text:style-name="T11">bead of summons, </text:span><text:span text:style-name="T9">and a </text:span><text:span text:style-name="T11">bead of wind walking.</text:span></text:p>
      <text:p text:style-name="P6"><text:span text:style-name="T9">Each special bead can be used once per day, except for the </text:span><text:span text:style-name="T11">bead of summons, </text:span><text:span text:style-name="T9">which works only once and then becomes nonmagical. The </text:span><text:span text:style-name="T11">beads of blessing, smiting, </text:span><text:span text:style-name="T9">and </text:span><text:span text:style-name="T11">wind walking </text:span><text:span text:style-name="T9">function as spell trigger items; the </text:span><text:span text:style-name="T11">beads of karma </text:span><text:span text:style-name="T9">and </text:span><text:span text:style-name="T11">summons </text:span><text:span text:style-name="T9">can be activated by any character capable of casting divine spells. The owner need not hold or wear the </text:span><text:span text:style-name="T11">strand of prayer beads </text:span><text:span text:style-name="T9">in any specific location, as long as he carries it somewhere on his person.</text:span></text:p>
      <text:p text:style-name="P6"><text:span text:style-name="T9">The power of a special bead is lost if it is removed from the strand. Reduce the price of a strand of prayer beads that is missing one or more beads by the following amounts: </text:span><text:span text:style-name="T11">bead of blessing </text:span><text:span text:style-name="T9">–600 gp, </text:span><text:span text:style-name="T11">bead of healing </text:span><text:span text:style-name="T9">–9,000 gp, </text:span><text:span text:style-name="T11">bead of karma </text:span><text:span text:style-name="T9">–20,000 gp, </text:span><text:span text:style-name="T11">bead of smiting </text:span><text:span text:style-name="T9">–16,800 gp, </text:span><text:span text:style-name="T11">bead of summons </text:span><text:span text:style-name="T9">–20,000 gp, </text:span><text:span text:style-name="T11">bead of wind walking </text:span><text:span text:style-name="T9">–46,800 gp.</text:span></text:p>
      <text:p text:style-name="P6"><text:span text:style-name="T9">Faint, moderate or strong (many schools); CL 1st (</text:span><text:span text:style-name="T11">blessing</text:span><text:span text:style-name="T9">), 5th (</text:span><text:span text:style-name="T11">healing</text:span><text:span text:style-name="T9">), 7th (</text:span><text:span text:style-name="T11">smiting</text:span><text:span text:style-name="T9">), 9th (</text:span><text:span text:style-name="T11">karma</text:span><text:span text:style-name="T9">), 11th (</text:span><text:span text:style-name="T11">wind walking</text:span><text:span text:style-name="T9">), 17th (</text:span><text:span text:style-name="T11">summons</text:span><text:span text:style-name="T9">); Craft Wondrous Items and one of the following spells per bead, as appropriate: </text:span><text:span text:style-name="T11">bless </text:span><text:span text:style-name="T9">(</text:span><text:span text:style-name="T11">blessing</text:span><text:span text:style-name="T9">); </text:span><text:span text:style-name="T11">cure serious wounds, remove blindness/ deafness, </text:span><text:span text:style-name="T9">or </text:span><text:span text:style-name="T11">remove disease </text:span><text:span text:style-name="T9">(</text:span><text:span text:style-name="T11">healing</text:span><text:span text:style-name="T9">); </text:span><text:span text:style-name="T11">righteous might </text:span><text:span text:style-name="T9">(</text:span><text:span text:style-name="T11">karma</text:span><text:span text:style-name="T9">); </text:span><text:span text:style-name="T11">gate </text:span><text:span text:style-name="T9">(</text:span><text:span text:style-name="T11">summons</text:span><text:span text:style-name="T9">); </text:span><text:span text:style-name="T11">chaos hammer, holy smite, order’s wrath, </text:span><text:span text:style-name="T9">or </text:span><text:span text:style-name="T11">unholy blight </text:span><text:span text:style-name="T9">(</text:span><text:span text:style-name="T11">smiting</text:span><text:span text:style-name="T9">), </text:span><text:span text:style-name="T11">wind walk </text:span><text:span text:style-name="T9">(</text:span><text:span text:style-name="T11">wind walking</text:span><text:span text:style-name="T9">); Price 9,600 gp (lesser), 25,800 gp (standard), 95,800 gp (greater).</text:span></text:p>
      <text:p text:style-name="P6"><text:span text:style-name="T10">Sustaining Spoon:</text:span><text:span text:style-name="T9"> This unremarkable eating utensil is typically fashioned from horn. If the spoon is placed in an empty container the vessel fills with a thick, pasty gruel. Although this substance has a flavor similar to that of warm, wet cardboard, it is highly nourishing and contains everything necessary to sustain any herbivorous, omnivorous, or carnivorous creature. The spoon can produce sufficient gruel each day to feed up to four humans.</text:span></text:p>
      <text:p text:style-name="P6"><text:span text:style-name="T9">Faint conjuration; CL 5th; Craft Wondrous Item, </text:span><text:span text:style-name="T11">create food and water; </text:span><text:span text:style-name="T9">Price 5,400 gp.</text:span></text:p>
      <text:p text:style-name="P6"><text:span text:style-name="T10">Tome of Clear Thought:</text:span><text:span text:style-name="T9"> This heavy book contains instruction on improving memory and logic, but entwined within the words is a powerful magical effect. If anyone reads this book, which takes a total of 48 hours over a minimum of six days, she gains an inherent bonus of from +1 to +5 (depending on the type of tome) to her Intelligence score. Once the book is read, the magic disappears from the pages and it becomes a normal book. Because the </text:span><text:span text:style-name="T11">tome of clear thought </text:span><text:span text:style-name="T9">provides an inherent bonus, the reader will earn extra skill points when she attains a new level.</text:span></text:p>
      <text:p text:style-name="P6"><text:span text:style-name="T9">Strong evocation (if </text:span><text:span text:style-name="T11">miracle </text:span><text:span text:style-name="T9">is used); CL 17th; Craft Wondrous Item, </text:span><text:span text:style-name="T11">miracle </text:span><text:span text:style-name="T9">or </text:span><text:span text:style-name="T11">wish; </text:span><text:span text:style-name="T9">Price 27,500 gp (+1), 55,000 gp (+2), 82,500 gp (+3), 110,000 gp (+4), 137,500 gp (+5); Cost 1,250 gp + 5,100 XP (+1), 2,500 gp + 10,200 XP (+2), 3,750 gp + 15,300 XP (+3), 5,000 gp + 20,400 XP (+4), 6,250 gp + 25,500 XP (+5); Weight 5 lb.</text:span></text:p>
      <text:p text:style-name="P6"><text:span text:style-name="T10">Tome of Leadership and Influence:</text:span><text:span text:style-name="T9"> This ponderous book details suggestions for persuading and inspiring others, but entwined within the words is a powerful magical effect. If anyone reads this book, which takes a total of 48 hours over a minimum of six days, he gains an inherent bonus of from +1 to +5 (depending on the type of tome) to his Charisma score. Once the book is read, the magic disappears from the pages and it becomes a normal book.</text:span></text:p>
      <text:p text:style-name="P6"><text:span text:style-name="T9">Strong evocation (if </text:span><text:span text:style-name="T11">miracle </text:span><text:span text:style-name="T9">is used); CL 17th; Craft Wondrous Item, </text:span><text:span text:style-name="T11">miracle </text:span><text:span text:style-name="T9">or </text:span><text:span text:style-name="T11">wish</text:span><text:span text:style-name="T9">; Price 27,500 gp (+1), 55,000 gp (+2), 82,500 gp (+3), 110,000 gp (+4), 137,500 gp (+5); Cost 1,250 gp + 5,100 XP (+1), 2,500 gp + 10,200 XP (+2), 3,750 gp + 15,300 XP (+3), 5,000 gp + 20,400 XP (+4), 6,250 gp + 25,500 XP (+5); Weight 5 lb.</text:span></text:p>
      <text:p text:style-name="P6"><text:span text:style-name="T10">Tome of Understanding:</text:span><text:span text:style-name="T9"> This thick book contains tips for improving instinct and perception, but entwined within the words is a powerful magical effect. If anyone reads this book, which takes a total of 48 hours over a minimum of six days, she gains an inherent bonus of from +1 to +5 (depending on the type of tome) to her Wisdom score. Once the book is read, the magic disappears from the pages and it becomes a normal book.</text:span></text:p>
      <text:p text:style-name="P6"><text:span text:style-name="T9">Strong evocation (if </text:span><text:span text:style-name="T11">miracle </text:span><text:span text:style-name="T9">is used); CL 17th; Craft Wondrous Item, </text:span><text:span text:style-name="T11">miracle </text:span><text:span text:style-name="T9">or </text:span><text:span text:style-name="T11">wish; </text:span><text:span text:style-name="T9">Price 27,500 gp (+1), 55,000 gp (+2), 82,500 gp (+3), 110,000 gp (+4), 137,500 gp (+5); Cost 1,250 gp + 5,100 XP (+1), 2,500 gp + 10,200 XP (+2), 3,750 gp + 15,300 XP (+3), 5,000 gp + 20,400 XP (+4), 6,250 gp + 25,500 XP (+5); Weight 5 lb.</text:span></text:p>
      <text:p text:style-name="P6"><text:span text:style-name="T10">Unguent of Timelessness:</text:span><text:span text:style-name="T9"> When applied to any matter that was once alive this ointment allows that substance to resist the passage of time. Each year of actual time affects the substance as if only a day had passed. The coated object gains a +1 resistance bonus on all saving throws. The unguent never wears off, although it can be magically removed (by dispelling the effect, for instance). One flask contains enough material to coat eight Medium or smaller objects. A Large object counts as two Medium objects, and a Huge object counts as two Large objects.</text:span></text:p>
      <text:p text:style-name="P6"><text:span text:style-name="T9">Faint transmutation; CL 3rd; </text:span><text:span text:style-name="T11">Prerequisite: </text:span><text:span text:style-name="T9">Craft Wondrous Item; Price 150 gp.</text:span></text:p>
      <text:p text:style-name="P6"><text:span text:style-name="T10">Universal Solvent:</text:span><text:span text:style-name="T9"> This substance has the unique property of being able to dissolve </text:span><text:span text:style-name="T11">sovereign glue</text:span><text:span text:style-name="T9"> and tanglefoot bags. Applying the solvent is a standard action</text:span><text:span text:style-name="T11">.</text:span></text:p>
      <text:p text:style-name="P6"><text:span text:style-name="T9">Strong transmutation; CL 20th; Craft Wondrous Item, </text:span><text:span text:style-name="T11">disintegrate; </text:span><text:span text:style-name="T9">Price 50 gp.</text:span></text:p>
      <text:p text:style-name="P6"><text:soft-page-break/><text:span text:style-name="T10">Vest of Escape:</text:span><text:span text:style-name="T9"> Hidden within secret pockets of this simple silk vest are lockpicks that provide a +4 competence bonus on Open Lock checks. The vest also grants its wearer a +6 competence bonus on Escape Artist checks.</text:span></text:p>
      <text:p text:style-name="P6"><text:span text:style-name="T9">Faint conjuration and transmutation; CL 4th; Craft Wondrous Item, </text:span><text:span text:style-name="T11">knock, grease; </text:span><text:span text:style-name="T9">Price 5,200 gp.</text:span></text:p>
      <text:p text:style-name="P6"><text:span text:style-name="T10">Vestment, Druid’s:</text:span><text:span text:style-name="T9"> This light garment is worn over normal clothing or armor. Most such vestments are green, embroidered with plant or animal motifs. When this item is worn by a character with the wild shape ability, the character can use that ability one additional time each day.</text:span></text:p>
      <text:p text:style-name="P6"><text:span text:style-name="T9">Moderate transmutation; CL 10th; Craft Wondrous Item, </text:span><text:span text:style-name="T11">polymorph </text:span><text:span text:style-name="T9">or wild shape ability; Price 10,000 gp.</text:span></text:p>
      <text:p text:style-name="P6"><text:span text:style-name="T10">Well of Many Worlds:</text:span><text:span text:style-name="T9"> This strange, interdimensional device looks just like a </text:span><text:span text:style-name="T11">portable hole. </text:span><text:span text:style-name="T9">Anything placed within it is immediately cast to another world—a parallel world, another planet, or a different plane (chosen randomly). If the well is moved, the random factor again comes into play. It can be picked up, folded, or rolled, just as a </text:span><text:span text:style-name="T11">portable hole </text:span><text:span text:style-name="T9">can be. Objects from the world the well touches can come through the opening just as easily as from the initiating place. (It is a two-way portal.)</text:span></text:p>
      <text:p text:style-name="P6"><text:span text:style-name="T9">Strong conjuration; CL 17th; Craft Wondrous Item, </text:span><text:span text:style-name="T11">gate; </text:span><text:span text:style-name="T9">Price 82,000 gp.</text:span></text:p>
      <text:p text:style-name="P6"><text:span text:style-name="T10">Wind Fan:</text:span><text:span text:style-name="T9"> A </text:span><text:span text:style-name="T11">wind fan </text:span><text:span text:style-name="T9">appears to be nothing more than a wood and papyrus or cloth instrument with which to create a cooling breeze. By uttering the command word, its possessor causes the fan to generate air movement duplicating a </text:span><text:span text:style-name="T11">gust of wind </text:span><text:span text:style-name="T9">spell. The fan can be used once per day with no risk. If it is used more frequently, there is a 20% cumulative chance per usage during that day that the device tears into useless, nonmagical tatters.</text:span></text:p>
      <text:p text:style-name="P6"><text:span text:style-name="T9">Faint evocation; CL 5th; Craft Wondrous Item, </text:span><text:span text:style-name="T11">gust of wind; </text:span><text:span text:style-name="T9">Price 5,500 gp.</text:span></text:p>
      <text:p text:style-name="P6"><text:span text:style-name="T10">Wings of Flying:</text:span><text:span text:style-name="T9"> A pair of these wings might appear to be nothing more than a plain cloak of old, black cloth, or they could be as elegant as a long cape of blue feathers. When the wearer speaks the command word, the cloak turns into a pair of bat or bird wings that empower her to fly with a speed of 60 feet (good maneuverability).</text:span></text:p>
      <text:p text:style-name="P6"><text:span text:style-name="T9">Moderate transmutation; CL 10th; Craft Wondrous Item, </text:span><text:span text:style-name="T11">fly; </text:span><text:span text:style-name="T9">Price 54,000 gp;Weight 2 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color="#ff0000" fo:font-size="10pt" fo:language="en" fo:country="US" fo:font-style="italic" style:font-size-asian="10pt" style:language-asian="en" style:country-asian="US" style:font-style-asian="italic"/>
    </style:style>
    <style:style style:name="Heading_20_5" style:display-name="Heading 5" style:family="paragraph" style:parent-style-name="Standard" style:default-outline-level="5" style:list-style-name="" style:class="text">
      <style:paragraph-properties fo:margin-left="0in" fo:margin-right="0in" fo:text-align="end"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center"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start" style:justify-single-word="false" fo:orphans="2" fo:widows="2" fo:text-indent="0in" style:auto-text-indent="false" fo:keep-with-next="always" style:vertical-align="auto"/>
      <style:text-properties fo:color="#ff0000" fo:font-size="18.5pt" fo:language="en" fo:country="US" style:font-size-asian="18.5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NDROUS ITEMS</dc:title>
    <meta:initial-creator>AKSmith</meta:initial-creator>
    <meta:creation-date>2003-07-01T15:08:00</meta:creation-date>
    <dc:date>2003-10-24T13:30:00</dc:date>
    <meta:editing-cycles>4</meta:editing-cycles>
    <meta:editing-duration>PT1S</meta:editing-duration>
    <meta:document-statistic meta:table-count="17" meta:image-count="0" meta:object-count="0" meta:page-count="37" meta:paragraph-count="2006" meta:word-count="25899" meta:character-count="145175" meta:non-whitespace-character-count="121305"/>
    <meta:generator>LibreOffice/5.4.6.2$Linux_X86_64 LibreOffice_project/40m0$Build-2</meta:generator>
    <meta:user-defined meta:name="Company">Wizards of the Coast</meta:user-defined>
    <meta:user-defined meta:name="Operator">asmith</meta:user-defined>
  </office:meta>
</office:document-meta>
</file>